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Test Parameters</text:p>
          </table:table-cell>
          <table:table-cell table:style-name="ce1" office:value-type="string">
            <text:p>20 bits; 1 solution</text:p>
          </table:table-cell>
          <table:table-cell table:style-name="ce1" office:value-type="string">
            <text:p>18 bits; 4 solutions</text:p>
          </table:table-cell>
          <table:table-cell table:style-name="ce1" office:value-type="string">
            <text:p>16 bits; 16 solutio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Statistics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Average</text:p>
          </table:table-cell>
          <table:table-cell table:formula="of:=AVERAGE([.B15:.B1014])" office:value-type="float" office:value="1.322666909">
            <text:p>1.3226669</text:p>
          </table:table-cell>
          <table:table-cell table:formula="of:=AVERAGE([.C15:.C1014])" office:value-type="float" office:value="1.340043017">
            <text:p>1.3400430</text:p>
          </table:table-cell>
          <table:table-cell table:formula="of:=AVERAGE([.D15:.D1014])" office:value-type="float" office:value="1.344551767">
            <text:p>1.3445518</text:p>
          </table:table-cell>
        </table:table-row>
        <table:table-row table:style-name="ro1">
          <table:table-cell office:value-type="string">
            <text:p>Min</text:p>
          </table:table-cell>
          <table:table-cell table:formula="of:=MIN([.B15:.B1014])" office:value-type="float" office:value="0.000119">
            <text:p>0.0001190</text:p>
          </table:table-cell>
          <table:table-cell table:formula="of:=MIN([.C15:.C1014])" office:value-type="float" office:value="0.101396">
            <text:p>0.1013960</text:p>
          </table:table-cell>
          <table:table-cell table:formula="of:=MIN([.D15:.D1014])" office:value-type="float" office:value="0.521068">
            <text:p>0.5210680</text:p>
          </table:table-cell>
        </table:table-row>
        <table:table-row table:style-name="ro1">
          <table:table-cell office:value-type="string">
            <text:p>Max</text:p>
          </table:table-cell>
          <table:table-cell table:formula="of:=MAX([.B15:.B1014])" office:value-type="float" office:value="7.945066">
            <text:p>7.9450660</text:p>
          </table:table-cell>
          <table:table-cell table:formula="of:=MAX([.C15:.C1014])" office:value-type="float" office:value="3.950741">
            <text:p>3.9507410</text:p>
          </table:table-cell>
          <table:table-cell table:formula="of:=MAX([.D15:.D1014])" office:value-type="float" office:value="3.053238">
            <text:p>3.0532380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formula="of:=STDEV([.B15:.B1014])" office:value-type="float" office:value="1.2873387242548">
            <text:p>1.2873387</text:p>
          </table:table-cell>
          <table:table-cell table:formula="of:=STDEV([.C15:.C1014])" office:value-type="float" office:value="0.656898412204082">
            <text:p>0.6568984</text:p>
          </table:table-cell>
          <table:table-cell table:formula="of:=STDEV([.D15:.D1014])" office:value-type="float" office:value="0.335326197882171">
            <text:p>0.3353262</text:p>
          </table:table-cell>
        </table:table-row>
        <table:table-row table:style-name="ro3">
          <table:table-cell office:value-type="string">
            <text:p>5<text:span text:style-name="T1">th</text:span> percentile</text:p>
          </table:table-cell>
          <table:table-cell table:formula="of:=PERCENTILE([.B15:.B1014];0.05)" office:value-type="float" office:value="0.0843579">
            <text:p>0.0843579</text:p>
          </table:table-cell>
          <table:table-cell table:formula="of:=PERCENTILE([.C15:.C1014];0.05)" office:value-type="float" office:value="0.45486755">
            <text:p>0.4548676</text:p>
          </table:table-cell>
          <table:table-cell table:formula="of:=PERCENTILE([.D15:.D1014];0.05)" office:value-type="float" office:value="0.85299795">
            <text:p>0.8529980</text:p>
          </table:table-cell>
        </table:table-row>
        <table:table-row table:style-name="ro3">
          <table:table-cell office:value-type="string">
            <text:p>95<text:span text:style-name="T1">th</text:span> percentile</text:p>
          </table:table-cell>
          <table:table-cell table:formula="of:=PERCENTILE([.B15:.B1014];0.95)" office:value-type="float" office:value="3.8978098">
            <text:p>3.8978098</text:p>
          </table:table-cell>
          <table:table-cell table:formula="of:=PERCENTILE([.C15:.C1014];0.95)" office:value-type="float" office:value="2.52172135">
            <text:p>2.5217214</text:p>
          </table:table-cell>
          <table:table-cell table:formula="of:=PERCENTILE([.D15:.D1014];0.95)" office:value-type="float" office:value="1.9443243">
            <text:p>1.9443243</text:p>
          </table:table-cell>
        </table:table-row>
        <table:table-row table:style-name="ro3">
          <table:table-cell office:value-type="string">
            <text:p>95<text:span text:style-name="T1">th</text:span> / 5<text:span text:style-name="T1">th</text:span> percentiles</text:p>
          </table:table-cell>
          <table:table-cell table:style-name="ce3" table:formula="of:=[.B11]/[.B10]" office:value-type="float" office:value="46.2056286370334">
            <text:p>46.2</text:p>
          </table:table-cell>
          <table:table-cell table:style-name="ce3" table:formula="of:=[.C11]/[.C10]" office:value-type="float" office:value="5.54385853640252">
            <text:p>5.5</text:p>
          </table:table-cell>
          <table:table-cell table:style-name="ce3" table:formula="of:=[.D11]/[.D10]" office:value-type="float" office:value="2.27940090594591">
            <text:p>2.3</text:p>
          </table:table-cell>
        </table:table-row>
        <table:table-row table:style-name="ro1">
          <table:table-cell office:value-type="string">
            <text:p>Max / Min</text:p>
          </table:table-cell>
          <table:table-cell table:style-name="ce3" table:formula="of:=[.B8]/[.B7]" office:value-type="float" office:value="66765.2605042017">
            <text:p>66765.3</text:p>
          </table:table-cell>
          <table:table-cell table:style-name="ce3" table:formula="of:=[.C8]/[.C7]" office:value-type="float" office:value="38.9634798216892">
            <text:p>39.0</text:p>
          </table:table-cell>
          <table:table-cell table:style-name="ce3" table:formula="of:=[.D8]/[.D7]" office:value-type="float" office:value="5.85957686904588">
            <text:p>5.9</text:p>
          </table:table-cell>
        </table:table-row>
        <table:table-row table:style-name="ro2">
          <table:table-cell table:style-name="ce1" office:value-type="string">
            <text:p>Data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0.197747">
            <text:p>0.1977470</text:p>
          </table:table-cell>
          <table:table-cell office:value-type="float" office:value="1.267519">
            <text:p>1.2675190</text:p>
          </table:table-cell>
          <table:table-cell office:value-type="float" office:value="1.262631">
            <text:p>1.2626310</text:p>
          </table:table-cell>
        </table:table-row>
        <table:table-row table:style-name="ro1">
          <table:table-cell/>
          <table:table-cell office:value-type="float" office:value="0.207587">
            <text:p>0.2075870</text:p>
          </table:table-cell>
          <table:table-cell office:value-type="float" office:value="0.814343">
            <text:p>0.8143430</text:p>
          </table:table-cell>
          <table:table-cell office:value-type="float" office:value="1.121589">
            <text:p>1.1215890</text:p>
          </table:table-cell>
        </table:table-row>
        <table:table-row table:style-name="ro1">
          <table:table-cell/>
          <table:table-cell office:value-type="float" office:value="3.746157">
            <text:p>3.7461570</text:p>
          </table:table-cell>
          <table:table-cell office:value-type="float" office:value="2.700482">
            <text:p>2.7004820</text:p>
          </table:table-cell>
          <table:table-cell office:value-type="float" office:value="1.206074">
            <text:p>1.2060740</text:p>
          </table:table-cell>
        </table:table-row>
        <table:table-row table:style-name="ro1">
          <table:table-cell/>
          <table:table-cell office:value-type="float" office:value="0.654407">
            <text:p>0.6544070</text:p>
          </table:table-cell>
          <table:table-cell office:value-type="float" office:value="0.654776">
            <text:p>0.6547760</text:p>
          </table:table-cell>
          <table:table-cell office:value-type="float" office:value="0.904932">
            <text:p>0.9049320</text:p>
          </table:table-cell>
        </table:table-row>
        <table:table-row table:style-name="ro1">
          <table:table-cell/>
          <table:table-cell office:value-type="float" office:value="0.742979">
            <text:p>0.7429790</text:p>
          </table:table-cell>
          <table:table-cell office:value-type="float" office:value="1.648442">
            <text:p>1.6484420</text:p>
          </table:table-cell>
          <table:table-cell office:value-type="float" office:value="1.523636">
            <text:p>1.5236360</text:p>
          </table:table-cell>
        </table:table-row>
        <table:table-row table:style-name="ro1">
          <table:table-cell/>
          <table:table-cell office:value-type="float" office:value="0.146864">
            <text:p>0.1468640</text:p>
          </table:table-cell>
          <table:table-cell office:value-type="float" office:value="0.316652">
            <text:p>0.3166520</text:p>
          </table:table-cell>
          <table:table-cell office:value-type="float" office:value="0.784355">
            <text:p>0.7843550</text:p>
          </table:table-cell>
        </table:table-row>
        <table:table-row table:style-name="ro1">
          <table:table-cell/>
          <table:table-cell office:value-type="float" office:value="1.547199">
            <text:p>1.5471990</text:p>
          </table:table-cell>
          <table:table-cell office:value-type="float" office:value="1.256">
            <text:p>1.2560000</text:p>
          </table:table-cell>
          <table:table-cell office:value-type="float" office:value="1.547393">
            <text:p>1.5473930</text:p>
          </table:table-cell>
        </table:table-row>
        <table:table-row table:style-name="ro1">
          <table:table-cell/>
          <table:table-cell office:value-type="float" office:value="1.035711">
            <text:p>1.0357110</text:p>
          </table:table-cell>
          <table:table-cell office:value-type="float" office:value="1.035937">
            <text:p>1.0359370</text:p>
          </table:table-cell>
          <table:table-cell office:value-type="float" office:value="1.266514">
            <text:p>1.2665140</text:p>
          </table:table-cell>
        </table:table-row>
        <table:table-row table:style-name="ro1">
          <table:table-cell/>
          <table:table-cell office:value-type="float" office:value="1.106138">
            <text:p>1.1061380</text:p>
          </table:table-cell>
          <table:table-cell office:value-type="float" office:value="1.106333">
            <text:p>1.1063330</text:p>
          </table:table-cell>
          <table:table-cell office:value-type="float" office:value="1.105968">
            <text:p>1.1059680</text:p>
          </table:table-cell>
        </table:table-row>
        <table:table-row table:style-name="ro1">
          <table:table-cell/>
          <table:table-cell office:value-type="float" office:value="0.422511">
            <text:p>0.4225110</text:p>
          </table:table-cell>
          <table:table-cell office:value-type="float" office:value="0.581199">
            <text:p>0.5811990</text:p>
          </table:table-cell>
          <table:table-cell office:value-type="float" office:value="1.598763">
            <text:p>1.5987630</text:p>
          </table:table-cell>
        </table:table-row>
        <table:table-row table:style-name="ro1">
          <table:table-cell/>
          <table:table-cell office:value-type="float" office:value="2.314098">
            <text:p>2.3140980</text:p>
          </table:table-cell>
          <table:table-cell office:value-type="float" office:value="0.564815">
            <text:p>0.5648150</text:p>
          </table:table-cell>
          <table:table-cell office:value-type="float" office:value="1.159595">
            <text:p>1.1595950</text:p>
          </table:table-cell>
        </table:table-row>
        <table:table-row table:style-name="ro1">
          <table:table-cell/>
          <table:table-cell office:value-type="float" office:value="3.388924">
            <text:p>3.3889240</text:p>
          </table:table-cell>
          <table:table-cell office:value-type="float" office:value="3.167673">
            <text:p>3.1676730</text:p>
          </table:table-cell>
          <table:table-cell office:value-type="float" office:value="1.867557">
            <text:p>1.8675570</text:p>
          </table:table-cell>
        </table:table-row>
        <table:table-row table:style-name="ro1">
          <table:table-cell/>
          <table:table-cell office:value-type="float" office:value="1.285424">
            <text:p>1.2854240</text:p>
          </table:table-cell>
          <table:table-cell office:value-type="float" office:value="1.362118">
            <text:p>1.3621180</text:p>
          </table:table-cell>
          <table:table-cell office:value-type="float" office:value="1.486698">
            <text:p>1.4866980</text:p>
          </table:table-cell>
        </table:table-row>
        <table:table-row table:style-name="ro1">
          <table:table-cell/>
          <table:table-cell office:value-type="float" office:value="3.853584">
            <text:p>3.8535840</text:p>
          </table:table-cell>
          <table:table-cell office:value-type="float" office:value="3.259465">
            <text:p>3.2594650</text:p>
          </table:table-cell>
          <table:table-cell office:value-type="float" office:value="2.082963">
            <text:p>2.0829630</text:p>
          </table:table-cell>
        </table:table-row>
        <table:table-row table:style-name="ro1">
          <table:table-cell/>
          <table:table-cell office:value-type="float" office:value="1.158991">
            <text:p>1.1589910</text:p>
          </table:table-cell>
          <table:table-cell office:value-type="float" office:value="1.14497">
            <text:p>1.1449700</text:p>
          </table:table-cell>
          <table:table-cell office:value-type="float" office:value="1.077856">
            <text:p>1.0778560</text:p>
          </table:table-cell>
        </table:table-row>
        <table:table-row table:style-name="ro1">
          <table:table-cell/>
          <table:table-cell office:value-type="float" office:value="1.575638">
            <text:p>1.5756380</text:p>
          </table:table-cell>
          <table:table-cell office:value-type="float" office:value="0.871094">
            <text:p>0.8710940</text:p>
          </table:table-cell>
          <table:table-cell office:value-type="float" office:value="1.269571">
            <text:p>1.2695710</text:p>
          </table:table-cell>
        </table:table-row>
        <table:table-row table:style-name="ro1">
          <table:table-cell/>
          <table:table-cell office:value-type="float" office:value="2.348011">
            <text:p>2.3480110</text:p>
          </table:table-cell>
          <table:table-cell office:value-type="float" office:value="0.544493">
            <text:p>0.5444930</text:p>
          </table:table-cell>
          <table:table-cell office:value-type="float" office:value="0.945748">
            <text:p>0.9457480</text:p>
          </table:table-cell>
        </table:table-row>
        <table:table-row table:style-name="ro1">
          <table:table-cell/>
          <table:table-cell office:value-type="float" office:value="0.37244">
            <text:p>0.3724400</text:p>
          </table:table-cell>
          <table:table-cell office:value-type="float" office:value="2.079714">
            <text:p>2.0797140</text:p>
          </table:table-cell>
          <table:table-cell office:value-type="float" office:value="1.07272">
            <text:p>1.0727200</text:p>
          </table:table-cell>
        </table:table-row>
        <table:table-row table:style-name="ro1">
          <table:table-cell/>
          <table:table-cell office:value-type="float" office:value="2.02802">
            <text:p>2.0280200</text:p>
          </table:table-cell>
          <table:table-cell office:value-type="float" office:value="2.107161">
            <text:p>2.1071610</text:p>
          </table:table-cell>
          <table:table-cell office:value-type="float" office:value="1.429767">
            <text:p>1.4297670</text:p>
          </table:table-cell>
        </table:table-row>
        <table:table-row table:style-name="ro1">
          <table:table-cell/>
          <table:table-cell office:value-type="float" office:value="2.118144">
            <text:p>2.1181440</text:p>
          </table:table-cell>
          <table:table-cell office:value-type="float" office:value="2.119646">
            <text:p>2.1196460</text:p>
          </table:table-cell>
          <table:table-cell office:value-type="float" office:value="1.729195">
            <text:p>1.7291950</text:p>
          </table:table-cell>
        </table:table-row>
        <table:table-row table:style-name="ro1">
          <table:table-cell/>
          <table:table-cell office:value-type="float" office:value="0.908568">
            <text:p>0.9085680</text:p>
          </table:table-cell>
          <table:table-cell office:value-type="float" office:value="0.949647">
            <text:p>0.9496470</text:p>
          </table:table-cell>
          <table:table-cell office:value-type="float" office:value="1.539595">
            <text:p>1.5395950</text:p>
          </table:table-cell>
        </table:table-row>
        <table:table-row table:style-name="ro1">
          <table:table-cell/>
          <table:table-cell office:value-type="float" office:value="3.368278">
            <text:p>3.3682780</text:p>
          </table:table-cell>
          <table:table-cell office:value-type="float" office:value="1.098632">
            <text:p>1.0986320</text:p>
          </table:table-cell>
          <table:table-cell office:value-type="float" office:value="1.89522">
            <text:p>1.8952200</text:p>
          </table:table-cell>
        </table:table-row>
        <table:table-row table:style-name="ro1">
          <table:table-cell/>
          <table:table-cell office:value-type="float" office:value="0.448715">
            <text:p>0.4487150</text:p>
          </table:table-cell>
          <table:table-cell office:value-type="float" office:value="2.346406">
            <text:p>2.3464060</text:p>
          </table:table-cell>
          <table:table-cell office:value-type="float" office:value="0.72373">
            <text:p>0.7237300</text:p>
          </table:table-cell>
        </table:table-row>
        <table:table-row table:style-name="ro1">
          <table:table-cell/>
          <table:table-cell office:value-type="float" office:value="0.137614">
            <text:p>0.1376140</text:p>
          </table:table-cell>
          <table:table-cell office:value-type="float" office:value="1.138737">
            <text:p>1.1387370</text:p>
          </table:table-cell>
          <table:table-cell office:value-type="float" office:value="0.844142">
            <text:p>0.8441420</text:p>
          </table:table-cell>
        </table:table-row>
        <table:table-row table:style-name="ro1">
          <table:table-cell/>
          <table:table-cell office:value-type="float" office:value="1.084626">
            <text:p>1.0846260</text:p>
          </table:table-cell>
          <table:table-cell office:value-type="float" office:value="1.284938">
            <text:p>1.2849380</text:p>
          </table:table-cell>
          <table:table-cell office:value-type="float" office:value="1.583434">
            <text:p>1.5834340</text:p>
          </table:table-cell>
        </table:table-row>
        <table:table-row table:style-name="ro1">
          <table:table-cell/>
          <table:table-cell office:value-type="float" office:value="1.117811">
            <text:p>1.1178110</text:p>
          </table:table-cell>
          <table:table-cell office:value-type="float" office:value="0.657619">
            <text:p>0.6576190</text:p>
          </table:table-cell>
          <table:table-cell office:value-type="float" office:value="1.507211">
            <text:p>1.5072110</text:p>
          </table:table-cell>
        </table:table-row>
        <table:table-row table:style-name="ro1">
          <table:table-cell/>
          <table:table-cell office:value-type="float" office:value="0.737324">
            <text:p>0.7373240</text:p>
          </table:table-cell>
          <table:table-cell office:value-type="float" office:value="2.455346">
            <text:p>2.4553460</text:p>
          </table:table-cell>
          <table:table-cell office:value-type="float" office:value="2.034208">
            <text:p>2.0342080</text:p>
          </table:table-cell>
        </table:table-row>
        <table:table-row table:style-name="ro1">
          <table:table-cell/>
          <table:table-cell office:value-type="float" office:value="3.416724">
            <text:p>3.4167240</text:p>
          </table:table-cell>
          <table:table-cell office:value-type="float" office:value="0.6345">
            <text:p>0.6345000</text:p>
          </table:table-cell>
          <table:table-cell office:value-type="float" office:value="1.064007">
            <text:p>1.0640070</text:p>
          </table:table-cell>
        </table:table-row>
        <table:table-row table:style-name="ro1">
          <table:table-cell/>
          <table:table-cell office:value-type="float" office:value="1.758286">
            <text:p>1.7582860</text:p>
          </table:table-cell>
          <table:table-cell office:value-type="float" office:value="1.961475">
            <text:p>1.9614750</text:p>
          </table:table-cell>
          <table:table-cell office:value-type="float" office:value="1.498095">
            <text:p>1.4980950</text:p>
          </table:table-cell>
        </table:table-row>
        <table:table-row table:style-name="ro1">
          <table:table-cell/>
          <table:table-cell office:value-type="float" office:value="2.488599">
            <text:p>2.4885990</text:p>
          </table:table-cell>
          <table:table-cell office:value-type="float" office:value="1.149797">
            <text:p>1.1497970</text:p>
          </table:table-cell>
          <table:table-cell office:value-type="float" office:value="1.148158">
            <text:p>1.1481580</text:p>
          </table:table-cell>
        </table:table-row>
        <table:table-row table:style-name="ro1">
          <table:table-cell/>
          <table:table-cell office:value-type="float" office:value="0.966644">
            <text:p>0.9666440</text:p>
          </table:table-cell>
          <table:table-cell office:value-type="float" office:value="1.018943">
            <text:p>1.0189430</text:p>
          </table:table-cell>
          <table:table-cell office:value-type="float" office:value="1.716424">
            <text:p>1.7164240</text:p>
          </table:table-cell>
        </table:table-row>
        <table:table-row table:style-name="ro1">
          <table:table-cell/>
          <table:table-cell office:value-type="float" office:value="1.452433">
            <text:p>1.4524330</text:p>
          </table:table-cell>
          <table:table-cell office:value-type="float" office:value="2.062287">
            <text:p>2.0622870</text:p>
          </table:table-cell>
          <table:table-cell office:value-type="float" office:value="1.520626">
            <text:p>1.5206260</text:p>
          </table:table-cell>
        </table:table-row>
        <table:table-row table:style-name="ro1">
          <table:table-cell/>
          <table:table-cell office:value-type="float" office:value="0.329493">
            <text:p>0.3294930</text:p>
          </table:table-cell>
          <table:table-cell office:value-type="float" office:value="1.350401">
            <text:p>1.3504010</text:p>
          </table:table-cell>
          <table:table-cell office:value-type="float" office:value="0.867343">
            <text:p>0.8673430</text:p>
          </table:table-cell>
        </table:table-row>
        <table:table-row table:style-name="ro1">
          <table:table-cell/>
          <table:table-cell office:value-type="float" office:value="2.231469">
            <text:p>2.2314690</text:p>
          </table:table-cell>
          <table:table-cell office:value-type="float" office:value="1.709677">
            <text:p>1.7096770</text:p>
          </table:table-cell>
          <table:table-cell office:value-type="float" office:value="1.107679">
            <text:p>1.1076790</text:p>
          </table:table-cell>
        </table:table-row>
        <table:table-row table:style-name="ro1">
          <table:table-cell/>
          <table:table-cell office:value-type="float" office:value="1.655842">
            <text:p>1.6558420</text:p>
          </table:table-cell>
          <table:table-cell office:value-type="float" office:value="0.282248">
            <text:p>0.2822480</text:p>
          </table:table-cell>
          <table:table-cell office:value-type="float" office:value="1.197925">
            <text:p>1.1979250</text:p>
          </table:table-cell>
        </table:table-row>
        <table:table-row table:style-name="ro1">
          <table:table-cell/>
          <table:table-cell office:value-type="float" office:value="1.255682">
            <text:p>1.2556820</text:p>
          </table:table-cell>
          <table:table-cell office:value-type="float" office:value="1.644697">
            <text:p>1.6446970</text:p>
          </table:table-cell>
          <table:table-cell office:value-type="float" office:value="1.640277">
            <text:p>1.6402770</text:p>
          </table:table-cell>
        </table:table-row>
        <table:table-row table:style-name="ro1">
          <table:table-cell/>
          <table:table-cell office:value-type="float" office:value="0.365999">
            <text:p>0.3659990</text:p>
          </table:table-cell>
          <table:table-cell office:value-type="float" office:value="1.049601">
            <text:p>1.0496010</text:p>
          </table:table-cell>
          <table:table-cell office:value-type="float" office:value="1.169236">
            <text:p>1.1692360</text:p>
          </table:table-cell>
        </table:table-row>
        <table:table-row table:style-name="ro1">
          <table:table-cell/>
          <table:table-cell office:value-type="float" office:value="0.110848">
            <text:p>0.1108480</text:p>
          </table:table-cell>
          <table:table-cell office:value-type="float" office:value="0.690994">
            <text:p>0.6909940</text:p>
          </table:table-cell>
          <table:table-cell office:value-type="float" office:value="1.146156">
            <text:p>1.1461560</text:p>
          </table:table-cell>
        </table:table-row>
        <table:table-row table:style-name="ro1">
          <table:table-cell/>
          <table:table-cell office:value-type="float" office:value="1.236308">
            <text:p>1.2363080</text:p>
          </table:table-cell>
          <table:table-cell office:value-type="float" office:value="1.725794">
            <text:p>1.7257940</text:p>
          </table:table-cell>
          <table:table-cell office:value-type="float" office:value="1.723035">
            <text:p>1.7230350</text:p>
          </table:table-cell>
        </table:table-row>
        <table:table-row table:style-name="ro1">
          <table:table-cell/>
          <table:table-cell office:value-type="float" office:value="0.286117">
            <text:p>0.2861170</text:p>
          </table:table-cell>
          <table:table-cell office:value-type="float" office:value="0.611267">
            <text:p>0.6112670</text:p>
          </table:table-cell>
          <table:table-cell office:value-type="float" office:value="1.174997">
            <text:p>1.1749970</text:p>
          </table:table-cell>
        </table:table-row>
        <table:table-row table:style-name="ro1">
          <table:table-cell/>
          <table:table-cell office:value-type="float" office:value="0.190284">
            <text:p>0.1902840</text:p>
          </table:table-cell>
          <table:table-cell office:value-type="float" office:value="2.384661">
            <text:p>2.3846610</text:p>
          </table:table-cell>
          <table:table-cell office:value-type="float" office:value="1.389924">
            <text:p>1.3899240</text:p>
          </table:table-cell>
        </table:table-row>
        <table:table-row table:style-name="ro1">
          <table:table-cell/>
          <table:table-cell office:value-type="float" office:value="0.315973">
            <text:p>0.3159730</text:p>
          </table:table-cell>
          <table:table-cell office:value-type="float" office:value="0.495054">
            <text:p>0.4950540</text:p>
          </table:table-cell>
          <table:table-cell office:value-type="float" office:value="0.936576">
            <text:p>0.9365760</text:p>
          </table:table-cell>
        </table:table-row>
        <table:table-row table:style-name="ro1">
          <table:table-cell/>
          <table:table-cell office:value-type="float" office:value="0.68862">
            <text:p>0.6886200</text:p>
          </table:table-cell>
          <table:table-cell office:value-type="float" office:value="1.701738">
            <text:p>1.7017380</text:p>
          </table:table-cell>
          <table:table-cell office:value-type="float" office:value="1.714943">
            <text:p>1.7149430</text:p>
          </table:table-cell>
        </table:table-row>
        <table:table-row table:style-name="ro1">
          <table:table-cell/>
          <table:table-cell office:value-type="float" office:value="0.159224">
            <text:p>0.1592240</text:p>
          </table:table-cell>
          <table:table-cell office:value-type="float" office:value="2.111784">
            <text:p>2.1117840</text:p>
          </table:table-cell>
          <table:table-cell office:value-type="float" office:value="0.994916">
            <text:p>0.9949160</text:p>
          </table:table-cell>
        </table:table-row>
        <table:table-row table:style-name="ro1">
          <table:table-cell/>
          <table:table-cell office:value-type="float" office:value="1.074759">
            <text:p>1.0747590</text:p>
          </table:table-cell>
          <table:table-cell office:value-type="float" office:value="0.513412">
            <text:p>0.5134120</text:p>
          </table:table-cell>
          <table:table-cell office:value-type="float" office:value="1.420704">
            <text:p>1.4207040</text:p>
          </table:table-cell>
        </table:table-row>
        <table:table-row table:style-name="ro1">
          <table:table-cell/>
          <table:table-cell office:value-type="float" office:value="1.070593">
            <text:p>1.0705930</text:p>
          </table:table-cell>
          <table:table-cell office:value-type="float" office:value="1.245858">
            <text:p>1.2458580</text:p>
          </table:table-cell>
          <table:table-cell office:value-type="float" office:value="1.440109">
            <text:p>1.4401090</text:p>
          </table:table-cell>
        </table:table-row>
        <table:table-row table:style-name="ro1">
          <table:table-cell/>
          <table:table-cell office:value-type="float" office:value="1.177563">
            <text:p>1.1775630</text:p>
          </table:table-cell>
          <table:table-cell office:value-type="float" office:value="1.440362">
            <text:p>1.4403620</text:p>
          </table:table-cell>
          <table:table-cell office:value-type="float" office:value="1.522849">
            <text:p>1.5228490</text:p>
          </table:table-cell>
        </table:table-row>
        <table:table-row table:style-name="ro1">
          <table:table-cell/>
          <table:table-cell office:value-type="float" office:value="2.899099">
            <text:p>2.8990990</text:p>
          </table:table-cell>
          <table:table-cell office:value-type="float" office:value="2.433985">
            <text:p>2.4339850</text:p>
          </table:table-cell>
          <table:table-cell office:value-type="float" office:value="1.968703">
            <text:p>1.9687030</text:p>
          </table:table-cell>
        </table:table-row>
        <table:table-row table:style-name="ro1">
          <table:table-cell/>
          <table:table-cell office:value-type="float" office:value="0.506245">
            <text:p>0.5062450</text:p>
          </table:table-cell>
          <table:table-cell office:value-type="float" office:value="1.376627">
            <text:p>1.3766270</text:p>
          </table:table-cell>
          <table:table-cell office:value-type="float" office:value="1.135895">
            <text:p>1.1358950</text:p>
          </table:table-cell>
        </table:table-row>
        <table:table-row table:style-name="ro1">
          <table:table-cell/>
          <table:table-cell office:value-type="float" office:value="1.368647">
            <text:p>1.3686470</text:p>
          </table:table-cell>
          <table:table-cell office:value-type="float" office:value="1.250766">
            <text:p>1.2507660</text:p>
          </table:table-cell>
          <table:table-cell office:value-type="float" office:value="0.940932">
            <text:p>0.9409320</text:p>
          </table:table-cell>
        </table:table-row>
        <table:table-row table:style-name="ro1">
          <table:table-cell/>
          <table:table-cell office:value-type="float" office:value="0.359703">
            <text:p>0.3597030</text:p>
          </table:table-cell>
          <table:table-cell office:value-type="float" office:value="0.681481">
            <text:p>0.6814810</text:p>
          </table:table-cell>
          <table:table-cell office:value-type="float" office:value="1.104068">
            <text:p>1.1040680</text:p>
          </table:table-cell>
        </table:table-row>
        <table:table-row table:style-name="ro1">
          <table:table-cell/>
          <table:table-cell office:value-type="float" office:value="1.126316">
            <text:p>1.1263160</text:p>
          </table:table-cell>
          <table:table-cell office:value-type="float" office:value="1.151034">
            <text:p>1.1510340</text:p>
          </table:table-cell>
          <table:table-cell office:value-type="float" office:value="1.577018">
            <text:p>1.5770180</text:p>
          </table:table-cell>
        </table:table-row>
        <table:table-row table:style-name="ro1">
          <table:table-cell/>
          <table:table-cell office:value-type="float" office:value="4.560449">
            <text:p>4.5604490</text:p>
          </table:table-cell>
          <table:table-cell office:value-type="float" office:value="1.625088">
            <text:p>1.6250880</text:p>
          </table:table-cell>
          <table:table-cell office:value-type="float" office:value="1.104923">
            <text:p>1.1049230</text:p>
          </table:table-cell>
        </table:table-row>
        <table:table-row table:style-name="ro1">
          <table:table-cell/>
          <table:table-cell office:value-type="float" office:value="0.115551">
            <text:p>0.1155510</text:p>
          </table:table-cell>
          <table:table-cell office:value-type="float" office:value="0.814915">
            <text:p>0.8149150</text:p>
          </table:table-cell>
          <table:table-cell office:value-type="float" office:value="1.340712">
            <text:p>1.3407120</text:p>
          </table:table-cell>
        </table:table-row>
        <table:table-row table:style-name="ro1">
          <table:table-cell/>
          <table:table-cell office:value-type="float" office:value="0.42043">
            <text:p>0.4204300</text:p>
          </table:table-cell>
          <table:table-cell office:value-type="float" office:value="0.652321">
            <text:p>0.6523210</text:p>
          </table:table-cell>
          <table:table-cell office:value-type="float" office:value="1.107337">
            <text:p>1.1073370</text:p>
          </table:table-cell>
        </table:table-row>
        <table:table-row table:style-name="ro1">
          <table:table-cell/>
          <table:table-cell office:value-type="float" office:value="1.465772">
            <text:p>1.4657720</text:p>
          </table:table-cell>
          <table:table-cell office:value-type="float" office:value="1.333792">
            <text:p>1.3337920</text:p>
          </table:table-cell>
          <table:table-cell office:value-type="float" office:value="1.218038">
            <text:p>1.2180380</text:p>
          </table:table-cell>
        </table:table-row>
        <table:table-row table:style-name="ro1">
          <table:table-cell/>
          <table:table-cell office:value-type="float" office:value="0.053724">
            <text:p>0.0537240</text:p>
          </table:table-cell>
          <table:table-cell office:value-type="float" office:value="0.918899">
            <text:p>0.9188990</text:p>
          </table:table-cell>
          <table:table-cell office:value-type="float" office:value="1.565052">
            <text:p>1.5650520</text:p>
          </table:table-cell>
        </table:table-row>
        <table:table-row table:style-name="ro1">
          <table:table-cell/>
          <table:table-cell office:value-type="float" office:value="1.160108">
            <text:p>1.1601080</text:p>
          </table:table-cell>
          <table:table-cell office:value-type="float" office:value="1.239306">
            <text:p>1.2393060</text:p>
          </table:table-cell>
          <table:table-cell office:value-type="float" office:value="1.452953">
            <text:p>1.4529530</text:p>
          </table:table-cell>
        </table:table-row>
        <table:table-row table:style-name="ro1">
          <table:table-cell/>
          <table:table-cell office:value-type="float" office:value="1.252123">
            <text:p>1.2521230</text:p>
          </table:table-cell>
          <table:table-cell office:value-type="float" office:value="1.252702">
            <text:p>1.2527020</text:p>
          </table:table-cell>
          <table:table-cell office:value-type="float" office:value="1.238121">
            <text:p>1.2381210</text:p>
          </table:table-cell>
        </table:table-row>
        <table:table-row table:style-name="ro1">
          <table:table-cell/>
          <table:table-cell office:value-type="float" office:value="1.1437">
            <text:p>1.1437000</text:p>
          </table:table-cell>
          <table:table-cell office:value-type="float" office:value="1.359965">
            <text:p>1.3599650</text:p>
          </table:table-cell>
          <table:table-cell office:value-type="float" office:value="1.437472">
            <text:p>1.4374720</text:p>
          </table:table-cell>
        </table:table-row>
        <table:table-row table:style-name="ro1">
          <table:table-cell/>
          <table:table-cell office:value-type="float" office:value="1.418434">
            <text:p>1.4184340</text:p>
          </table:table-cell>
          <table:table-cell office:value-type="float" office:value="1.419196">
            <text:p>1.4191960</text:p>
          </table:table-cell>
          <table:table-cell office:value-type="float" office:value="1.16492">
            <text:p>1.1649200</text:p>
          </table:table-cell>
        </table:table-row>
        <table:table-row table:style-name="ro1">
          <table:table-cell/>
          <table:table-cell office:value-type="float" office:value="0.57219">
            <text:p>0.5721900</text:p>
          </table:table-cell>
          <table:table-cell office:value-type="float" office:value="0.955247">
            <text:p>0.9552470</text:p>
          </table:table-cell>
          <table:table-cell office:value-type="float" office:value="1.106986">
            <text:p>1.1069860</text:p>
          </table:table-cell>
        </table:table-row>
        <table:table-row table:style-name="ro1">
          <table:table-cell/>
          <table:table-cell office:value-type="float" office:value="1.01542">
            <text:p>1.0154200</text:p>
          </table:table-cell>
          <table:table-cell office:value-type="float" office:value="2.097443">
            <text:p>2.0974430</text:p>
          </table:table-cell>
          <table:table-cell office:value-type="float" office:value="1.780299">
            <text:p>1.7802990</text:p>
          </table:table-cell>
        </table:table-row>
        <table:table-row table:style-name="ro1">
          <table:table-cell/>
          <table:table-cell office:value-type="float" office:value="2.35291">
            <text:p>2.3529100</text:p>
          </table:table-cell>
          <table:table-cell office:value-type="float" office:value="2.237098">
            <text:p>2.2370980</text:p>
          </table:table-cell>
          <table:table-cell office:value-type="float" office:value="1.141054">
            <text:p>1.1410540</text:p>
          </table:table-cell>
        </table:table-row>
        <table:table-row table:style-name="ro1">
          <table:table-cell/>
          <table:table-cell office:value-type="float" office:value="1.251386">
            <text:p>1.2513860</text:p>
          </table:table-cell>
          <table:table-cell office:value-type="float" office:value="1.652413">
            <text:p>1.6524130</text:p>
          </table:table-cell>
          <table:table-cell office:value-type="float" office:value="1.028312">
            <text:p>1.0283120</text:p>
          </table:table-cell>
        </table:table-row>
        <table:table-row table:style-name="ro1">
          <table:table-cell/>
          <table:table-cell office:value-type="float" office:value="1.696335">
            <text:p>1.6963350</text:p>
          </table:table-cell>
          <table:table-cell office:value-type="float" office:value="1.480621">
            <text:p>1.4806210</text:p>
          </table:table-cell>
          <table:table-cell office:value-type="float" office:value="0.933574">
            <text:p>0.9335740</text:p>
          </table:table-cell>
        </table:table-row>
        <table:table-row table:style-name="ro1">
          <table:table-cell/>
          <table:table-cell office:value-type="float" office:value="0.697621">
            <text:p>0.6976210</text:p>
          </table:table-cell>
          <table:table-cell office:value-type="float" office:value="1.394534">
            <text:p>1.3945340</text:p>
          </table:table-cell>
          <table:table-cell office:value-type="float" office:value="1.51165">
            <text:p>1.5116500</text:p>
          </table:table-cell>
        </table:table-row>
        <table:table-row table:style-name="ro1">
          <table:table-cell/>
          <table:table-cell office:value-type="float" office:value="2.980493">
            <text:p>2.9804930</text:p>
          </table:table-cell>
          <table:table-cell office:value-type="float" office:value="1.281151">
            <text:p>1.2811510</text:p>
          </table:table-cell>
          <table:table-cell office:value-type="float" office:value="1.826998">
            <text:p>1.8269980</text:p>
          </table:table-cell>
        </table:table-row>
        <table:table-row table:style-name="ro1">
          <table:table-cell/>
          <table:table-cell office:value-type="float" office:value="3.472676">
            <text:p>3.4726760</text:p>
          </table:table-cell>
          <table:table-cell office:value-type="float" office:value="0.239637">
            <text:p>0.2396370</text:p>
          </table:table-cell>
          <table:table-cell office:value-type="float" office:value="1.160773">
            <text:p>1.1607730</text:p>
          </table:table-cell>
        </table:table-row>
        <table:table-row table:style-name="ro1">
          <table:table-cell/>
          <table:table-cell office:value-type="float" office:value="0.123923">
            <text:p>0.1239230</text:p>
          </table:table-cell>
          <table:table-cell office:value-type="float" office:value="0.822018">
            <text:p>0.8220180</text:p>
          </table:table-cell>
          <table:table-cell office:value-type="float" office:value="1.337615">
            <text:p>1.3376150</text:p>
          </table:table-cell>
        </table:table-row>
        <table:table-row table:style-name="ro1">
          <table:table-cell/>
          <table:table-cell office:value-type="float" office:value="0.11943">
            <text:p>0.1194300</text:p>
          </table:table-cell>
          <table:table-cell office:value-type="float" office:value="0.992043">
            <text:p>0.9920430</text:p>
          </table:table-cell>
          <table:table-cell office:value-type="float" office:value="1.084257">
            <text:p>1.0842570</text:p>
          </table:table-cell>
        </table:table-row>
        <table:table-row table:style-name="ro1">
          <table:table-cell/>
          <table:table-cell office:value-type="float" office:value="1.771709">
            <text:p>1.7717090</text:p>
          </table:table-cell>
          <table:table-cell office:value-type="float" office:value="0.223324">
            <text:p>0.2233240</text:p>
          </table:table-cell>
          <table:table-cell office:value-type="float" office:value="1.445279">
            <text:p>1.4452790</text:p>
          </table:table-cell>
        </table:table-row>
        <table:table-row table:style-name="ro1">
          <table:table-cell/>
          <table:table-cell office:value-type="float" office:value="1.6349">
            <text:p>1.6349000</text:p>
          </table:table-cell>
          <table:table-cell office:value-type="float" office:value="0.542886">
            <text:p>0.5428860</text:p>
          </table:table-cell>
          <table:table-cell office:value-type="float" office:value="0.835881">
            <text:p>0.8358810</text:p>
          </table:table-cell>
        </table:table-row>
        <table:table-row table:style-name="ro1">
          <table:table-cell/>
          <table:table-cell office:value-type="float" office:value="0.32859">
            <text:p>0.3285900</text:p>
          </table:table-cell>
          <table:table-cell office:value-type="float" office:value="1.455638">
            <text:p>1.4556380</text:p>
          </table:table-cell>
          <table:table-cell office:value-type="float" office:value="1.044274">
            <text:p>1.0442740</text:p>
          </table:table-cell>
        </table:table-row>
        <table:table-row table:style-name="ro1">
          <table:table-cell/>
          <table:table-cell office:value-type="float" office:value="0.998264">
            <text:p>0.9982640</text:p>
          </table:table-cell>
          <table:table-cell office:value-type="float" office:value="2.928691">
            <text:p>2.9286910</text:p>
          </table:table-cell>
          <table:table-cell office:value-type="float" office:value="1.476656">
            <text:p>1.4766560</text:p>
          </table:table-cell>
        </table:table-row>
        <table:table-row table:style-name="ro1">
          <table:table-cell/>
          <table:table-cell office:value-type="float" office:value="2.281088">
            <text:p>2.2810880</text:p>
          </table:table-cell>
          <table:table-cell office:value-type="float" office:value="2.089673">
            <text:p>2.0896730</text:p>
          </table:table-cell>
          <table:table-cell office:value-type="float" office:value="1.134388">
            <text:p>1.1343880</text:p>
          </table:table-cell>
        </table:table-row>
        <table:table-row table:style-name="ro1">
          <table:table-cell/>
          <table:table-cell office:value-type="float" office:value="0.450207">
            <text:p>0.4502070</text:p>
          </table:table-cell>
          <table:table-cell office:value-type="float" office:value="1.067781">
            <text:p>1.0677810</text:p>
          </table:table-cell>
          <table:table-cell office:value-type="float" office:value="1.241603">
            <text:p>1.2416030</text:p>
          </table:table-cell>
        </table:table-row>
        <table:table-row table:style-name="ro1">
          <table:table-cell/>
          <table:table-cell office:value-type="float" office:value="0.769143">
            <text:p>0.7691430</text:p>
          </table:table-cell>
          <table:table-cell office:value-type="float" office:value="0.769871">
            <text:p>0.7698710</text:p>
          </table:table-cell>
          <table:table-cell office:value-type="float" office:value="0.852196">
            <text:p>0.8521960</text:p>
          </table:table-cell>
        </table:table-row>
        <table:table-row table:style-name="ro1">
          <table:table-cell/>
          <table:table-cell office:value-type="float" office:value="3.534862">
            <text:p>3.5348620</text:p>
          </table:table-cell>
          <table:table-cell office:value-type="float" office:value="2.166741">
            <text:p>2.1667410</text:p>
          </table:table-cell>
          <table:table-cell office:value-type="float" office:value="1.310537">
            <text:p>1.3105370</text:p>
          </table:table-cell>
        </table:table-row>
        <table:table-row table:style-name="ro1">
          <table:table-cell/>
          <table:table-cell office:value-type="float" office:value="2.703041">
            <text:p>2.7030410</text:p>
          </table:table-cell>
          <table:table-cell office:value-type="float" office:value="2.517011">
            <text:p>2.5170110</text:p>
          </table:table-cell>
          <table:table-cell office:value-type="float" office:value="1.72447">
            <text:p>1.7244700</text:p>
          </table:table-cell>
        </table:table-row>
        <table:table-row table:style-name="ro1">
          <table:table-cell/>
          <table:table-cell office:value-type="float" office:value="4.371354">
            <text:p>4.3713540</text:p>
          </table:table-cell>
          <table:table-cell office:value-type="float" office:value="0.714367">
            <text:p>0.7143670</text:p>
          </table:table-cell>
          <table:table-cell office:value-type="float" office:value="1.364634">
            <text:p>1.3646340</text:p>
          </table:table-cell>
        </table:table-row>
        <table:table-row table:style-name="ro1">
          <table:table-cell/>
          <table:table-cell office:value-type="float" office:value="1.698067">
            <text:p>1.6980670</text:p>
          </table:table-cell>
          <table:table-cell office:value-type="float" office:value="0.788422">
            <text:p>0.7884220</text:p>
          </table:table-cell>
          <table:table-cell office:value-type="float" office:value="1.071276">
            <text:p>1.0712760</text:p>
          </table:table-cell>
        </table:table-row>
        <table:table-row table:style-name="ro1">
          <table:table-cell/>
          <table:table-cell office:value-type="float" office:value="0.089157">
            <text:p>0.0891570</text:p>
          </table:table-cell>
          <table:table-cell office:value-type="float" office:value="0.529204">
            <text:p>0.5292040</text:p>
          </table:table-cell>
          <table:table-cell office:value-type="float" office:value="1.39501">
            <text:p>1.3950100</text:p>
          </table:table-cell>
        </table:table-row>
        <table:table-row table:style-name="ro1">
          <table:table-cell/>
          <table:table-cell office:value-type="float" office:value="0.620527">
            <text:p>0.6205270</text:p>
          </table:table-cell>
          <table:table-cell office:value-type="float" office:value="1.024871">
            <text:p>1.0248710</text:p>
          </table:table-cell>
          <table:table-cell office:value-type="float" office:value="1.609719">
            <text:p>1.6097190</text:p>
          </table:table-cell>
        </table:table-row>
        <table:table-row table:style-name="ro1">
          <table:table-cell/>
          <table:table-cell office:value-type="float" office:value="1.240471">
            <text:p>1.2404710</text:p>
          </table:table-cell>
          <table:table-cell office:value-type="float" office:value="1.505847">
            <text:p>1.5058470</text:p>
          </table:table-cell>
          <table:table-cell office:value-type="float" office:value="1.821395">
            <text:p>1.8213950</text:p>
          </table:table-cell>
        </table:table-row>
        <table:table-row table:style-name="ro1">
          <table:table-cell/>
          <table:table-cell office:value-type="float" office:value="0.12575">
            <text:p>0.1257500</text:p>
          </table:table-cell>
          <table:table-cell office:value-type="float" office:value="0.586683">
            <text:p>0.5866830</text:p>
          </table:table-cell>
          <table:table-cell office:value-type="float" office:value="0.871996">
            <text:p>0.8719960</text:p>
          </table:table-cell>
        </table:table-row>
        <table:table-row table:style-name="ro1">
          <table:table-cell/>
          <table:table-cell office:value-type="float" office:value="2.715794">
            <text:p>2.7157940</text:p>
          </table:table-cell>
          <table:table-cell office:value-type="float" office:value="2.399795">
            <text:p>2.3997950</text:p>
          </table:table-cell>
          <table:table-cell office:value-type="float" office:value="1.329757">
            <text:p>1.3297570</text:p>
          </table:table-cell>
        </table:table-row>
        <table:table-row table:style-name="ro1">
          <table:table-cell/>
          <table:table-cell office:value-type="float" office:value="0.715803">
            <text:p>0.7158030</text:p>
          </table:table-cell>
          <table:table-cell office:value-type="float" office:value="1.137756">
            <text:p>1.1377560</text:p>
          </table:table-cell>
          <table:table-cell office:value-type="float" office:value="1.038446">
            <text:p>1.0384460</text:p>
          </table:table-cell>
        </table:table-row>
        <table:table-row table:style-name="ro1">
          <table:table-cell/>
          <table:table-cell office:value-type="float" office:value="2.39374">
            <text:p>2.3937400</text:p>
          </table:table-cell>
          <table:table-cell office:value-type="float" office:value="2.570987">
            <text:p>2.5709870</text:p>
          </table:table-cell>
          <table:table-cell office:value-type="float" office:value="1.676456">
            <text:p>1.6764560</text:p>
          </table:table-cell>
        </table:table-row>
        <table:table-row table:style-name="ro1">
          <table:table-cell/>
          <table:table-cell office:value-type="float" office:value="0.154911">
            <text:p>0.1549110</text:p>
          </table:table-cell>
          <table:table-cell office:value-type="float" office:value="1.297">
            <text:p>1.2970000</text:p>
          </table:table-cell>
          <table:table-cell office:value-type="float" office:value="1.175068">
            <text:p>1.1750680</text:p>
          </table:table-cell>
        </table:table-row>
        <table:table-row table:style-name="ro1">
          <table:table-cell/>
          <table:table-cell office:value-type="float" office:value="0.382791">
            <text:p>0.3827910</text:p>
          </table:table-cell>
          <table:table-cell office:value-type="float" office:value="0.867662">
            <text:p>0.8676620</text:p>
          </table:table-cell>
          <table:table-cell office:value-type="float" office:value="1.96369">
            <text:p>1.9636900</text:p>
          </table:table-cell>
        </table:table-row>
        <table:table-row table:style-name="ro1">
          <table:table-cell/>
          <table:table-cell office:value-type="float" office:value="1.568303">
            <text:p>1.5683030</text:p>
          </table:table-cell>
          <table:table-cell office:value-type="float" office:value="1.177561">
            <text:p>1.1775610</text:p>
          </table:table-cell>
          <table:table-cell office:value-type="float" office:value="1.176962">
            <text:p>1.1769620</text:p>
          </table:table-cell>
        </table:table-row>
        <table:table-row table:style-name="ro1">
          <table:table-cell/>
          <table:table-cell office:value-type="float" office:value="0.732441">
            <text:p>0.7324410</text:p>
          </table:table-cell>
          <table:table-cell office:value-type="float" office:value="1.169127">
            <text:p>1.1691270</text:p>
          </table:table-cell>
          <table:table-cell office:value-type="float" office:value="1.266666">
            <text:p>1.2666660</text:p>
          </table:table-cell>
        </table:table-row>
        <table:table-row table:style-name="ro1">
          <table:table-cell/>
          <table:table-cell office:value-type="float" office:value="3.873259">
            <text:p>3.8732590</text:p>
          </table:table-cell>
          <table:table-cell office:value-type="float" office:value="1.200682">
            <text:p>1.2006820</text:p>
          </table:table-cell>
          <table:table-cell office:value-type="float" office:value="1.342696">
            <text:p>1.3426960</text:p>
          </table:table-cell>
        </table:table-row>
        <table:table-row table:style-name="ro1">
          <table:table-cell/>
          <table:table-cell office:value-type="float" office:value="0.815599">
            <text:p>0.8155990</text:p>
          </table:table-cell>
          <table:table-cell office:value-type="float" office:value="1.389987">
            <text:p>1.3899870</text:p>
          </table:table-cell>
          <table:table-cell office:value-type="float" office:value="1.291653">
            <text:p>1.2916530</text:p>
          </table:table-cell>
        </table:table-row>
        <table:table-row table:style-name="ro1">
          <table:table-cell/>
          <table:table-cell office:value-type="float" office:value="1.097678">
            <text:p>1.0976780</text:p>
          </table:table-cell>
          <table:table-cell office:value-type="float" office:value="1.600169">
            <text:p>1.6001690</text:p>
          </table:table-cell>
          <table:table-cell office:value-type="float" office:value="1.157">
            <text:p>1.1570000</text:p>
          </table:table-cell>
        </table:table-row>
        <table:table-row table:style-name="ro1">
          <table:table-cell/>
          <table:table-cell office:value-type="float" office:value="1.611042">
            <text:p>1.6110420</text:p>
          </table:table-cell>
          <table:table-cell office:value-type="float" office:value="1.612062">
            <text:p>1.6120620</text:p>
          </table:table-cell>
          <table:table-cell office:value-type="float" office:value="1.113093">
            <text:p>1.1130930</text:p>
          </table:table-cell>
        </table:table-row>
        <table:table-row table:style-name="ro1">
          <table:table-cell/>
          <table:table-cell office:value-type="float" office:value="0.4044">
            <text:p>0.4044000</text:p>
          </table:table-cell>
          <table:table-cell office:value-type="float" office:value="0.402952">
            <text:p>0.4029520</text:p>
          </table:table-cell>
          <table:table-cell office:value-type="float" office:value="1.36894">
            <text:p>1.3689400</text:p>
          </table:table-cell>
        </table:table-row>
        <table:table-row table:style-name="ro1">
          <table:table-cell/>
          <table:table-cell office:value-type="float" office:value="0.287477">
            <text:p>0.2874770</text:p>
          </table:table-cell>
          <table:table-cell office:value-type="float" office:value="0.887015">
            <text:p>0.8870150</text:p>
          </table:table-cell>
          <table:table-cell office:value-type="float" office:value="1.310813">
            <text:p>1.3108130</text:p>
          </table:table-cell>
        </table:table-row>
        <table:table-row table:style-name="ro1">
          <table:table-cell/>
          <table:table-cell office:value-type="float" office:value="1.079817">
            <text:p>1.0798170</text:p>
          </table:table-cell>
          <table:table-cell office:value-type="float" office:value="0.758554">
            <text:p>0.7585540</text:p>
          </table:table-cell>
          <table:table-cell office:value-type="float" office:value="0.758232">
            <text:p>0.7582320</text:p>
          </table:table-cell>
        </table:table-row>
        <table:table-row table:style-name="ro1">
          <table:table-cell/>
          <table:table-cell office:value-type="float" office:value="0.512505">
            <text:p>0.5125050</text:p>
          </table:table-cell>
          <table:table-cell office:value-type="float" office:value="0.529313">
            <text:p>0.5293130</text:p>
          </table:table-cell>
          <table:table-cell office:value-type="float" office:value="0.929311">
            <text:p>0.9293110</text:p>
          </table:table-cell>
        </table:table-row>
        <table:table-row table:style-name="ro1">
          <table:table-cell/>
          <table:table-cell office:value-type="float" office:value="0.232277">
            <text:p>0.2322770</text:p>
          </table:table-cell>
          <table:table-cell office:value-type="float" office:value="0.645285">
            <text:p>0.6452850</text:p>
          </table:table-cell>
          <table:table-cell office:value-type="float" office:value="0.880803">
            <text:p>0.8808030</text:p>
          </table:table-cell>
        </table:table-row>
        <table:table-row table:style-name="ro1">
          <table:table-cell/>
          <table:table-cell office:value-type="float" office:value="0.555271">
            <text:p>0.5552710</text:p>
          </table:table-cell>
          <table:table-cell office:value-type="float" office:value="0.568632">
            <text:p>0.5686320</text:p>
          </table:table-cell>
          <table:table-cell office:value-type="float" office:value="0.798651">
            <text:p>0.7986510</text:p>
          </table:table-cell>
        </table:table-row>
        <table:table-row table:style-name="ro1">
          <table:table-cell/>
          <table:table-cell office:value-type="float" office:value="0.46524">
            <text:p>0.4652400</text:p>
          </table:table-cell>
          <table:table-cell office:value-type="float" office:value="0.717253">
            <text:p>0.7172530</text:p>
          </table:table-cell>
          <table:table-cell office:value-type="float" office:value="1.028708">
            <text:p>1.0287080</text:p>
          </table:table-cell>
        </table:table-row>
        <table:table-row table:style-name="ro1">
          <table:table-cell/>
          <table:table-cell office:value-type="float" office:value="0.804384">
            <text:p>0.8043840</text:p>
          </table:table-cell>
          <table:table-cell office:value-type="float" office:value="1.575595">
            <text:p>1.5755950</text:p>
          </table:table-cell>
          <table:table-cell office:value-type="float" office:value="1.378057">
            <text:p>1.3780570</text:p>
          </table:table-cell>
        </table:table-row>
        <table:table-row table:style-name="ro1">
          <table:table-cell/>
          <table:table-cell office:value-type="float" office:value="0.955033">
            <text:p>0.9550330</text:p>
          </table:table-cell>
          <table:table-cell office:value-type="float" office:value="1.094757">
            <text:p>1.0947570</text:p>
          </table:table-cell>
          <table:table-cell office:value-type="float" office:value="1.964088">
            <text:p>1.9640880</text:p>
          </table:table-cell>
        </table:table-row>
        <table:table-row table:style-name="ro1">
          <table:table-cell/>
          <table:table-cell office:value-type="float" office:value="0.098791">
            <text:p>0.0987910</text:p>
          </table:table-cell>
          <table:table-cell office:value-type="float" office:value="0.729928">
            <text:p>0.7299280</text:p>
          </table:table-cell>
          <table:table-cell office:value-type="float" office:value="1.259575">
            <text:p>1.2595750</text:p>
          </table:table-cell>
        </table:table-row>
        <table:table-row table:style-name="ro1">
          <table:table-cell/>
          <table:table-cell office:value-type="float" office:value="3.223803">
            <text:p>3.2238030</text:p>
          </table:table-cell>
          <table:table-cell office:value-type="float" office:value="0.559803">
            <text:p>0.5598030</text:p>
          </table:table-cell>
          <table:table-cell office:value-type="float" office:value="0.915363">
            <text:p>0.9153630</text:p>
          </table:table-cell>
        </table:table-row>
        <table:table-row table:style-name="ro1">
          <table:table-cell/>
          <table:table-cell office:value-type="float" office:value="0.349693">
            <text:p>0.3496930</text:p>
          </table:table-cell>
          <table:table-cell office:value-type="float" office:value="1.792337">
            <text:p>1.7923370</text:p>
          </table:table-cell>
          <table:table-cell office:value-type="float" office:value="1.397015">
            <text:p>1.3970150</text:p>
          </table:table-cell>
        </table:table-row>
        <table:table-row table:style-name="ro1">
          <table:table-cell/>
          <table:table-cell office:value-type="float" office:value="0.029472">
            <text:p>0.0294720</text:p>
          </table:table-cell>
          <table:table-cell office:value-type="float" office:value="1.242927">
            <text:p>1.2429270</text:p>
          </table:table-cell>
          <table:table-cell office:value-type="float" office:value="1.242756">
            <text:p>1.2427560</text:p>
          </table:table-cell>
        </table:table-row>
        <table:table-row table:style-name="ro1">
          <table:table-cell/>
          <table:table-cell office:value-type="float" office:value="0.737509">
            <text:p>0.7375090</text:p>
          </table:table-cell>
          <table:table-cell office:value-type="float" office:value="1.711765">
            <text:p>1.7117650</text:p>
          </table:table-cell>
          <table:table-cell office:value-type="float" office:value="1.27405">
            <text:p>1.2740500</text:p>
          </table:table-cell>
        </table:table-row>
        <table:table-row table:style-name="ro1">
          <table:table-cell/>
          <table:table-cell office:value-type="float" office:value="0.135566">
            <text:p>0.1355660</text:p>
          </table:table-cell>
          <table:table-cell office:value-type="float" office:value="0.845265">
            <text:p>0.8452650</text:p>
          </table:table-cell>
          <table:table-cell office:value-type="float" office:value="0.853017">
            <text:p>0.8530170</text:p>
          </table:table-cell>
        </table:table-row>
        <table:table-row table:style-name="ro1">
          <table:table-cell/>
          <table:table-cell office:value-type="float" office:value="0.099972">
            <text:p>0.0999720</text:p>
          </table:table-cell>
          <table:table-cell office:value-type="float" office:value="0.761022">
            <text:p>0.7610220</text:p>
          </table:table-cell>
          <table:table-cell office:value-type="float" office:value="1.3045">
            <text:p>1.3045000</text:p>
          </table:table-cell>
        </table:table-row>
        <table:table-row table:style-name="ro1">
          <table:table-cell/>
          <table:table-cell office:value-type="float" office:value="1.816868">
            <text:p>1.8168680</text:p>
          </table:table-cell>
          <table:table-cell office:value-type="float" office:value="1.818206">
            <text:p>1.8182060</text:p>
          </table:table-cell>
          <table:table-cell office:value-type="float" office:value="0.981623">
            <text:p>0.9816230</text:p>
          </table:table-cell>
        </table:table-row>
        <table:table-row table:style-name="ro1">
          <table:table-cell/>
          <table:table-cell office:value-type="float" office:value="2.193673">
            <text:p>2.1936730</text:p>
          </table:table-cell>
          <table:table-cell office:value-type="float" office:value="2.194719">
            <text:p>2.1947190</text:p>
          </table:table-cell>
          <table:table-cell office:value-type="float" office:value="1.839812">
            <text:p>1.8398120</text:p>
          </table:table-cell>
        </table:table-row>
        <table:table-row table:style-name="ro1">
          <table:table-cell/>
          <table:table-cell office:value-type="float" office:value="1.987317">
            <text:p>1.9873170</text:p>
          </table:table-cell>
          <table:table-cell office:value-type="float" office:value="1.675563">
            <text:p>1.6755630</text:p>
          </table:table-cell>
          <table:table-cell office:value-type="float" office:value="1.301476">
            <text:p>1.3014760</text:p>
          </table:table-cell>
        </table:table-row>
        <table:table-row table:style-name="ro1">
          <table:table-cell/>
          <table:table-cell office:value-type="float" office:value="0.125267">
            <text:p>0.1252670</text:p>
          </table:table-cell>
          <table:table-cell office:value-type="float" office:value="0.204312">
            <text:p>0.2043120</text:p>
          </table:table-cell>
          <table:table-cell office:value-type="float" office:value="0.875469">
            <text:p>0.8754690</text:p>
          </table:table-cell>
        </table:table-row>
        <table:table-row table:style-name="ro1">
          <table:table-cell/>
          <table:table-cell office:value-type="float" office:value="0.519444">
            <text:p>0.5194440</text:p>
          </table:table-cell>
          <table:table-cell office:value-type="float" office:value="0.754361">
            <text:p>0.7543610</text:p>
          </table:table-cell>
          <table:table-cell office:value-type="float" office:value="0.753885">
            <text:p>0.7538850</text:p>
          </table:table-cell>
        </table:table-row>
        <table:table-row table:style-name="ro1">
          <table:table-cell/>
          <table:table-cell office:value-type="float" office:value="1.372576">
            <text:p>1.3725760</text:p>
          </table:table-cell>
          <table:table-cell office:value-type="float" office:value="1.373256">
            <text:p>1.3732560</text:p>
          </table:table-cell>
          <table:table-cell office:value-type="float" office:value="1.372855">
            <text:p>1.3728550</text:p>
          </table:table-cell>
        </table:table-row>
        <table:table-row table:style-name="ro1">
          <table:table-cell/>
          <table:table-cell office:value-type="float" office:value="0.16799">
            <text:p>0.1679900</text:p>
          </table:table-cell>
          <table:table-cell office:value-type="float" office:value="0.917819">
            <text:p>0.9178190</text:p>
          </table:table-cell>
          <table:table-cell office:value-type="float" office:value="1.320705">
            <text:p>1.3207050</text:p>
          </table:table-cell>
        </table:table-row>
        <table:table-row table:style-name="ro1">
          <table:table-cell/>
          <table:table-cell office:value-type="float" office:value="0.309562">
            <text:p>0.3095620</text:p>
          </table:table-cell>
          <table:table-cell office:value-type="float" office:value="2.387271">
            <text:p>2.3872710</text:p>
          </table:table-cell>
          <table:table-cell office:value-type="float" office:value="1.471233">
            <text:p>1.4712330</text:p>
          </table:table-cell>
        </table:table-row>
        <table:table-row table:style-name="ro1">
          <table:table-cell/>
          <table:table-cell office:value-type="float" office:value="3.29195">
            <text:p>3.2919500</text:p>
          </table:table-cell>
          <table:table-cell office:value-type="float" office:value="1.508938">
            <text:p>1.5089380</text:p>
          </table:table-cell>
          <table:table-cell office:value-type="float" office:value="1.942642">
            <text:p>1.9426420</text:p>
          </table:table-cell>
        </table:table-row>
        <table:table-row table:style-name="ro1">
          <table:table-cell/>
          <table:table-cell office:value-type="float" office:value="2.722134">
            <text:p>2.7221340</text:p>
          </table:table-cell>
          <table:table-cell office:value-type="float" office:value="0.6929">
            <text:p>0.6929000</text:p>
          </table:table-cell>
          <table:table-cell office:value-type="float" office:value="1.121645">
            <text:p>1.1216450</text:p>
          </table:table-cell>
        </table:table-row>
        <table:table-row table:style-name="ro1">
          <table:table-cell/>
          <table:table-cell office:value-type="float" office:value="0.922825">
            <text:p>0.9228250</text:p>
          </table:table-cell>
          <table:table-cell office:value-type="float" office:value="0.923686">
            <text:p>0.9236860</text:p>
          </table:table-cell>
          <table:table-cell office:value-type="float" office:value="1.060555">
            <text:p>1.0605550</text:p>
          </table:table-cell>
        </table:table-row>
        <table:table-row table:style-name="ro1">
          <table:table-cell/>
          <table:table-cell office:value-type="float" office:value="5.441784">
            <text:p>5.4417840</text:p>
          </table:table-cell>
          <table:table-cell office:value-type="float" office:value="1.301429">
            <text:p>1.3014290</text:p>
          </table:table-cell>
          <table:table-cell office:value-type="float" office:value="1.084042">
            <text:p>1.0840420</text:p>
          </table:table-cell>
        </table:table-row>
        <table:table-row table:style-name="ro1">
          <table:table-cell/>
          <table:table-cell office:value-type="float" office:value="1.504651">
            <text:p>1.5046510</text:p>
          </table:table-cell>
          <table:table-cell office:value-type="float" office:value="1.505818">
            <text:p>1.5058180</text:p>
          </table:table-cell>
          <table:table-cell office:value-type="float" office:value="1.734988">
            <text:p>1.7349880</text:p>
          </table:table-cell>
        </table:table-row>
        <table:table-row table:style-name="ro1">
          <table:table-cell/>
          <table:table-cell office:value-type="float" office:value="2.323641">
            <text:p>2.3236410</text:p>
          </table:table-cell>
          <table:table-cell office:value-type="float" office:value="1.560754">
            <text:p>1.5607540</text:p>
          </table:table-cell>
          <table:table-cell office:value-type="float" office:value="1.4162">
            <text:p>1.4162000</text:p>
          </table:table-cell>
        </table:table-row>
        <table:table-row table:style-name="ro1">
          <table:table-cell/>
          <table:table-cell office:value-type="float" office:value="0.930662">
            <text:p>0.9306620</text:p>
          </table:table-cell>
          <table:table-cell office:value-type="float" office:value="0.931703">
            <text:p>0.9317030</text:p>
          </table:table-cell>
          <table:table-cell office:value-type="float" office:value="0.976059">
            <text:p>0.9760590</text:p>
          </table:table-cell>
        </table:table-row>
        <table:table-row table:style-name="ro1">
          <table:table-cell/>
          <table:table-cell office:value-type="float" office:value="1.274">
            <text:p>1.2740000</text:p>
          </table:table-cell>
          <table:table-cell office:value-type="float" office:value="1.276688">
            <text:p>1.2766880</text:p>
          </table:table-cell>
          <table:table-cell office:value-type="float" office:value="0.848395">
            <text:p>0.8483950</text:p>
          </table:table-cell>
        </table:table-row>
        <table:table-row table:style-name="ro1">
          <table:table-cell/>
          <table:table-cell office:value-type="float" office:value="1.516409">
            <text:p>1.5164090</text:p>
          </table:table-cell>
          <table:table-cell office:value-type="float" office:value="0.597581">
            <text:p>0.5975810</text:p>
          </table:table-cell>
          <table:table-cell office:value-type="float" office:value="1.148089">
            <text:p>1.1480890</text:p>
          </table:table-cell>
        </table:table-row>
        <table:table-row table:style-name="ro1">
          <table:table-cell/>
          <table:table-cell office:value-type="float" office:value="0.963769">
            <text:p>0.9637690</text:p>
          </table:table-cell>
          <table:table-cell office:value-type="float" office:value="0.720027">
            <text:p>0.7200270</text:p>
          </table:table-cell>
          <table:table-cell office:value-type="float" office:value="1.101616">
            <text:p>1.1016160</text:p>
          </table:table-cell>
        </table:table-row>
        <table:table-row table:style-name="ro1">
          <table:table-cell/>
          <table:table-cell office:value-type="float" office:value="6.237782">
            <text:p>6.2377820</text:p>
          </table:table-cell>
          <table:table-cell office:value-type="float" office:value="0.914944">
            <text:p>0.9149440</text:p>
          </table:table-cell>
          <table:table-cell office:value-type="float" office:value="1.03078">
            <text:p>1.0307800</text:p>
          </table:table-cell>
        </table:table-row>
        <table:table-row table:style-name="ro1">
          <table:table-cell/>
          <table:table-cell office:value-type="float" office:value="2.155876">
            <text:p>2.1558760</text:p>
          </table:table-cell>
          <table:table-cell office:value-type="float" office:value="0.761223">
            <text:p>0.7612230</text:p>
          </table:table-cell>
          <table:table-cell office:value-type="float" office:value="0.948244">
            <text:p>0.9482440</text:p>
          </table:table-cell>
        </table:table-row>
        <table:table-row table:style-name="ro1">
          <table:table-cell/>
          <table:table-cell office:value-type="float" office:value="0.58878">
            <text:p>0.5887800</text:p>
          </table:table-cell>
          <table:table-cell office:value-type="float" office:value="0.728213">
            <text:p>0.7282130</text:p>
          </table:table-cell>
          <table:table-cell office:value-type="float" office:value="1.16547">
            <text:p>1.1654700</text:p>
          </table:table-cell>
        </table:table-row>
        <table:table-row table:style-name="ro1">
          <table:table-cell/>
          <table:table-cell office:value-type="float" office:value="0.448316">
            <text:p>0.4483160</text:p>
          </table:table-cell>
          <table:table-cell office:value-type="float" office:value="1.263986">
            <text:p>1.2639860</text:p>
          </table:table-cell>
          <table:table-cell office:value-type="float" office:value="1.02002">
            <text:p>1.0200200</text:p>
          </table:table-cell>
        </table:table-row>
        <table:table-row table:style-name="ro1">
          <table:table-cell/>
          <table:table-cell office:value-type="float" office:value="0.140298">
            <text:p>0.1402980</text:p>
          </table:table-cell>
          <table:table-cell office:value-type="float" office:value="1.069281">
            <text:p>1.0692810</text:p>
          </table:table-cell>
          <table:table-cell office:value-type="float" office:value="0.895505">
            <text:p>0.8955050</text:p>
          </table:table-cell>
        </table:table-row>
        <table:table-row table:style-name="ro1">
          <table:table-cell/>
          <table:table-cell office:value-type="float" office:value="0.104624">
            <text:p>0.1046240</text:p>
          </table:table-cell>
          <table:table-cell office:value-type="float" office:value="0.335622">
            <text:p>0.3356220</text:p>
          </table:table-cell>
          <table:table-cell office:value-type="float" office:value="0.957172">
            <text:p>0.9571720</text:p>
          </table:table-cell>
        </table:table-row>
        <table:table-row table:style-name="ro1">
          <table:table-cell/>
          <table:table-cell office:value-type="float" office:value="2.996671">
            <text:p>2.9966710</text:p>
          </table:table-cell>
          <table:table-cell office:value-type="float" office:value="1.019842">
            <text:p>1.0198420</text:p>
          </table:table-cell>
          <table:table-cell office:value-type="float" office:value="1.165081">
            <text:p>1.1650810</text:p>
          </table:table-cell>
        </table:table-row>
        <table:table-row table:style-name="ro1">
          <table:table-cell/>
          <table:table-cell office:value-type="float" office:value="1.026823">
            <text:p>1.0268230</text:p>
          </table:table-cell>
          <table:table-cell office:value-type="float" office:value="1.115299">
            <text:p>1.1152990</text:p>
          </table:table-cell>
          <table:table-cell office:value-type="float" office:value="1.05907">
            <text:p>1.0590700</text:p>
          </table:table-cell>
        </table:table-row>
        <table:table-row table:style-name="ro1">
          <table:table-cell/>
          <table:table-cell office:value-type="float" office:value="0.418908">
            <text:p>0.4189080</text:p>
          </table:table-cell>
          <table:table-cell office:value-type="float" office:value="1.861662">
            <text:p>1.8616620</text:p>
          </table:table-cell>
          <table:table-cell office:value-type="float" office:value="2.072995">
            <text:p>2.0729950</text:p>
          </table:table-cell>
        </table:table-row>
        <table:table-row table:style-name="ro1">
          <table:table-cell/>
          <table:table-cell office:value-type="float" office:value="0.026747">
            <text:p>0.0267470</text:p>
          </table:table-cell>
          <table:table-cell office:value-type="float" office:value="1.384645">
            <text:p>1.3846450</text:p>
          </table:table-cell>
          <table:table-cell office:value-type="float" office:value="1.583687">
            <text:p>1.5836870</text:p>
          </table:table-cell>
        </table:table-row>
        <table:table-row table:style-name="ro1">
          <table:table-cell/>
          <table:table-cell office:value-type="float" office:value="0.171938">
            <text:p>0.1719380</text:p>
          </table:table-cell>
          <table:table-cell office:value-type="float" office:value="0.928226">
            <text:p>0.9282260</text:p>
          </table:table-cell>
          <table:table-cell office:value-type="float" office:value="1.731043">
            <text:p>1.7310430</text:p>
          </table:table-cell>
        </table:table-row>
        <table:table-row table:style-name="ro1">
          <table:table-cell/>
          <table:table-cell office:value-type="float" office:value="2.326939">
            <text:p>2.3269390</text:p>
          </table:table-cell>
          <table:table-cell office:value-type="float" office:value="2.398417">
            <text:p>2.3984170</text:p>
          </table:table-cell>
          <table:table-cell office:value-type="float" office:value="0.933516">
            <text:p>0.9335160</text:p>
          </table:table-cell>
        </table:table-row>
        <table:table-row table:style-name="ro1">
          <table:table-cell/>
          <table:table-cell office:value-type="float" office:value="0.236257">
            <text:p>0.2362570</text:p>
          </table:table-cell>
          <table:table-cell office:value-type="float" office:value="0.919722">
            <text:p>0.9197220</text:p>
          </table:table-cell>
          <table:table-cell office:value-type="float" office:value="1.125425">
            <text:p>1.1254250</text:p>
          </table:table-cell>
        </table:table-row>
        <table:table-row table:style-name="ro1">
          <table:table-cell/>
          <table:table-cell office:value-type="float" office:value="1.136971">
            <text:p>1.1369710</text:p>
          </table:table-cell>
          <table:table-cell office:value-type="float" office:value="1.137705">
            <text:p>1.1377050</text:p>
          </table:table-cell>
          <table:table-cell office:value-type="float" office:value="1.53602">
            <text:p>1.5360200</text:p>
          </table:table-cell>
        </table:table-row>
        <table:table-row table:style-name="ro1">
          <table:table-cell/>
          <table:table-cell office:value-type="float" office:value="0.295487">
            <text:p>0.2954870</text:p>
          </table:table-cell>
          <table:table-cell office:value-type="float" office:value="1.093221">
            <text:p>1.0932210</text:p>
          </table:table-cell>
          <table:table-cell office:value-type="float" office:value="0.942105">
            <text:p>0.9421050</text:p>
          </table:table-cell>
        </table:table-row>
        <table:table-row table:style-name="ro1">
          <table:table-cell/>
          <table:table-cell office:value-type="float" office:value="1.438972">
            <text:p>1.4389720</text:p>
          </table:table-cell>
          <table:table-cell office:value-type="float" office:value="1.87881">
            <text:p>1.8788100</text:p>
          </table:table-cell>
          <table:table-cell office:value-type="float" office:value="1.810807">
            <text:p>1.8108070</text:p>
          </table:table-cell>
        </table:table-row>
        <table:table-row table:style-name="ro1">
          <table:table-cell/>
          <table:table-cell office:value-type="float" office:value="0.266232">
            <text:p>0.2662320</text:p>
          </table:table-cell>
          <table:table-cell office:value-type="float" office:value="2.019713">
            <text:p>2.0197130</text:p>
          </table:table-cell>
          <table:table-cell office:value-type="float" office:value="1.891343">
            <text:p>1.8913430</text:p>
          </table:table-cell>
        </table:table-row>
        <table:table-row table:style-name="ro1">
          <table:table-cell/>
          <table:table-cell office:value-type="float" office:value="0.252382">
            <text:p>0.2523820</text:p>
          </table:table-cell>
          <table:table-cell office:value-type="float" office:value="2.178353">
            <text:p>2.1783530</text:p>
          </table:table-cell>
          <table:table-cell office:value-type="float" office:value="1.32912">
            <text:p>1.3291200</text:p>
          </table:table-cell>
        </table:table-row>
        <table:table-row table:style-name="ro1">
          <table:table-cell/>
          <table:table-cell office:value-type="float" office:value="1.396924">
            <text:p>1.3969240</text:p>
          </table:table-cell>
          <table:table-cell office:value-type="float" office:value="1.099386">
            <text:p>1.0993860</text:p>
          </table:table-cell>
          <table:table-cell office:value-type="float" office:value="1.396887">
            <text:p>1.3968870</text:p>
          </table:table-cell>
        </table:table-row>
        <table:table-row table:style-name="ro1">
          <table:table-cell/>
          <table:table-cell office:value-type="float" office:value="0.353979">
            <text:p>0.3539790</text:p>
          </table:table-cell>
          <table:table-cell office:value-type="float" office:value="0.641214">
            <text:p>0.6412140</text:p>
          </table:table-cell>
          <table:table-cell office:value-type="float" office:value="1.16845">
            <text:p>1.1684500</text:p>
          </table:table-cell>
        </table:table-row>
        <table:table-row table:style-name="ro1">
          <table:table-cell/>
          <table:table-cell office:value-type="float" office:value="2.426707">
            <text:p>2.4267070</text:p>
          </table:table-cell>
          <table:table-cell office:value-type="float" office:value="1.589084">
            <text:p>1.5890840</text:p>
          </table:table-cell>
          <table:table-cell office:value-type="float" office:value="1.448625">
            <text:p>1.4486250</text:p>
          </table:table-cell>
        </table:table-row>
        <table:table-row table:style-name="ro1">
          <table:table-cell/>
          <table:table-cell office:value-type="float" office:value="1.013037">
            <text:p>1.0130370</text:p>
          </table:table-cell>
          <table:table-cell office:value-type="float" office:value="0.953486">
            <text:p>0.9534860</text:p>
          </table:table-cell>
          <table:table-cell office:value-type="float" office:value="1.938503">
            <text:p>1.9385030</text:p>
          </table:table-cell>
        </table:table-row>
        <table:table-row table:style-name="ro1">
          <table:table-cell/>
          <table:table-cell office:value-type="float" office:value="1.97178">
            <text:p>1.9717800</text:p>
          </table:table-cell>
          <table:table-cell office:value-type="float" office:value="0.948746">
            <text:p>0.9487460</text:p>
          </table:table-cell>
          <table:table-cell office:value-type="float" office:value="0.973917">
            <text:p>0.9739170</text:p>
          </table:table-cell>
        </table:table-row>
        <table:table-row table:style-name="ro1">
          <table:table-cell/>
          <table:table-cell office:value-type="float" office:value="0.773411">
            <text:p>0.7734110</text:p>
          </table:table-cell>
          <table:table-cell office:value-type="float" office:value="1.147926">
            <text:p>1.1479260</text:p>
          </table:table-cell>
          <table:table-cell office:value-type="float" office:value="1.905107">
            <text:p>1.9051070</text:p>
          </table:table-cell>
        </table:table-row>
        <table:table-row table:style-name="ro1">
          <table:table-cell/>
          <table:table-cell office:value-type="float" office:value="0.470105">
            <text:p>0.4701050</text:p>
          </table:table-cell>
          <table:table-cell office:value-type="float" office:value="2.32932">
            <text:p>2.3293200</text:p>
          </table:table-cell>
          <table:table-cell office:value-type="float" office:value="1.873598">
            <text:p>1.8735980</text:p>
          </table:table-cell>
        </table:table-row>
        <table:table-row table:style-name="ro1">
          <table:table-cell/>
          <table:table-cell office:value-type="float" office:value="1.444378">
            <text:p>1.4443780</text:p>
          </table:table-cell>
          <table:table-cell office:value-type="float" office:value="1.284184">
            <text:p>1.2841840</text:p>
          </table:table-cell>
          <table:table-cell office:value-type="float" office:value="0.944446">
            <text:p>0.9444460</text:p>
          </table:table-cell>
        </table:table-row>
        <table:table-row table:style-name="ro1">
          <table:table-cell/>
          <table:table-cell office:value-type="float" office:value="0.875357">
            <text:p>0.8753570</text:p>
          </table:table-cell>
          <table:table-cell office:value-type="float" office:value="0.892246">
            <text:p>0.8922460</text:p>
          </table:table-cell>
          <table:table-cell office:value-type="float" office:value="0.90442">
            <text:p>0.9044200</text:p>
          </table:table-cell>
        </table:table-row>
        <table:table-row table:style-name="ro1">
          <table:table-cell/>
          <table:table-cell office:value-type="float" office:value="7.07267">
            <text:p>7.0726700</text:p>
          </table:table-cell>
          <table:table-cell office:value-type="float" office:value="1.686455">
            <text:p>1.6864550</text:p>
          </table:table-cell>
          <table:table-cell office:value-type="float" office:value="1.565139">
            <text:p>1.5651390</text:p>
          </table:table-cell>
        </table:table-row>
        <table:table-row table:style-name="ro1">
          <table:table-cell/>
          <table:table-cell office:value-type="float" office:value="1.595531">
            <text:p>1.5955310</text:p>
          </table:table-cell>
          <table:table-cell office:value-type="float" office:value="1.932378">
            <text:p>1.9323780</text:p>
          </table:table-cell>
          <table:table-cell office:value-type="float" office:value="1.374461">
            <text:p>1.3744610</text:p>
          </table:table-cell>
        </table:table-row>
        <table:table-row table:style-name="ro1">
          <table:table-cell/>
          <table:table-cell office:value-type="float" office:value="0.418107">
            <text:p>0.4181070</text:p>
          </table:table-cell>
          <table:table-cell office:value-type="float" office:value="0.621999">
            <text:p>0.6219990</text:p>
          </table:table-cell>
          <table:table-cell office:value-type="float" office:value="1.715138">
            <text:p>1.7151380</text:p>
          </table:table-cell>
        </table:table-row>
        <table:table-row table:style-name="ro1">
          <table:table-cell/>
          <table:table-cell office:value-type="float" office:value="1.204446">
            <text:p>1.2044460</text:p>
          </table:table-cell>
          <table:table-cell office:value-type="float" office:value="0.98126">
            <text:p>0.9812600</text:p>
          </table:table-cell>
          <table:table-cell office:value-type="float" office:value="1.389898">
            <text:p>1.3898980</text:p>
          </table:table-cell>
        </table:table-row>
        <table:table-row table:style-name="ro1">
          <table:table-cell/>
          <table:table-cell office:value-type="float" office:value="0.526519">
            <text:p>0.5265190</text:p>
          </table:table-cell>
          <table:table-cell office:value-type="float" office:value="1.16797">
            <text:p>1.1679700</text:p>
          </table:table-cell>
          <table:table-cell office:value-type="float" office:value="1.167294">
            <text:p>1.1672940</text:p>
          </table:table-cell>
        </table:table-row>
        <table:table-row table:style-name="ro1">
          <table:table-cell/>
          <table:table-cell office:value-type="float" office:value="1.294298">
            <text:p>1.2942980</text:p>
          </table:table-cell>
          <table:table-cell office:value-type="float" office:value="1.294862">
            <text:p>1.2948620</text:p>
          </table:table-cell>
          <table:table-cell office:value-type="float" office:value="1.294256">
            <text:p>1.2942560</text:p>
          </table:table-cell>
        </table:table-row>
        <table:table-row table:style-name="ro1">
          <table:table-cell/>
          <table:table-cell office:value-type="float" office:value="4.806565">
            <text:p>4.8065650</text:p>
          </table:table-cell>
          <table:table-cell office:value-type="float" office:value="1.531534">
            <text:p>1.5315340</text:p>
          </table:table-cell>
          <table:table-cell office:value-type="float" office:value="1.49711">
            <text:p>1.4971100</text:p>
          </table:table-cell>
        </table:table-row>
        <table:table-row table:style-name="ro1">
          <table:table-cell/>
          <table:table-cell office:value-type="float" office:value="0.249698">
            <text:p>0.2496980</text:p>
          </table:table-cell>
          <table:table-cell office:value-type="float" office:value="1.030718">
            <text:p>1.0307180</text:p>
          </table:table-cell>
          <table:table-cell office:value-type="float" office:value="1.272045">
            <text:p>1.2720450</text:p>
          </table:table-cell>
        </table:table-row>
        <table:table-row table:style-name="ro1">
          <table:table-cell/>
          <table:table-cell office:value-type="float" office:value="0.092534">
            <text:p>0.0925340</text:p>
          </table:table-cell>
          <table:table-cell office:value-type="float" office:value="1.402632">
            <text:p>1.4026320</text:p>
          </table:table-cell>
          <table:table-cell office:value-type="float" office:value="1.167964">
            <text:p>1.1679640</text:p>
          </table:table-cell>
        </table:table-row>
        <table:table-row table:style-name="ro1">
          <table:table-cell/>
          <table:table-cell office:value-type="float" office:value="0.73421">
            <text:p>0.7342100</text:p>
          </table:table-cell>
          <table:table-cell office:value-type="float" office:value="0.734824">
            <text:p>0.7348240</text:p>
          </table:table-cell>
          <table:table-cell office:value-type="float" office:value="1.367257">
            <text:p>1.3672570</text:p>
          </table:table-cell>
        </table:table-row>
        <table:table-row table:style-name="ro1">
          <table:table-cell/>
          <table:table-cell office:value-type="float" office:value="0.46177">
            <text:p>0.4617700</text:p>
          </table:table-cell>
          <table:table-cell office:value-type="float" office:value="0.981254">
            <text:p>0.9812540</text:p>
          </table:table-cell>
          <table:table-cell office:value-type="float" office:value="1.14951">
            <text:p>1.1495100</text:p>
          </table:table-cell>
        </table:table-row>
        <table:table-row table:style-name="ro1">
          <table:table-cell/>
          <table:table-cell office:value-type="float" office:value="0.874153">
            <text:p>0.8741530</text:p>
          </table:table-cell>
          <table:table-cell office:value-type="float" office:value="1.408976">
            <text:p>1.4089760</text:p>
          </table:table-cell>
          <table:table-cell office:value-type="float" office:value="1.197098">
            <text:p>1.1970980</text:p>
          </table:table-cell>
        </table:table-row>
        <table:table-row table:style-name="ro1">
          <table:table-cell/>
          <table:table-cell office:value-type="float" office:value="1.365355">
            <text:p>1.3653550</text:p>
          </table:table-cell>
          <table:table-cell office:value-type="float" office:value="1.569095">
            <text:p>1.5690950</text:p>
          </table:table-cell>
          <table:table-cell office:value-type="float" office:value="1.35673">
            <text:p>1.3567300</text:p>
          </table:table-cell>
        </table:table-row>
        <table:table-row table:style-name="ro1">
          <table:table-cell/>
          <table:table-cell office:value-type="float" office:value="2.23138">
            <text:p>2.2313800</text:p>
          </table:table-cell>
          <table:table-cell office:value-type="float" office:value="1.664013">
            <text:p>1.6640130</text:p>
          </table:table-cell>
          <table:table-cell office:value-type="float" office:value="1.328621">
            <text:p>1.3286210</text:p>
          </table:table-cell>
        </table:table-row>
        <table:table-row table:style-name="ro1">
          <table:table-cell/>
          <table:table-cell office:value-type="float" office:value="1.460995">
            <text:p>1.4609950</text:p>
          </table:table-cell>
          <table:table-cell office:value-type="float" office:value="0.870759">
            <text:p>0.8707590</text:p>
          </table:table-cell>
          <table:table-cell office:value-type="float" office:value="1.480286">
            <text:p>1.4802860</text:p>
          </table:table-cell>
        </table:table-row>
        <table:table-row table:style-name="ro1">
          <table:table-cell/>
          <table:table-cell office:value-type="float" office:value="4.111271">
            <text:p>4.1112710</text:p>
          </table:table-cell>
          <table:table-cell office:value-type="float" office:value="1.147023">
            <text:p>1.1470230</text:p>
          </table:table-cell>
          <table:table-cell office:value-type="float" office:value="1.268316">
            <text:p>1.2683160</text:p>
          </table:table-cell>
        </table:table-row>
        <table:table-row table:style-name="ro1">
          <table:table-cell/>
          <table:table-cell office:value-type="float" office:value="1.318895">
            <text:p>1.3188950</text:p>
          </table:table-cell>
          <table:table-cell office:value-type="float" office:value="0.421234">
            <text:p>0.4212340</text:p>
          </table:table-cell>
          <table:table-cell office:value-type="float" office:value="0.895544">
            <text:p>0.8955440</text:p>
          </table:table-cell>
        </table:table-row>
        <table:table-row table:style-name="ro1">
          <table:table-cell/>
          <table:table-cell office:value-type="float" office:value="2.05933">
            <text:p>2.0593300</text:p>
          </table:table-cell>
          <table:table-cell office:value-type="float" office:value="2.098948">
            <text:p>2.0989480</text:p>
          </table:table-cell>
          <table:table-cell office:value-type="float" office:value="2.001555">
            <text:p>2.0015550</text:p>
          </table:table-cell>
        </table:table-row>
        <table:table-row table:style-name="ro1">
          <table:table-cell/>
          <table:table-cell office:value-type="float" office:value="5.615439">
            <text:p>5.6154390</text:p>
          </table:table-cell>
          <table:table-cell office:value-type="float" office:value="1.523666">
            <text:p>1.5236660</text:p>
          </table:table-cell>
          <table:table-cell office:value-type="float" office:value="1.511662">
            <text:p>1.5116620</text:p>
          </table:table-cell>
        </table:table-row>
        <table:table-row table:style-name="ro1">
          <table:table-cell/>
          <table:table-cell office:value-type="float" office:value="0.102934">
            <text:p>0.1029340</text:p>
          </table:table-cell>
          <table:table-cell office:value-type="float" office:value="1.43743">
            <text:p>1.4374300</text:p>
          </table:table-cell>
          <table:table-cell office:value-type="float" office:value="1.665309">
            <text:p>1.6653090</text:p>
          </table:table-cell>
        </table:table-row>
        <table:table-row table:style-name="ro1">
          <table:table-cell/>
          <table:table-cell office:value-type="float" office:value="0.598575">
            <text:p>0.5985750</text:p>
          </table:table-cell>
          <table:table-cell office:value-type="float" office:value="1.69202">
            <text:p>1.6920200</text:p>
          </table:table-cell>
          <table:table-cell office:value-type="float" office:value="1.0003">
            <text:p>1.0003000</text:p>
          </table:table-cell>
        </table:table-row>
        <table:table-row table:style-name="ro1">
          <table:table-cell/>
          <table:table-cell office:value-type="float" office:value="0.864213">
            <text:p>0.8642130</text:p>
          </table:table-cell>
          <table:table-cell office:value-type="float" office:value="2.234409">
            <text:p>2.2344090</text:p>
          </table:table-cell>
          <table:table-cell office:value-type="float" office:value="1.902317">
            <text:p>1.9023170</text:p>
          </table:table-cell>
        </table:table-row>
        <table:table-row table:style-name="ro1">
          <table:table-cell/>
          <table:table-cell office:value-type="float" office:value="3.426846">
            <text:p>3.4268460</text:p>
          </table:table-cell>
          <table:table-cell office:value-type="float" office:value="1.379428">
            <text:p>1.3794280</text:p>
          </table:table-cell>
          <table:table-cell office:value-type="float" office:value="1.464287">
            <text:p>1.4642870</text:p>
          </table:table-cell>
        </table:table-row>
        <table:table-row table:style-name="ro1">
          <table:table-cell/>
          <table:table-cell office:value-type="float" office:value="1.662995">
            <text:p>1.6629950</text:p>
          </table:table-cell>
          <table:table-cell office:value-type="float" office:value="1.456785">
            <text:p>1.4567850</text:p>
          </table:table-cell>
          <table:table-cell office:value-type="float" office:value="1.662782">
            <text:p>1.6627820</text:p>
          </table:table-cell>
        </table:table-row>
        <table:table-row table:style-name="ro1">
          <table:table-cell/>
          <table:table-cell office:value-type="float" office:value="2.906267">
            <text:p>2.9062670</text:p>
          </table:table-cell>
          <table:table-cell office:value-type="float" office:value="1.856552">
            <text:p>1.8565520</text:p>
          </table:table-cell>
          <table:table-cell office:value-type="float" office:value="1.132282">
            <text:p>1.1322820</text:p>
          </table:table-cell>
        </table:table-row>
        <table:table-row table:style-name="ro1">
          <table:table-cell/>
          <table:table-cell office:value-type="float" office:value="0.422193">
            <text:p>0.4221930</text:p>
          </table:table-cell>
          <table:table-cell office:value-type="float" office:value="2.029038">
            <text:p>2.0290380</text:p>
          </table:table-cell>
          <table:table-cell office:value-type="float" office:value="1.084189">
            <text:p>1.0841890</text:p>
          </table:table-cell>
        </table:table-row>
        <table:table-row table:style-name="ro1">
          <table:table-cell/>
          <table:table-cell office:value-type="float" office:value="2.016646">
            <text:p>2.0166460</text:p>
          </table:table-cell>
          <table:table-cell office:value-type="float" office:value="2.241737">
            <text:p>2.2417370</text:p>
          </table:table-cell>
          <table:table-cell office:value-type="float" office:value="0.985545">
            <text:p>0.9855450</text:p>
          </table:table-cell>
        </table:table-row>
        <table:table-row table:style-name="ro1">
          <table:table-cell/>
          <table:table-cell office:value-type="float" office:value="5.247292">
            <text:p>5.2472920</text:p>
          </table:table-cell>
          <table:table-cell office:value-type="float" office:value="2.211163">
            <text:p>2.2111630</text:p>
          </table:table-cell>
          <table:table-cell office:value-type="float" office:value="1.388564">
            <text:p>1.3885640</text:p>
          </table:table-cell>
        </table:table-row>
        <table:table-row table:style-name="ro1">
          <table:table-cell/>
          <table:table-cell office:value-type="float" office:value="1.089244">
            <text:p>1.0892440</text:p>
          </table:table-cell>
          <table:table-cell office:value-type="float" office:value="2.058534">
            <text:p>2.0585340</text:p>
          </table:table-cell>
          <table:table-cell office:value-type="float" office:value="1.275461">
            <text:p>1.2754610</text:p>
          </table:table-cell>
        </table:table-row>
        <table:table-row table:style-name="ro1">
          <table:table-cell/>
          <table:table-cell office:value-type="float" office:value="3.162016">
            <text:p>3.1620160</text:p>
          </table:table-cell>
          <table:table-cell office:value-type="float" office:value="1.570474">
            <text:p>1.5704740</text:p>
          </table:table-cell>
          <table:table-cell office:value-type="float" office:value="1.728459">
            <text:p>1.7284590</text:p>
          </table:table-cell>
        </table:table-row>
        <table:table-row table:style-name="ro1">
          <table:table-cell/>
          <table:table-cell office:value-type="float" office:value="1.06655">
            <text:p>1.0665500</text:p>
          </table:table-cell>
          <table:table-cell office:value-type="float" office:value="1.203909">
            <text:p>1.2039090</text:p>
          </table:table-cell>
          <table:table-cell office:value-type="float" office:value="1.718207">
            <text:p>1.7182070</text:p>
          </table:table-cell>
        </table:table-row>
        <table:table-row table:style-name="ro1">
          <table:table-cell/>
          <table:table-cell office:value-type="float" office:value="0.314951">
            <text:p>0.3149510</text:p>
          </table:table-cell>
          <table:table-cell office:value-type="float" office:value="1.674105">
            <text:p>1.6741050</text:p>
          </table:table-cell>
          <table:table-cell office:value-type="float" office:value="1.320424">
            <text:p>1.3204240</text:p>
          </table:table-cell>
        </table:table-row>
        <table:table-row table:style-name="ro1">
          <table:table-cell/>
          <table:table-cell office:value-type="float" office:value="1.010648">
            <text:p>1.0106480</text:p>
          </table:table-cell>
          <table:table-cell office:value-type="float" office:value="2.048032">
            <text:p>2.0480320</text:p>
          </table:table-cell>
          <table:table-cell office:value-type="float" office:value="1.602403">
            <text:p>1.6024030</text:p>
          </table:table-cell>
        </table:table-row>
        <table:table-row table:style-name="ro1">
          <table:table-cell/>
          <table:table-cell office:value-type="float" office:value="0.649748">
            <text:p>0.6497480</text:p>
          </table:table-cell>
          <table:table-cell office:value-type="float" office:value="1.352654">
            <text:p>1.3526540</text:p>
          </table:table-cell>
          <table:table-cell office:value-type="float" office:value="1.350872">
            <text:p>1.3508720</text:p>
          </table:table-cell>
        </table:table-row>
        <table:table-row table:style-name="ro1">
          <table:table-cell/>
          <table:table-cell office:value-type="float" office:value="0.060762">
            <text:p>0.0607620</text:p>
          </table:table-cell>
          <table:table-cell office:value-type="float" office:value="0.577834">
            <text:p>0.5778340</text:p>
          </table:table-cell>
          <table:table-cell office:value-type="float" office:value="1.324452">
            <text:p>1.3244520</text:p>
          </table:table-cell>
        </table:table-row>
        <table:table-row table:style-name="ro1">
          <table:table-cell/>
          <table:table-cell office:value-type="float" office:value="1.985712">
            <text:p>1.9857120</text:p>
          </table:table-cell>
          <table:table-cell office:value-type="float" office:value="1.099935">
            <text:p>1.0999350</text:p>
          </table:table-cell>
          <table:table-cell office:value-type="float" office:value="1.099233">
            <text:p>1.0992330</text:p>
          </table:table-cell>
        </table:table-row>
        <table:table-row table:style-name="ro1">
          <table:table-cell/>
          <table:table-cell office:value-type="float" office:value="2.566329">
            <text:p>2.5663290</text:p>
          </table:table-cell>
          <table:table-cell office:value-type="float" office:value="1.962888">
            <text:p>1.9628880</text:p>
          </table:table-cell>
          <table:table-cell office:value-type="float" office:value="1.757139">
            <text:p>1.7571390</text:p>
          </table:table-cell>
        </table:table-row>
        <table:table-row table:style-name="ro1">
          <table:table-cell/>
          <table:table-cell office:value-type="float" office:value="3.858021">
            <text:p>3.8580210</text:p>
          </table:table-cell>
          <table:table-cell office:value-type="float" office:value="1.862455">
            <text:p>1.8624550</text:p>
          </table:table-cell>
          <table:table-cell office:value-type="float" office:value="0.854849">
            <text:p>0.8548490</text:p>
          </table:table-cell>
        </table:table-row>
        <table:table-row table:style-name="ro1">
          <table:table-cell/>
          <table:table-cell office:value-type="float" office:value="1.707928">
            <text:p>1.7079280</text:p>
          </table:table-cell>
          <table:table-cell office:value-type="float" office:value="1.173863">
            <text:p>1.1738630</text:p>
          </table:table-cell>
          <table:table-cell office:value-type="float" office:value="0.886374">
            <text:p>0.8863740</text:p>
          </table:table-cell>
        </table:table-row>
        <table:table-row table:style-name="ro1">
          <table:table-cell/>
          <table:table-cell office:value-type="float" office:value="3.042237">
            <text:p>3.0422370</text:p>
          </table:table-cell>
          <table:table-cell office:value-type="float" office:value="1.034235">
            <text:p>1.0342350</text:p>
          </table:table-cell>
          <table:table-cell office:value-type="float" office:value="1.315079">
            <text:p>1.3150790</text:p>
          </table:table-cell>
        </table:table-row>
        <table:table-row table:style-name="ro1">
          <table:table-cell/>
          <table:table-cell office:value-type="float" office:value="0.80669">
            <text:p>0.8066900</text:p>
          </table:table-cell>
          <table:table-cell office:value-type="float" office:value="2.376776">
            <text:p>2.3767760</text:p>
          </table:table-cell>
          <table:table-cell office:value-type="float" office:value="1.511122">
            <text:p>1.5111220</text:p>
          </table:table-cell>
        </table:table-row>
        <table:table-row table:style-name="ro1">
          <table:table-cell/>
          <table:table-cell office:value-type="float" office:value="1.522205">
            <text:p>1.5222050</text:p>
          </table:table-cell>
          <table:table-cell office:value-type="float" office:value="2.409548">
            <text:p>2.4095480</text:p>
          </table:table-cell>
          <table:table-cell office:value-type="float" office:value="1.450367">
            <text:p>1.4503670</text:p>
          </table:table-cell>
        </table:table-row>
        <table:table-row table:style-name="ro1">
          <table:table-cell/>
          <table:table-cell office:value-type="float" office:value="3.703309">
            <text:p>3.7033090</text:p>
          </table:table-cell>
          <table:table-cell office:value-type="float" office:value="1.209979">
            <text:p>1.2099790</text:p>
          </table:table-cell>
          <table:table-cell office:value-type="float" office:value="1.221817">
            <text:p>1.2218170</text:p>
          </table:table-cell>
        </table:table-row>
        <table:table-row table:style-name="ro1">
          <table:table-cell/>
          <table:table-cell office:value-type="float" office:value="1.834782">
            <text:p>1.8347820</text:p>
          </table:table-cell>
          <table:table-cell office:value-type="float" office:value="1.544252">
            <text:p>1.5442520</text:p>
          </table:table-cell>
          <table:table-cell office:value-type="float" office:value="1.548157">
            <text:p>1.5481570</text:p>
          </table:table-cell>
        </table:table-row>
        <table:table-row table:style-name="ro1">
          <table:table-cell/>
          <table:table-cell office:value-type="float" office:value="1.460883">
            <text:p>1.4608830</text:p>
          </table:table-cell>
          <table:table-cell office:value-type="float" office:value="1.795546">
            <text:p>1.7955460</text:p>
          </table:table-cell>
          <table:table-cell office:value-type="float" office:value="1.477926">
            <text:p>1.4779260</text:p>
          </table:table-cell>
        </table:table-row>
        <table:table-row table:style-name="ro1">
          <table:table-cell/>
          <table:table-cell office:value-type="float" office:value="0.571428">
            <text:p>0.5714280</text:p>
          </table:table-cell>
          <table:table-cell office:value-type="float" office:value="1.228958">
            <text:p>1.2289580</text:p>
          </table:table-cell>
          <table:table-cell office:value-type="float" office:value="1.441345">
            <text:p>1.4413450</text:p>
          </table:table-cell>
        </table:table-row>
        <table:table-row table:style-name="ro1">
          <table:table-cell/>
          <table:table-cell office:value-type="float" office:value="0.574121">
            <text:p>0.5741210</text:p>
          </table:table-cell>
          <table:table-cell office:value-type="float" office:value="0.666779">
            <text:p>0.6667790</text:p>
          </table:table-cell>
          <table:table-cell office:value-type="float" office:value="1.250654">
            <text:p>1.2506540</text:p>
          </table:table-cell>
        </table:table-row>
        <table:table-row table:style-name="ro1">
          <table:table-cell/>
          <table:table-cell office:value-type="float" office:value="0.616579">
            <text:p>0.6165790</text:p>
          </table:table-cell>
          <table:table-cell office:value-type="float" office:value="1.867735">
            <text:p>1.8677350</text:p>
          </table:table-cell>
          <table:table-cell office:value-type="float" office:value="1.362114">
            <text:p>1.3621140</text:p>
          </table:table-cell>
        </table:table-row>
        <table:table-row table:style-name="ro1">
          <table:table-cell/>
          <table:table-cell office:value-type="float" office:value="0.447392">
            <text:p>0.4473920</text:p>
          </table:table-cell>
          <table:table-cell office:value-type="float" office:value="2.101104">
            <text:p>2.1011040</text:p>
          </table:table-cell>
          <table:table-cell office:value-type="float" office:value="1.318207">
            <text:p>1.3182070</text:p>
          </table:table-cell>
        </table:table-row>
        <table:table-row table:style-name="ro1">
          <table:table-cell/>
          <table:table-cell office:value-type="float" office:value="0.023301">
            <text:p>0.0233010</text:p>
          </table:table-cell>
          <table:table-cell office:value-type="float" office:value="0.827491">
            <text:p>0.8274910</text:p>
          </table:table-cell>
          <table:table-cell office:value-type="float" office:value="1.700169">
            <text:p>1.7001690</text:p>
          </table:table-cell>
        </table:table-row>
        <table:table-row table:style-name="ro1">
          <table:table-cell/>
          <table:table-cell office:value-type="float" office:value="0.749777">
            <text:p>0.7497770</text:p>
          </table:table-cell>
          <table:table-cell office:value-type="float" office:value="1.247455">
            <text:p>1.2474550</text:p>
          </table:table-cell>
          <table:table-cell office:value-type="float" office:value="1.672588">
            <text:p>1.6725880</text:p>
          </table:table-cell>
        </table:table-row>
        <table:table-row table:style-name="ro1">
          <table:table-cell/>
          <table:table-cell office:value-type="float" office:value="1.202741">
            <text:p>1.2027410</text:p>
          </table:table-cell>
          <table:table-cell office:value-type="float" office:value="1.394453">
            <text:p>1.3944530</text:p>
          </table:table-cell>
          <table:table-cell office:value-type="float" office:value="1.510053">
            <text:p>1.5100530</text:p>
          </table:table-cell>
        </table:table-row>
        <table:table-row table:style-name="ro1">
          <table:table-cell/>
          <table:table-cell office:value-type="float" office:value="0.800296">
            <text:p>0.8002960</text:p>
          </table:table-cell>
          <table:table-cell office:value-type="float" office:value="0.800545">
            <text:p>0.8005450</text:p>
          </table:table-cell>
          <table:table-cell office:value-type="float" office:value="0.907011">
            <text:p>0.9070110</text:p>
          </table:table-cell>
        </table:table-row>
        <table:table-row table:style-name="ro1">
          <table:table-cell/>
          <table:table-cell office:value-type="float" office:value="2.096057">
            <text:p>2.0960570</text:p>
          </table:table-cell>
          <table:table-cell office:value-type="float" office:value="2.702017">
            <text:p>2.7020170</text:p>
          </table:table-cell>
          <table:table-cell office:value-type="float" office:value="1.003461">
            <text:p>1.0034610</text:p>
          </table:table-cell>
        </table:table-row>
        <table:table-row table:style-name="ro1">
          <table:table-cell/>
          <table:table-cell office:value-type="float" office:value="3.212587">
            <text:p>3.2125870</text:p>
          </table:table-cell>
          <table:table-cell office:value-type="float" office:value="1.261194">
            <text:p>1.2611940</text:p>
          </table:table-cell>
          <table:table-cell office:value-type="float" office:value="0.873227">
            <text:p>0.8732270</text:p>
          </table:table-cell>
        </table:table-row>
        <table:table-row table:style-name="ro1">
          <table:table-cell/>
          <table:table-cell office:value-type="float" office:value="0.127397">
            <text:p>0.1273970</text:p>
          </table:table-cell>
          <table:table-cell office:value-type="float" office:value="0.969707">
            <text:p>0.9697070</text:p>
          </table:table-cell>
          <table:table-cell office:value-type="float" office:value="1.849044">
            <text:p>1.8490440</text:p>
          </table:table-cell>
        </table:table-row>
        <table:table-row table:style-name="ro1">
          <table:table-cell/>
          <table:table-cell office:value-type="float" office:value="0.55866">
            <text:p>0.5586600</text:p>
          </table:table-cell>
          <table:table-cell office:value-type="float" office:value="1.700056">
            <text:p>1.7000560</text:p>
          </table:table-cell>
          <table:table-cell office:value-type="float" office:value="1.182157">
            <text:p>1.1821570</text:p>
          </table:table-cell>
        </table:table-row>
        <table:table-row table:style-name="ro1">
          <table:table-cell/>
          <table:table-cell office:value-type="float" office:value="0.074899">
            <text:p>0.0748990</text:p>
          </table:table-cell>
          <table:table-cell office:value-type="float" office:value="0.247157">
            <text:p>0.2471570</text:p>
          </table:table-cell>
          <table:table-cell office:value-type="float" office:value="0.821096">
            <text:p>0.8210960</text:p>
          </table:table-cell>
        </table:table-row>
        <table:table-row table:style-name="ro1">
          <table:table-cell/>
          <table:table-cell office:value-type="float" office:value="2.02861">
            <text:p>2.0286100</text:p>
          </table:table-cell>
          <table:table-cell office:value-type="float" office:value="1.479161">
            <text:p>1.4791610</text:p>
          </table:table-cell>
          <table:table-cell office:value-type="float" office:value="1.358963">
            <text:p>1.3589630</text:p>
          </table:table-cell>
        </table:table-row>
        <table:table-row table:style-name="ro1">
          <table:table-cell/>
          <table:table-cell office:value-type="float" office:value="1.730781">
            <text:p>1.7307810</text:p>
          </table:table-cell>
          <table:table-cell office:value-type="float" office:value="1.779792">
            <text:p>1.7797920</text:p>
          </table:table-cell>
          <table:table-cell office:value-type="float" office:value="1.778081">
            <text:p>1.7780810</text:p>
          </table:table-cell>
        </table:table-row>
        <table:table-row table:style-name="ro1">
          <table:table-cell/>
          <table:table-cell office:value-type="float" office:value="0.414898">
            <text:p>0.4148980</text:p>
          </table:table-cell>
          <table:table-cell office:value-type="float" office:value="0.742406">
            <text:p>0.7424060</text:p>
          </table:table-cell>
          <table:table-cell office:value-type="float" office:value="1.144683">
            <text:p>1.1446830</text:p>
          </table:table-cell>
        </table:table-row>
        <table:table-row table:style-name="ro1">
          <table:table-cell/>
          <table:table-cell office:value-type="float" office:value="3.897469">
            <text:p>3.8974690</text:p>
          </table:table-cell>
          <table:table-cell office:value-type="float" office:value="2.310273">
            <text:p>2.3102730</text:p>
          </table:table-cell>
          <table:table-cell office:value-type="float" office:value="1.702363">
            <text:p>1.7023630</text:p>
          </table:table-cell>
        </table:table-row>
        <table:table-row table:style-name="ro1">
          <table:table-cell/>
          <table:table-cell office:value-type="float" office:value="4.346826">
            <text:p>4.3468260</text:p>
          </table:table-cell>
          <table:table-cell office:value-type="float" office:value="0.989872">
            <text:p>0.9898720</text:p>
          </table:table-cell>
          <table:table-cell office:value-type="float" office:value="1.391101">
            <text:p>1.3911010</text:p>
          </table:table-cell>
        </table:table-row>
        <table:table-row table:style-name="ro1">
          <table:table-cell/>
          <table:table-cell office:value-type="float" office:value="1.232394">
            <text:p>1.2323940</text:p>
          </table:table-cell>
          <table:table-cell office:value-type="float" office:value="0.84676">
            <text:p>0.8467600</text:p>
          </table:table-cell>
          <table:table-cell office:value-type="float" office:value="1.485688">
            <text:p>1.4856880</text:p>
          </table:table-cell>
        </table:table-row>
        <table:table-row table:style-name="ro1">
          <table:table-cell/>
          <table:table-cell office:value-type="float" office:value="0.52861">
            <text:p>0.5286100</text:p>
          </table:table-cell>
          <table:table-cell office:value-type="float" office:value="0.957399">
            <text:p>0.9573990</text:p>
          </table:table-cell>
          <table:table-cell office:value-type="float" office:value="1.33601">
            <text:p>1.3360100</text:p>
          </table:table-cell>
        </table:table-row>
        <table:table-row table:style-name="ro1">
          <table:table-cell/>
          <table:table-cell office:value-type="float" office:value="0.823533">
            <text:p>0.8235330</text:p>
          </table:table-cell>
          <table:table-cell office:value-type="float" office:value="1.253638">
            <text:p>1.2536380</text:p>
          </table:table-cell>
          <table:table-cell office:value-type="float" office:value="1.074107">
            <text:p>1.0741070</text:p>
          </table:table-cell>
        </table:table-row>
        <table:table-row table:style-name="ro1">
          <table:table-cell/>
          <table:table-cell office:value-type="float" office:value="1.473427">
            <text:p>1.4734270</text:p>
          </table:table-cell>
          <table:table-cell office:value-type="float" office:value="1.473498">
            <text:p>1.4734980</text:p>
          </table:table-cell>
          <table:table-cell office:value-type="float" office:value="1.608067">
            <text:p>1.6080670</text:p>
          </table:table-cell>
        </table:table-row>
        <table:table-row table:style-name="ro1">
          <table:table-cell/>
          <table:table-cell office:value-type="float" office:value="0.069718">
            <text:p>0.0697180</text:p>
          </table:table-cell>
          <table:table-cell office:value-type="float" office:value="0.386874">
            <text:p>0.3868740</text:p>
          </table:table-cell>
          <table:table-cell office:value-type="float" office:value="1.483807">
            <text:p>1.4838070</text:p>
          </table:table-cell>
        </table:table-row>
        <table:table-row table:style-name="ro1">
          <table:table-cell/>
          <table:table-cell office:value-type="float" office:value="0.548665">
            <text:p>0.5486650</text:p>
          </table:table-cell>
          <table:table-cell office:value-type="float" office:value="0.85967">
            <text:p>0.8596700</text:p>
          </table:table-cell>
          <table:table-cell office:value-type="float" office:value="0.895902">
            <text:p>0.8959020</text:p>
          </table:table-cell>
        </table:table-row>
        <table:table-row table:style-name="ro1">
          <table:table-cell/>
          <table:table-cell office:value-type="float" office:value="0.651143">
            <text:p>0.6511430</text:p>
          </table:table-cell>
          <table:table-cell office:value-type="float" office:value="1.026509">
            <text:p>1.0265090</text:p>
          </table:table-cell>
          <table:table-cell office:value-type="float" office:value="1.172696">
            <text:p>1.1726960</text:p>
          </table:table-cell>
        </table:table-row>
        <table:table-row table:style-name="ro1">
          <table:table-cell/>
          <table:table-cell office:value-type="float" office:value="0.469312">
            <text:p>0.4693120</text:p>
          </table:table-cell>
          <table:table-cell office:value-type="float" office:value="1.28462">
            <text:p>1.2846200</text:p>
          </table:table-cell>
          <table:table-cell office:value-type="float" office:value="1.561212">
            <text:p>1.5612120</text:p>
          </table:table-cell>
        </table:table-row>
        <table:table-row table:style-name="ro1">
          <table:table-cell/>
          <table:table-cell office:value-type="float" office:value="2.492583">
            <text:p>2.4925830</text:p>
          </table:table-cell>
          <table:table-cell office:value-type="float" office:value="1.805753">
            <text:p>1.8057530</text:p>
          </table:table-cell>
          <table:table-cell office:value-type="float" office:value="0.869037">
            <text:p>0.8690370</text:p>
          </table:table-cell>
        </table:table-row>
        <table:table-row table:style-name="ro1">
          <table:table-cell/>
          <table:table-cell office:value-type="float" office:value="1.217684">
            <text:p>1.2176840</text:p>
          </table:table-cell>
          <table:table-cell office:value-type="float" office:value="0.996915">
            <text:p>0.9969150</text:p>
          </table:table-cell>
          <table:table-cell office:value-type="float" office:value="0.99557">
            <text:p>0.9955700</text:p>
          </table:table-cell>
        </table:table-row>
        <table:table-row table:style-name="ro1">
          <table:table-cell/>
          <table:table-cell office:value-type="float" office:value="3.397314">
            <text:p>3.3973140</text:p>
          </table:table-cell>
          <table:table-cell office:value-type="float" office:value="0.251982">
            <text:p>0.2519820</text:p>
          </table:table-cell>
          <table:table-cell office:value-type="float" office:value="1.408071">
            <text:p>1.4080710</text:p>
          </table:table-cell>
        </table:table-row>
        <table:table-row table:style-name="ro1">
          <table:table-cell/>
          <table:table-cell office:value-type="float" office:value="5.383396">
            <text:p>5.3833960</text:p>
          </table:table-cell>
          <table:table-cell office:value-type="float" office:value="3.622895">
            <text:p>3.6228950</text:p>
          </table:table-cell>
          <table:table-cell office:value-type="float" office:value="1.542495">
            <text:p>1.5424950</text:p>
          </table:table-cell>
        </table:table-row>
        <table:table-row table:style-name="ro1">
          <table:table-cell/>
          <table:table-cell office:value-type="float" office:value="2.304881">
            <text:p>2.3048810</text:p>
          </table:table-cell>
          <table:table-cell office:value-type="float" office:value="0.671399">
            <text:p>0.6713990</text:p>
          </table:table-cell>
          <table:table-cell office:value-type="float" office:value="1.058893">
            <text:p>1.0588930</text:p>
          </table:table-cell>
        </table:table-row>
        <table:table-row table:style-name="ro1">
          <table:table-cell/>
          <table:table-cell office:value-type="float" office:value="0.97572">
            <text:p>0.9757200</text:p>
          </table:table-cell>
          <table:table-cell office:value-type="float" office:value="1.085054">
            <text:p>1.0850540</text:p>
          </table:table-cell>
          <table:table-cell office:value-type="float" office:value="1.141507">
            <text:p>1.1415070</text:p>
          </table:table-cell>
        </table:table-row>
        <table:table-row table:style-name="ro1">
          <table:table-cell/>
          <table:table-cell office:value-type="float" office:value="0.451386">
            <text:p>0.4513860</text:p>
          </table:table-cell>
          <table:table-cell office:value-type="float" office:value="1.263182">
            <text:p>1.2631820</text:p>
          </table:table-cell>
          <table:table-cell office:value-type="float" office:value="2.086029">
            <text:p>2.0860290</text:p>
          </table:table-cell>
        </table:table-row>
        <table:table-row table:style-name="ro1">
          <table:table-cell/>
          <table:table-cell office:value-type="float" office:value="2.1943">
            <text:p>2.1943000</text:p>
          </table:table-cell>
          <table:table-cell office:value-type="float" office:value="2.194916">
            <text:p>2.1949160</text:p>
          </table:table-cell>
          <table:table-cell office:value-type="float" office:value="0.958262">
            <text:p>0.9582620</text:p>
          </table:table-cell>
        </table:table-row>
        <table:table-row table:style-name="ro1">
          <table:table-cell/>
          <table:table-cell office:value-type="float" office:value="0.898292">
            <text:p>0.8982920</text:p>
          </table:table-cell>
          <table:table-cell office:value-type="float" office:value="2.244576">
            <text:p>2.2445760</text:p>
          </table:table-cell>
          <table:table-cell office:value-type="float" office:value="1.510536">
            <text:p>1.5105360</text:p>
          </table:table-cell>
        </table:table-row>
        <table:table-row table:style-name="ro1">
          <table:table-cell/>
          <table:table-cell office:value-type="float" office:value="0.432597">
            <text:p>0.4325970</text:p>
          </table:table-cell>
          <table:table-cell office:value-type="float" office:value="1.000091">
            <text:p>1.0000910</text:p>
          </table:table-cell>
          <table:table-cell office:value-type="float" office:value="1.107631">
            <text:p>1.1076310</text:p>
          </table:table-cell>
        </table:table-row>
        <table:table-row table:style-name="ro1">
          <table:table-cell/>
          <table:table-cell office:value-type="float" office:value="0.231799">
            <text:p>0.2317990</text:p>
          </table:table-cell>
          <table:table-cell office:value-type="float" office:value="0.291037">
            <text:p>0.2910370</text:p>
          </table:table-cell>
          <table:table-cell office:value-type="float" office:value="1.112593">
            <text:p>1.1125930</text:p>
          </table:table-cell>
        </table:table-row>
        <table:table-row table:style-name="ro1">
          <table:table-cell/>
          <table:table-cell office:value-type="float" office:value="2.600602">
            <text:p>2.6006020</text:p>
          </table:table-cell>
          <table:table-cell office:value-type="float" office:value="1.180047">
            <text:p>1.1800470</text:p>
          </table:table-cell>
          <table:table-cell office:value-type="float" office:value="1.562719">
            <text:p>1.5627190</text:p>
          </table:table-cell>
        </table:table-row>
        <table:table-row table:style-name="ro1">
          <table:table-cell/>
          <table:table-cell office:value-type="float" office:value="1.596761">
            <text:p>1.5967610</text:p>
          </table:table-cell>
          <table:table-cell office:value-type="float" office:value="2.415171">
            <text:p>2.4151710</text:p>
          </table:table-cell>
          <table:table-cell office:value-type="float" office:value="0.892844">
            <text:p>0.8928440</text:p>
          </table:table-cell>
        </table:table-row>
        <table:table-row table:style-name="ro1">
          <table:table-cell/>
          <table:table-cell office:value-type="float" office:value="0.468695">
            <text:p>0.4686950</text:p>
          </table:table-cell>
          <table:table-cell office:value-type="float" office:value="0.910096">
            <text:p>0.9100960</text:p>
          </table:table-cell>
          <table:table-cell office:value-type="float" office:value="1.073505">
            <text:p>1.0735050</text:p>
          </table:table-cell>
        </table:table-row>
        <table:table-row table:style-name="ro1">
          <table:table-cell/>
          <table:table-cell office:value-type="float" office:value="2.608404">
            <text:p>2.6084040</text:p>
          </table:table-cell>
          <table:table-cell office:value-type="float" office:value="3.754858">
            <text:p>3.7548580</text:p>
          </table:table-cell>
          <table:table-cell office:value-type="float" office:value="1.290733">
            <text:p>1.2907330</text:p>
          </table:table-cell>
        </table:table-row>
        <table:table-row table:style-name="ro1">
          <table:table-cell/>
          <table:table-cell office:value-type="float" office:value="2.478066">
            <text:p>2.4780660</text:p>
          </table:table-cell>
          <table:table-cell office:value-type="float" office:value="1.116886">
            <text:p>1.1168860</text:p>
          </table:table-cell>
          <table:table-cell office:value-type="float" office:value="1.078237">
            <text:p>1.0782370</text:p>
          </table:table-cell>
        </table:table-row>
        <table:table-row table:style-name="ro1">
          <table:table-cell/>
          <table:table-cell office:value-type="float" office:value="1.130103">
            <text:p>1.1301030</text:p>
          </table:table-cell>
          <table:table-cell office:value-type="float" office:value="1.130895">
            <text:p>1.1308950</text:p>
          </table:table-cell>
          <table:table-cell office:value-type="float" office:value="1.988254">
            <text:p>1.9882540</text:p>
          </table:table-cell>
        </table:table-row>
        <table:table-row table:style-name="ro1">
          <table:table-cell/>
          <table:table-cell office:value-type="float" office:value="1.76911">
            <text:p>1.7691100</text:p>
          </table:table-cell>
          <table:table-cell office:value-type="float" office:value="1.770831">
            <text:p>1.7708310</text:p>
          </table:table-cell>
          <table:table-cell office:value-type="float" office:value="1.416865">
            <text:p>1.4168650</text:p>
          </table:table-cell>
        </table:table-row>
        <table:table-row table:style-name="ro1">
          <table:table-cell/>
          <table:table-cell office:value-type="float" office:value="0.495953">
            <text:p>0.4959530</text:p>
          </table:table-cell>
          <table:table-cell office:value-type="float" office:value="0.802838">
            <text:p>0.8028380</text:p>
          </table:table-cell>
          <table:table-cell office:value-type="float" office:value="1.612044">
            <text:p>1.6120440</text:p>
          </table:table-cell>
        </table:table-row>
        <table:table-row table:style-name="ro1">
          <table:table-cell/>
          <table:table-cell office:value-type="float" office:value="2.305293">
            <text:p>2.3052930</text:p>
          </table:table-cell>
          <table:table-cell office:value-type="float" office:value="0.927854">
            <text:p>0.9278540</text:p>
          </table:table-cell>
          <table:table-cell office:value-type="float" office:value="1.266829">
            <text:p>1.2668290</text:p>
          </table:table-cell>
        </table:table-row>
        <table:table-row table:style-name="ro1">
          <table:table-cell/>
          <table:table-cell office:value-type="float" office:value="1.907234">
            <text:p>1.9072340</text:p>
          </table:table-cell>
          <table:table-cell office:value-type="float" office:value="0.869163">
            <text:p>0.8691630</text:p>
          </table:table-cell>
          <table:table-cell office:value-type="float" office:value="1.464569">
            <text:p>1.4645690</text:p>
          </table:table-cell>
        </table:table-row>
        <table:table-row table:style-name="ro1">
          <table:table-cell/>
          <table:table-cell office:value-type="float" office:value="0.84096">
            <text:p>0.8409600</text:p>
          </table:table-cell>
          <table:table-cell office:value-type="float" office:value="0.644718">
            <text:p>0.6447180</text:p>
          </table:table-cell>
          <table:table-cell office:value-type="float" office:value="0.840415">
            <text:p>0.8404150</text:p>
          </table:table-cell>
        </table:table-row>
        <table:table-row table:style-name="ro1">
          <table:table-cell/>
          <table:table-cell office:value-type="float" office:value="0.116197">
            <text:p>0.1161970</text:p>
          </table:table-cell>
          <table:table-cell office:value-type="float" office:value="0.933576">
            <text:p>0.9335760</text:p>
          </table:table-cell>
          <table:table-cell office:value-type="float" office:value="1.025585">
            <text:p>1.0255850</text:p>
          </table:table-cell>
        </table:table-row>
        <table:table-row table:style-name="ro1">
          <table:table-cell/>
          <table:table-cell office:value-type="float" office:value="0.809126">
            <text:p>0.8091260</text:p>
          </table:table-cell>
          <table:table-cell office:value-type="float" office:value="0.962075">
            <text:p>0.9620750</text:p>
          </table:table-cell>
          <table:table-cell office:value-type="float" office:value="1.112018">
            <text:p>1.1120180</text:p>
          </table:table-cell>
        </table:table-row>
        <table:table-row table:style-name="ro1">
          <table:table-cell/>
          <table:table-cell office:value-type="float" office:value="0.196247">
            <text:p>0.1962470</text:p>
          </table:table-cell>
          <table:table-cell office:value-type="float" office:value="0.67726">
            <text:p>0.6772600</text:p>
          </table:table-cell>
          <table:table-cell office:value-type="float" office:value="1.715929">
            <text:p>1.7159290</text:p>
          </table:table-cell>
        </table:table-row>
        <table:table-row table:style-name="ro1">
          <table:table-cell/>
          <table:table-cell office:value-type="float" office:value="1.807608">
            <text:p>1.8076080</text:p>
          </table:table-cell>
          <table:table-cell office:value-type="float" office:value="0.958834">
            <text:p>0.9588340</text:p>
          </table:table-cell>
          <table:table-cell office:value-type="float" office:value="1.382018">
            <text:p>1.3820180</text:p>
          </table:table-cell>
        </table:table-row>
        <table:table-row table:style-name="ro1">
          <table:table-cell/>
          <table:table-cell office:value-type="float" office:value="1.205729">
            <text:p>1.2057290</text:p>
          </table:table-cell>
          <table:table-cell office:value-type="float" office:value="1.776254">
            <text:p>1.7762540</text:p>
          </table:table-cell>
          <table:table-cell office:value-type="float" office:value="1.240168">
            <text:p>1.2401680</text:p>
          </table:table-cell>
        </table:table-row>
        <table:table-row table:style-name="ro1">
          <table:table-cell/>
          <table:table-cell office:value-type="float" office:value="1.716565">
            <text:p>1.7165650</text:p>
          </table:table-cell>
          <table:table-cell office:value-type="float" office:value="1.717778">
            <text:p>1.7177780</text:p>
          </table:table-cell>
          <table:table-cell office:value-type="float" office:value="1.48949">
            <text:p>1.4894900</text:p>
          </table:table-cell>
        </table:table-row>
        <table:table-row table:style-name="ro1">
          <table:table-cell/>
          <table:table-cell office:value-type="float" office:value="0.532092">
            <text:p>0.5320920</text:p>
          </table:table-cell>
          <table:table-cell office:value-type="float" office:value="1.222238">
            <text:p>1.2222380</text:p>
          </table:table-cell>
          <table:table-cell office:value-type="float" office:value="1.231757">
            <text:p>1.2317570</text:p>
          </table:table-cell>
        </table:table-row>
        <table:table-row table:style-name="ro1">
          <table:table-cell/>
          <table:table-cell office:value-type="float" office:value="2.26838">
            <text:p>2.2683800</text:p>
          </table:table-cell>
          <table:table-cell office:value-type="float" office:value="2.1879">
            <text:p>2.1879000</text:p>
          </table:table-cell>
          <table:table-cell office:value-type="float" office:value="1.619087">
            <text:p>1.6190870</text:p>
          </table:table-cell>
        </table:table-row>
        <table:table-row table:style-name="ro1">
          <table:table-cell/>
          <table:table-cell office:value-type="float" office:value="2.088254">
            <text:p>2.0882540</text:p>
          </table:table-cell>
          <table:table-cell office:value-type="float" office:value="1.332638">
            <text:p>1.3326380</text:p>
          </table:table-cell>
          <table:table-cell office:value-type="float" office:value="1.183823">
            <text:p>1.1838230</text:p>
          </table:table-cell>
        </table:table-row>
        <table:table-row table:style-name="ro1">
          <table:table-cell/>
          <table:table-cell office:value-type="float" office:value="1.110264">
            <text:p>1.1102640</text:p>
          </table:table-cell>
          <table:table-cell office:value-type="float" office:value="1.208627">
            <text:p>1.2086270</text:p>
          </table:table-cell>
          <table:table-cell office:value-type="float" office:value="1.402277">
            <text:p>1.4022770</text:p>
          </table:table-cell>
        </table:table-row>
        <table:table-row table:style-name="ro1">
          <table:table-cell/>
          <table:table-cell office:value-type="float" office:value="4.177579">
            <text:p>4.1775790</text:p>
          </table:table-cell>
          <table:table-cell office:value-type="float" office:value="0.888176">
            <text:p>0.8881760</text:p>
          </table:table-cell>
          <table:table-cell office:value-type="float" office:value="1.326595">
            <text:p>1.3265950</text:p>
          </table:table-cell>
        </table:table-row>
        <table:table-row table:style-name="ro1">
          <table:table-cell/>
          <table:table-cell office:value-type="float" office:value="2.905399">
            <text:p>2.9053990</text:p>
          </table:table-cell>
          <table:table-cell office:value-type="float" office:value="1.609677">
            <text:p>1.6096770</text:p>
          </table:table-cell>
          <table:table-cell office:value-type="float" office:value="1.740871">
            <text:p>1.7408710</text:p>
          </table:table-cell>
        </table:table-row>
        <table:table-row table:style-name="ro1">
          <table:table-cell/>
          <table:table-cell office:value-type="float" office:value="2.758323">
            <text:p>2.7583230</text:p>
          </table:table-cell>
          <table:table-cell office:value-type="float" office:value="1.217814">
            <text:p>1.2178140</text:p>
          </table:table-cell>
          <table:table-cell office:value-type="float" office:value="1.576769">
            <text:p>1.5767690</text:p>
          </table:table-cell>
        </table:table-row>
        <table:table-row table:style-name="ro1">
          <table:table-cell/>
          <table:table-cell office:value-type="float" office:value="1.808151">
            <text:p>1.8081510</text:p>
          </table:table-cell>
          <table:table-cell office:value-type="float" office:value="1.176287">
            <text:p>1.1762870</text:p>
          </table:table-cell>
          <table:table-cell office:value-type="float" office:value="1.562257">
            <text:p>1.5622570</text:p>
          </table:table-cell>
        </table:table-row>
        <table:table-row table:style-name="ro1">
          <table:table-cell/>
          <table:table-cell office:value-type="float" office:value="0.403813">
            <text:p>0.4038130</text:p>
          </table:table-cell>
          <table:table-cell office:value-type="float" office:value="0.801652">
            <text:p>0.8016520</text:p>
          </table:table-cell>
          <table:table-cell office:value-type="float" office:value="1.027299">
            <text:p>1.0272990</text:p>
          </table:table-cell>
        </table:table-row>
        <table:table-row table:style-name="ro1">
          <table:table-cell/>
          <table:table-cell office:value-type="float" office:value="1.44563">
            <text:p>1.4456300</text:p>
          </table:table-cell>
          <table:table-cell office:value-type="float" office:value="1.043961">
            <text:p>1.0439610</text:p>
          </table:table-cell>
          <table:table-cell office:value-type="float" office:value="0.797383">
            <text:p>0.7973830</text:p>
          </table:table-cell>
        </table:table-row>
        <table:table-row table:style-name="ro1">
          <table:table-cell/>
          <table:table-cell office:value-type="float" office:value="0.338936">
            <text:p>0.3389360</text:p>
          </table:table-cell>
          <table:table-cell office:value-type="float" office:value="0.455122">
            <text:p>0.4551220</text:p>
          </table:table-cell>
          <table:table-cell office:value-type="float" office:value="1.383071">
            <text:p>1.3830710</text:p>
          </table:table-cell>
        </table:table-row>
        <table:table-row table:style-name="ro1">
          <table:table-cell/>
          <table:table-cell office:value-type="float" office:value="0.53037">
            <text:p>0.5303700</text:p>
          </table:table-cell>
          <table:table-cell office:value-type="float" office:value="1.295193">
            <text:p>1.2951930</text:p>
          </table:table-cell>
          <table:table-cell office:value-type="float" office:value="1.321452">
            <text:p>1.3214520</text:p>
          </table:table-cell>
        </table:table-row>
        <table:table-row table:style-name="ro1">
          <table:table-cell/>
          <table:table-cell office:value-type="float" office:value="1.219166">
            <text:p>1.2191660</text:p>
          </table:table-cell>
          <table:table-cell office:value-type="float" office:value="1.21931">
            <text:p>1.2193100</text:p>
          </table:table-cell>
          <table:table-cell office:value-type="float" office:value="1.268055">
            <text:p>1.2680550</text:p>
          </table:table-cell>
        </table:table-row>
        <table:table-row table:style-name="ro1">
          <table:table-cell/>
          <table:table-cell office:value-type="float" office:value="1.07188">
            <text:p>1.0718800</text:p>
          </table:table-cell>
          <table:table-cell office:value-type="float" office:value="1.072264">
            <text:p>1.0722640</text:p>
          </table:table-cell>
          <table:table-cell office:value-type="float" office:value="1.345774">
            <text:p>1.3457740</text:p>
          </table:table-cell>
        </table:table-row>
        <table:table-row table:style-name="ro1">
          <table:table-cell/>
          <table:table-cell office:value-type="float" office:value="0.799867">
            <text:p>0.7998670</text:p>
          </table:table-cell>
          <table:table-cell office:value-type="float" office:value="1.060551">
            <text:p>1.0605510</text:p>
          </table:table-cell>
          <table:table-cell office:value-type="float" office:value="1.492068">
            <text:p>1.4920680</text:p>
          </table:table-cell>
        </table:table-row>
        <table:table-row table:style-name="ro1">
          <table:table-cell/>
          <table:table-cell office:value-type="float" office:value="3.27865">
            <text:p>3.2786500</text:p>
          </table:table-cell>
          <table:table-cell office:value-type="float" office:value="1.113589">
            <text:p>1.1135890</text:p>
          </table:table-cell>
          <table:table-cell office:value-type="float" office:value="1.011721">
            <text:p>1.0117210</text:p>
          </table:table-cell>
        </table:table-row>
        <table:table-row table:style-name="ro1">
          <table:table-cell/>
          <table:table-cell office:value-type="float" office:value="5.9061">
            <text:p>5.9061000</text:p>
          </table:table-cell>
          <table:table-cell office:value-type="float" office:value="3.144464">
            <text:p>3.1444640</text:p>
          </table:table-cell>
          <table:table-cell office:value-type="float" office:value="1.771322">
            <text:p>1.7713220</text:p>
          </table:table-cell>
        </table:table-row>
        <table:table-row table:style-name="ro1">
          <table:table-cell/>
          <table:table-cell office:value-type="float" office:value="0.338437">
            <text:p>0.3384370</text:p>
          </table:table-cell>
          <table:table-cell office:value-type="float" office:value="0.987832">
            <text:p>0.9878320</text:p>
          </table:table-cell>
          <table:table-cell office:value-type="float" office:value="1.153192">
            <text:p>1.1531920</text:p>
          </table:table-cell>
        </table:table-row>
        <table:table-row table:style-name="ro1">
          <table:table-cell/>
          <table:table-cell office:value-type="float" office:value="2.139487">
            <text:p>2.1394870</text:p>
          </table:table-cell>
          <table:table-cell office:value-type="float" office:value="1.03294">
            <text:p>1.0329400</text:p>
          </table:table-cell>
          <table:table-cell office:value-type="float" office:value="1.377526">
            <text:p>1.3775260</text:p>
          </table:table-cell>
        </table:table-row>
        <table:table-row table:style-name="ro1">
          <table:table-cell/>
          <table:table-cell office:value-type="float" office:value="0.738224">
            <text:p>0.7382240</text:p>
          </table:table-cell>
          <table:table-cell office:value-type="float" office:value="2.299253">
            <text:p>2.2992530</text:p>
          </table:table-cell>
          <table:table-cell office:value-type="float" office:value="1.18836">
            <text:p>1.1883600</text:p>
          </table:table-cell>
        </table:table-row>
        <table:table-row table:style-name="ro1">
          <table:table-cell/>
          <table:table-cell office:value-type="float" office:value="0.859118">
            <text:p>0.8591180</text:p>
          </table:table-cell>
          <table:table-cell office:value-type="float" office:value="1.216283">
            <text:p>1.2162830</text:p>
          </table:table-cell>
          <table:table-cell office:value-type="float" office:value="1.407835">
            <text:p>1.4078350</text:p>
          </table:table-cell>
        </table:table-row>
        <table:table-row table:style-name="ro1">
          <table:table-cell/>
          <table:table-cell office:value-type="float" office:value="1.778112">
            <text:p>1.7781120</text:p>
          </table:table-cell>
          <table:table-cell office:value-type="float" office:value="1.996122">
            <text:p>1.9961220</text:p>
          </table:table-cell>
          <table:table-cell office:value-type="float" office:value="1.743097">
            <text:p>1.7430970</text:p>
          </table:table-cell>
        </table:table-row>
        <table:table-row table:style-name="ro1">
          <table:table-cell/>
          <table:table-cell office:value-type="float" office:value="0.912142">
            <text:p>0.9121420</text:p>
          </table:table-cell>
          <table:table-cell office:value-type="float" office:value="2.993358">
            <text:p>2.9933580</text:p>
          </table:table-cell>
          <table:table-cell office:value-type="float" office:value="2.115483">
            <text:p>2.1154830</text:p>
          </table:table-cell>
        </table:table-row>
        <table:table-row table:style-name="ro1">
          <table:table-cell/>
          <table:table-cell office:value-type="float" office:value="2.951059">
            <text:p>2.9510590</text:p>
          </table:table-cell>
          <table:table-cell office:value-type="float" office:value="1.452062">
            <text:p>1.4520620</text:p>
          </table:table-cell>
          <table:table-cell office:value-type="float" office:value="1.499745">
            <text:p>1.4997450</text:p>
          </table:table-cell>
        </table:table-row>
        <table:table-row table:style-name="ro1">
          <table:table-cell/>
          <table:table-cell office:value-type="float" office:value="1.731287">
            <text:p>1.7312870</text:p>
          </table:table-cell>
          <table:table-cell office:value-type="float" office:value="1.148936">
            <text:p>1.1489360</text:p>
          </table:table-cell>
          <table:table-cell office:value-type="float" office:value="0.91193">
            <text:p>0.9119300</text:p>
          </table:table-cell>
        </table:table-row>
        <table:table-row table:style-name="ro1">
          <table:table-cell/>
          <table:table-cell office:value-type="float" office:value="1.908449">
            <text:p>1.9084490</text:p>
          </table:table-cell>
          <table:table-cell office:value-type="float" office:value="1.909141">
            <text:p>1.9091410</text:p>
          </table:table-cell>
          <table:table-cell office:value-type="float" office:value="1.633882">
            <text:p>1.6338820</text:p>
          </table:table-cell>
        </table:table-row>
        <table:table-row table:style-name="ro1">
          <table:table-cell/>
          <table:table-cell office:value-type="float" office:value="0.39402">
            <text:p>0.3940200</text:p>
          </table:table-cell>
          <table:table-cell office:value-type="float" office:value="0.848478">
            <text:p>0.8484780</text:p>
          </table:table-cell>
          <table:table-cell office:value-type="float" office:value="0.986102">
            <text:p>0.9861020</text:p>
          </table:table-cell>
        </table:table-row>
        <table:table-row table:style-name="ro1">
          <table:table-cell/>
          <table:table-cell office:value-type="float" office:value="2.452101">
            <text:p>2.4521010</text:p>
          </table:table-cell>
          <table:table-cell office:value-type="float" office:value="1.014573">
            <text:p>1.0145730</text:p>
          </table:table-cell>
          <table:table-cell office:value-type="float" office:value="1.014795">
            <text:p>1.0147950</text:p>
          </table:table-cell>
        </table:table-row>
        <table:table-row table:style-name="ro1">
          <table:table-cell/>
          <table:table-cell office:value-type="float" office:value="1.700697">
            <text:p>1.7006970</text:p>
          </table:table-cell>
          <table:table-cell office:value-type="float" office:value="1.774782">
            <text:p>1.7747820</text:p>
          </table:table-cell>
          <table:table-cell office:value-type="float" office:value="1.773124">
            <text:p>1.7731240</text:p>
          </table:table-cell>
        </table:table-row>
        <table:table-row table:style-name="ro1">
          <table:table-cell/>
          <table:table-cell office:value-type="float" office:value="2.973294">
            <text:p>2.9732940</text:p>
          </table:table-cell>
          <table:table-cell office:value-type="float" office:value="1.635772">
            <text:p>1.6357720</text:p>
          </table:table-cell>
          <table:table-cell office:value-type="float" office:value="1.274993">
            <text:p>1.2749930</text:p>
          </table:table-cell>
        </table:table-row>
        <table:table-row table:style-name="ro1">
          <table:table-cell/>
          <table:table-cell office:value-type="float" office:value="0.642075">
            <text:p>0.6420750</text:p>
          </table:table-cell>
          <table:table-cell office:value-type="float" office:value="0.655124">
            <text:p>0.6551240</text:p>
          </table:table-cell>
          <table:table-cell office:value-type="float" office:value="1.226123">
            <text:p>1.2261230</text:p>
          </table:table-cell>
        </table:table-row>
        <table:table-row table:style-name="ro1">
          <table:table-cell/>
          <table:table-cell office:value-type="float" office:value="1.715951">
            <text:p>1.7159510</text:p>
          </table:table-cell>
          <table:table-cell office:value-type="float" office:value="1.867187">
            <text:p>1.8671870</text:p>
          </table:table-cell>
          <table:table-cell office:value-type="float" office:value="1.60998">
            <text:p>1.6099800</text:p>
          </table:table-cell>
        </table:table-row>
        <table:table-row table:style-name="ro1">
          <table:table-cell/>
          <table:table-cell office:value-type="float" office:value="1.792539">
            <text:p>1.7925390</text:p>
          </table:table-cell>
          <table:table-cell office:value-type="float" office:value="1.197994">
            <text:p>1.1979940</text:p>
          </table:table-cell>
          <table:table-cell office:value-type="float" office:value="1.280222">
            <text:p>1.2802220</text:p>
          </table:table-cell>
        </table:table-row>
        <table:table-row table:style-name="ro1">
          <table:table-cell/>
          <table:table-cell office:value-type="float" office:value="0.77978">
            <text:p>0.7797800</text:p>
          </table:table-cell>
          <table:table-cell office:value-type="float" office:value="0.774723">
            <text:p>0.7747230</text:p>
          </table:table-cell>
          <table:table-cell office:value-type="float" office:value="0.774738">
            <text:p>0.7747380</text:p>
          </table:table-cell>
        </table:table-row>
        <table:table-row table:style-name="ro1">
          <table:table-cell/>
          <table:table-cell office:value-type="float" office:value="1.742866">
            <text:p>1.7428660</text:p>
          </table:table-cell>
          <table:table-cell office:value-type="float" office:value="1.315657">
            <text:p>1.3156570</text:p>
          </table:table-cell>
          <table:table-cell office:value-type="float" office:value="1.256185">
            <text:p>1.2561850</text:p>
          </table:table-cell>
        </table:table-row>
        <table:table-row table:style-name="ro1">
          <table:table-cell/>
          <table:table-cell office:value-type="float" office:value="0.841361">
            <text:p>0.8413610</text:p>
          </table:table-cell>
          <table:table-cell office:value-type="float" office:value="0.971248">
            <text:p>0.9712480</text:p>
          </table:table-cell>
          <table:table-cell office:value-type="float" office:value="0.921996">
            <text:p>0.9219960</text:p>
          </table:table-cell>
        </table:table-row>
        <table:table-row table:style-name="ro1">
          <table:table-cell/>
          <table:table-cell office:value-type="float" office:value="2.348397">
            <text:p>2.3483970</text:p>
          </table:table-cell>
          <table:table-cell office:value-type="float" office:value="2.34789">
            <text:p>2.3478900</text:p>
          </table:table-cell>
          <table:table-cell office:value-type="float" office:value="1.527024">
            <text:p>1.5270240</text:p>
          </table:table-cell>
        </table:table-row>
        <table:table-row table:style-name="ro1">
          <table:table-cell/>
          <table:table-cell office:value-type="float" office:value="0.685321">
            <text:p>0.6853210</text:p>
          </table:table-cell>
          <table:table-cell office:value-type="float" office:value="0.539543">
            <text:p>0.5395430</text:p>
          </table:table-cell>
          <table:table-cell office:value-type="float" office:value="1.959914">
            <text:p>1.9599140</text:p>
          </table:table-cell>
        </table:table-row>
        <table:table-row table:style-name="ro1">
          <table:table-cell/>
          <table:table-cell office:value-type="float" office:value="2.368539">
            <text:p>2.3685390</text:p>
          </table:table-cell>
          <table:table-cell office:value-type="float" office:value="1.706241">
            <text:p>1.7062410</text:p>
          </table:table-cell>
          <table:table-cell office:value-type="float" office:value="1.033">
            <text:p>1.0330000</text:p>
          </table:table-cell>
        </table:table-row>
        <table:table-row table:style-name="ro1">
          <table:table-cell/>
          <table:table-cell office:value-type="float" office:value="2.46385">
            <text:p>2.4638500</text:p>
          </table:table-cell>
          <table:table-cell office:value-type="float" office:value="2.099896">
            <text:p>2.0998960</text:p>
          </table:table-cell>
          <table:table-cell office:value-type="float" office:value="1.306849">
            <text:p>1.3068490</text:p>
          </table:table-cell>
        </table:table-row>
        <table:table-row table:style-name="ro1">
          <table:table-cell/>
          <table:table-cell office:value-type="float" office:value="0.946225">
            <text:p>0.9462250</text:p>
          </table:table-cell>
          <table:table-cell office:value-type="float" office:value="1.700523">
            <text:p>1.7005230</text:p>
          </table:table-cell>
          <table:table-cell office:value-type="float" office:value="1.505703">
            <text:p>1.5057030</text:p>
          </table:table-cell>
        </table:table-row>
        <table:table-row table:style-name="ro1">
          <table:table-cell/>
          <table:table-cell office:value-type="float" office:value="2.283739">
            <text:p>2.2837390</text:p>
          </table:table-cell>
          <table:table-cell office:value-type="float" office:value="2.259293">
            <text:p>2.2592930</text:p>
          </table:table-cell>
          <table:table-cell office:value-type="float" office:value="1.851792">
            <text:p>1.8517920</text:p>
          </table:table-cell>
        </table:table-row>
        <table:table-row table:style-name="ro1">
          <table:table-cell/>
          <table:table-cell office:value-type="float" office:value="1.894505">
            <text:p>1.8945050</text:p>
          </table:table-cell>
          <table:table-cell office:value-type="float" office:value="1.549467">
            <text:p>1.5494670</text:p>
          </table:table-cell>
          <table:table-cell office:value-type="float" office:value="1.848583">
            <text:p>1.8485830</text:p>
          </table:table-cell>
        </table:table-row>
        <table:table-row table:style-name="ro1">
          <table:table-cell/>
          <table:table-cell office:value-type="float" office:value="0.353515">
            <text:p>0.3535150</text:p>
          </table:table-cell>
          <table:table-cell office:value-type="float" office:value="1.433267">
            <text:p>1.4332670</text:p>
          </table:table-cell>
          <table:table-cell office:value-type="float" office:value="1.433751">
            <text:p>1.4337510</text:p>
          </table:table-cell>
        </table:table-row>
        <table:table-row table:style-name="ro1">
          <table:table-cell/>
          <table:table-cell office:value-type="float" office:value="4.074406">
            <text:p>4.0744060</text:p>
          </table:table-cell>
          <table:table-cell office:value-type="float" office:value="1.253307">
            <text:p>1.2533070</text:p>
          </table:table-cell>
          <table:table-cell office:value-type="float" office:value="1.160547">
            <text:p>1.1605470</text:p>
          </table:table-cell>
        </table:table-row>
        <table:table-row table:style-name="ro1">
          <table:table-cell/>
          <table:table-cell office:value-type="float" office:value="0.574833">
            <text:p>0.5748330</text:p>
          </table:table-cell>
          <table:table-cell office:value-type="float" office:value="1.106048">
            <text:p>1.1060480</text:p>
          </table:table-cell>
          <table:table-cell office:value-type="float" office:value="1.49278">
            <text:p>1.4927800</text:p>
          </table:table-cell>
        </table:table-row>
        <table:table-row table:style-name="ro1">
          <table:table-cell/>
          <table:table-cell office:value-type="float" office:value="0.535011">
            <text:p>0.5350110</text:p>
          </table:table-cell>
          <table:table-cell office:value-type="float" office:value="0.824563">
            <text:p>0.8245630</text:p>
          </table:table-cell>
          <table:table-cell office:value-type="float" office:value="1.461556">
            <text:p>1.4615560</text:p>
          </table:table-cell>
        </table:table-row>
        <table:table-row table:style-name="ro1">
          <table:table-cell/>
          <table:table-cell office:value-type="float" office:value="2.617106">
            <text:p>2.6171060</text:p>
          </table:table-cell>
          <table:table-cell office:value-type="float" office:value="3.289123">
            <text:p>3.2891230</text:p>
          </table:table-cell>
          <table:table-cell office:value-type="float" office:value="1.919879">
            <text:p>1.9198790</text:p>
          </table:table-cell>
        </table:table-row>
        <table:table-row table:style-name="ro1">
          <table:table-cell/>
          <table:table-cell office:value-type="float" office:value="4.799925">
            <text:p>4.7999250</text:p>
          </table:table-cell>
          <table:table-cell office:value-type="float" office:value="3.157608">
            <text:p>3.1576080</text:p>
          </table:table-cell>
          <table:table-cell office:value-type="float" office:value="1.180604">
            <text:p>1.1806040</text:p>
          </table:table-cell>
        </table:table-row>
        <table:table-row table:style-name="ro1">
          <table:table-cell/>
          <table:table-cell office:value-type="float" office:value="0.78751">
            <text:p>0.7875100</text:p>
          </table:table-cell>
          <table:table-cell office:value-type="float" office:value="1.340406">
            <text:p>1.3404060</text:p>
          </table:table-cell>
          <table:table-cell office:value-type="float" office:value="1.3502">
            <text:p>1.3502000</text:p>
          </table:table-cell>
        </table:table-row>
        <table:table-row table:style-name="ro1">
          <table:table-cell/>
          <table:table-cell office:value-type="float" office:value="0.028403">
            <text:p>0.0284030</text:p>
          </table:table-cell>
          <table:table-cell office:value-type="float" office:value="1.16341">
            <text:p>1.1634100</text:p>
          </table:table-cell>
          <table:table-cell office:value-type="float" office:value="2.105937">
            <text:p>2.1059370</text:p>
          </table:table-cell>
        </table:table-row>
        <table:table-row table:style-name="ro1">
          <table:table-cell/>
          <table:table-cell office:value-type="float" office:value="0.887777">
            <text:p>0.8877770</text:p>
          </table:table-cell>
          <table:table-cell office:value-type="float" office:value="0.888319">
            <text:p>0.8883190</text:p>
          </table:table-cell>
          <table:table-cell office:value-type="float" office:value="1.783507">
            <text:p>1.7835070</text:p>
          </table:table-cell>
        </table:table-row>
        <table:table-row table:style-name="ro1">
          <table:table-cell/>
          <table:table-cell office:value-type="float" office:value="0.139277">
            <text:p>0.1392770</text:p>
          </table:table-cell>
          <table:table-cell office:value-type="float" office:value="0.591731">
            <text:p>0.5917310</text:p>
          </table:table-cell>
          <table:table-cell office:value-type="float" office:value="0.771203">
            <text:p>0.7712030</text:p>
          </table:table-cell>
        </table:table-row>
        <table:table-row table:style-name="ro1">
          <table:table-cell/>
          <table:table-cell office:value-type="float" office:value="0.414133">
            <text:p>0.4141330</text:p>
          </table:table-cell>
          <table:table-cell office:value-type="float" office:value="1.087776">
            <text:p>1.0877760</text:p>
          </table:table-cell>
          <table:table-cell office:value-type="float" office:value="1.423946">
            <text:p>1.4239460</text:p>
          </table:table-cell>
        </table:table-row>
        <table:table-row table:style-name="ro1">
          <table:table-cell/>
          <table:table-cell office:value-type="float" office:value="1.699462">
            <text:p>1.6994620</text:p>
          </table:table-cell>
          <table:table-cell office:value-type="float" office:value="1.59483">
            <text:p>1.5948300</text:p>
          </table:table-cell>
          <table:table-cell office:value-type="float" office:value="1.700325">
            <text:p>1.7003250</text:p>
          </table:table-cell>
        </table:table-row>
        <table:table-row table:style-name="ro1">
          <table:table-cell/>
          <table:table-cell office:value-type="float" office:value="3.014118">
            <text:p>3.0141180</text:p>
          </table:table-cell>
          <table:table-cell office:value-type="float" office:value="2.68986">
            <text:p>2.6898600</text:p>
          </table:table-cell>
          <table:table-cell office:value-type="float" office:value="1.612359">
            <text:p>1.6123590</text:p>
          </table:table-cell>
        </table:table-row>
        <table:table-row table:style-name="ro1">
          <table:table-cell/>
          <table:table-cell office:value-type="float" office:value="2.743165">
            <text:p>2.7431650</text:p>
          </table:table-cell>
          <table:table-cell office:value-type="float" office:value="1.498224">
            <text:p>1.4982240</text:p>
          </table:table-cell>
          <table:table-cell office:value-type="float" office:value="0.966994">
            <text:p>0.9669940</text:p>
          </table:table-cell>
        </table:table-row>
        <table:table-row table:style-name="ro1">
          <table:table-cell/>
          <table:table-cell office:value-type="float" office:value="1.246627">
            <text:p>1.2466270</text:p>
          </table:table-cell>
          <table:table-cell office:value-type="float" office:value="2.414923">
            <text:p>2.4149230</text:p>
          </table:table-cell>
          <table:table-cell office:value-type="float" office:value="1.175908">
            <text:p>1.1759080</text:p>
          </table:table-cell>
        </table:table-row>
        <table:table-row table:style-name="ro1">
          <table:table-cell/>
          <table:table-cell office:value-type="float" office:value="0.604945">
            <text:p>0.6049450</text:p>
          </table:table-cell>
          <table:table-cell office:value-type="float" office:value="1.713985">
            <text:p>1.7139850</text:p>
          </table:table-cell>
          <table:table-cell office:value-type="float" office:value="1.375265">
            <text:p>1.3752650</text:p>
          </table:table-cell>
        </table:table-row>
        <table:table-row table:style-name="ro1">
          <table:table-cell/>
          <table:table-cell office:value-type="float" office:value="3.163486">
            <text:p>3.1634860</text:p>
          </table:table-cell>
          <table:table-cell office:value-type="float" office:value="1.00102">
            <text:p>1.0010200</text:p>
          </table:table-cell>
          <table:table-cell office:value-type="float" office:value="1.10584">
            <text:p>1.1058400</text:p>
          </table:table-cell>
        </table:table-row>
        <table:table-row table:style-name="ro1">
          <table:table-cell/>
          <table:table-cell office:value-type="float" office:value="0.890961">
            <text:p>0.8909610</text:p>
          </table:table-cell>
          <table:table-cell office:value-type="float" office:value="1.117619">
            <text:p>1.1176190</text:p>
          </table:table-cell>
          <table:table-cell office:value-type="float" office:value="1.55805">
            <text:p>1.5580500</text:p>
          </table:table-cell>
        </table:table-row>
        <table:table-row table:style-name="ro1">
          <table:table-cell/>
          <table:table-cell office:value-type="float" office:value="1.601301">
            <text:p>1.6013010</text:p>
          </table:table-cell>
          <table:table-cell office:value-type="float" office:value="1.630141">
            <text:p>1.6301410</text:p>
          </table:table-cell>
          <table:table-cell office:value-type="float" office:value="1.585569">
            <text:p>1.5855690</text:p>
          </table:table-cell>
        </table:table-row>
        <table:table-row table:style-name="ro1">
          <table:table-cell/>
          <table:table-cell office:value-type="float" office:value="0.309441">
            <text:p>0.3094410</text:p>
          </table:table-cell>
          <table:table-cell office:value-type="float" office:value="1.156018">
            <text:p>1.1560180</text:p>
          </table:table-cell>
          <table:table-cell office:value-type="float" office:value="1.20487">
            <text:p>1.2048700</text:p>
          </table:table-cell>
        </table:table-row>
        <table:table-row table:style-name="ro1">
          <table:table-cell/>
          <table:table-cell office:value-type="float" office:value="0.666708">
            <text:p>0.6667080</text:p>
          </table:table-cell>
          <table:table-cell office:value-type="float" office:value="0.931213">
            <text:p>0.9312130</text:p>
          </table:table-cell>
          <table:table-cell office:value-type="float" office:value="1.750271">
            <text:p>1.7502710</text:p>
          </table:table-cell>
        </table:table-row>
        <table:table-row table:style-name="ro1">
          <table:table-cell/>
          <table:table-cell office:value-type="float" office:value="3.457915">
            <text:p>3.4579150</text:p>
          </table:table-cell>
          <table:table-cell office:value-type="float" office:value="1.573102">
            <text:p>1.5731020</text:p>
          </table:table-cell>
          <table:table-cell office:value-type="float" office:value="1.400436">
            <text:p>1.4004360</text:p>
          </table:table-cell>
        </table:table-row>
        <table:table-row table:style-name="ro1">
          <table:table-cell/>
          <table:table-cell office:value-type="float" office:value="2.294335">
            <text:p>2.2943350</text:p>
          </table:table-cell>
          <table:table-cell office:value-type="float" office:value="2.181342">
            <text:p>2.1813420</text:p>
          </table:table-cell>
          <table:table-cell office:value-type="float" office:value="1.830433">
            <text:p>1.8304330</text:p>
          </table:table-cell>
        </table:table-row>
        <table:table-row table:style-name="ro1">
          <table:table-cell/>
          <table:table-cell office:value-type="float" office:value="1.601723">
            <text:p>1.6017230</text:p>
          </table:table-cell>
          <table:table-cell office:value-type="float" office:value="1.203033">
            <text:p>1.2030330</text:p>
          </table:table-cell>
          <table:table-cell office:value-type="float" office:value="1.325014">
            <text:p>1.3250140</text:p>
          </table:table-cell>
        </table:table-row>
        <table:table-row table:style-name="ro1">
          <table:table-cell/>
          <table:table-cell office:value-type="float" office:value="2.09144">
            <text:p>2.0914400</text:p>
          </table:table-cell>
          <table:table-cell office:value-type="float" office:value="2.091604">
            <text:p>2.0916040</text:p>
          </table:table-cell>
          <table:table-cell office:value-type="float" office:value="1.567458">
            <text:p>1.5674580</text:p>
          </table:table-cell>
        </table:table-row>
        <table:table-row table:style-name="ro1">
          <table:table-cell/>
          <table:table-cell office:value-type="float" office:value="1.080985">
            <text:p>1.0809850</text:p>
          </table:table-cell>
          <table:table-cell office:value-type="float" office:value="1.873062">
            <text:p>1.8730620</text:p>
          </table:table-cell>
          <table:table-cell office:value-type="float" office:value="1.810547">
            <text:p>1.8105470</text:p>
          </table:table-cell>
        </table:table-row>
        <table:table-row table:style-name="ro1">
          <table:table-cell/>
          <table:table-cell office:value-type="float" office:value="0.215172">
            <text:p>0.2151720</text:p>
          </table:table-cell>
          <table:table-cell office:value-type="float" office:value="0.791291">
            <text:p>0.7912910</text:p>
          </table:table-cell>
          <table:table-cell office:value-type="float" office:value="1.020476">
            <text:p>1.0204760</text:p>
          </table:table-cell>
        </table:table-row>
        <table:table-row table:style-name="ro1">
          <table:table-cell/>
          <table:table-cell office:value-type="float" office:value="0.274085">
            <text:p>0.2740850</text:p>
          </table:table-cell>
          <table:table-cell office:value-type="float" office:value="1.762263">
            <text:p>1.7622630</text:p>
          </table:table-cell>
          <table:table-cell office:value-type="float" office:value="1.34432">
            <text:p>1.3443200</text:p>
          </table:table-cell>
        </table:table-row>
        <table:table-row table:style-name="ro1">
          <table:table-cell/>
          <table:table-cell office:value-type="float" office:value="0.794748">
            <text:p>0.7947480</text:p>
          </table:table-cell>
          <table:table-cell office:value-type="float" office:value="0.795331">
            <text:p>0.7953310</text:p>
          </table:table-cell>
          <table:table-cell office:value-type="float" office:value="1.058894">
            <text:p>1.0588940</text:p>
          </table:table-cell>
        </table:table-row>
        <table:table-row table:style-name="ro1">
          <table:table-cell/>
          <table:table-cell office:value-type="float" office:value="0.164777">
            <text:p>0.1647770</text:p>
          </table:table-cell>
          <table:table-cell office:value-type="float" office:value="0.726102">
            <text:p>0.7261020</text:p>
          </table:table-cell>
          <table:table-cell office:value-type="float" office:value="1.019657">
            <text:p>1.0196570</text:p>
          </table:table-cell>
        </table:table-row>
        <table:table-row table:style-name="ro1">
          <table:table-cell/>
          <table:table-cell office:value-type="float" office:value="0.228872">
            <text:p>0.2288720</text:p>
          </table:table-cell>
          <table:table-cell office:value-type="float" office:value="0.504695">
            <text:p>0.5046950</text:p>
          </table:table-cell>
          <table:table-cell office:value-type="float" office:value="0.955637">
            <text:p>0.9556370</text:p>
          </table:table-cell>
        </table:table-row>
        <table:table-row table:style-name="ro1">
          <table:table-cell/>
          <table:table-cell office:value-type="float" office:value="1.788317">
            <text:p>1.7883170</text:p>
          </table:table-cell>
          <table:table-cell office:value-type="float" office:value="1.67011">
            <text:p>1.6701100</text:p>
          </table:table-cell>
          <table:table-cell office:value-type="float" office:value="1.788428">
            <text:p>1.7884280</text:p>
          </table:table-cell>
        </table:table-row>
        <table:table-row table:style-name="ro1">
          <table:table-cell/>
          <table:table-cell office:value-type="float" office:value="0.000119">
            <text:p>0.0001190</text:p>
          </table:table-cell>
          <table:table-cell office:value-type="float" office:value="1.659095">
            <text:p>1.6590950</text:p>
          </table:table-cell>
          <table:table-cell office:value-type="float" office:value="1.667236">
            <text:p>1.6672360</text:p>
          </table:table-cell>
        </table:table-row>
        <table:table-row table:style-name="ro1">
          <table:table-cell/>
          <table:table-cell office:value-type="float" office:value="1.051865">
            <text:p>1.0518650</text:p>
          </table:table-cell>
          <table:table-cell office:value-type="float" office:value="1.052366">
            <text:p>1.0523660</text:p>
          </table:table-cell>
          <table:table-cell office:value-type="float" office:value="1.137931">
            <text:p>1.1379310</text:p>
          </table:table-cell>
        </table:table-row>
        <table:table-row table:style-name="ro1">
          <table:table-cell/>
          <table:table-cell office:value-type="float" office:value="0.523494">
            <text:p>0.5234940</text:p>
          </table:table-cell>
          <table:table-cell office:value-type="float" office:value="1.380334">
            <text:p>1.3803340</text:p>
          </table:table-cell>
          <table:table-cell office:value-type="float" office:value="1.288938">
            <text:p>1.2889380</text:p>
          </table:table-cell>
        </table:table-row>
        <table:table-row table:style-name="ro1">
          <table:table-cell/>
          <table:table-cell office:value-type="float" office:value="1.092209">
            <text:p>1.0922090</text:p>
          </table:table-cell>
          <table:table-cell office:value-type="float" office:value="2.109941">
            <text:p>2.1099410</text:p>
          </table:table-cell>
          <table:table-cell office:value-type="float" office:value="1.09211">
            <text:p>1.0921100</text:p>
          </table:table-cell>
        </table:table-row>
        <table:table-row table:style-name="ro1">
          <table:table-cell/>
          <table:table-cell office:value-type="float" office:value="1.004436">
            <text:p>1.0044360</text:p>
          </table:table-cell>
          <table:table-cell office:value-type="float" office:value="1.232449">
            <text:p>1.2324490</text:p>
          </table:table-cell>
          <table:table-cell office:value-type="float" office:value="2.135575">
            <text:p>2.1355750</text:p>
          </table:table-cell>
        </table:table-row>
        <table:table-row table:style-name="ro1">
          <table:table-cell/>
          <table:table-cell office:value-type="float" office:value="0.941193">
            <text:p>0.9411930</text:p>
          </table:table-cell>
          <table:table-cell office:value-type="float" office:value="2.101869">
            <text:p>2.1018690</text:p>
          </table:table-cell>
          <table:table-cell office:value-type="float" office:value="1.055812">
            <text:p>1.0558120</text:p>
          </table:table-cell>
        </table:table-row>
        <table:table-row table:style-name="ro1">
          <table:table-cell/>
          <table:table-cell office:value-type="float" office:value="0.310915">
            <text:p>0.3109150</text:p>
          </table:table-cell>
          <table:table-cell office:value-type="float" office:value="1.218227">
            <text:p>1.2182270</text:p>
          </table:table-cell>
          <table:table-cell office:value-type="float" office:value="1.247039">
            <text:p>1.2470390</text:p>
          </table:table-cell>
        </table:table-row>
        <table:table-row table:style-name="ro1">
          <table:table-cell/>
          <table:table-cell office:value-type="float" office:value="0.058904">
            <text:p>0.0589040</text:p>
          </table:table-cell>
          <table:table-cell office:value-type="float" office:value="1.620979">
            <text:p>1.6209790</text:p>
          </table:table-cell>
          <table:table-cell office:value-type="float" office:value="1.741542">
            <text:p>1.7415420</text:p>
          </table:table-cell>
        </table:table-row>
        <table:table-row table:style-name="ro1">
          <table:table-cell/>
          <table:table-cell office:value-type="float" office:value="1.06456">
            <text:p>1.0645600</text:p>
          </table:table-cell>
          <table:table-cell office:value-type="float" office:value="1.065406">
            <text:p>1.0654060</text:p>
          </table:table-cell>
          <table:table-cell office:value-type="float" office:value="1.277052">
            <text:p>1.2770520</text:p>
          </table:table-cell>
        </table:table-row>
        <table:table-row table:style-name="ro1">
          <table:table-cell/>
          <table:table-cell office:value-type="float" office:value="0.760171">
            <text:p>0.7601710</text:p>
          </table:table-cell>
          <table:table-cell office:value-type="float" office:value="1.552066">
            <text:p>1.5520660</text:p>
          </table:table-cell>
          <table:table-cell office:value-type="float" office:value="0.984713">
            <text:p>0.9847130</text:p>
          </table:table-cell>
        </table:table-row>
        <table:table-row table:style-name="ro1">
          <table:table-cell/>
          <table:table-cell office:value-type="float" office:value="0.258485">
            <text:p>0.2584850</text:p>
          </table:table-cell>
          <table:table-cell office:value-type="float" office:value="0.954894">
            <text:p>0.9548940</text:p>
          </table:table-cell>
          <table:table-cell office:value-type="float" office:value="1.388886">
            <text:p>1.3888860</text:p>
          </table:table-cell>
        </table:table-row>
        <table:table-row table:style-name="ro1">
          <table:table-cell/>
          <table:table-cell office:value-type="float" office:value="0.06475">
            <text:p>0.0647500</text:p>
          </table:table-cell>
          <table:table-cell office:value-type="float" office:value="0.670079">
            <text:p>0.6700790</text:p>
          </table:table-cell>
          <table:table-cell office:value-type="float" office:value="0.7884">
            <text:p>0.7884000</text:p>
          </table:table-cell>
        </table:table-row>
        <table:table-row table:style-name="ro1">
          <table:table-cell/>
          <table:table-cell office:value-type="float" office:value="1.127484">
            <text:p>1.1274840</text:p>
          </table:table-cell>
          <table:table-cell office:value-type="float" office:value="1.12855">
            <text:p>1.1285500</text:p>
          </table:table-cell>
          <table:table-cell office:value-type="float" office:value="1.637122">
            <text:p>1.6371220</text:p>
          </table:table-cell>
        </table:table-row>
        <table:table-row table:style-name="ro1">
          <table:table-cell/>
          <table:table-cell office:value-type="float" office:value="1.459101">
            <text:p>1.4591010</text:p>
          </table:table-cell>
          <table:table-cell office:value-type="float" office:value="1.379761">
            <text:p>1.3797610</text:p>
          </table:table-cell>
          <table:table-cell office:value-type="float" office:value="1.459816">
            <text:p>1.4598160</text:p>
          </table:table-cell>
        </table:table-row>
        <table:table-row table:style-name="ro1">
          <table:table-cell/>
          <table:table-cell office:value-type="float" office:value="0.348695">
            <text:p>0.3486950</text:p>
          </table:table-cell>
          <table:table-cell office:value-type="float" office:value="0.791529">
            <text:p>0.7915290</text:p>
          </table:table-cell>
          <table:table-cell office:value-type="float" office:value="0.975928">
            <text:p>0.9759280</text:p>
          </table:table-cell>
        </table:table-row>
        <table:table-row table:style-name="ro1">
          <table:table-cell/>
          <table:table-cell office:value-type="float" office:value="0.772914">
            <text:p>0.7729140</text:p>
          </table:table-cell>
          <table:table-cell office:value-type="float" office:value="2.061948">
            <text:p>2.0619480</text:p>
          </table:table-cell>
          <table:table-cell office:value-type="float" office:value="1.220664">
            <text:p>1.2206640</text:p>
          </table:table-cell>
        </table:table-row>
        <table:table-row table:style-name="ro1">
          <table:table-cell/>
          <table:table-cell office:value-type="float" office:value="0.267941">
            <text:p>0.2679410</text:p>
          </table:table-cell>
          <table:table-cell office:value-type="float" office:value="1.31308">
            <text:p>1.3130800</text:p>
          </table:table-cell>
          <table:table-cell office:value-type="float" office:value="1.548751">
            <text:p>1.5487510</text:p>
          </table:table-cell>
        </table:table-row>
        <table:table-row table:style-name="ro1">
          <table:table-cell/>
          <table:table-cell office:value-type="float" office:value="3.889654">
            <text:p>3.8896540</text:p>
          </table:table-cell>
          <table:table-cell office:value-type="float" office:value="1.21958">
            <text:p>1.2195800</text:p>
          </table:table-cell>
          <table:table-cell office:value-type="float" office:value="1.077762">
            <text:p>1.0777620</text:p>
          </table:table-cell>
        </table:table-row>
        <table:table-row table:style-name="ro1">
          <table:table-cell/>
          <table:table-cell office:value-type="float" office:value="0.879945">
            <text:p>0.8799450</text:p>
          </table:table-cell>
          <table:table-cell office:value-type="float" office:value="2.120322">
            <text:p>2.1203220</text:p>
          </table:table-cell>
          <table:table-cell office:value-type="float" office:value="2.049811">
            <text:p>2.0498110</text:p>
          </table:table-cell>
        </table:table-row>
        <table:table-row table:style-name="ro1">
          <table:table-cell/>
          <table:table-cell office:value-type="float" office:value="1.062698">
            <text:p>1.0626980</text:p>
          </table:table-cell>
          <table:table-cell office:value-type="float" office:value="1.565882">
            <text:p>1.5658820</text:p>
          </table:table-cell>
          <table:table-cell office:value-type="float" office:value="1.000098">
            <text:p>1.0000980</text:p>
          </table:table-cell>
        </table:table-row>
        <table:table-row table:style-name="ro1">
          <table:table-cell/>
          <table:table-cell office:value-type="float" office:value="1.039414">
            <text:p>1.0394140</text:p>
          </table:table-cell>
          <table:table-cell office:value-type="float" office:value="1.039809">
            <text:p>1.0398090</text:p>
          </table:table-cell>
          <table:table-cell office:value-type="float" office:value="1.51156">
            <text:p>1.5115600</text:p>
          </table:table-cell>
        </table:table-row>
        <table:table-row table:style-name="ro1">
          <table:table-cell/>
          <table:table-cell office:value-type="float" office:value="1.133931">
            <text:p>1.1339310</text:p>
          </table:table-cell>
          <table:table-cell office:value-type="float" office:value="1.194687">
            <text:p>1.1946870</text:p>
          </table:table-cell>
          <table:table-cell office:value-type="float" office:value="1.535045">
            <text:p>1.5350450</text:p>
          </table:table-cell>
        </table:table-row>
        <table:table-row table:style-name="ro1">
          <table:table-cell/>
          <table:table-cell office:value-type="float" office:value="0.052148">
            <text:p>0.0521480</text:p>
          </table:table-cell>
          <table:table-cell office:value-type="float" office:value="2.505046">
            <text:p>2.5050460</text:p>
          </table:table-cell>
          <table:table-cell office:value-type="float" office:value="1.171538">
            <text:p>1.1715380</text:p>
          </table:table-cell>
        </table:table-row>
        <table:table-row table:style-name="ro1">
          <table:table-cell/>
          <table:table-cell office:value-type="float" office:value="0.421611">
            <text:p>0.4216110</text:p>
          </table:table-cell>
          <table:table-cell office:value-type="float" office:value="0.986927">
            <text:p>0.9869270</text:p>
          </table:table-cell>
          <table:table-cell office:value-type="float" office:value="1.665551">
            <text:p>1.6655510</text:p>
          </table:table-cell>
        </table:table-row>
        <table:table-row table:style-name="ro1">
          <table:table-cell/>
          <table:table-cell office:value-type="float" office:value="0.057374">
            <text:p>0.0573740</text:p>
          </table:table-cell>
          <table:table-cell office:value-type="float" office:value="2.754117">
            <text:p>2.7541170</text:p>
          </table:table-cell>
          <table:table-cell office:value-type="float" office:value="1.714831">
            <text:p>1.7148310</text:p>
          </table:table-cell>
        </table:table-row>
        <table:table-row table:style-name="ro1">
          <table:table-cell/>
          <table:table-cell office:value-type="float" office:value="0.212139">
            <text:p>0.2121390</text:p>
          </table:table-cell>
          <table:table-cell office:value-type="float" office:value="0.940077">
            <text:p>0.9400770</text:p>
          </table:table-cell>
          <table:table-cell office:value-type="float" office:value="1.830358">
            <text:p>1.8303580</text:p>
          </table:table-cell>
        </table:table-row>
        <table:table-row table:style-name="ro1">
          <table:table-cell/>
          <table:table-cell office:value-type="float" office:value="3.364949">
            <text:p>3.3649490</text:p>
          </table:table-cell>
          <table:table-cell office:value-type="float" office:value="1.533395">
            <text:p>1.5333950</text:p>
          </table:table-cell>
          <table:table-cell office:value-type="float" office:value="1.674288">
            <text:p>1.6742880</text:p>
          </table:table-cell>
        </table:table-row>
        <table:table-row table:style-name="ro1">
          <table:table-cell/>
          <table:table-cell office:value-type="float" office:value="0.116944">
            <text:p>0.1169440</text:p>
          </table:table-cell>
          <table:table-cell office:value-type="float" office:value="1.207458">
            <text:p>1.2074580</text:p>
          </table:table-cell>
          <table:table-cell office:value-type="float" office:value="1.20597">
            <text:p>1.2059700</text:p>
          </table:table-cell>
        </table:table-row>
        <table:table-row table:style-name="ro1">
          <table:table-cell/>
          <table:table-cell office:value-type="float" office:value="0.272804">
            <text:p>0.2728040</text:p>
          </table:table-cell>
          <table:table-cell office:value-type="float" office:value="1.971283">
            <text:p>1.9712830</text:p>
          </table:table-cell>
          <table:table-cell office:value-type="float" office:value="1.63472">
            <text:p>1.6347200</text:p>
          </table:table-cell>
        </table:table-row>
        <table:table-row table:style-name="ro1">
          <table:table-cell/>
          <table:table-cell office:value-type="float" office:value="1.579024">
            <text:p>1.5790240</text:p>
          </table:table-cell>
          <table:table-cell office:value-type="float" office:value="3.131453">
            <text:p>3.1314530</text:p>
          </table:table-cell>
          <table:table-cell office:value-type="float" office:value="1.375256">
            <text:p>1.3752560</text:p>
          </table:table-cell>
        </table:table-row>
        <table:table-row table:style-name="ro1">
          <table:table-cell/>
          <table:table-cell office:value-type="float" office:value="0.155224">
            <text:p>0.1552240</text:p>
          </table:table-cell>
          <table:table-cell office:value-type="float" office:value="0.687231">
            <text:p>0.6872310</text:p>
          </table:table-cell>
          <table:table-cell office:value-type="float" office:value="0.790165">
            <text:p>0.7901650</text:p>
          </table:table-cell>
        </table:table-row>
        <table:table-row table:style-name="ro1">
          <table:table-cell/>
          <table:table-cell office:value-type="float" office:value="0.71355">
            <text:p>0.7135500</text:p>
          </table:table-cell>
          <table:table-cell office:value-type="float" office:value="1.44281">
            <text:p>1.4428100</text:p>
          </table:table-cell>
          <table:table-cell office:value-type="float" office:value="1.523043">
            <text:p>1.5230430</text:p>
          </table:table-cell>
        </table:table-row>
        <table:table-row table:style-name="ro1">
          <table:table-cell/>
          <table:table-cell office:value-type="float" office:value="1.156047">
            <text:p>1.1560470</text:p>
          </table:table-cell>
          <table:table-cell office:value-type="float" office:value="2.256422">
            <text:p>2.2564220</text:p>
          </table:table-cell>
          <table:table-cell office:value-type="float" office:value="1.515467">
            <text:p>1.5154670</text:p>
          </table:table-cell>
        </table:table-row>
        <table:table-row table:style-name="ro1">
          <table:table-cell/>
          <table:table-cell office:value-type="float" office:value="3.674221">
            <text:p>3.6742210</text:p>
          </table:table-cell>
          <table:table-cell office:value-type="float" office:value="1.678451">
            <text:p>1.6784510</text:p>
          </table:table-cell>
          <table:table-cell office:value-type="float" office:value="1.273981">
            <text:p>1.2739810</text:p>
          </table:table-cell>
        </table:table-row>
        <table:table-row table:style-name="ro1">
          <table:table-cell/>
          <table:table-cell office:value-type="float" office:value="0.284615">
            <text:p>0.2846150</text:p>
          </table:table-cell>
          <table:table-cell office:value-type="float" office:value="1.08814">
            <text:p>1.0881400</text:p>
          </table:table-cell>
          <table:table-cell office:value-type="float" office:value="1.873377">
            <text:p>1.8733770</text:p>
          </table:table-cell>
        </table:table-row>
        <table:table-row table:style-name="ro1">
          <table:table-cell/>
          <table:table-cell office:value-type="float" office:value="0.789246">
            <text:p>0.7892460</text:p>
          </table:table-cell>
          <table:table-cell office:value-type="float" office:value="1.420604">
            <text:p>1.4206040</text:p>
          </table:table-cell>
          <table:table-cell office:value-type="float" office:value="1.369045">
            <text:p>1.3690450</text:p>
          </table:table-cell>
        </table:table-row>
        <table:table-row table:style-name="ro1">
          <table:table-cell/>
          <table:table-cell office:value-type="float" office:value="1.007754">
            <text:p>1.0077540</text:p>
          </table:table-cell>
          <table:table-cell office:value-type="float" office:value="0.726527">
            <text:p>0.7265270</text:p>
          </table:table-cell>
          <table:table-cell office:value-type="float" office:value="1.329856">
            <text:p>1.3298560</text:p>
          </table:table-cell>
        </table:table-row>
        <table:table-row table:style-name="ro1">
          <table:table-cell/>
          <table:table-cell office:value-type="float" office:value="5.51242">
            <text:p>5.5124200</text:p>
          </table:table-cell>
          <table:table-cell office:value-type="float" office:value="3.466939">
            <text:p>3.4669390</text:p>
          </table:table-cell>
          <table:table-cell office:value-type="float" office:value="1.454721">
            <text:p>1.4547210</text:p>
          </table:table-cell>
        </table:table-row>
        <table:table-row table:style-name="ro1">
          <table:table-cell/>
          <table:table-cell office:value-type="float" office:value="1.333932">
            <text:p>1.3339320</text:p>
          </table:table-cell>
          <table:table-cell office:value-type="float" office:value="1.171229">
            <text:p>1.1712290</text:p>
          </table:table-cell>
          <table:table-cell office:value-type="float" office:value="1.515377">
            <text:p>1.5153770</text:p>
          </table:table-cell>
        </table:table-row>
        <table:table-row table:style-name="ro1">
          <table:table-cell/>
          <table:table-cell office:value-type="float" office:value="2.686061">
            <text:p>2.6860610</text:p>
          </table:table-cell>
          <table:table-cell office:value-type="float" office:value="0.871906">
            <text:p>0.8719060</text:p>
          </table:table-cell>
          <table:table-cell office:value-type="float" office:value="1.243339">
            <text:p>1.2433390</text:p>
          </table:table-cell>
        </table:table-row>
        <table:table-row table:style-name="ro1">
          <table:table-cell/>
          <table:table-cell office:value-type="float" office:value="1.721429">
            <text:p>1.7214290</text:p>
          </table:table-cell>
          <table:table-cell office:value-type="float" office:value="1.663374">
            <text:p>1.6633740</text:p>
          </table:table-cell>
          <table:table-cell office:value-type="float" office:value="1.228207">
            <text:p>1.2282070</text:p>
          </table:table-cell>
        </table:table-row>
        <table:table-row table:style-name="ro1">
          <table:table-cell/>
          <table:table-cell office:value-type="float" office:value="1.289132">
            <text:p>1.2891320</text:p>
          </table:table-cell>
          <table:table-cell office:value-type="float" office:value="2.002678">
            <text:p>2.0026780</text:p>
          </table:table-cell>
          <table:table-cell office:value-type="float" office:value="1.791318">
            <text:p>1.7913180</text:p>
          </table:table-cell>
        </table:table-row>
        <table:table-row table:style-name="ro1">
          <table:table-cell/>
          <table:table-cell office:value-type="float" office:value="0.368438">
            <text:p>0.3684380</text:p>
          </table:table-cell>
          <table:table-cell office:value-type="float" office:value="1.396467">
            <text:p>1.3964670</text:p>
          </table:table-cell>
          <table:table-cell office:value-type="float" office:value="1.120985">
            <text:p>1.1209850</text:p>
          </table:table-cell>
        </table:table-row>
        <table:table-row table:style-name="ro1">
          <table:table-cell/>
          <table:table-cell office:value-type="float" office:value="4.16851">
            <text:p>4.1685100</text:p>
          </table:table-cell>
          <table:table-cell office:value-type="float" office:value="1.18042">
            <text:p>1.1804200</text:p>
          </table:table-cell>
          <table:table-cell office:value-type="float" office:value="1.468937">
            <text:p>1.4689370</text:p>
          </table:table-cell>
        </table:table-row>
        <table:table-row table:style-name="ro1">
          <table:table-cell/>
          <table:table-cell office:value-type="float" office:value="7.945066">
            <text:p>7.9450660</text:p>
          </table:table-cell>
          <table:table-cell office:value-type="float" office:value="1.150762">
            <text:p>1.1507620</text:p>
          </table:table-cell>
          <table:table-cell office:value-type="float" office:value="1.255724">
            <text:p>1.2557240</text:p>
          </table:table-cell>
        </table:table-row>
        <table:table-row table:style-name="ro1">
          <table:table-cell/>
          <table:table-cell office:value-type="float" office:value="0.715419">
            <text:p>0.7154190</text:p>
          </table:table-cell>
          <table:table-cell office:value-type="float" office:value="0.53736">
            <text:p>0.5373600</text:p>
          </table:table-cell>
          <table:table-cell office:value-type="float" office:value="0.919704">
            <text:p>0.9197040</text:p>
          </table:table-cell>
        </table:table-row>
        <table:table-row table:style-name="ro1">
          <table:table-cell/>
          <table:table-cell office:value-type="float" office:value="2.185711">
            <text:p>2.1857110</text:p>
          </table:table-cell>
          <table:table-cell office:value-type="float" office:value="2.164458">
            <text:p>2.1644580</text:p>
          </table:table-cell>
          <table:table-cell office:value-type="float" office:value="1.46451">
            <text:p>1.4645100</text:p>
          </table:table-cell>
        </table:table-row>
        <table:table-row table:style-name="ro1">
          <table:table-cell/>
          <table:table-cell office:value-type="float" office:value="0.966419">
            <text:p>0.9664190</text:p>
          </table:table-cell>
          <table:table-cell office:value-type="float" office:value="2.626254">
            <text:p>2.6262540</text:p>
          </table:table-cell>
          <table:table-cell office:value-type="float" office:value="1.691136">
            <text:p>1.6911360</text:p>
          </table:table-cell>
        </table:table-row>
        <table:table-row table:style-name="ro1">
          <table:table-cell/>
          <table:table-cell office:value-type="float" office:value="0.217995">
            <text:p>0.2179950</text:p>
          </table:table-cell>
          <table:table-cell office:value-type="float" office:value="0.398497">
            <text:p>0.3984970</text:p>
          </table:table-cell>
          <table:table-cell office:value-type="float" office:value="1.08388">
            <text:p>1.0838800</text:p>
          </table:table-cell>
        </table:table-row>
        <table:table-row table:style-name="ro1">
          <table:table-cell/>
          <table:table-cell office:value-type="float" office:value="1.654454">
            <text:p>1.6544540</text:p>
          </table:table-cell>
          <table:table-cell office:value-type="float" office:value="0.628668">
            <text:p>0.6286680</text:p>
          </table:table-cell>
          <table:table-cell office:value-type="float" office:value="0.971521">
            <text:p>0.9715210</text:p>
          </table:table-cell>
        </table:table-row>
        <table:table-row table:style-name="ro1">
          <table:table-cell/>
          <table:table-cell office:value-type="float" office:value="0.383885">
            <text:p>0.3838850</text:p>
          </table:table-cell>
          <table:table-cell office:value-type="float" office:value="0.405572">
            <text:p>0.4055720</text:p>
          </table:table-cell>
          <table:table-cell office:value-type="float" office:value="1.504961">
            <text:p>1.5049610</text:p>
          </table:table-cell>
        </table:table-row>
        <table:table-row table:style-name="ro1">
          <table:table-cell/>
          <table:table-cell office:value-type="float" office:value="1.500875">
            <text:p>1.5008750</text:p>
          </table:table-cell>
          <table:table-cell office:value-type="float" office:value="1.481004">
            <text:p>1.4810040</text:p>
          </table:table-cell>
          <table:table-cell office:value-type="float" office:value="1.500936">
            <text:p>1.5009360</text:p>
          </table:table-cell>
        </table:table-row>
        <table:table-row table:style-name="ro1">
          <table:table-cell/>
          <table:table-cell office:value-type="float" office:value="1.602447">
            <text:p>1.6024470</text:p>
          </table:table-cell>
          <table:table-cell office:value-type="float" office:value="2.921528">
            <text:p>2.9215280</text:p>
          </table:table-cell>
          <table:table-cell office:value-type="float" office:value="1.335163">
            <text:p>1.3351630</text:p>
          </table:table-cell>
        </table:table-row>
        <table:table-row table:style-name="ro1">
          <table:table-cell/>
          <table:table-cell office:value-type="float" office:value="0.661106">
            <text:p>0.6611060</text:p>
          </table:table-cell>
          <table:table-cell office:value-type="float" office:value="1.190529">
            <text:p>1.1905290</text:p>
          </table:table-cell>
          <table:table-cell office:value-type="float" office:value="1.935902">
            <text:p>1.9359020</text:p>
          </table:table-cell>
        </table:table-row>
        <table:table-row table:style-name="ro1">
          <table:table-cell/>
          <table:table-cell office:value-type="float" office:value="0.712556">
            <text:p>0.7125560</text:p>
          </table:table-cell>
          <table:table-cell office:value-type="float" office:value="1.325569">
            <text:p>1.3255690</text:p>
          </table:table-cell>
          <table:table-cell office:value-type="float" office:value="1.324724">
            <text:p>1.3247240</text:p>
          </table:table-cell>
        </table:table-row>
        <table:table-row table:style-name="ro1">
          <table:table-cell/>
          <table:table-cell office:value-type="float" office:value="1.519229">
            <text:p>1.5192290</text:p>
          </table:table-cell>
          <table:table-cell office:value-type="float" office:value="0.746151">
            <text:p>0.7461510</text:p>
          </table:table-cell>
          <table:table-cell office:value-type="float" office:value="0.808494">
            <text:p>0.8084940</text:p>
          </table:table-cell>
        </table:table-row>
        <table:table-row table:style-name="ro1">
          <table:table-cell/>
          <table:table-cell office:value-type="float" office:value="1.52623">
            <text:p>1.5262300</text:p>
          </table:table-cell>
          <table:table-cell office:value-type="float" office:value="2.730569">
            <text:p>2.7305690</text:p>
          </table:table-cell>
          <table:table-cell office:value-type="float" office:value="1.072371">
            <text:p>1.0723710</text:p>
          </table:table-cell>
        </table:table-row>
        <table:table-row table:style-name="ro1">
          <table:table-cell/>
          <table:table-cell office:value-type="float" office:value="0.007479">
            <text:p>0.0074790</text:p>
          </table:table-cell>
          <table:table-cell office:value-type="float" office:value="0.202314">
            <text:p>0.2023140</text:p>
          </table:table-cell>
          <table:table-cell office:value-type="float" office:value="1.08419">
            <text:p>1.0841900</text:p>
          </table:table-cell>
        </table:table-row>
        <table:table-row table:style-name="ro1">
          <table:table-cell/>
          <table:table-cell office:value-type="float" office:value="1.726456">
            <text:p>1.7264560</text:p>
          </table:table-cell>
          <table:table-cell office:value-type="float" office:value="2.765153">
            <text:p>2.7651530</text:p>
          </table:table-cell>
          <table:table-cell office:value-type="float" office:value="1.775324">
            <text:p>1.7753240</text:p>
          </table:table-cell>
        </table:table-row>
        <table:table-row table:style-name="ro1">
          <table:table-cell/>
          <table:table-cell office:value-type="float" office:value="3.664075">
            <text:p>3.6640750</text:p>
          </table:table-cell>
          <table:table-cell office:value-type="float" office:value="2.273923">
            <text:p>2.2739230</text:p>
          </table:table-cell>
          <table:table-cell office:value-type="float" office:value="1.984381">
            <text:p>1.9843810</text:p>
          </table:table-cell>
        </table:table-row>
        <table:table-row table:style-name="ro1">
          <table:table-cell/>
          <table:table-cell office:value-type="float" office:value="0.895779">
            <text:p>0.8957790</text:p>
          </table:table-cell>
          <table:table-cell office:value-type="float" office:value="0.896793">
            <text:p>0.8967930</text:p>
          </table:table-cell>
          <table:table-cell office:value-type="float" office:value="1.298936">
            <text:p>1.2989360</text:p>
          </table:table-cell>
        </table:table-row>
        <table:table-row table:style-name="ro1">
          <table:table-cell/>
          <table:table-cell office:value-type="float" office:value="0.563115">
            <text:p>0.5631150</text:p>
          </table:table-cell>
          <table:table-cell office:value-type="float" office:value="0.634974">
            <text:p>0.6349740</text:p>
          </table:table-cell>
          <table:table-cell office:value-type="float" office:value="1.100494">
            <text:p>1.1004940</text:p>
          </table:table-cell>
        </table:table-row>
        <table:table-row table:style-name="ro1">
          <table:table-cell/>
          <table:table-cell office:value-type="float" office:value="0.922709">
            <text:p>0.9227090</text:p>
          </table:table-cell>
          <table:table-cell office:value-type="float" office:value="0.991161">
            <text:p>0.9911610</text:p>
          </table:table-cell>
          <table:table-cell office:value-type="float" office:value="1.287568">
            <text:p>1.2875680</text:p>
          </table:table-cell>
        </table:table-row>
        <table:table-row table:style-name="ro1">
          <table:table-cell/>
          <table:table-cell office:value-type="float" office:value="0.089704">
            <text:p>0.0897040</text:p>
          </table:table-cell>
          <table:table-cell office:value-type="float" office:value="0.702042">
            <text:p>0.7020420</text:p>
          </table:table-cell>
          <table:table-cell office:value-type="float" office:value="0.967895">
            <text:p>0.9678950</text:p>
          </table:table-cell>
        </table:table-row>
        <table:table-row table:style-name="ro1">
          <table:table-cell/>
          <table:table-cell office:value-type="float" office:value="1.277985">
            <text:p>1.2779850</text:p>
          </table:table-cell>
          <table:table-cell office:value-type="float" office:value="1.16187">
            <text:p>1.1618700</text:p>
          </table:table-cell>
          <table:table-cell office:value-type="float" office:value="1.870474">
            <text:p>1.8704740</text:p>
          </table:table-cell>
        </table:table-row>
        <table:table-row table:style-name="ro1">
          <table:table-cell/>
          <table:table-cell office:value-type="float" office:value="2.805207">
            <text:p>2.8052070</text:p>
          </table:table-cell>
          <table:table-cell office:value-type="float" office:value="1.49405">
            <text:p>1.4940500</text:p>
          </table:table-cell>
          <table:table-cell office:value-type="float" office:value="1.735103">
            <text:p>1.7351030</text:p>
          </table:table-cell>
        </table:table-row>
        <table:table-row table:style-name="ro1">
          <table:table-cell/>
          <table:table-cell office:value-type="float" office:value="1.029207">
            <text:p>1.0292070</text:p>
          </table:table-cell>
          <table:table-cell office:value-type="float" office:value="1.156408">
            <text:p>1.1564080</text:p>
          </table:table-cell>
          <table:table-cell office:value-type="float" office:value="1.85207">
            <text:p>1.8520700</text:p>
          </table:table-cell>
        </table:table-row>
        <table:table-row table:style-name="ro1">
          <table:table-cell/>
          <table:table-cell office:value-type="float" office:value="0.59071">
            <text:p>0.5907100</text:p>
          </table:table-cell>
          <table:table-cell office:value-type="float" office:value="1.57439">
            <text:p>1.5743900</text:p>
          </table:table-cell>
          <table:table-cell office:value-type="float" office:value="1.470601">
            <text:p>1.4706010</text:p>
          </table:table-cell>
        </table:table-row>
        <table:table-row table:style-name="ro1">
          <table:table-cell/>
          <table:table-cell office:value-type="float" office:value="0.080555">
            <text:p>0.0805550</text:p>
          </table:table-cell>
          <table:table-cell office:value-type="float" office:value="0.501355">
            <text:p>0.5013550</text:p>
          </table:table-cell>
          <table:table-cell office:value-type="float" office:value="0.693794">
            <text:p>0.6937940</text:p>
          </table:table-cell>
        </table:table-row>
        <table:table-row table:style-name="ro1">
          <table:table-cell/>
          <table:table-cell office:value-type="float" office:value="0.914411">
            <text:p>0.9144110</text:p>
          </table:table-cell>
          <table:table-cell office:value-type="float" office:value="0.915101">
            <text:p>0.9151010</text:p>
          </table:table-cell>
          <table:table-cell office:value-type="float" office:value="1.221107">
            <text:p>1.2211070</text:p>
          </table:table-cell>
        </table:table-row>
        <table:table-row table:style-name="ro1">
          <table:table-cell/>
          <table:table-cell office:value-type="float" office:value="0.10333">
            <text:p>0.1033300</text:p>
          </table:table-cell>
          <table:table-cell office:value-type="float" office:value="0.958943">
            <text:p>0.9589430</text:p>
          </table:table-cell>
          <table:table-cell office:value-type="float" office:value="1.024486">
            <text:p>1.0244860</text:p>
          </table:table-cell>
        </table:table-row>
        <table:table-row table:style-name="ro1">
          <table:table-cell/>
          <table:table-cell office:value-type="float" office:value="0.753967">
            <text:p>0.7539670</text:p>
          </table:table-cell>
          <table:table-cell office:value-type="float" office:value="1.280112">
            <text:p>1.2801120</text:p>
          </table:table-cell>
          <table:table-cell office:value-type="float" office:value="1.035499">
            <text:p>1.0354990</text:p>
          </table:table-cell>
        </table:table-row>
        <table:table-row table:style-name="ro1">
          <table:table-cell/>
          <table:table-cell office:value-type="float" office:value="0.403424">
            <text:p>0.4034240</text:p>
          </table:table-cell>
          <table:table-cell office:value-type="float" office:value="1.150616">
            <text:p>1.1506160</text:p>
          </table:table-cell>
          <table:table-cell office:value-type="float" office:value="1.45223">
            <text:p>1.4522300</text:p>
          </table:table-cell>
        </table:table-row>
        <table:table-row table:style-name="ro1">
          <table:table-cell/>
          <table:table-cell office:value-type="float" office:value="0.544209">
            <text:p>0.5442090</text:p>
          </table:table-cell>
          <table:table-cell office:value-type="float" office:value="0.668363">
            <text:p>0.6683630</text:p>
          </table:table-cell>
          <table:table-cell office:value-type="float" office:value="0.880378">
            <text:p>0.8803780</text:p>
          </table:table-cell>
        </table:table-row>
        <table:table-row table:style-name="ro1">
          <table:table-cell/>
          <table:table-cell office:value-type="float" office:value="0.282107">
            <text:p>0.2821070</text:p>
          </table:table-cell>
          <table:table-cell office:value-type="float" office:value="0.927967">
            <text:p>0.9279670</text:p>
          </table:table-cell>
          <table:table-cell office:value-type="float" office:value="1.187044">
            <text:p>1.1870440</text:p>
          </table:table-cell>
        </table:table-row>
        <table:table-row table:style-name="ro1">
          <table:table-cell/>
          <table:table-cell office:value-type="float" office:value="0.939074">
            <text:p>0.9390740</text:p>
          </table:table-cell>
          <table:table-cell office:value-type="float" office:value="0.669379">
            <text:p>0.6693790</text:p>
          </table:table-cell>
          <table:table-cell office:value-type="float" office:value="0.773278">
            <text:p>0.7732780</text:p>
          </table:table-cell>
        </table:table-row>
        <table:table-row table:style-name="ro1">
          <table:table-cell/>
          <table:table-cell office:value-type="float" office:value="0.129841">
            <text:p>0.1298410</text:p>
          </table:table-cell>
          <table:table-cell office:value-type="float" office:value="0.754133">
            <text:p>0.7541330</text:p>
          </table:table-cell>
          <table:table-cell office:value-type="float" office:value="1.895397">
            <text:p>1.8953970</text:p>
          </table:table-cell>
        </table:table-row>
        <table:table-row table:style-name="ro1">
          <table:table-cell/>
          <table:table-cell office:value-type="float" office:value="2.252163">
            <text:p>2.2521630</text:p>
          </table:table-cell>
          <table:table-cell office:value-type="float" office:value="0.936355">
            <text:p>0.9363550</text:p>
          </table:table-cell>
          <table:table-cell office:value-type="float" office:value="0.838153">
            <text:p>0.8381530</text:p>
          </table:table-cell>
        </table:table-row>
        <table:table-row table:style-name="ro1">
          <table:table-cell/>
          <table:table-cell office:value-type="float" office:value="1.116315">
            <text:p>1.1163150</text:p>
          </table:table-cell>
          <table:table-cell office:value-type="float" office:value="1.009086">
            <text:p>1.0090860</text:p>
          </table:table-cell>
          <table:table-cell office:value-type="float" office:value="1.466108">
            <text:p>1.4661080</text:p>
          </table:table-cell>
        </table:table-row>
        <table:table-row table:style-name="ro1">
          <table:table-cell/>
          <table:table-cell office:value-type="float" office:value="2.559723">
            <text:p>2.5597230</text:p>
          </table:table-cell>
          <table:table-cell office:value-type="float" office:value="1.079428">
            <text:p>1.0794280</text:p>
          </table:table-cell>
          <table:table-cell office:value-type="float" office:value="1.476215">
            <text:p>1.4762150</text:p>
          </table:table-cell>
        </table:table-row>
        <table:table-row table:style-name="ro1">
          <table:table-cell/>
          <table:table-cell office:value-type="float" office:value="0.336807">
            <text:p>0.3368070</text:p>
          </table:table-cell>
          <table:table-cell office:value-type="float" office:value="0.788092">
            <text:p>0.7880920</text:p>
          </table:table-cell>
          <table:table-cell office:value-type="float" office:value="1.018678">
            <text:p>1.0186780</text:p>
          </table:table-cell>
        </table:table-row>
        <table:table-row table:style-name="ro1">
          <table:table-cell/>
          <table:table-cell office:value-type="float" office:value="0.453562">
            <text:p>0.4535620</text:p>
          </table:table-cell>
          <table:table-cell office:value-type="float" office:value="0.925467">
            <text:p>0.9254670</text:p>
          </table:table-cell>
          <table:table-cell office:value-type="float" office:value="1.836679">
            <text:p>1.8366790</text:p>
          </table:table-cell>
        </table:table-row>
        <table:table-row table:style-name="ro1">
          <table:table-cell/>
          <table:table-cell office:value-type="float" office:value="1.271078">
            <text:p>1.2710780</text:p>
          </table:table-cell>
          <table:table-cell office:value-type="float" office:value="1.272671">
            <text:p>1.2726710</text:p>
          </table:table-cell>
          <table:table-cell office:value-type="float" office:value="1.338572">
            <text:p>1.3385720</text:p>
          </table:table-cell>
        </table:table-row>
        <table:table-row table:style-name="ro1">
          <table:table-cell/>
          <table:table-cell office:value-type="float" office:value="0.143159">
            <text:p>0.1431590</text:p>
          </table:table-cell>
          <table:table-cell office:value-type="float" office:value="0.212274">
            <text:p>0.2122740</text:p>
          </table:table-cell>
          <table:table-cell office:value-type="float" office:value="0.999084">
            <text:p>0.9990840</text:p>
          </table:table-cell>
        </table:table-row>
        <table:table-row table:style-name="ro1">
          <table:table-cell/>
          <table:table-cell office:value-type="float" office:value="0.105058">
            <text:p>0.1050580</text:p>
          </table:table-cell>
          <table:table-cell office:value-type="float" office:value="0.814018">
            <text:p>0.8140180</text:p>
          </table:table-cell>
          <table:table-cell office:value-type="float" office:value="1.357995">
            <text:p>1.3579950</text:p>
          </table:table-cell>
        </table:table-row>
        <table:table-row table:style-name="ro1">
          <table:table-cell/>
          <table:table-cell office:value-type="float" office:value="0.449768">
            <text:p>0.4497680</text:p>
          </table:table-cell>
          <table:table-cell office:value-type="float" office:value="2.483239">
            <text:p>2.4832390</text:p>
          </table:table-cell>
          <table:table-cell office:value-type="float" office:value="1.501324">
            <text:p>1.5013240</text:p>
          </table:table-cell>
        </table:table-row>
        <table:table-row table:style-name="ro1">
          <table:table-cell/>
          <table:table-cell office:value-type="float" office:value="0.217494">
            <text:p>0.2174940</text:p>
          </table:table-cell>
          <table:table-cell office:value-type="float" office:value="0.447216">
            <text:p>0.4472160</text:p>
          </table:table-cell>
          <table:table-cell office:value-type="float" office:value="1.164151">
            <text:p>1.1641510</text:p>
          </table:table-cell>
        </table:table-row>
        <table:table-row table:style-name="ro1">
          <table:table-cell/>
          <table:table-cell office:value-type="float" office:value="2.829692">
            <text:p>2.8296920</text:p>
          </table:table-cell>
          <table:table-cell office:value-type="float" office:value="2.183031">
            <text:p>2.1830310</text:p>
          </table:table-cell>
          <table:table-cell office:value-type="float" office:value="0.861094">
            <text:p>0.8610940</text:p>
          </table:table-cell>
        </table:table-row>
        <table:table-row table:style-name="ro1">
          <table:table-cell/>
          <table:table-cell office:value-type="float" office:value="0.425737">
            <text:p>0.4257370</text:p>
          </table:table-cell>
          <table:table-cell office:value-type="float" office:value="1.085183">
            <text:p>1.0851830</text:p>
          </table:table-cell>
          <table:table-cell office:value-type="float" office:value="1.437677">
            <text:p>1.4376770</text:p>
          </table:table-cell>
        </table:table-row>
        <table:table-row table:style-name="ro1">
          <table:table-cell/>
          <table:table-cell office:value-type="float" office:value="0.087303">
            <text:p>0.0873030</text:p>
          </table:table-cell>
          <table:table-cell office:value-type="float" office:value="1.161592">
            <text:p>1.1615920</text:p>
          </table:table-cell>
          <table:table-cell office:value-type="float" office:value="1.22819">
            <text:p>1.2281900</text:p>
          </table:table-cell>
        </table:table-row>
        <table:table-row table:style-name="ro1">
          <table:table-cell/>
          <table:table-cell office:value-type="float" office:value="0.569595">
            <text:p>0.5695950</text:p>
          </table:table-cell>
          <table:table-cell office:value-type="float" office:value="1.534652">
            <text:p>1.5346520</text:p>
          </table:table-cell>
          <table:table-cell office:value-type="float" office:value="1.403596">
            <text:p>1.4035960</text:p>
          </table:table-cell>
        </table:table-row>
        <table:table-row table:style-name="ro1">
          <table:table-cell/>
          <table:table-cell office:value-type="float" office:value="0.236002">
            <text:p>0.2360020</text:p>
          </table:table-cell>
          <table:table-cell office:value-type="float" office:value="1.383285">
            <text:p>1.3832850</text:p>
          </table:table-cell>
          <table:table-cell office:value-type="float" office:value="1.460027">
            <text:p>1.4600270</text:p>
          </table:table-cell>
        </table:table-row>
        <table:table-row table:style-name="ro1">
          <table:table-cell/>
          <table:table-cell office:value-type="float" office:value="0.178437">
            <text:p>0.1784370</text:p>
          </table:table-cell>
          <table:table-cell office:value-type="float" office:value="1.466738">
            <text:p>1.4667380</text:p>
          </table:table-cell>
          <table:table-cell office:value-type="float" office:value="1.199594">
            <text:p>1.1995940</text:p>
          </table:table-cell>
        </table:table-row>
        <table:table-row table:style-name="ro1">
          <table:table-cell/>
          <table:table-cell office:value-type="float" office:value="0.954096">
            <text:p>0.9540960</text:p>
          </table:table-cell>
          <table:table-cell office:value-type="float" office:value="0.954455">
            <text:p>0.9544550</text:p>
          </table:table-cell>
          <table:table-cell office:value-type="float" office:value="1.256536">
            <text:p>1.2565360</text:p>
          </table:table-cell>
        </table:table-row>
        <table:table-row table:style-name="ro1">
          <table:table-cell/>
          <table:table-cell office:value-type="float" office:value="0.001915">
            <text:p>0.0019150</text:p>
          </table:table-cell>
          <table:table-cell office:value-type="float" office:value="0.938602">
            <text:p>0.9386020</text:p>
          </table:table-cell>
          <table:table-cell office:value-type="float" office:value="0.861308">
            <text:p>0.8613080</text:p>
          </table:table-cell>
        </table:table-row>
        <table:table-row table:style-name="ro1">
          <table:table-cell/>
          <table:table-cell office:value-type="float" office:value="0.531408">
            <text:p>0.5314080</text:p>
          </table:table-cell>
          <table:table-cell office:value-type="float" office:value="1.275068">
            <text:p>1.2750680</text:p>
          </table:table-cell>
          <table:table-cell office:value-type="float" office:value="1.320684">
            <text:p>1.3206840</text:p>
          </table:table-cell>
        </table:table-row>
        <table:table-row table:style-name="ro1">
          <table:table-cell/>
          <table:table-cell office:value-type="float" office:value="4.82549">
            <text:p>4.8254900</text:p>
          </table:table-cell>
          <table:table-cell office:value-type="float" office:value="1.596155">
            <text:p>1.5961550</text:p>
          </table:table-cell>
          <table:table-cell office:value-type="float" office:value="1.291798">
            <text:p>1.2917980</text:p>
          </table:table-cell>
        </table:table-row>
        <table:table-row table:style-name="ro1">
          <table:table-cell/>
          <table:table-cell office:value-type="float" office:value="0.838537">
            <text:p>0.8385370</text:p>
          </table:table-cell>
          <table:table-cell office:value-type="float" office:value="1.973056">
            <text:p>1.9730560</text:p>
          </table:table-cell>
          <table:table-cell office:value-type="float" office:value="1.306208">
            <text:p>1.3062080</text:p>
          </table:table-cell>
        </table:table-row>
        <table:table-row table:style-name="ro1">
          <table:table-cell/>
          <table:table-cell office:value-type="float" office:value="0.911672">
            <text:p>0.9116720</text:p>
          </table:table-cell>
          <table:table-cell office:value-type="float" office:value="1.432274">
            <text:p>1.4322740</text:p>
          </table:table-cell>
          <table:table-cell office:value-type="float" office:value="1.343329">
            <text:p>1.3433290</text:p>
          </table:table-cell>
        </table:table-row>
        <table:table-row table:style-name="ro1">
          <table:table-cell/>
          <table:table-cell office:value-type="float" office:value="0.169197">
            <text:p>0.1691970</text:p>
          </table:table-cell>
          <table:table-cell office:value-type="float" office:value="0.752959">
            <text:p>0.7529590</text:p>
          </table:table-cell>
          <table:table-cell office:value-type="float" office:value="1.460885">
            <text:p>1.4608850</text:p>
          </table:table-cell>
        </table:table-row>
        <table:table-row table:style-name="ro1">
          <table:table-cell/>
          <table:table-cell office:value-type="float" office:value="0.856754">
            <text:p>0.8567540</text:p>
          </table:table-cell>
          <table:table-cell office:value-type="float" office:value="0.384349">
            <text:p>0.3843490</text:p>
          </table:table-cell>
          <table:table-cell office:value-type="float" office:value="1.106238">
            <text:p>1.1062380</text:p>
          </table:table-cell>
        </table:table-row>
        <table:table-row table:style-name="ro1">
          <table:table-cell/>
          <table:table-cell office:value-type="float" office:value="2.685117">
            <text:p>2.6851170</text:p>
          </table:table-cell>
          <table:table-cell office:value-type="float" office:value="3.42244">
            <text:p>3.4224400</text:p>
          </table:table-cell>
          <table:table-cell office:value-type="float" office:value="2.449727">
            <text:p>2.4497270</text:p>
          </table:table-cell>
        </table:table-row>
        <table:table-row table:style-name="ro1">
          <table:table-cell/>
          <table:table-cell office:value-type="float" office:value="0.274025">
            <text:p>0.2740250</text:p>
          </table:table-cell>
          <table:table-cell office:value-type="float" office:value="0.282467">
            <text:p>0.2824670</text:p>
          </table:table-cell>
          <table:table-cell office:value-type="float" office:value="0.852636">
            <text:p>0.8526360</text:p>
          </table:table-cell>
        </table:table-row>
        <table:table-row table:style-name="ro1">
          <table:table-cell/>
          <table:table-cell office:value-type="float" office:value="0.179684">
            <text:p>0.1796840</text:p>
          </table:table-cell>
          <table:table-cell office:value-type="float" office:value="0.690852">
            <text:p>0.6908520</text:p>
          </table:table-cell>
          <table:table-cell office:value-type="float" office:value="1.17153">
            <text:p>1.1715300</text:p>
          </table:table-cell>
        </table:table-row>
        <table:table-row table:style-name="ro1">
          <table:table-cell/>
          <table:table-cell office:value-type="float" office:value="3.870231">
            <text:p>3.8702310</text:p>
          </table:table-cell>
          <table:table-cell office:value-type="float" office:value="1.765595">
            <text:p>1.7655950</text:p>
          </table:table-cell>
          <table:table-cell office:value-type="float" office:value="1.104479">
            <text:p>1.1044790</text:p>
          </table:table-cell>
        </table:table-row>
        <table:table-row table:style-name="ro1">
          <table:table-cell/>
          <table:table-cell office:value-type="float" office:value="0.175568">
            <text:p>0.1755680</text:p>
          </table:table-cell>
          <table:table-cell office:value-type="float" office:value="0.964719">
            <text:p>0.9647190</text:p>
          </table:table-cell>
          <table:table-cell office:value-type="float" office:value="1.409067">
            <text:p>1.4090670</text:p>
          </table:table-cell>
        </table:table-row>
        <table:table-row table:style-name="ro1">
          <table:table-cell/>
          <table:table-cell office:value-type="float" office:value="0.05845">
            <text:p>0.0584500</text:p>
          </table:table-cell>
          <table:table-cell office:value-type="float" office:value="2.07852">
            <text:p>2.0785200</text:p>
          </table:table-cell>
          <table:table-cell office:value-type="float" office:value="1.59661">
            <text:p>1.5966100</text:p>
          </table:table-cell>
        </table:table-row>
        <table:table-row table:style-name="ro1">
          <table:table-cell/>
          <table:table-cell office:value-type="float" office:value="4.004664">
            <text:p>4.0046640</text:p>
          </table:table-cell>
          <table:table-cell office:value-type="float" office:value="2.125518">
            <text:p>2.1255180</text:p>
          </table:table-cell>
          <table:table-cell office:value-type="float" office:value="1.079959">
            <text:p>1.0799590</text:p>
          </table:table-cell>
        </table:table-row>
        <table:table-row table:style-name="ro1">
          <table:table-cell/>
          <table:table-cell office:value-type="float" office:value="1.034631">
            <text:p>1.0346310</text:p>
          </table:table-cell>
          <table:table-cell office:value-type="float" office:value="1.035708">
            <text:p>1.0357080</text:p>
          </table:table-cell>
          <table:table-cell office:value-type="float" office:value="1.060996">
            <text:p>1.0609960</text:p>
          </table:table-cell>
        </table:table-row>
        <table:table-row table:style-name="ro1">
          <table:table-cell/>
          <table:table-cell office:value-type="float" office:value="3.568518">
            <text:p>3.5685180</text:p>
          </table:table-cell>
          <table:table-cell office:value-type="float" office:value="0.952456">
            <text:p>0.9524560</text:p>
          </table:table-cell>
          <table:table-cell office:value-type="float" office:value="0.952066">
            <text:p>0.9520660</text:p>
          </table:table-cell>
        </table:table-row>
        <table:table-row table:style-name="ro1">
          <table:table-cell/>
          <table:table-cell office:value-type="float" office:value="0.132559">
            <text:p>0.1325590</text:p>
          </table:table-cell>
          <table:table-cell office:value-type="float" office:value="1.513986">
            <text:p>1.5139860</text:p>
          </table:table-cell>
          <table:table-cell office:value-type="float" office:value="1.513005">
            <text:p>1.5130050</text:p>
          </table:table-cell>
        </table:table-row>
        <table:table-row table:style-name="ro1">
          <table:table-cell/>
          <table:table-cell office:value-type="float" office:value="6.026172">
            <text:p>6.0261720</text:p>
          </table:table-cell>
          <table:table-cell office:value-type="float" office:value="1.282438">
            <text:p>1.2824380</text:p>
          </table:table-cell>
          <table:table-cell office:value-type="float" office:value="1.665454">
            <text:p>1.6654540</text:p>
          </table:table-cell>
        </table:table-row>
        <table:table-row table:style-name="ro1">
          <table:table-cell/>
          <table:table-cell office:value-type="float" office:value="0.58475">
            <text:p>0.5847500</text:p>
          </table:table-cell>
          <table:table-cell office:value-type="float" office:value="1.573097">
            <text:p>1.5730970</text:p>
          </table:table-cell>
          <table:table-cell office:value-type="float" office:value="1.45035">
            <text:p>1.4503500</text:p>
          </table:table-cell>
        </table:table-row>
        <table:table-row table:style-name="ro1">
          <table:table-cell/>
          <table:table-cell office:value-type="float" office:value="2.200541">
            <text:p>2.2005410</text:p>
          </table:table-cell>
          <table:table-cell office:value-type="float" office:value="0.935233">
            <text:p>0.9352330</text:p>
          </table:table-cell>
          <table:table-cell office:value-type="float" office:value="1.783919">
            <text:p>1.7839190</text:p>
          </table:table-cell>
        </table:table-row>
        <table:table-row table:style-name="ro1">
          <table:table-cell/>
          <table:table-cell office:value-type="float" office:value="2.498935">
            <text:p>2.4989350</text:p>
          </table:table-cell>
          <table:table-cell office:value-type="float" office:value="1.792019">
            <text:p>1.7920190</text:p>
          </table:table-cell>
          <table:table-cell office:value-type="float" office:value="1.791839">
            <text:p>1.7918390</text:p>
          </table:table-cell>
        </table:table-row>
        <table:table-row table:style-name="ro1">
          <table:table-cell/>
          <table:table-cell office:value-type="float" office:value="0.737704">
            <text:p>0.7377040</text:p>
          </table:table-cell>
          <table:table-cell office:value-type="float" office:value="2.045835">
            <text:p>2.0458350</text:p>
          </table:table-cell>
          <table:table-cell office:value-type="float" office:value="2.009229">
            <text:p>2.0092290</text:p>
          </table:table-cell>
        </table:table-row>
        <table:table-row table:style-name="ro1">
          <table:table-cell/>
          <table:table-cell office:value-type="float" office:value="2.812149">
            <text:p>2.8121490</text:p>
          </table:table-cell>
          <table:table-cell office:value-type="float" office:value="1.637836">
            <text:p>1.6378360</text:p>
          </table:table-cell>
          <table:table-cell office:value-type="float" office:value="0.907788">
            <text:p>0.9077880</text:p>
          </table:table-cell>
        </table:table-row>
        <table:table-row table:style-name="ro1">
          <table:table-cell/>
          <table:table-cell office:value-type="float" office:value="0.41047">
            <text:p>0.4104700</text:p>
          </table:table-cell>
          <table:table-cell office:value-type="float" office:value="0.847932">
            <text:p>0.8479320</text:p>
          </table:table-cell>
          <table:table-cell office:value-type="float" office:value="1.004255">
            <text:p>1.0042550</text:p>
          </table:table-cell>
        </table:table-row>
        <table:table-row table:style-name="ro1">
          <table:table-cell/>
          <table:table-cell office:value-type="float" office:value="0.37385">
            <text:p>0.3738500</text:p>
          </table:table-cell>
          <table:table-cell office:value-type="float" office:value="0.351142">
            <text:p>0.3511420</text:p>
          </table:table-cell>
          <table:table-cell office:value-type="float" office:value="0.66563">
            <text:p>0.6656300</text:p>
          </table:table-cell>
        </table:table-row>
        <table:table-row table:style-name="ro1">
          <table:table-cell/>
          <table:table-cell office:value-type="float" office:value="1.339554">
            <text:p>1.3395540</text:p>
          </table:table-cell>
          <table:table-cell office:value-type="float" office:value="1.719175">
            <text:p>1.7191750</text:p>
          </table:table-cell>
          <table:table-cell office:value-type="float" office:value="1.301353">
            <text:p>1.3013530</text:p>
          </table:table-cell>
        </table:table-row>
        <table:table-row table:style-name="ro1">
          <table:table-cell/>
          <table:table-cell office:value-type="float" office:value="3.000325">
            <text:p>3.0003250</text:p>
          </table:table-cell>
          <table:table-cell office:value-type="float" office:value="0.990778">
            <text:p>0.9907780</text:p>
          </table:table-cell>
          <table:table-cell office:value-type="float" office:value="1.83755">
            <text:p>1.8375500</text:p>
          </table:table-cell>
        </table:table-row>
        <table:table-row table:style-name="ro1">
          <table:table-cell/>
          <table:table-cell office:value-type="float" office:value="1.156034">
            <text:p>1.1560340</text:p>
          </table:table-cell>
          <table:table-cell office:value-type="float" office:value="1.843706">
            <text:p>1.8437060</text:p>
          </table:table-cell>
          <table:table-cell office:value-type="float" office:value="1.843676">
            <text:p>1.8436760</text:p>
          </table:table-cell>
        </table:table-row>
        <table:table-row table:style-name="ro1">
          <table:table-cell/>
          <table:table-cell office:value-type="float" office:value="0.102871">
            <text:p>0.1028710</text:p>
          </table:table-cell>
          <table:table-cell office:value-type="float" office:value="0.952527">
            <text:p>0.9525270</text:p>
          </table:table-cell>
          <table:table-cell office:value-type="float" office:value="1.45388">
            <text:p>1.4538800</text:p>
          </table:table-cell>
        </table:table-row>
        <table:table-row table:style-name="ro1">
          <table:table-cell/>
          <table:table-cell office:value-type="float" office:value="1.254147">
            <text:p>1.2541470</text:p>
          </table:table-cell>
          <table:table-cell office:value-type="float" office:value="1.254024">
            <text:p>1.2540240</text:p>
          </table:table-cell>
          <table:table-cell office:value-type="float" office:value="2.158492">
            <text:p>2.1584920</text:p>
          </table:table-cell>
        </table:table-row>
        <table:table-row table:style-name="ro1">
          <table:table-cell/>
          <table:table-cell office:value-type="float" office:value="2.903553">
            <text:p>2.9035530</text:p>
          </table:table-cell>
          <table:table-cell office:value-type="float" office:value="1.908939">
            <text:p>1.9089390</text:p>
          </table:table-cell>
          <table:table-cell office:value-type="float" office:value="1.516994">
            <text:p>1.5169940</text:p>
          </table:table-cell>
        </table:table-row>
        <table:table-row table:style-name="ro1">
          <table:table-cell/>
          <table:table-cell office:value-type="float" office:value="5.121147">
            <text:p>5.1211470</text:p>
          </table:table-cell>
          <table:table-cell office:value-type="float" office:value="2.947446">
            <text:p>2.9474460</text:p>
          </table:table-cell>
          <table:table-cell office:value-type="float" office:value="0.982536">
            <text:p>0.9825360</text:p>
          </table:table-cell>
        </table:table-row>
        <table:table-row table:style-name="ro1">
          <table:table-cell/>
          <table:table-cell office:value-type="float" office:value="1.433102">
            <text:p>1.4331020</text:p>
          </table:table-cell>
          <table:table-cell office:value-type="float" office:value="1.306272">
            <text:p>1.3062720</text:p>
          </table:table-cell>
          <table:table-cell office:value-type="float" office:value="0.978765">
            <text:p>0.9787650</text:p>
          </table:table-cell>
        </table:table-row>
        <table:table-row table:style-name="ro1">
          <table:table-cell/>
          <table:table-cell office:value-type="float" office:value="0.651892">
            <text:p>0.6518920</text:p>
          </table:table-cell>
          <table:table-cell office:value-type="float" office:value="1.101167">
            <text:p>1.1011670</text:p>
          </table:table-cell>
          <table:table-cell office:value-type="float" office:value="1.600731">
            <text:p>1.6007310</text:p>
          </table:table-cell>
        </table:table-row>
        <table:table-row table:style-name="ro1">
          <table:table-cell/>
          <table:table-cell office:value-type="float" office:value="1.61278">
            <text:p>1.6127800</text:p>
          </table:table-cell>
          <table:table-cell office:value-type="float" office:value="1.613471">
            <text:p>1.6134710</text:p>
          </table:table-cell>
          <table:table-cell office:value-type="float" office:value="1.043141">
            <text:p>1.0431410</text:p>
          </table:table-cell>
        </table:table-row>
        <table:table-row table:style-name="ro1">
          <table:table-cell/>
          <table:table-cell office:value-type="float" office:value="0.101339">
            <text:p>0.1013390</text:p>
          </table:table-cell>
          <table:table-cell office:value-type="float" office:value="0.101396">
            <text:p>0.1013960</text:p>
          </table:table-cell>
          <table:table-cell office:value-type="float" office:value="0.521068">
            <text:p>0.5210680</text:p>
          </table:table-cell>
        </table:table-row>
        <table:table-row table:style-name="ro1">
          <table:table-cell/>
          <table:table-cell office:value-type="float" office:value="0.102565">
            <text:p>0.1025650</text:p>
          </table:table-cell>
          <table:table-cell office:value-type="float" office:value="0.367463">
            <text:p>0.3674630</text:p>
          </table:table-cell>
          <table:table-cell office:value-type="float" office:value="1.158313">
            <text:p>1.1583130</text:p>
          </table:table-cell>
        </table:table-row>
        <table:table-row table:style-name="ro1">
          <table:table-cell/>
          <table:table-cell office:value-type="float" office:value="1.16735">
            <text:p>1.1673500</text:p>
          </table:table-cell>
          <table:table-cell office:value-type="float" office:value="1.261722">
            <text:p>1.2617220</text:p>
          </table:table-cell>
          <table:table-cell office:value-type="float" office:value="1.528905">
            <text:p>1.5289050</text:p>
          </table:table-cell>
        </table:table-row>
        <table:table-row table:style-name="ro1">
          <table:table-cell/>
          <table:table-cell office:value-type="float" office:value="0.745492">
            <text:p>0.7454920</text:p>
          </table:table-cell>
          <table:table-cell office:value-type="float" office:value="1.327065">
            <text:p>1.3270650</text:p>
          </table:table-cell>
          <table:table-cell office:value-type="float" office:value="0.745946">
            <text:p>0.7459460</text:p>
          </table:table-cell>
        </table:table-row>
        <table:table-row table:style-name="ro1">
          <table:table-cell/>
          <table:table-cell office:value-type="float" office:value="1.503442">
            <text:p>1.5034420</text:p>
          </table:table-cell>
          <table:table-cell office:value-type="float" office:value="3.10503">
            <text:p>3.1050300</text:p>
          </table:table-cell>
          <table:table-cell office:value-type="float" office:value="2.336735">
            <text:p>2.3367350</text:p>
          </table:table-cell>
        </table:table-row>
        <table:table-row table:style-name="ro1">
          <table:table-cell/>
          <table:table-cell office:value-type="float" office:value="1.038193">
            <text:p>1.0381930</text:p>
          </table:table-cell>
          <table:table-cell office:value-type="float" office:value="1.038794">
            <text:p>1.0387940</text:p>
          </table:table-cell>
          <table:table-cell office:value-type="float" office:value="1.436087">
            <text:p>1.4360870</text:p>
          </table:table-cell>
        </table:table-row>
        <table:table-row table:style-name="ro1">
          <table:table-cell/>
          <table:table-cell office:value-type="float" office:value="1.127474">
            <text:p>1.1274740</text:p>
          </table:table-cell>
          <table:table-cell office:value-type="float" office:value="1.967091">
            <text:p>1.9670910</text:p>
          </table:table-cell>
          <table:table-cell office:value-type="float" office:value="1.727086">
            <text:p>1.7270860</text:p>
          </table:table-cell>
        </table:table-row>
        <table:table-row table:style-name="ro1">
          <table:table-cell/>
          <table:table-cell office:value-type="float" office:value="0.626079">
            <text:p>0.6260790</text:p>
          </table:table-cell>
          <table:table-cell office:value-type="float" office:value="1.038563">
            <text:p>1.0385630</text:p>
          </table:table-cell>
          <table:table-cell office:value-type="float" office:value="1.055861">
            <text:p>1.0558610</text:p>
          </table:table-cell>
        </table:table-row>
        <table:table-row table:style-name="ro1">
          <table:table-cell/>
          <table:table-cell office:value-type="float" office:value="0.43892">
            <text:p>0.4389200</text:p>
          </table:table-cell>
          <table:table-cell office:value-type="float" office:value="0.630854">
            <text:p>0.6308540</text:p>
          </table:table-cell>
          <table:table-cell office:value-type="float" office:value="1.056558">
            <text:p>1.0565580</text:p>
          </table:table-cell>
        </table:table-row>
        <table:table-row table:style-name="ro1">
          <table:table-cell/>
          <table:table-cell office:value-type="float" office:value="0.098573">
            <text:p>0.0985730</text:p>
          </table:table-cell>
          <table:table-cell office:value-type="float" office:value="0.7728">
            <text:p>0.7728000</text:p>
          </table:table-cell>
          <table:table-cell office:value-type="float" office:value="1.71706">
            <text:p>1.7170600</text:p>
          </table:table-cell>
        </table:table-row>
        <table:table-row table:style-name="ro1">
          <table:table-cell/>
          <table:table-cell office:value-type="float" office:value="0.570567">
            <text:p>0.5705670</text:p>
          </table:table-cell>
          <table:table-cell office:value-type="float" office:value="1.842727">
            <text:p>1.8427270</text:p>
          </table:table-cell>
          <table:table-cell office:value-type="float" office:value="1.690358">
            <text:p>1.6903580</text:p>
          </table:table-cell>
        </table:table-row>
        <table:table-row table:style-name="ro1">
          <table:table-cell/>
          <table:table-cell office:value-type="float" office:value="3.212616">
            <text:p>3.2126160</text:p>
          </table:table-cell>
          <table:table-cell office:value-type="float" office:value="1.841805">
            <text:p>1.8418050</text:p>
          </table:table-cell>
          <table:table-cell office:value-type="float" office:value="1.536741">
            <text:p>1.5367410</text:p>
          </table:table-cell>
        </table:table-row>
        <table:table-row table:style-name="ro1">
          <table:table-cell/>
          <table:table-cell office:value-type="float" office:value="0.622119">
            <text:p>0.6221190</text:p>
          </table:table-cell>
          <table:table-cell office:value-type="float" office:value="0.600986">
            <text:p>0.6009860</text:p>
          </table:table-cell>
          <table:table-cell office:value-type="float" office:value="0.85494">
            <text:p>0.8549400</text:p>
          </table:table-cell>
        </table:table-row>
        <table:table-row table:style-name="ro1">
          <table:table-cell/>
          <table:table-cell office:value-type="float" office:value="2.616625">
            <text:p>2.6166250</text:p>
          </table:table-cell>
          <table:table-cell office:value-type="float" office:value="2.939074">
            <text:p>2.9390740</text:p>
          </table:table-cell>
          <table:table-cell office:value-type="float" office:value="1.733123">
            <text:p>1.7331230</text:p>
          </table:table-cell>
        </table:table-row>
        <table:table-row table:style-name="ro1">
          <table:table-cell/>
          <table:table-cell office:value-type="float" office:value="0.311374">
            <text:p>0.3113740</text:p>
          </table:table-cell>
          <table:table-cell office:value-type="float" office:value="2.377282">
            <text:p>2.3772820</text:p>
          </table:table-cell>
          <table:table-cell office:value-type="float" office:value="1.765196">
            <text:p>1.7651960</text:p>
          </table:table-cell>
        </table:table-row>
        <table:table-row table:style-name="ro1">
          <table:table-cell/>
          <table:table-cell office:value-type="float" office:value="1.113411">
            <text:p>1.1134110</text:p>
          </table:table-cell>
          <table:table-cell office:value-type="float" office:value="0.739988">
            <text:p>0.7399880</text:p>
          </table:table-cell>
          <table:table-cell office:value-type="float" office:value="1.338877">
            <text:p>1.3388770</text:p>
          </table:table-cell>
        </table:table-row>
        <table:table-row table:style-name="ro1">
          <table:table-cell/>
          <table:table-cell office:value-type="float" office:value="0.975196">
            <text:p>0.9751960</text:p>
          </table:table-cell>
          <table:table-cell office:value-type="float" office:value="1.548793">
            <text:p>1.5487930</text:p>
          </table:table-cell>
          <table:table-cell office:value-type="float" office:value="1.643658">
            <text:p>1.6436580</text:p>
          </table:table-cell>
        </table:table-row>
        <table:table-row table:style-name="ro1">
          <table:table-cell/>
          <table:table-cell office:value-type="float" office:value="0.272945">
            <text:p>0.2729450</text:p>
          </table:table-cell>
          <table:table-cell office:value-type="float" office:value="0.97115">
            <text:p>0.9711500</text:p>
          </table:table-cell>
          <table:table-cell office:value-type="float" office:value="1.587463">
            <text:p>1.5874630</text:p>
          </table:table-cell>
        </table:table-row>
        <table:table-row table:style-name="ro1">
          <table:table-cell/>
          <table:table-cell office:value-type="float" office:value="2.219746">
            <text:p>2.2197460</text:p>
          </table:table-cell>
          <table:table-cell office:value-type="float" office:value="2.220412">
            <text:p>2.2204120</text:p>
          </table:table-cell>
          <table:table-cell office:value-type="float" office:value="1.221224">
            <text:p>1.2212240</text:p>
          </table:table-cell>
        </table:table-row>
        <table:table-row table:style-name="ro1">
          <table:table-cell/>
          <table:table-cell office:value-type="float" office:value="0.316233">
            <text:p>0.3162330</text:p>
          </table:table-cell>
          <table:table-cell office:value-type="float" office:value="3.108945">
            <text:p>3.1089450</text:p>
          </table:table-cell>
          <table:table-cell office:value-type="float" office:value="1.213649">
            <text:p>1.2136490</text:p>
          </table:table-cell>
        </table:table-row>
        <table:table-row table:style-name="ro1">
          <table:table-cell/>
          <table:table-cell office:value-type="float" office:value="0.293447">
            <text:p>0.2934470</text:p>
          </table:table-cell>
          <table:table-cell office:value-type="float" office:value="0.733013">
            <text:p>0.7330130</text:p>
          </table:table-cell>
          <table:table-cell office:value-type="float" office:value="1.225024">
            <text:p>1.2250240</text:p>
          </table:table-cell>
        </table:table-row>
        <table:table-row table:style-name="ro1">
          <table:table-cell/>
          <table:table-cell office:value-type="float" office:value="1.689371">
            <text:p>1.6893710</text:p>
          </table:table-cell>
          <table:table-cell office:value-type="float" office:value="1.280857">
            <text:p>1.2808570</text:p>
          </table:table-cell>
          <table:table-cell office:value-type="float" office:value="1.511033">
            <text:p>1.5110330</text:p>
          </table:table-cell>
        </table:table-row>
        <table:table-row table:style-name="ro1">
          <table:table-cell/>
          <table:table-cell office:value-type="float" office:value="0.408669">
            <text:p>0.4086690</text:p>
          </table:table-cell>
          <table:table-cell office:value-type="float" office:value="0.545015">
            <text:p>0.5450150</text:p>
          </table:table-cell>
          <table:table-cell office:value-type="float" office:value="1.242351">
            <text:p>1.2423510</text:p>
          </table:table-cell>
        </table:table-row>
        <table:table-row table:style-name="ro1">
          <table:table-cell/>
          <table:table-cell office:value-type="float" office:value="1.911638">
            <text:p>1.9116380</text:p>
          </table:table-cell>
          <table:table-cell office:value-type="float" office:value="2.001881">
            <text:p>2.0018810</text:p>
          </table:table-cell>
          <table:table-cell office:value-type="float" office:value="0.969804">
            <text:p>0.9698040</text:p>
          </table:table-cell>
        </table:table-row>
        <table:table-row table:style-name="ro1">
          <table:table-cell/>
          <table:table-cell office:value-type="float" office:value="1.971711">
            <text:p>1.9717110</text:p>
          </table:table-cell>
          <table:table-cell office:value-type="float" office:value="0.462443">
            <text:p>0.4624430</text:p>
          </table:table-cell>
          <table:table-cell office:value-type="float" office:value="1.268312">
            <text:p>1.2683120</text:p>
          </table:table-cell>
        </table:table-row>
        <table:table-row table:style-name="ro1">
          <table:table-cell/>
          <table:table-cell office:value-type="float" office:value="0.697487">
            <text:p>0.6974870</text:p>
          </table:table-cell>
          <table:table-cell office:value-type="float" office:value="1.141344">
            <text:p>1.1413440</text:p>
          </table:table-cell>
          <table:table-cell office:value-type="float" office:value="1.36869">
            <text:p>1.3686900</text:p>
          </table:table-cell>
        </table:table-row>
        <table:table-row table:style-name="ro1">
          <table:table-cell/>
          <table:table-cell office:value-type="float" office:value="0.527399">
            <text:p>0.5273990</text:p>
          </table:table-cell>
          <table:table-cell office:value-type="float" office:value="0.86169">
            <text:p>0.8616900</text:p>
          </table:table-cell>
          <table:table-cell office:value-type="float" office:value="1.232305">
            <text:p>1.2323050</text:p>
          </table:table-cell>
        </table:table-row>
        <table:table-row table:style-name="ro1">
          <table:table-cell/>
          <table:table-cell office:value-type="float" office:value="0.906254">
            <text:p>0.9062540</text:p>
          </table:table-cell>
          <table:table-cell office:value-type="float" office:value="1.120291">
            <text:p>1.1202910</text:p>
          </table:table-cell>
          <table:table-cell office:value-type="float" office:value="1.126584">
            <text:p>1.1265840</text:p>
          </table:table-cell>
        </table:table-row>
        <table:table-row table:style-name="ro1">
          <table:table-cell/>
          <table:table-cell office:value-type="float" office:value="3.253889">
            <text:p>3.2538890</text:p>
          </table:table-cell>
          <table:table-cell office:value-type="float" office:value="1.771501">
            <text:p>1.7715010</text:p>
          </table:table-cell>
          <table:table-cell office:value-type="float" office:value="1.774999">
            <text:p>1.7749990</text:p>
          </table:table-cell>
        </table:table-row>
        <table:table-row table:style-name="ro1">
          <table:table-cell/>
          <table:table-cell office:value-type="float" office:value="0.140358">
            <text:p>0.1403580</text:p>
          </table:table-cell>
          <table:table-cell office:value-type="float" office:value="1.349806">
            <text:p>1.3498060</text:p>
          </table:table-cell>
          <table:table-cell office:value-type="float" office:value="1.391594">
            <text:p>1.3915940</text:p>
          </table:table-cell>
        </table:table-row>
        <table:table-row table:style-name="ro1">
          <table:table-cell/>
          <table:table-cell office:value-type="float" office:value="2.040886">
            <text:p>2.0408860</text:p>
          </table:table-cell>
          <table:table-cell office:value-type="float" office:value="0.478754">
            <text:p>0.4787540</text:p>
          </table:table-cell>
          <table:table-cell office:value-type="float" office:value="1.268232">
            <text:p>1.2682320</text:p>
          </table:table-cell>
        </table:table-row>
        <table:table-row table:style-name="ro1">
          <table:table-cell/>
          <table:table-cell office:value-type="float" office:value="7.349899">
            <text:p>7.3498990</text:p>
          </table:table-cell>
          <table:table-cell office:value-type="float" office:value="2.127439">
            <text:p>2.1274390</text:p>
          </table:table-cell>
          <table:table-cell office:value-type="float" office:value="1.187457">
            <text:p>1.1874570</text:p>
          </table:table-cell>
        </table:table-row>
        <table:table-row table:style-name="ro1">
          <table:table-cell/>
          <table:table-cell office:value-type="float" office:value="1.553477">
            <text:p>1.5534770</text:p>
          </table:table-cell>
          <table:table-cell office:value-type="float" office:value="2.497555">
            <text:p>2.4975550</text:p>
          </table:table-cell>
          <table:table-cell office:value-type="float" office:value="2.007978">
            <text:p>2.0079780</text:p>
          </table:table-cell>
        </table:table-row>
        <table:table-row table:style-name="ro1">
          <table:table-cell/>
          <table:table-cell office:value-type="float" office:value="0.082622">
            <text:p>0.0826220</text:p>
          </table:table-cell>
          <table:table-cell office:value-type="float" office:value="2.358945">
            <text:p>2.3589450</text:p>
          </table:table-cell>
          <table:table-cell office:value-type="float" office:value="1.16771">
            <text:p>1.1677100</text:p>
          </table:table-cell>
        </table:table-row>
        <table:table-row table:style-name="ro1">
          <table:table-cell/>
          <table:table-cell office:value-type="float" office:value="3.432405">
            <text:p>3.4324050</text:p>
          </table:table-cell>
          <table:table-cell office:value-type="float" office:value="1.103889">
            <text:p>1.1038890</text:p>
          </table:table-cell>
          <table:table-cell office:value-type="float" office:value="0.87759">
            <text:p>0.8775900</text:p>
          </table:table-cell>
        </table:table-row>
        <table:table-row table:style-name="ro1">
          <table:table-cell/>
          <table:table-cell office:value-type="float" office:value="0.126584">
            <text:p>0.1265840</text:p>
          </table:table-cell>
          <table:table-cell office:value-type="float" office:value="1.547993">
            <text:p>1.5479930</text:p>
          </table:table-cell>
          <table:table-cell office:value-type="float" office:value="1.428824">
            <text:p>1.4288240</text:p>
          </table:table-cell>
        </table:table-row>
        <table:table-row table:style-name="ro1">
          <table:table-cell/>
          <table:table-cell office:value-type="float" office:value="0.987493">
            <text:p>0.9874930</text:p>
          </table:table-cell>
          <table:table-cell office:value-type="float" office:value="1.870565">
            <text:p>1.8705650</text:p>
          </table:table-cell>
          <table:table-cell office:value-type="float" office:value="0.886692">
            <text:p>0.8866920</text:p>
          </table:table-cell>
        </table:table-row>
        <table:table-row table:style-name="ro1">
          <table:table-cell/>
          <table:table-cell office:value-type="float" office:value="0.956912">
            <text:p>0.9569120</text:p>
          </table:table-cell>
          <table:table-cell office:value-type="float" office:value="0.957397">
            <text:p>0.9573970</text:p>
          </table:table-cell>
          <table:table-cell office:value-type="float" office:value="1.111801">
            <text:p>1.1118010</text:p>
          </table:table-cell>
        </table:table-row>
        <table:table-row table:style-name="ro1">
          <table:table-cell/>
          <table:table-cell office:value-type="float" office:value="2.058668">
            <text:p>2.0586680</text:p>
          </table:table-cell>
          <table:table-cell office:value-type="float" office:value="1.288157">
            <text:p>1.2881570</text:p>
          </table:table-cell>
          <table:table-cell office:value-type="float" office:value="1.073783">
            <text:p>1.0737830</text:p>
          </table:table-cell>
        </table:table-row>
        <table:table-row table:style-name="ro1">
          <table:table-cell/>
          <table:table-cell office:value-type="float" office:value="0.405488">
            <text:p>0.4054880</text:p>
          </table:table-cell>
          <table:table-cell office:value-type="float" office:value="1.664286">
            <text:p>1.6642860</text:p>
          </table:table-cell>
          <table:table-cell office:value-type="float" office:value="1.464979">
            <text:p>1.4649790</text:p>
          </table:table-cell>
        </table:table-row>
        <table:table-row table:style-name="ro1">
          <table:table-cell/>
          <table:table-cell office:value-type="float" office:value="0.051216">
            <text:p>0.0512160</text:p>
          </table:table-cell>
          <table:table-cell office:value-type="float" office:value="0.385453">
            <text:p>0.3854530</text:p>
          </table:table-cell>
          <table:table-cell office:value-type="float" office:value="1.504734">
            <text:p>1.5047340</text:p>
          </table:table-cell>
        </table:table-row>
        <table:table-row table:style-name="ro1">
          <table:table-cell/>
          <table:table-cell office:value-type="float" office:value="1.383125">
            <text:p>1.3831250</text:p>
          </table:table-cell>
          <table:table-cell office:value-type="float" office:value="1.383288">
            <text:p>1.3832880</text:p>
          </table:table-cell>
          <table:table-cell office:value-type="float" office:value="1.304085">
            <text:p>1.3040850</text:p>
          </table:table-cell>
        </table:table-row>
        <table:table-row table:style-name="ro1">
          <table:table-cell/>
          <table:table-cell office:value-type="float" office:value="0.380634">
            <text:p>0.3806340</text:p>
          </table:table-cell>
          <table:table-cell office:value-type="float" office:value="1.83649">
            <text:p>1.8364900</text:p>
          </table:table-cell>
          <table:table-cell office:value-type="float" office:value="1.13985">
            <text:p>1.1398500</text:p>
          </table:table-cell>
        </table:table-row>
        <table:table-row table:style-name="ro1">
          <table:table-cell/>
          <table:table-cell office:value-type="float" office:value="2.533728">
            <text:p>2.5337280</text:p>
          </table:table-cell>
          <table:table-cell office:value-type="float" office:value="0.466707">
            <text:p>0.4667070</text:p>
          </table:table-cell>
          <table:table-cell office:value-type="float" office:value="1.19397">
            <text:p>1.1939700</text:p>
          </table:table-cell>
        </table:table-row>
        <table:table-row table:style-name="ro1">
          <table:table-cell/>
          <table:table-cell office:value-type="float" office:value="0.035927">
            <text:p>0.0359270</text:p>
          </table:table-cell>
          <table:table-cell office:value-type="float" office:value="0.235598">
            <text:p>0.2355980</text:p>
          </table:table-cell>
          <table:table-cell office:value-type="float" office:value="1.169589">
            <text:p>1.1695890</text:p>
          </table:table-cell>
        </table:table-row>
        <table:table-row table:style-name="ro1">
          <table:table-cell/>
          <table:table-cell office:value-type="float" office:value="0.174129">
            <text:p>0.1741290</text:p>
          </table:table-cell>
          <table:table-cell office:value-type="float" office:value="0.924079">
            <text:p>0.9240790</text:p>
          </table:table-cell>
          <table:table-cell office:value-type="float" office:value="1.171564">
            <text:p>1.1715640</text:p>
          </table:table-cell>
        </table:table-row>
        <table:table-row table:style-name="ro1">
          <table:table-cell/>
          <table:table-cell office:value-type="float" office:value="0.676055">
            <text:p>0.6760550</text:p>
          </table:table-cell>
          <table:table-cell office:value-type="float" office:value="2.022902">
            <text:p>2.0229020</text:p>
          </table:table-cell>
          <table:table-cell office:value-type="float" office:value="1.463339">
            <text:p>1.4633390</text:p>
          </table:table-cell>
        </table:table-row>
        <table:table-row table:style-name="ro1">
          <table:table-cell/>
          <table:table-cell office:value-type="float" office:value="0.122982">
            <text:p>0.1229820</text:p>
          </table:table-cell>
          <table:table-cell office:value-type="float" office:value="2.469935">
            <text:p>2.4699350</text:p>
          </table:table-cell>
          <table:table-cell office:value-type="float" office:value="1.597329">
            <text:p>1.5973290</text:p>
          </table:table-cell>
        </table:table-row>
        <table:table-row table:style-name="ro1">
          <table:table-cell/>
          <table:table-cell office:value-type="float" office:value="1.689625">
            <text:p>1.6896250</text:p>
          </table:table-cell>
          <table:table-cell office:value-type="float" office:value="2.386718">
            <text:p>2.3867180</text:p>
          </table:table-cell>
          <table:table-cell office:value-type="float" office:value="1.76613">
            <text:p>1.7661300</text:p>
          </table:table-cell>
        </table:table-row>
        <table:table-row table:style-name="ro1">
          <table:table-cell/>
          <table:table-cell office:value-type="float" office:value="5.197797">
            <text:p>5.1977970</text:p>
          </table:table-cell>
          <table:table-cell office:value-type="float" office:value="1.182139">
            <text:p>1.1821390</text:p>
          </table:table-cell>
          <table:table-cell office:value-type="float" office:value="1.369014">
            <text:p>1.3690140</text:p>
          </table:table-cell>
        </table:table-row>
        <table:table-row table:style-name="ro1">
          <table:table-cell/>
          <table:table-cell office:value-type="float" office:value="1.942289">
            <text:p>1.9422890</text:p>
          </table:table-cell>
          <table:table-cell office:value-type="float" office:value="1.140718">
            <text:p>1.1407180</text:p>
          </table:table-cell>
          <table:table-cell office:value-type="float" office:value="1.169123">
            <text:p>1.1691230</text:p>
          </table:table-cell>
        </table:table-row>
        <table:table-row table:style-name="ro1">
          <table:table-cell/>
          <table:table-cell office:value-type="float" office:value="1.050523">
            <text:p>1.0505230</text:p>
          </table:table-cell>
          <table:table-cell office:value-type="float" office:value="0.318652">
            <text:p>0.3186520</text:p>
          </table:table-cell>
          <table:table-cell office:value-type="float" office:value="1.644477">
            <text:p>1.6444770</text:p>
          </table:table-cell>
        </table:table-row>
        <table:table-row table:style-name="ro1">
          <table:table-cell/>
          <table:table-cell office:value-type="float" office:value="5.691258">
            <text:p>5.6912580</text:p>
          </table:table-cell>
          <table:table-cell office:value-type="float" office:value="1.137675">
            <text:p>1.1376750</text:p>
          </table:table-cell>
          <table:table-cell office:value-type="float" office:value="0.928676">
            <text:p>0.9286760</text:p>
          </table:table-cell>
        </table:table-row>
        <table:table-row table:style-name="ro1">
          <table:table-cell/>
          <table:table-cell office:value-type="float" office:value="1.294729">
            <text:p>1.2947290</text:p>
          </table:table-cell>
          <table:table-cell office:value-type="float" office:value="1.296334">
            <text:p>1.2963340</text:p>
          </table:table-cell>
          <table:table-cell office:value-type="float" office:value="1.185527">
            <text:p>1.1855270</text:p>
          </table:table-cell>
        </table:table-row>
        <table:table-row table:style-name="ro1">
          <table:table-cell/>
          <table:table-cell office:value-type="float" office:value="1.46613">
            <text:p>1.4661300</text:p>
          </table:table-cell>
          <table:table-cell office:value-type="float" office:value="0.619878">
            <text:p>0.6198780</text:p>
          </table:table-cell>
          <table:table-cell office:value-type="float" office:value="1.245602">
            <text:p>1.2456020</text:p>
          </table:table-cell>
        </table:table-row>
        <table:table-row table:style-name="ro1">
          <table:table-cell/>
          <table:table-cell office:value-type="float" office:value="0.436772">
            <text:p>0.4367720</text:p>
          </table:table-cell>
          <table:table-cell office:value-type="float" office:value="0.437172">
            <text:p>0.4371720</text:p>
          </table:table-cell>
          <table:table-cell office:value-type="float" office:value="1.064053">
            <text:p>1.0640530</text:p>
          </table:table-cell>
        </table:table-row>
        <table:table-row table:style-name="ro1">
          <table:table-cell/>
          <table:table-cell office:value-type="float" office:value="0.311182">
            <text:p>0.3111820</text:p>
          </table:table-cell>
          <table:table-cell office:value-type="float" office:value="0.929205">
            <text:p>0.9292050</text:p>
          </table:table-cell>
          <table:table-cell office:value-type="float" office:value="2.070843">
            <text:p>2.0708430</text:p>
          </table:table-cell>
        </table:table-row>
        <table:table-row table:style-name="ro1">
          <table:table-cell/>
          <table:table-cell office:value-type="float" office:value="0.900887">
            <text:p>0.9008870</text:p>
          </table:table-cell>
          <table:table-cell office:value-type="float" office:value="0.933903">
            <text:p>0.9339030</text:p>
          </table:table-cell>
          <table:table-cell office:value-type="float" office:value="1.339824">
            <text:p>1.3398240</text:p>
          </table:table-cell>
        </table:table-row>
        <table:table-row table:style-name="ro1">
          <table:table-cell/>
          <table:table-cell office:value-type="float" office:value="1.96396">
            <text:p>1.9639600</text:p>
          </table:table-cell>
          <table:table-cell office:value-type="float" office:value="1.085799">
            <text:p>1.0857990</text:p>
          </table:table-cell>
          <table:table-cell office:value-type="float" office:value="1.580325">
            <text:p>1.5803250</text:p>
          </table:table-cell>
        </table:table-row>
        <table:table-row table:style-name="ro1">
          <table:table-cell/>
          <table:table-cell office:value-type="float" office:value="6.369972">
            <text:p>6.3699720</text:p>
          </table:table-cell>
          <table:table-cell office:value-type="float" office:value="2.940392">
            <text:p>2.9403920</text:p>
          </table:table-cell>
          <table:table-cell office:value-type="float" office:value="2.097814">
            <text:p>2.0978140</text:p>
          </table:table-cell>
        </table:table-row>
        <table:table-row table:style-name="ro1">
          <table:table-cell/>
          <table:table-cell office:value-type="float" office:value="0.536324">
            <text:p>0.5363240</text:p>
          </table:table-cell>
          <table:table-cell office:value-type="float" office:value="1.200078">
            <text:p>1.2000780</text:p>
          </table:table-cell>
          <table:table-cell office:value-type="float" office:value="0.892367">
            <text:p>0.8923670</text:p>
          </table:table-cell>
        </table:table-row>
        <table:table-row table:style-name="ro1">
          <table:table-cell/>
          <table:table-cell office:value-type="float" office:value="1.595326">
            <text:p>1.5953260</text:p>
          </table:table-cell>
          <table:table-cell office:value-type="float" office:value="2.034958">
            <text:p>2.0349580</text:p>
          </table:table-cell>
          <table:table-cell office:value-type="float" office:value="1.394551">
            <text:p>1.3945510</text:p>
          </table:table-cell>
        </table:table-row>
        <table:table-row table:style-name="ro1">
          <table:table-cell/>
          <table:table-cell office:value-type="float" office:value="0.640968">
            <text:p>0.6409680</text:p>
          </table:table-cell>
          <table:table-cell office:value-type="float" office:value="2.017513">
            <text:p>2.0175130</text:p>
          </table:table-cell>
          <table:table-cell office:value-type="float" office:value="1.132828">
            <text:p>1.1328280</text:p>
          </table:table-cell>
        </table:table-row>
        <table:table-row table:style-name="ro1">
          <table:table-cell/>
          <table:table-cell office:value-type="float" office:value="2.899958">
            <text:p>2.8999580</text:p>
          </table:table-cell>
          <table:table-cell office:value-type="float" office:value="0.905373">
            <text:p>0.9053730</text:p>
          </table:table-cell>
          <table:table-cell office:value-type="float" office:value="1.091753">
            <text:p>1.0917530</text:p>
          </table:table-cell>
        </table:table-row>
        <table:table-row table:style-name="ro1">
          <table:table-cell/>
          <table:table-cell office:value-type="float" office:value="1.304799">
            <text:p>1.3047990</text:p>
          </table:table-cell>
          <table:table-cell office:value-type="float" office:value="1.185794">
            <text:p>1.1857940</text:p>
          </table:table-cell>
          <table:table-cell office:value-type="float" office:value="1.305305">
            <text:p>1.3053050</text:p>
          </table:table-cell>
        </table:table-row>
        <table:table-row table:style-name="ro1">
          <table:table-cell/>
          <table:table-cell office:value-type="float" office:value="0.815782">
            <text:p>0.8157820</text:p>
          </table:table-cell>
          <table:table-cell office:value-type="float" office:value="0.816313">
            <text:p>0.8163130</text:p>
          </table:table-cell>
          <table:table-cell office:value-type="float" office:value="0.803255">
            <text:p>0.8032550</text:p>
          </table:table-cell>
        </table:table-row>
        <table:table-row table:style-name="ro1">
          <table:table-cell/>
          <table:table-cell office:value-type="float" office:value="0.859394">
            <text:p>0.8593940</text:p>
          </table:table-cell>
          <table:table-cell office:value-type="float" office:value="0.859965">
            <text:p>0.8599650</text:p>
          </table:table-cell>
          <table:table-cell office:value-type="float" office:value="1.596604">
            <text:p>1.5966040</text:p>
          </table:table-cell>
        </table:table-row>
        <table:table-row table:style-name="ro1">
          <table:table-cell/>
          <table:table-cell office:value-type="float" office:value="0.099206">
            <text:p>0.0992060</text:p>
          </table:table-cell>
          <table:table-cell office:value-type="float" office:value="0.636191">
            <text:p>0.6361910</text:p>
          </table:table-cell>
          <table:table-cell office:value-type="float" office:value="1.12975">
            <text:p>1.1297500</text:p>
          </table:table-cell>
        </table:table-row>
        <table:table-row table:style-name="ro1">
          <table:table-cell/>
          <table:table-cell office:value-type="float" office:value="2.140196">
            <text:p>2.1401960</text:p>
          </table:table-cell>
          <table:table-cell office:value-type="float" office:value="1.139003">
            <text:p>1.1390030</text:p>
          </table:table-cell>
          <table:table-cell office:value-type="float" office:value="1.854618">
            <text:p>1.8546180</text:p>
          </table:table-cell>
        </table:table-row>
        <table:table-row table:style-name="ro1">
          <table:table-cell/>
          <table:table-cell office:value-type="float" office:value="0.855753">
            <text:p>0.8557530</text:p>
          </table:table-cell>
          <table:table-cell office:value-type="float" office:value="1.543449">
            <text:p>1.5434490</text:p>
          </table:table-cell>
          <table:table-cell office:value-type="float" office:value="1.347233">
            <text:p>1.3472330</text:p>
          </table:table-cell>
        </table:table-row>
        <table:table-row table:style-name="ro1">
          <table:table-cell/>
          <table:table-cell office:value-type="float" office:value="1.015325">
            <text:p>1.0153250</text:p>
          </table:table-cell>
          <table:table-cell office:value-type="float" office:value="1.648092">
            <text:p>1.6480920</text:p>
          </table:table-cell>
          <table:table-cell office:value-type="float" office:value="1.647651">
            <text:p>1.6476510</text:p>
          </table:table-cell>
        </table:table-row>
        <table:table-row table:style-name="ro1">
          <table:table-cell/>
          <table:table-cell office:value-type="float" office:value="0.246325">
            <text:p>0.2463250</text:p>
          </table:table-cell>
          <table:table-cell office:value-type="float" office:value="1.529863">
            <text:p>1.5298630</text:p>
          </table:table-cell>
          <table:table-cell office:value-type="float" office:value="1.289832">
            <text:p>1.2898320</text:p>
          </table:table-cell>
        </table:table-row>
        <table:table-row table:style-name="ro1">
          <table:table-cell/>
          <table:table-cell office:value-type="float" office:value="0.398893">
            <text:p>0.3988930</text:p>
          </table:table-cell>
          <table:table-cell office:value-type="float" office:value="0.294519">
            <text:p>0.2945190</text:p>
          </table:table-cell>
          <table:table-cell office:value-type="float" office:value="1.320276">
            <text:p>1.3202760</text:p>
          </table:table-cell>
        </table:table-row>
        <table:table-row table:style-name="ro1">
          <table:table-cell/>
          <table:table-cell office:value-type="float" office:value="0.275341">
            <text:p>0.2753410</text:p>
          </table:table-cell>
          <table:table-cell office:value-type="float" office:value="3.950741">
            <text:p>3.9507410</text:p>
          </table:table-cell>
          <table:table-cell office:value-type="float" office:value="1.542821">
            <text:p>1.5428210</text:p>
          </table:table-cell>
        </table:table-row>
        <table:table-row table:style-name="ro1">
          <table:table-cell/>
          <table:table-cell office:value-type="float" office:value="0.315669">
            <text:p>0.3156690</text:p>
          </table:table-cell>
          <table:table-cell office:value-type="float" office:value="0.583358">
            <text:p>0.5833580</text:p>
          </table:table-cell>
          <table:table-cell office:value-type="float" office:value="1.146181">
            <text:p>1.1461810</text:p>
          </table:table-cell>
        </table:table-row>
        <table:table-row table:style-name="ro1">
          <table:table-cell/>
          <table:table-cell office:value-type="float" office:value="1.08313">
            <text:p>1.0831300</text:p>
          </table:table-cell>
          <table:table-cell office:value-type="float" office:value="1.083983">
            <text:p>1.0839830</text:p>
          </table:table-cell>
          <table:table-cell office:value-type="float" office:value="1.10942">
            <text:p>1.1094200</text:p>
          </table:table-cell>
        </table:table-row>
        <table:table-row table:style-name="ro1">
          <table:table-cell/>
          <table:table-cell office:value-type="float" office:value="0.059903">
            <text:p>0.0599030</text:p>
          </table:table-cell>
          <table:table-cell office:value-type="float" office:value="0.262543">
            <text:p>0.2625430</text:p>
          </table:table-cell>
          <table:table-cell office:value-type="float" office:value="1.453467">
            <text:p>1.4534670</text:p>
          </table:table-cell>
        </table:table-row>
        <table:table-row table:style-name="ro1">
          <table:table-cell/>
          <table:table-cell office:value-type="float" office:value="1.865289">
            <text:p>1.8652890</text:p>
          </table:table-cell>
          <table:table-cell office:value-type="float" office:value="0.598073">
            <text:p>0.5980730</text:p>
          </table:table-cell>
          <table:table-cell office:value-type="float" office:value="1.781618">
            <text:p>1.7816180</text:p>
          </table:table-cell>
        </table:table-row>
        <table:table-row table:style-name="ro1">
          <table:table-cell/>
          <table:table-cell office:value-type="float" office:value="4.674059">
            <text:p>4.6740590</text:p>
          </table:table-cell>
          <table:table-cell office:value-type="float" office:value="3.395987">
            <text:p>3.3959870</text:p>
          </table:table-cell>
          <table:table-cell office:value-type="float" office:value="2.193388">
            <text:p>2.1933880</text:p>
          </table:table-cell>
        </table:table-row>
        <table:table-row table:style-name="ro1">
          <table:table-cell/>
          <table:table-cell office:value-type="float" office:value="2.303539">
            <text:p>2.3035390</text:p>
          </table:table-cell>
          <table:table-cell office:value-type="float" office:value="1.563486">
            <text:p>1.5634860</text:p>
          </table:table-cell>
          <table:table-cell office:value-type="float" office:value="1.338596">
            <text:p>1.3385960</text:p>
          </table:table-cell>
        </table:table-row>
        <table:table-row table:style-name="ro1">
          <table:table-cell/>
          <table:table-cell office:value-type="float" office:value="2.24041">
            <text:p>2.2404100</text:p>
          </table:table-cell>
          <table:table-cell office:value-type="float" office:value="2.24233">
            <text:p>2.2423300</text:p>
          </table:table-cell>
          <table:table-cell office:value-type="float" office:value="1.600387">
            <text:p>1.6003870</text:p>
          </table:table-cell>
        </table:table-row>
        <table:table-row table:style-name="ro1">
          <table:table-cell/>
          <table:table-cell office:value-type="float" office:value="0.228336">
            <text:p>0.2283360</text:p>
          </table:table-cell>
          <table:table-cell office:value-type="float" office:value="0.425993">
            <text:p>0.4259930</text:p>
          </table:table-cell>
          <table:table-cell office:value-type="float" office:value="1.013671">
            <text:p>1.0136710</text:p>
          </table:table-cell>
        </table:table-row>
        <table:table-row table:style-name="ro1">
          <table:table-cell/>
          <table:table-cell office:value-type="float" office:value="0.789209">
            <text:p>0.7892090</text:p>
          </table:table-cell>
          <table:table-cell office:value-type="float" office:value="1.339483">
            <text:p>1.3394830</text:p>
          </table:table-cell>
          <table:table-cell office:value-type="float" office:value="1.631755">
            <text:p>1.6317550</text:p>
          </table:table-cell>
        </table:table-row>
        <table:table-row table:style-name="ro1">
          <table:table-cell/>
          <table:table-cell office:value-type="float" office:value="1.069855">
            <text:p>1.0698550</text:p>
          </table:table-cell>
          <table:table-cell office:value-type="float" office:value="1.070609">
            <text:p>1.0706090</text:p>
          </table:table-cell>
          <table:table-cell office:value-type="float" office:value="1.107064">
            <text:p>1.1070640</text:p>
          </table:table-cell>
        </table:table-row>
        <table:table-row table:style-name="ro1">
          <table:table-cell/>
          <table:table-cell office:value-type="float" office:value="0.874756">
            <text:p>0.8747560</text:p>
          </table:table-cell>
          <table:table-cell office:value-type="float" office:value="0.875812">
            <text:p>0.8758120</text:p>
          </table:table-cell>
          <table:table-cell office:value-type="float" office:value="1.043835">
            <text:p>1.0438350</text:p>
          </table:table-cell>
        </table:table-row>
        <table:table-row table:style-name="ro1">
          <table:table-cell/>
          <table:table-cell office:value-type="float" office:value="0.230358">
            <text:p>0.2303580</text:p>
          </table:table-cell>
          <table:table-cell office:value-type="float" office:value="0.571713">
            <text:p>0.5717130</text:p>
          </table:table-cell>
          <table:table-cell office:value-type="float" office:value="0.718829">
            <text:p>0.7188290</text:p>
          </table:table-cell>
        </table:table-row>
        <table:table-row table:style-name="ro1">
          <table:table-cell/>
          <table:table-cell office:value-type="float" office:value="3.904285">
            <text:p>3.9042850</text:p>
          </table:table-cell>
          <table:table-cell office:value-type="float" office:value="3.90347">
            <text:p>3.9034700</text:p>
          </table:table-cell>
          <table:table-cell office:value-type="float" office:value="2.273612">
            <text:p>2.2736120</text:p>
          </table:table-cell>
        </table:table-row>
        <table:table-row table:style-name="ro1">
          <table:table-cell/>
          <table:table-cell office:value-type="float" office:value="1.388825">
            <text:p>1.3888250</text:p>
          </table:table-cell>
          <table:table-cell office:value-type="float" office:value="1.763083">
            <text:p>1.7630830</text:p>
          </table:table-cell>
          <table:table-cell office:value-type="float" office:value="1.38066">
            <text:p>1.3806600</text:p>
          </table:table-cell>
        </table:table-row>
        <table:table-row table:style-name="ro1">
          <table:table-cell/>
          <table:table-cell office:value-type="float" office:value="0.303166">
            <text:p>0.3031660</text:p>
          </table:table-cell>
          <table:table-cell office:value-type="float" office:value="0.838524">
            <text:p>0.8385240</text:p>
          </table:table-cell>
          <table:table-cell office:value-type="float" office:value="1.332732">
            <text:p>1.3327320</text:p>
          </table:table-cell>
        </table:table-row>
        <table:table-row table:style-name="ro1">
          <table:table-cell/>
          <table:table-cell office:value-type="float" office:value="0.170464">
            <text:p>0.1704640</text:p>
          </table:table-cell>
          <table:table-cell office:value-type="float" office:value="0.313506">
            <text:p>0.3135060</text:p>
          </table:table-cell>
          <table:table-cell office:value-type="float" office:value="0.771443">
            <text:p>0.7714430</text:p>
          </table:table-cell>
        </table:table-row>
        <table:table-row table:style-name="ro1">
          <table:table-cell/>
          <table:table-cell office:value-type="float" office:value="0.491675">
            <text:p>0.4916750</text:p>
          </table:table-cell>
          <table:table-cell office:value-type="float" office:value="0.665587">
            <text:p>0.6655870</text:p>
          </table:table-cell>
          <table:table-cell office:value-type="float" office:value="1.59926">
            <text:p>1.5992600</text:p>
          </table:table-cell>
        </table:table-row>
        <table:table-row table:style-name="ro1">
          <table:table-cell/>
          <table:table-cell office:value-type="float" office:value="1.74026">
            <text:p>1.7402600</text:p>
          </table:table-cell>
          <table:table-cell office:value-type="float" office:value="2.050038">
            <text:p>2.0500380</text:p>
          </table:table-cell>
          <table:table-cell office:value-type="float" office:value="0.967822">
            <text:p>0.9678220</text:p>
          </table:table-cell>
        </table:table-row>
        <table:table-row table:style-name="ro1">
          <table:table-cell/>
          <table:table-cell office:value-type="float" office:value="0.385317">
            <text:p>0.3853170</text:p>
          </table:table-cell>
          <table:table-cell office:value-type="float" office:value="1.220814">
            <text:p>1.2208140</text:p>
          </table:table-cell>
          <table:table-cell office:value-type="float" office:value="1.429982">
            <text:p>1.4299820</text:p>
          </table:table-cell>
        </table:table-row>
        <table:table-row table:style-name="ro1">
          <table:table-cell/>
          <table:table-cell office:value-type="float" office:value="0.500959">
            <text:p>0.5009590</text:p>
          </table:table-cell>
          <table:table-cell office:value-type="float" office:value="1.301302">
            <text:p>1.3013020</text:p>
          </table:table-cell>
          <table:table-cell office:value-type="float" office:value="1.083659">
            <text:p>1.0836590</text:p>
          </table:table-cell>
        </table:table-row>
        <table:table-row table:style-name="ro1">
          <table:table-cell/>
          <table:table-cell office:value-type="float" office:value="0.256693">
            <text:p>0.2566930</text:p>
          </table:table-cell>
          <table:table-cell office:value-type="float" office:value="1.45109">
            <text:p>1.4510900</text:p>
          </table:table-cell>
          <table:table-cell office:value-type="float" office:value="2.00146">
            <text:p>2.0014600</text:p>
          </table:table-cell>
        </table:table-row>
        <table:table-row table:style-name="ro1">
          <table:table-cell/>
          <table:table-cell office:value-type="float" office:value="1.182934">
            <text:p>1.1829340</text:p>
          </table:table-cell>
          <table:table-cell office:value-type="float" office:value="1.113164">
            <text:p>1.1131640</text:p>
          </table:table-cell>
          <table:table-cell office:value-type="float" office:value="1.203991">
            <text:p>1.2039910</text:p>
          </table:table-cell>
        </table:table-row>
        <table:table-row table:style-name="ro1">
          <table:table-cell/>
          <table:table-cell office:value-type="float" office:value="1.133282">
            <text:p>1.1332820</text:p>
          </table:table-cell>
          <table:table-cell office:value-type="float" office:value="1.574956">
            <text:p>1.5749560</text:p>
          </table:table-cell>
          <table:table-cell office:value-type="float" office:value="1.107113">
            <text:p>1.1071130</text:p>
          </table:table-cell>
        </table:table-row>
        <table:table-row table:style-name="ro1">
          <table:table-cell/>
          <table:table-cell office:value-type="float" office:value="0.816757">
            <text:p>0.8167570</text:p>
          </table:table-cell>
          <table:table-cell office:value-type="float" office:value="0.817609">
            <text:p>0.8176090</text:p>
          </table:table-cell>
          <table:table-cell office:value-type="float" office:value="0.907828">
            <text:p>0.9078280</text:p>
          </table:table-cell>
        </table:table-row>
        <table:table-row table:style-name="ro1">
          <table:table-cell/>
          <table:table-cell office:value-type="float" office:value="0.071327">
            <text:p>0.0713270</text:p>
          </table:table-cell>
          <table:table-cell office:value-type="float" office:value="0.630159">
            <text:p>0.6301590</text:p>
          </table:table-cell>
          <table:table-cell office:value-type="float" office:value="1.325069">
            <text:p>1.3250690</text:p>
          </table:table-cell>
        </table:table-row>
        <table:table-row table:style-name="ro1">
          <table:table-cell/>
          <table:table-cell office:value-type="float" office:value="0.102983">
            <text:p>0.1029830</text:p>
          </table:table-cell>
          <table:table-cell office:value-type="float" office:value="0.278282">
            <text:p>0.2782820</text:p>
          </table:table-cell>
          <table:table-cell office:value-type="float" office:value="1.061007">
            <text:p>1.0610070</text:p>
          </table:table-cell>
        </table:table-row>
        <table:table-row table:style-name="ro1">
          <table:table-cell/>
          <table:table-cell office:value-type="float" office:value="0.373784">
            <text:p>0.3737840</text:p>
          </table:table-cell>
          <table:table-cell office:value-type="float" office:value="0.808863">
            <text:p>0.8088630</text:p>
          </table:table-cell>
          <table:table-cell office:value-type="float" office:value="0.823857">
            <text:p>0.8238570</text:p>
          </table:table-cell>
        </table:table-row>
        <table:table-row table:style-name="ro1">
          <table:table-cell/>
          <table:table-cell office:value-type="float" office:value="0.654679">
            <text:p>0.6546790</text:p>
          </table:table-cell>
          <table:table-cell office:value-type="float" office:value="0.654969">
            <text:p>0.6549690</text:p>
          </table:table-cell>
          <table:table-cell office:value-type="float" office:value="1.138647">
            <text:p>1.1386470</text:p>
          </table:table-cell>
        </table:table-row>
        <table:table-row table:style-name="ro1">
          <table:table-cell/>
          <table:table-cell office:value-type="float" office:value="1.004603">
            <text:p>1.0046030</text:p>
          </table:table-cell>
          <table:table-cell office:value-type="float" office:value="1.019881">
            <text:p>1.0198810</text:p>
          </table:table-cell>
          <table:table-cell office:value-type="float" office:value="1.476031">
            <text:p>1.4760310</text:p>
          </table:table-cell>
        </table:table-row>
        <table:table-row table:style-name="ro1">
          <table:table-cell/>
          <table:table-cell office:value-type="float" office:value="0.481624">
            <text:p>0.4816240</text:p>
          </table:table-cell>
          <table:table-cell office:value-type="float" office:value="1.959481">
            <text:p>1.9594810</text:p>
          </table:table-cell>
          <table:table-cell office:value-type="float" office:value="1.333558">
            <text:p>1.3335580</text:p>
          </table:table-cell>
        </table:table-row>
        <table:table-row table:style-name="ro1">
          <table:table-cell/>
          <table:table-cell office:value-type="float" office:value="3.385768">
            <text:p>3.3857680</text:p>
          </table:table-cell>
          <table:table-cell office:value-type="float" office:value="1.70579">
            <text:p>1.7057900</text:p>
          </table:table-cell>
          <table:table-cell office:value-type="float" office:value="1.535331">
            <text:p>1.5353310</text:p>
          </table:table-cell>
        </table:table-row>
        <table:table-row table:style-name="ro1">
          <table:table-cell/>
          <table:table-cell office:value-type="float" office:value="1.146384">
            <text:p>1.1463840</text:p>
          </table:table-cell>
          <table:table-cell office:value-type="float" office:value="1.147046">
            <text:p>1.1470460</text:p>
          </table:table-cell>
          <table:table-cell office:value-type="float" office:value="1.146309">
            <text:p>1.1463090</text:p>
          </table:table-cell>
        </table:table-row>
        <table:table-row table:style-name="ro1">
          <table:table-cell/>
          <table:table-cell office:value-type="float" office:value="1.219991">
            <text:p>1.2199910</text:p>
          </table:table-cell>
          <table:table-cell office:value-type="float" office:value="1.343518">
            <text:p>1.3435180</text:p>
          </table:table-cell>
          <table:table-cell office:value-type="float" office:value="1.498296">
            <text:p>1.4982960</text:p>
          </table:table-cell>
        </table:table-row>
        <table:table-row table:style-name="ro1">
          <table:table-cell/>
          <table:table-cell office:value-type="float" office:value="0.033402">
            <text:p>0.0334020</text:p>
          </table:table-cell>
          <table:table-cell office:value-type="float" office:value="0.725139">
            <text:p>0.7251390</text:p>
          </table:table-cell>
          <table:table-cell office:value-type="float" office:value="0.929955">
            <text:p>0.9299550</text:p>
          </table:table-cell>
        </table:table-row>
        <table:table-row table:style-name="ro1">
          <table:table-cell/>
          <table:table-cell office:value-type="float" office:value="0.21032">
            <text:p>0.2103200</text:p>
          </table:table-cell>
          <table:table-cell office:value-type="float" office:value="0.222804">
            <text:p>0.2228040</text:p>
          </table:table-cell>
          <table:table-cell office:value-type="float" office:value="0.940015">
            <text:p>0.9400150</text:p>
          </table:table-cell>
        </table:table-row>
        <table:table-row table:style-name="ro1">
          <table:table-cell/>
          <table:table-cell office:value-type="float" office:value="1.446842">
            <text:p>1.4468420</text:p>
          </table:table-cell>
          <table:table-cell office:value-type="float" office:value="1.447575">
            <text:p>1.4475750</text:p>
          </table:table-cell>
          <table:table-cell office:value-type="float" office:value="1.446513">
            <text:p>1.4465130</text:p>
          </table:table-cell>
        </table:table-row>
        <table:table-row table:style-name="ro1">
          <table:table-cell/>
          <table:table-cell office:value-type="float" office:value="1.617914">
            <text:p>1.6179140</text:p>
          </table:table-cell>
          <table:table-cell office:value-type="float" office:value="2.068032">
            <text:p>2.0680320</text:p>
          </table:table-cell>
          <table:table-cell office:value-type="float" office:value="2.219467">
            <text:p>2.2194670</text:p>
          </table:table-cell>
        </table:table-row>
        <table:table-row table:style-name="ro1">
          <table:table-cell/>
          <table:table-cell office:value-type="float" office:value="0.95378">
            <text:p>0.9537800</text:p>
          </table:table-cell>
          <table:table-cell office:value-type="float" office:value="0.514179">
            <text:p>0.5141790</text:p>
          </table:table-cell>
          <table:table-cell office:value-type="float" office:value="1.050185">
            <text:p>1.0501850</text:p>
          </table:table-cell>
        </table:table-row>
        <table:table-row table:style-name="ro1">
          <table:table-cell/>
          <table:table-cell office:value-type="float" office:value="0.698603">
            <text:p>0.6986030</text:p>
          </table:table-cell>
          <table:table-cell office:value-type="float" office:value="1.818709">
            <text:p>1.8187090</text:p>
          </table:table-cell>
          <table:table-cell office:value-type="float" office:value="2.234446">
            <text:p>2.2344460</text:p>
          </table:table-cell>
        </table:table-row>
        <table:table-row table:style-name="ro1">
          <table:table-cell/>
          <table:table-cell office:value-type="float" office:value="0.660643">
            <text:p>0.6606430</text:p>
          </table:table-cell>
          <table:table-cell office:value-type="float" office:value="1.43632">
            <text:p>1.4363200</text:p>
          </table:table-cell>
          <table:table-cell office:value-type="float" office:value="0.877213">
            <text:p>0.8772130</text:p>
          </table:table-cell>
        </table:table-row>
        <table:table-row table:style-name="ro1">
          <table:table-cell/>
          <table:table-cell office:value-type="float" office:value="0.979741">
            <text:p>0.9797410</text:p>
          </table:table-cell>
          <table:table-cell office:value-type="float" office:value="1.014757">
            <text:p>1.0147570</text:p>
          </table:table-cell>
          <table:table-cell office:value-type="float" office:value="1.567811">
            <text:p>1.5678110</text:p>
          </table:table-cell>
        </table:table-row>
        <table:table-row table:style-name="ro1">
          <table:table-cell/>
          <table:table-cell office:value-type="float" office:value="1.313948">
            <text:p>1.3139480</text:p>
          </table:table-cell>
          <table:table-cell office:value-type="float" office:value="1.908574">
            <text:p>1.9085740</text:p>
          </table:table-cell>
          <table:table-cell office:value-type="float" office:value="1.999948">
            <text:p>1.9999480</text:p>
          </table:table-cell>
        </table:table-row>
        <table:table-row table:style-name="ro1">
          <table:table-cell/>
          <table:table-cell office:value-type="float" office:value="0.431467">
            <text:p>0.4314670</text:p>
          </table:table-cell>
          <table:table-cell office:value-type="float" office:value="1.167196">
            <text:p>1.1671960</text:p>
          </table:table-cell>
          <table:table-cell office:value-type="float" office:value="1.165832">
            <text:p>1.1658320</text:p>
          </table:table-cell>
        </table:table-row>
        <table:table-row table:style-name="ro1">
          <table:table-cell/>
          <table:table-cell office:value-type="float" office:value="1.975534">
            <text:p>1.9755340</text:p>
          </table:table-cell>
          <table:table-cell office:value-type="float" office:value="1.977254">
            <text:p>1.9772540</text:p>
          </table:table-cell>
          <table:table-cell office:value-type="float" office:value="1.359229">
            <text:p>1.3592290</text:p>
          </table:table-cell>
        </table:table-row>
        <table:table-row table:style-name="ro1">
          <table:table-cell/>
          <table:table-cell office:value-type="float" office:value="1.471874">
            <text:p>1.4718740</text:p>
          </table:table-cell>
          <table:table-cell office:value-type="float" office:value="3.370221">
            <text:p>3.3702210</text:p>
          </table:table-cell>
          <table:table-cell office:value-type="float" office:value="1.609434">
            <text:p>1.6094340</text:p>
          </table:table-cell>
        </table:table-row>
        <table:table-row table:style-name="ro1">
          <table:table-cell/>
          <table:table-cell office:value-type="float" office:value="1.006182">
            <text:p>1.0061820</text:p>
          </table:table-cell>
          <table:table-cell office:value-type="float" office:value="1.449193">
            <text:p>1.4491930</text:p>
          </table:table-cell>
          <table:table-cell office:value-type="float" office:value="1.448043">
            <text:p>1.4480430</text:p>
          </table:table-cell>
        </table:table-row>
        <table:table-row table:style-name="ro1">
          <table:table-cell/>
          <table:table-cell office:value-type="float" office:value="0.709776">
            <text:p>0.7097760</text:p>
          </table:table-cell>
          <table:table-cell office:value-type="float" office:value="0.797146">
            <text:p>0.7971460</text:p>
          </table:table-cell>
          <table:table-cell office:value-type="float" office:value="1.159971">
            <text:p>1.1599710</text:p>
          </table:table-cell>
        </table:table-row>
        <table:table-row table:style-name="ro1">
          <table:table-cell/>
          <table:table-cell office:value-type="float" office:value="0.305295">
            <text:p>0.3052950</text:p>
          </table:table-cell>
          <table:table-cell office:value-type="float" office:value="0.857495">
            <text:p>0.8574950</text:p>
          </table:table-cell>
          <table:table-cell office:value-type="float" office:value="1.203827">
            <text:p>1.2038270</text:p>
          </table:table-cell>
        </table:table-row>
        <table:table-row table:style-name="ro1">
          <table:table-cell/>
          <table:table-cell office:value-type="float" office:value="0.644984">
            <text:p>0.6449840</text:p>
          </table:table-cell>
          <table:table-cell office:value-type="float" office:value="1.3849">
            <text:p>1.3849000</text:p>
          </table:table-cell>
          <table:table-cell office:value-type="float" office:value="1.376802">
            <text:p>1.3768020</text:p>
          </table:table-cell>
        </table:table-row>
        <table:table-row table:style-name="ro1">
          <table:table-cell/>
          <table:table-cell office:value-type="float" office:value="0.084372">
            <text:p>0.0843720</text:p>
          </table:table-cell>
          <table:table-cell office:value-type="float" office:value="0.960165">
            <text:p>0.9601650</text:p>
          </table:table-cell>
          <table:table-cell office:value-type="float" office:value="0.735473">
            <text:p>0.7354730</text:p>
          </table:table-cell>
        </table:table-row>
        <table:table-row table:style-name="ro1">
          <table:table-cell/>
          <table:table-cell office:value-type="float" office:value="0.05583">
            <text:p>0.0558300</text:p>
          </table:table-cell>
          <table:table-cell office:value-type="float" office:value="0.955637">
            <text:p>0.9556370</text:p>
          </table:table-cell>
          <table:table-cell office:value-type="float" office:value="1.200757">
            <text:p>1.2007570</text:p>
          </table:table-cell>
        </table:table-row>
        <table:table-row table:style-name="ro1">
          <table:table-cell/>
          <table:table-cell office:value-type="float" office:value="1.789044">
            <text:p>1.7890440</text:p>
          </table:table-cell>
          <table:table-cell office:value-type="float" office:value="0.834564">
            <text:p>0.8345640</text:p>
          </table:table-cell>
          <table:table-cell office:value-type="float" office:value="1.105453">
            <text:p>1.1054530</text:p>
          </table:table-cell>
        </table:table-row>
        <table:table-row table:style-name="ro1">
          <table:table-cell/>
          <table:table-cell office:value-type="float" office:value="0.50845">
            <text:p>0.5084500</text:p>
          </table:table-cell>
          <table:table-cell office:value-type="float" office:value="0.508676">
            <text:p>0.5086760</text:p>
          </table:table-cell>
          <table:table-cell office:value-type="float" office:value="1.652951">
            <text:p>1.6529510</text:p>
          </table:table-cell>
        </table:table-row>
        <table:table-row table:style-name="ro1">
          <table:table-cell/>
          <table:table-cell office:value-type="float" office:value="0.274445">
            <text:p>0.2744450</text:p>
          </table:table-cell>
          <table:table-cell office:value-type="float" office:value="1.516557">
            <text:p>1.5165570</text:p>
          </table:table-cell>
          <table:table-cell office:value-type="float" office:value="1.296027">
            <text:p>1.2960270</text:p>
          </table:table-cell>
        </table:table-row>
        <table:table-row table:style-name="ro1">
          <table:table-cell/>
          <table:table-cell office:value-type="float" office:value="2.405807">
            <text:p>2.4058070</text:p>
          </table:table-cell>
          <table:table-cell office:value-type="float" office:value="1.138834">
            <text:p>1.1388340</text:p>
          </table:table-cell>
          <table:table-cell office:value-type="float" office:value="0.9675">
            <text:p>0.9675000</text:p>
          </table:table-cell>
        </table:table-row>
        <table:table-row table:style-name="ro1">
          <table:table-cell/>
          <table:table-cell office:value-type="float" office:value="0.548911">
            <text:p>0.5489110</text:p>
          </table:table-cell>
          <table:table-cell office:value-type="float" office:value="1.171511">
            <text:p>1.1715110</text:p>
          </table:table-cell>
          <table:table-cell office:value-type="float" office:value="1.784556">
            <text:p>1.7845560</text:p>
          </table:table-cell>
        </table:table-row>
        <table:table-row table:style-name="ro1">
          <table:table-cell/>
          <table:table-cell office:value-type="float" office:value="1.001356">
            <text:p>1.0013560</text:p>
          </table:table-cell>
          <table:table-cell office:value-type="float" office:value="1.087972">
            <text:p>1.0879720</text:p>
          </table:table-cell>
          <table:table-cell office:value-type="float" office:value="1.170851">
            <text:p>1.1708510</text:p>
          </table:table-cell>
        </table:table-row>
        <table:table-row table:style-name="ro1">
          <table:table-cell/>
          <table:table-cell office:value-type="float" office:value="0.207">
            <text:p>0.2070000</text:p>
          </table:table-cell>
          <table:table-cell office:value-type="float" office:value="2.526421">
            <text:p>2.5264210</text:p>
          </table:table-cell>
          <table:table-cell office:value-type="float" office:value="1.623044">
            <text:p>1.6230440</text:p>
          </table:table-cell>
        </table:table-row>
        <table:table-row table:style-name="ro1">
          <table:table-cell/>
          <table:table-cell office:value-type="float" office:value="2.99176">
            <text:p>2.9917600</text:p>
          </table:table-cell>
          <table:table-cell office:value-type="float" office:value="2.993064">
            <text:p>2.9930640</text:p>
          </table:table-cell>
          <table:table-cell office:value-type="float" office:value="1.682791">
            <text:p>1.6827910</text:p>
          </table:table-cell>
        </table:table-row>
        <table:table-row table:style-name="ro1">
          <table:table-cell/>
          <table:table-cell office:value-type="float" office:value="0.577786">
            <text:p>0.5777860</text:p>
          </table:table-cell>
          <table:table-cell office:value-type="float" office:value="1.864391">
            <text:p>1.8643910</text:p>
          </table:table-cell>
          <table:table-cell office:value-type="float" office:value="1.649972">
            <text:p>1.6499720</text:p>
          </table:table-cell>
        </table:table-row>
        <table:table-row table:style-name="ro1">
          <table:table-cell/>
          <table:table-cell office:value-type="float" office:value="1.975764">
            <text:p>1.9757640</text:p>
          </table:table-cell>
          <table:table-cell office:value-type="float" office:value="0.615082">
            <text:p>0.6150820</text:p>
          </table:table-cell>
          <table:table-cell office:value-type="float" office:value="1.488884">
            <text:p>1.4888840</text:p>
          </table:table-cell>
        </table:table-row>
        <table:table-row table:style-name="ro1">
          <table:table-cell/>
          <table:table-cell office:value-type="float" office:value="4.814279">
            <text:p>4.8142790</text:p>
          </table:table-cell>
          <table:table-cell office:value-type="float" office:value="1.74713">
            <text:p>1.7471300</text:p>
          </table:table-cell>
          <table:table-cell office:value-type="float" office:value="1.793748">
            <text:p>1.7937480</text:p>
          </table:table-cell>
        </table:table-row>
        <table:table-row table:style-name="ro1">
          <table:table-cell/>
          <table:table-cell office:value-type="float" office:value="0.082939">
            <text:p>0.0829390</text:p>
          </table:table-cell>
          <table:table-cell office:value-type="float" office:value="0.688667">
            <text:p>0.6886670</text:p>
          </table:table-cell>
          <table:table-cell office:value-type="float" office:value="1.19708">
            <text:p>1.1970800</text:p>
          </table:table-cell>
        </table:table-row>
        <table:table-row table:style-name="ro1">
          <table:table-cell/>
          <table:table-cell office:value-type="float" office:value="0.589205">
            <text:p>0.5892050</text:p>
          </table:table-cell>
          <table:table-cell office:value-type="float" office:value="1.148363">
            <text:p>1.1483630</text:p>
          </table:table-cell>
          <table:table-cell office:value-type="float" office:value="1.108825">
            <text:p>1.1088250</text:p>
          </table:table-cell>
        </table:table-row>
        <table:table-row table:style-name="ro1">
          <table:table-cell/>
          <table:table-cell office:value-type="float" office:value="2.968162">
            <text:p>2.9681620</text:p>
          </table:table-cell>
          <table:table-cell office:value-type="float" office:value="0.548166">
            <text:p>0.5481660</text:p>
          </table:table-cell>
          <table:table-cell office:value-type="float" office:value="1.00122">
            <text:p>1.0012200</text:p>
          </table:table-cell>
        </table:table-row>
        <table:table-row table:style-name="ro1">
          <table:table-cell/>
          <table:table-cell office:value-type="float" office:value="5.288016">
            <text:p>5.2880160</text:p>
          </table:table-cell>
          <table:table-cell office:value-type="float" office:value="1.490713">
            <text:p>1.4907130</text:p>
          </table:table-cell>
          <table:table-cell office:value-type="float" office:value="1.56695">
            <text:p>1.5669500</text:p>
          </table:table-cell>
        </table:table-row>
        <table:table-row table:style-name="ro1">
          <table:table-cell/>
          <table:table-cell office:value-type="float" office:value="2.522142">
            <text:p>2.5221420</text:p>
          </table:table-cell>
          <table:table-cell office:value-type="float" office:value="1.1492">
            <text:p>1.1492000</text:p>
          </table:table-cell>
          <table:table-cell office:value-type="float" office:value="1.177617">
            <text:p>1.1776170</text:p>
          </table:table-cell>
        </table:table-row>
        <table:table-row table:style-name="ro1">
          <table:table-cell/>
          <table:table-cell office:value-type="float" office:value="2.326387">
            <text:p>2.3263870</text:p>
          </table:table-cell>
          <table:table-cell office:value-type="float" office:value="2.311951">
            <text:p>2.3119510</text:p>
          </table:table-cell>
          <table:table-cell office:value-type="float" office:value="1.374442">
            <text:p>1.3744420</text:p>
          </table:table-cell>
        </table:table-row>
        <table:table-row table:style-name="ro1">
          <table:table-cell/>
          <table:table-cell office:value-type="float" office:value="0.602485">
            <text:p>0.6024850</text:p>
          </table:table-cell>
          <table:table-cell office:value-type="float" office:value="1.178761">
            <text:p>1.1787610</text:p>
          </table:table-cell>
          <table:table-cell office:value-type="float" office:value="1.178301">
            <text:p>1.1783010</text:p>
          </table:table-cell>
        </table:table-row>
        <table:table-row table:style-name="ro1">
          <table:table-cell/>
          <table:table-cell office:value-type="float" office:value="0.296471">
            <text:p>0.2964710</text:p>
          </table:table-cell>
          <table:table-cell office:value-type="float" office:value="0.970801">
            <text:p>0.9708010</text:p>
          </table:table-cell>
          <table:table-cell office:value-type="float" office:value="1.309835">
            <text:p>1.3098350</text:p>
          </table:table-cell>
        </table:table-row>
        <table:table-row table:style-name="ro1">
          <table:table-cell/>
          <table:table-cell office:value-type="float" office:value="1.116364">
            <text:p>1.1163640</text:p>
          </table:table-cell>
          <table:table-cell office:value-type="float" office:value="0.554353">
            <text:p>0.5543530</text:p>
          </table:table-cell>
          <table:table-cell office:value-type="float" office:value="1.182569">
            <text:p>1.1825690</text:p>
          </table:table-cell>
        </table:table-row>
        <table:table-row table:style-name="ro1">
          <table:table-cell/>
          <table:table-cell office:value-type="float" office:value="0.167157">
            <text:p>0.1671570</text:p>
          </table:table-cell>
          <table:table-cell office:value-type="float" office:value="0.691403">
            <text:p>0.6914030</text:p>
          </table:table-cell>
          <table:table-cell office:value-type="float" office:value="0.962706">
            <text:p>0.9627060</text:p>
          </table:table-cell>
        </table:table-row>
        <table:table-row table:style-name="ro1">
          <table:table-cell/>
          <table:table-cell office:value-type="float" office:value="0.219054">
            <text:p>0.2190540</text:p>
          </table:table-cell>
          <table:table-cell office:value-type="float" office:value="1.135787">
            <text:p>1.1357870</text:p>
          </table:table-cell>
          <table:table-cell office:value-type="float" office:value="2.086371">
            <text:p>2.0863710</text:p>
          </table:table-cell>
        </table:table-row>
        <table:table-row table:style-name="ro1">
          <table:table-cell/>
          <table:table-cell office:value-type="float" office:value="2.695276">
            <text:p>2.6952760</text:p>
          </table:table-cell>
          <table:table-cell office:value-type="float" office:value="2.117654">
            <text:p>2.1176540</text:p>
          </table:table-cell>
          <table:table-cell office:value-type="float" office:value="1.280979">
            <text:p>1.2809790</text:p>
          </table:table-cell>
        </table:table-row>
        <table:table-row table:style-name="ro1">
          <table:table-cell/>
          <table:table-cell office:value-type="float" office:value="1.324793">
            <text:p>1.3247930</text:p>
          </table:table-cell>
          <table:table-cell office:value-type="float" office:value="0.879617">
            <text:p>0.8796170</text:p>
          </table:table-cell>
          <table:table-cell office:value-type="float" office:value="0.977026">
            <text:p>0.9770260</text:p>
          </table:table-cell>
        </table:table-row>
        <table:table-row table:style-name="ro1">
          <table:table-cell/>
          <table:table-cell office:value-type="float" office:value="0.605041">
            <text:p>0.6050410</text:p>
          </table:table-cell>
          <table:table-cell office:value-type="float" office:value="2.004208">
            <text:p>2.0042080</text:p>
          </table:table-cell>
          <table:table-cell office:value-type="float" office:value="1.515557">
            <text:p>1.5155570</text:p>
          </table:table-cell>
        </table:table-row>
        <table:table-row table:style-name="ro1">
          <table:table-cell/>
          <table:table-cell office:value-type="float" office:value="3.019753">
            <text:p>3.0197530</text:p>
          </table:table-cell>
          <table:table-cell office:value-type="float" office:value="1.165693">
            <text:p>1.1656930</text:p>
          </table:table-cell>
          <table:table-cell office:value-type="float" office:value="1.521033">
            <text:p>1.5210330</text:p>
          </table:table-cell>
        </table:table-row>
        <table:table-row table:style-name="ro1">
          <table:table-cell/>
          <table:table-cell office:value-type="float" office:value="0.62489">
            <text:p>0.6248900</text:p>
          </table:table-cell>
          <table:table-cell office:value-type="float" office:value="0.800978">
            <text:p>0.8009780</text:p>
          </table:table-cell>
          <table:table-cell office:value-type="float" office:value="1.281766">
            <text:p>1.2817660</text:p>
          </table:table-cell>
        </table:table-row>
        <table:table-row table:style-name="ro1">
          <table:table-cell/>
          <table:table-cell office:value-type="float" office:value="0.078785">
            <text:p>0.0787850</text:p>
          </table:table-cell>
          <table:table-cell office:value-type="float" office:value="1.064391">
            <text:p>1.0643910</text:p>
          </table:table-cell>
          <table:table-cell office:value-type="float" office:value="1.615536">
            <text:p>1.6155360</text:p>
          </table:table-cell>
        </table:table-row>
        <table:table-row table:style-name="ro1">
          <table:table-cell/>
          <table:table-cell office:value-type="float" office:value="0.25218">
            <text:p>0.2521800</text:p>
          </table:table-cell>
          <table:table-cell office:value-type="float" office:value="1.183666">
            <text:p>1.1836660</text:p>
          </table:table-cell>
          <table:table-cell office:value-type="float" office:value="1.477236">
            <text:p>1.4772360</text:p>
          </table:table-cell>
        </table:table-row>
        <table:table-row table:style-name="ro1">
          <table:table-cell/>
          <table:table-cell office:value-type="float" office:value="0.484479">
            <text:p>0.4844790</text:p>
          </table:table-cell>
          <table:table-cell office:value-type="float" office:value="1.096007">
            <text:p>1.0960070</text:p>
          </table:table-cell>
          <table:table-cell office:value-type="float" office:value="1.890281">
            <text:p>1.8902810</text:p>
          </table:table-cell>
        </table:table-row>
        <table:table-row table:style-name="ro1">
          <table:table-cell/>
          <table:table-cell office:value-type="float" office:value="0.754132">
            <text:p>0.7541320</text:p>
          </table:table-cell>
          <table:table-cell office:value-type="float" office:value="1.581804">
            <text:p>1.5818040</text:p>
          </table:table-cell>
          <table:table-cell office:value-type="float" office:value="1.493889">
            <text:p>1.4938890</text:p>
          </table:table-cell>
        </table:table-row>
        <table:table-row table:style-name="ro1">
          <table:table-cell/>
          <table:table-cell office:value-type="float" office:value="2.687348">
            <text:p>2.6873480</text:p>
          </table:table-cell>
          <table:table-cell office:value-type="float" office:value="2.334705">
            <text:p>2.3347050</text:p>
          </table:table-cell>
          <table:table-cell office:value-type="float" office:value="2.032279">
            <text:p>2.0322790</text:p>
          </table:table-cell>
        </table:table-row>
        <table:table-row table:style-name="ro1">
          <table:table-cell/>
          <table:table-cell office:value-type="float" office:value="0.92632">
            <text:p>0.9263200</text:p>
          </table:table-cell>
          <table:table-cell office:value-type="float" office:value="1.003972">
            <text:p>1.0039720</text:p>
          </table:table-cell>
          <table:table-cell office:value-type="float" office:value="1.657524">
            <text:p>1.6575240</text:p>
          </table:table-cell>
        </table:table-row>
        <table:table-row table:style-name="ro1">
          <table:table-cell/>
          <table:table-cell office:value-type="float" office:value="0.774222">
            <text:p>0.7742220</text:p>
          </table:table-cell>
          <table:table-cell office:value-type="float" office:value="0.774235">
            <text:p>0.7742350</text:p>
          </table:table-cell>
          <table:table-cell office:value-type="float" office:value="1.236921">
            <text:p>1.2369210</text:p>
          </table:table-cell>
        </table:table-row>
        <table:table-row table:style-name="ro1">
          <table:table-cell/>
          <table:table-cell office:value-type="float" office:value="0.388364">
            <text:p>0.3883640</text:p>
          </table:table-cell>
          <table:table-cell office:value-type="float" office:value="1.34705">
            <text:p>1.3470500</text:p>
          </table:table-cell>
          <table:table-cell office:value-type="float" office:value="1.067755">
            <text:p>1.0677550</text:p>
          </table:table-cell>
        </table:table-row>
        <table:table-row table:style-name="ro1">
          <table:table-cell/>
          <table:table-cell office:value-type="float" office:value="4.01143">
            <text:p>4.0114300</text:p>
          </table:table-cell>
          <table:table-cell office:value-type="float" office:value="1.563336">
            <text:p>1.5633360</text:p>
          </table:table-cell>
          <table:table-cell office:value-type="float" office:value="1.700525">
            <text:p>1.7005250</text:p>
          </table:table-cell>
        </table:table-row>
        <table:table-row table:style-name="ro1">
          <table:table-cell/>
          <table:table-cell office:value-type="float" office:value="0.529679">
            <text:p>0.5296790</text:p>
          </table:table-cell>
          <table:table-cell office:value-type="float" office:value="1.14383">
            <text:p>1.1438300</text:p>
          </table:table-cell>
          <table:table-cell office:value-type="float" office:value="1.142524">
            <text:p>1.1425240</text:p>
          </table:table-cell>
        </table:table-row>
        <table:table-row table:style-name="ro1">
          <table:table-cell/>
          <table:table-cell office:value-type="float" office:value="0.886778">
            <text:p>0.8867780</text:p>
          </table:table-cell>
          <table:table-cell office:value-type="float" office:value="1.359572">
            <text:p>1.3595720</text:p>
          </table:table-cell>
          <table:table-cell office:value-type="float" office:value="1.192803">
            <text:p>1.1928030</text:p>
          </table:table-cell>
        </table:table-row>
        <table:table-row table:style-name="ro1">
          <table:table-cell/>
          <table:table-cell office:value-type="float" office:value="0.067655">
            <text:p>0.0676550</text:p>
          </table:table-cell>
          <table:table-cell office:value-type="float" office:value="2.67838">
            <text:p>2.6783800</text:p>
          </table:table-cell>
          <table:table-cell office:value-type="float" office:value="1.746806">
            <text:p>1.7468060</text:p>
          </table:table-cell>
        </table:table-row>
        <table:table-row table:style-name="ro1">
          <table:table-cell/>
          <table:table-cell office:value-type="float" office:value="0.461196">
            <text:p>0.4611960</text:p>
          </table:table-cell>
          <table:table-cell office:value-type="float" office:value="0.759727">
            <text:p>0.7597270</text:p>
          </table:table-cell>
          <table:table-cell office:value-type="float" office:value="1.083688">
            <text:p>1.0836880</text:p>
          </table:table-cell>
        </table:table-row>
        <table:table-row table:style-name="ro1">
          <table:table-cell/>
          <table:table-cell office:value-type="float" office:value="1.033219">
            <text:p>1.0332190</text:p>
          </table:table-cell>
          <table:table-cell office:value-type="float" office:value="1.307119">
            <text:p>1.3071190</text:p>
          </table:table-cell>
          <table:table-cell office:value-type="float" office:value="1.305629">
            <text:p>1.3056290</text:p>
          </table:table-cell>
        </table:table-row>
        <table:table-row table:style-name="ro1">
          <table:table-cell/>
          <table:table-cell office:value-type="float" office:value="3.918791">
            <text:p>3.9187910</text:p>
          </table:table-cell>
          <table:table-cell office:value-type="float" office:value="0.538645">
            <text:p>0.5386450</text:p>
          </table:table-cell>
          <table:table-cell office:value-type="float" office:value="1.39004">
            <text:p>1.3900400</text:p>
          </table:table-cell>
        </table:table-row>
        <table:table-row table:style-name="ro1">
          <table:table-cell/>
          <table:table-cell office:value-type="float" office:value="0.718751">
            <text:p>0.7187510</text:p>
          </table:table-cell>
          <table:table-cell office:value-type="float" office:value="1.27099">
            <text:p>1.2709900</text:p>
          </table:table-cell>
          <table:table-cell office:value-type="float" office:value="1.172984">
            <text:p>1.1729840</text:p>
          </table:table-cell>
        </table:table-row>
        <table:table-row table:style-name="ro1">
          <table:table-cell/>
          <table:table-cell office:value-type="float" office:value="3.393929">
            <text:p>3.3939290</text:p>
          </table:table-cell>
          <table:table-cell office:value-type="float" office:value="2.142663">
            <text:p>2.1426630</text:p>
          </table:table-cell>
          <table:table-cell office:value-type="float" office:value="1.47078">
            <text:p>1.4707800</text:p>
          </table:table-cell>
        </table:table-row>
        <table:table-row table:style-name="ro1">
          <table:table-cell/>
          <table:table-cell office:value-type="float" office:value="0.779199">
            <text:p>0.7791990</text:p>
          </table:table-cell>
          <table:table-cell office:value-type="float" office:value="0.684571">
            <text:p>0.6845710</text:p>
          </table:table-cell>
          <table:table-cell office:value-type="float" office:value="1.167543">
            <text:p>1.1675430</text:p>
          </table:table-cell>
        </table:table-row>
        <table:table-row table:style-name="ro1">
          <table:table-cell/>
          <table:table-cell office:value-type="float" office:value="0.940596">
            <text:p>0.9405960</text:p>
          </table:table-cell>
          <table:table-cell office:value-type="float" office:value="1.371392">
            <text:p>1.3713920</text:p>
          </table:table-cell>
          <table:table-cell office:value-type="float" office:value="1.0936">
            <text:p>1.0936000</text:p>
          </table:table-cell>
        </table:table-row>
        <table:table-row table:style-name="ro1">
          <table:table-cell/>
          <table:table-cell office:value-type="float" office:value="3.100947">
            <text:p>3.1009470</text:p>
          </table:table-cell>
          <table:table-cell office:value-type="float" office:value="2.829526">
            <text:p>2.8295260</text:p>
          </table:table-cell>
          <table:table-cell office:value-type="float" office:value="1.710474">
            <text:p>1.7104740</text:p>
          </table:table-cell>
        </table:table-row>
        <table:table-row table:style-name="ro1">
          <table:table-cell/>
          <table:table-cell office:value-type="float" office:value="0.099218">
            <text:p>0.0992180</text:p>
          </table:table-cell>
          <table:table-cell office:value-type="float" office:value="1.77778">
            <text:p>1.7777800</text:p>
          </table:table-cell>
          <table:table-cell office:value-type="float" office:value="1.367999">
            <text:p>1.3679990</text:p>
          </table:table-cell>
        </table:table-row>
        <table:table-row table:style-name="ro1">
          <table:table-cell/>
          <table:table-cell office:value-type="float" office:value="1.166675">
            <text:p>1.1666750</text:p>
          </table:table-cell>
          <table:table-cell office:value-type="float" office:value="2.034782">
            <text:p>2.0347820</text:p>
          </table:table-cell>
          <table:table-cell office:value-type="float" office:value="1.517179">
            <text:p>1.5171790</text:p>
          </table:table-cell>
        </table:table-row>
        <table:table-row table:style-name="ro1">
          <table:table-cell/>
          <table:table-cell office:value-type="float" office:value="5.43491">
            <text:p>5.4349100</text:p>
          </table:table-cell>
          <table:table-cell office:value-type="float" office:value="3.205633">
            <text:p>3.2056330</text:p>
          </table:table-cell>
          <table:table-cell office:value-type="float" office:value="2.393464">
            <text:p>2.3934640</text:p>
          </table:table-cell>
        </table:table-row>
        <table:table-row table:style-name="ro1">
          <table:table-cell/>
          <table:table-cell office:value-type="float" office:value="0.922009">
            <text:p>0.9220090</text:p>
          </table:table-cell>
          <table:table-cell office:value-type="float" office:value="1.053494">
            <text:p>1.0534940</text:p>
          </table:table-cell>
          <table:table-cell office:value-type="float" office:value="1.821462">
            <text:p>1.8214620</text:p>
          </table:table-cell>
        </table:table-row>
        <table:table-row table:style-name="ro1">
          <table:table-cell/>
          <table:table-cell office:value-type="float" office:value="0.377315">
            <text:p>0.3773150</text:p>
          </table:table-cell>
          <table:table-cell office:value-type="float" office:value="2.11892">
            <text:p>2.1189200</text:p>
          </table:table-cell>
          <table:table-cell office:value-type="float" office:value="1.287008">
            <text:p>1.2870080</text:p>
          </table:table-cell>
        </table:table-row>
        <table:table-row table:style-name="ro1">
          <table:table-cell/>
          <table:table-cell office:value-type="float" office:value="0.491352">
            <text:p>0.4913520</text:p>
          </table:table-cell>
          <table:table-cell office:value-type="float" office:value="1.141959">
            <text:p>1.1419590</text:p>
          </table:table-cell>
          <table:table-cell office:value-type="float" office:value="0.964746">
            <text:p>0.9647460</text:p>
          </table:table-cell>
        </table:table-row>
        <table:table-row table:style-name="ro1">
          <table:table-cell/>
          <table:table-cell office:value-type="float" office:value="2.083017">
            <text:p>2.0830170</text:p>
          </table:table-cell>
          <table:table-cell office:value-type="float" office:value="2.391929">
            <text:p>2.3919290</text:p>
          </table:table-cell>
          <table:table-cell office:value-type="float" office:value="2.051343">
            <text:p>2.0513430</text:p>
          </table:table-cell>
        </table:table-row>
        <table:table-row table:style-name="ro1">
          <table:table-cell/>
          <table:table-cell office:value-type="float" office:value="1.332756">
            <text:p>1.3327560</text:p>
          </table:table-cell>
          <table:table-cell office:value-type="float" office:value="1.449474">
            <text:p>1.4494740</text:p>
          </table:table-cell>
          <table:table-cell office:value-type="float" office:value="1.332171">
            <text:p>1.3321710</text:p>
          </table:table-cell>
        </table:table-row>
        <table:table-row table:style-name="ro1">
          <table:table-cell/>
          <table:table-cell office:value-type="float" office:value="0.243275">
            <text:p>0.2432750</text:p>
          </table:table-cell>
          <table:table-cell office:value-type="float" office:value="0.460198">
            <text:p>0.4601980</text:p>
          </table:table-cell>
          <table:table-cell office:value-type="float" office:value="1.378472">
            <text:p>1.3784720</text:p>
          </table:table-cell>
        </table:table-row>
        <table:table-row table:style-name="ro1">
          <table:table-cell/>
          <table:table-cell office:value-type="float" office:value="0.780091">
            <text:p>0.7800910</text:p>
          </table:table-cell>
          <table:table-cell office:value-type="float" office:value="1.36929">
            <text:p>1.3692900</text:p>
          </table:table-cell>
          <table:table-cell office:value-type="float" office:value="1.205537">
            <text:p>1.2055370</text:p>
          </table:table-cell>
        </table:table-row>
        <table:table-row table:style-name="ro1">
          <table:table-cell/>
          <table:table-cell office:value-type="float" office:value="0.840975">
            <text:p>0.8409750</text:p>
          </table:table-cell>
          <table:table-cell office:value-type="float" office:value="1.621018">
            <text:p>1.6210180</text:p>
          </table:table-cell>
          <table:table-cell office:value-type="float" office:value="1.777658">
            <text:p>1.7776580</text:p>
          </table:table-cell>
        </table:table-row>
        <table:table-row table:style-name="ro1">
          <table:table-cell/>
          <table:table-cell office:value-type="float" office:value="3.590082">
            <text:p>3.5900820</text:p>
          </table:table-cell>
          <table:table-cell office:value-type="float" office:value="1.782607">
            <text:p>1.7826070</text:p>
          </table:table-cell>
          <table:table-cell office:value-type="float" office:value="1.348711">
            <text:p>1.3487110</text:p>
          </table:table-cell>
        </table:table-row>
        <table:table-row table:style-name="ro1">
          <table:table-cell/>
          <table:table-cell office:value-type="float" office:value="0.999852">
            <text:p>0.9998520</text:p>
          </table:table-cell>
          <table:table-cell office:value-type="float" office:value="1.464523">
            <text:p>1.4645230</text:p>
          </table:table-cell>
          <table:table-cell office:value-type="float" office:value="1.463765">
            <text:p>1.4637650</text:p>
          </table:table-cell>
        </table:table-row>
        <table:table-row table:style-name="ro1">
          <table:table-cell/>
          <table:table-cell office:value-type="float" office:value="1.144316">
            <text:p>1.1443160</text:p>
          </table:table-cell>
          <table:table-cell office:value-type="float" office:value="0.73211">
            <text:p>0.7321100</text:p>
          </table:table-cell>
          <table:table-cell office:value-type="float" office:value="1.04015">
            <text:p>1.0401500</text:p>
          </table:table-cell>
        </table:table-row>
        <table:table-row table:style-name="ro1">
          <table:table-cell/>
          <table:table-cell office:value-type="float" office:value="2.073374">
            <text:p>2.0733740</text:p>
          </table:table-cell>
          <table:table-cell office:value-type="float" office:value="1.402846">
            <text:p>1.4028460</text:p>
          </table:table-cell>
          <table:table-cell office:value-type="float" office:value="0.926226">
            <text:p>0.9262260</text:p>
          </table:table-cell>
        </table:table-row>
        <table:table-row table:style-name="ro1">
          <table:table-cell/>
          <table:table-cell office:value-type="float" office:value="1.122677">
            <text:p>1.1226770</text:p>
          </table:table-cell>
          <table:table-cell office:value-type="float" office:value="0.813679">
            <text:p>0.8136790</text:p>
          </table:table-cell>
          <table:table-cell office:value-type="float" office:value="1.122222">
            <text:p>1.1222220</text:p>
          </table:table-cell>
        </table:table-row>
        <table:table-row table:style-name="ro1">
          <table:table-cell/>
          <table:table-cell office:value-type="float" office:value="0.126678">
            <text:p>0.1266780</text:p>
          </table:table-cell>
          <table:table-cell office:value-type="float" office:value="0.331904">
            <text:p>0.3319040</text:p>
          </table:table-cell>
          <table:table-cell office:value-type="float" office:value="0.923917">
            <text:p>0.9239170</text:p>
          </table:table-cell>
        </table:table-row>
        <table:table-row table:style-name="ro1">
          <table:table-cell/>
          <table:table-cell office:value-type="float" office:value="0.297382">
            <text:p>0.2973820</text:p>
          </table:table-cell>
          <table:table-cell office:value-type="float" office:value="0.346907">
            <text:p>0.3469070</text:p>
          </table:table-cell>
          <table:table-cell office:value-type="float" office:value="0.596134">
            <text:p>0.5961340</text:p>
          </table:table-cell>
        </table:table-row>
        <table:table-row table:style-name="ro1">
          <table:table-cell/>
          <table:table-cell office:value-type="float" office:value="0.190103">
            <text:p>0.1901030</text:p>
          </table:table-cell>
          <table:table-cell office:value-type="float" office:value="1.237935">
            <text:p>1.2379350</text:p>
          </table:table-cell>
          <table:table-cell office:value-type="float" office:value="1.21785">
            <text:p>1.2178500</text:p>
          </table:table-cell>
        </table:table-row>
        <table:table-row table:style-name="ro1">
          <table:table-cell/>
          <table:table-cell office:value-type="float" office:value="0.020417">
            <text:p>0.0204170</text:p>
          </table:table-cell>
          <table:table-cell office:value-type="float" office:value="0.666178">
            <text:p>0.6661780</text:p>
          </table:table-cell>
          <table:table-cell office:value-type="float" office:value="0.6659">
            <text:p>0.6659000</text:p>
          </table:table-cell>
        </table:table-row>
        <table:table-row table:style-name="ro1">
          <table:table-cell/>
          <table:table-cell office:value-type="float" office:value="2.164032">
            <text:p>2.1640320</text:p>
          </table:table-cell>
          <table:table-cell office:value-type="float" office:value="2.165987">
            <text:p>2.1659870</text:p>
          </table:table-cell>
          <table:table-cell office:value-type="float" office:value="1.743072">
            <text:p>1.7430720</text:p>
          </table:table-cell>
        </table:table-row>
        <table:table-row table:style-name="ro1">
          <table:table-cell/>
          <table:table-cell office:value-type="float" office:value="0.91981">
            <text:p>0.9198100</text:p>
          </table:table-cell>
          <table:table-cell office:value-type="float" office:value="1.250065">
            <text:p>1.2500650</text:p>
          </table:table-cell>
          <table:table-cell office:value-type="float" office:value="1.249211">
            <text:p>1.2492110</text:p>
          </table:table-cell>
        </table:table-row>
        <table:table-row table:style-name="ro1">
          <table:table-cell/>
          <table:table-cell office:value-type="float" office:value="0.515283">
            <text:p>0.5152830</text:p>
          </table:table-cell>
          <table:table-cell office:value-type="float" office:value="0.903305">
            <text:p>0.9033050</text:p>
          </table:table-cell>
          <table:table-cell office:value-type="float" office:value="0.902733">
            <text:p>0.9027330</text:p>
          </table:table-cell>
        </table:table-row>
        <table:table-row table:style-name="ro1">
          <table:table-cell/>
          <table:table-cell office:value-type="float" office:value="0.251125">
            <text:p>0.2511250</text:p>
          </table:table-cell>
          <table:table-cell office:value-type="float" office:value="0.638379">
            <text:p>0.6383790</text:p>
          </table:table-cell>
          <table:table-cell office:value-type="float" office:value="0.858564">
            <text:p>0.8585640</text:p>
          </table:table-cell>
        </table:table-row>
        <table:table-row table:style-name="ro1">
          <table:table-cell/>
          <table:table-cell office:value-type="float" office:value="0.15877">
            <text:p>0.1587700</text:p>
          </table:table-cell>
          <table:table-cell office:value-type="float" office:value="1.000071">
            <text:p>1.0000710</text:p>
          </table:table-cell>
          <table:table-cell office:value-type="float" office:value="1.062941">
            <text:p>1.0629410</text:p>
          </table:table-cell>
        </table:table-row>
        <table:table-row table:style-name="ro1">
          <table:table-cell/>
          <table:table-cell office:value-type="float" office:value="3.378775">
            <text:p>3.3787750</text:p>
          </table:table-cell>
          <table:table-cell office:value-type="float" office:value="1.537464">
            <text:p>1.5374640</text:p>
          </table:table-cell>
          <table:table-cell office:value-type="float" office:value="1.506981">
            <text:p>1.5069810</text:p>
          </table:table-cell>
        </table:table-row>
        <table:table-row table:style-name="ro1">
          <table:table-cell/>
          <table:table-cell office:value-type="float" office:value="1.668107">
            <text:p>1.6681070</text:p>
          </table:table-cell>
          <table:table-cell office:value-type="float" office:value="2.214564">
            <text:p>2.2145640</text:p>
          </table:table-cell>
          <table:table-cell office:value-type="float" office:value="1.668909">
            <text:p>1.6689090</text:p>
          </table:table-cell>
        </table:table-row>
        <table:table-row table:style-name="ro1">
          <table:table-cell/>
          <table:table-cell office:value-type="float" office:value="0.712996">
            <text:p>0.7129960</text:p>
          </table:table-cell>
          <table:table-cell office:value-type="float" office:value="0.713524">
            <text:p>0.7135240</text:p>
          </table:table-cell>
          <table:table-cell office:value-type="float" office:value="1.439051">
            <text:p>1.4390510</text:p>
          </table:table-cell>
        </table:table-row>
        <table:table-row table:style-name="ro1">
          <table:table-cell/>
          <table:table-cell office:value-type="float" office:value="0.488801">
            <text:p>0.4888010</text:p>
          </table:table-cell>
          <table:table-cell office:value-type="float" office:value="1.241777">
            <text:p>1.2417770</text:p>
          </table:table-cell>
          <table:table-cell office:value-type="float" office:value="1.293664">
            <text:p>1.2936640</text:p>
          </table:table-cell>
        </table:table-row>
        <table:table-row table:style-name="ro1">
          <table:table-cell/>
          <table:table-cell office:value-type="float" office:value="1.509534">
            <text:p>1.5095340</text:p>
          </table:table-cell>
          <table:table-cell office:value-type="float" office:value="1.510075">
            <text:p>1.5100750</text:p>
          </table:table-cell>
          <table:table-cell office:value-type="float" office:value="1.886392">
            <text:p>1.8863920</text:p>
          </table:table-cell>
        </table:table-row>
        <table:table-row table:style-name="ro1">
          <table:table-cell/>
          <table:table-cell office:value-type="float" office:value="0.544956">
            <text:p>0.5449560</text:p>
          </table:table-cell>
          <table:table-cell office:value-type="float" office:value="0.93767">
            <text:p>0.9376700</text:p>
          </table:table-cell>
          <table:table-cell office:value-type="float" office:value="1.186691">
            <text:p>1.1866910</text:p>
          </table:table-cell>
        </table:table-row>
        <table:table-row table:style-name="ro1">
          <table:table-cell/>
          <table:table-cell office:value-type="float" office:value="0.477102">
            <text:p>0.4771020</text:p>
          </table:table-cell>
          <table:table-cell office:value-type="float" office:value="0.628397">
            <text:p>0.6283970</text:p>
          </table:table-cell>
          <table:table-cell office:value-type="float" office:value="1.532979">
            <text:p>1.5329790</text:p>
          </table:table-cell>
        </table:table-row>
        <table:table-row table:style-name="ro1">
          <table:table-cell/>
          <table:table-cell office:value-type="float" office:value="0.066359">
            <text:p>0.0663590</text:p>
          </table:table-cell>
          <table:table-cell office:value-type="float" office:value="1.566497">
            <text:p>1.5664970</text:p>
          </table:table-cell>
          <table:table-cell office:value-type="float" office:value="1.565387">
            <text:p>1.5653870</text:p>
          </table:table-cell>
        </table:table-row>
        <table:table-row table:style-name="ro1">
          <table:table-cell/>
          <table:table-cell office:value-type="float" office:value="1.471276">
            <text:p>1.4712760</text:p>
          </table:table-cell>
          <table:table-cell office:value-type="float" office:value="1.360351">
            <text:p>1.3603510</text:p>
          </table:table-cell>
          <table:table-cell office:value-type="float" office:value="1.493201">
            <text:p>1.4932010</text:p>
          </table:table-cell>
        </table:table-row>
        <table:table-row table:style-name="ro1">
          <table:table-cell/>
          <table:table-cell office:value-type="float" office:value="0.56232">
            <text:p>0.5623200</text:p>
          </table:table-cell>
          <table:table-cell office:value-type="float" office:value="0.562292">
            <text:p>0.5622920</text:p>
          </table:table-cell>
          <table:table-cell office:value-type="float" office:value="0.947551">
            <text:p>0.9475510</text:p>
          </table:table-cell>
        </table:table-row>
        <table:table-row table:style-name="ro1">
          <table:table-cell/>
          <table:table-cell office:value-type="float" office:value="2.435505">
            <text:p>2.4355050</text:p>
          </table:table-cell>
          <table:table-cell office:value-type="float" office:value="2.148909">
            <text:p>2.1489090</text:p>
          </table:table-cell>
          <table:table-cell office:value-type="float" office:value="1.54925">
            <text:p>1.5492500</text:p>
          </table:table-cell>
        </table:table-row>
        <table:table-row table:style-name="ro1">
          <table:table-cell/>
          <table:table-cell office:value-type="float" office:value="0.92893">
            <text:p>0.9289300</text:p>
          </table:table-cell>
          <table:table-cell office:value-type="float" office:value="1.558973">
            <text:p>1.5589730</text:p>
          </table:table-cell>
          <table:table-cell office:value-type="float" office:value="1.305667">
            <text:p>1.3056670</text:p>
          </table:table-cell>
        </table:table-row>
        <table:table-row table:style-name="ro1">
          <table:table-cell/>
          <table:table-cell office:value-type="float" office:value="0.049575">
            <text:p>0.0495750</text:p>
          </table:table-cell>
          <table:table-cell office:value-type="float" office:value="0.653115">
            <text:p>0.6531150</text:p>
          </table:table-cell>
          <table:table-cell office:value-type="float" office:value="1.356471">
            <text:p>1.3564710</text:p>
          </table:table-cell>
        </table:table-row>
        <table:table-row table:style-name="ro1">
          <table:table-cell/>
          <table:table-cell office:value-type="float" office:value="0.372694">
            <text:p>0.3726940</text:p>
          </table:table-cell>
          <table:table-cell office:value-type="float" office:value="1.033574">
            <text:p>1.0335740</text:p>
          </table:table-cell>
          <table:table-cell office:value-type="float" office:value="1.349559">
            <text:p>1.3495590</text:p>
          </table:table-cell>
        </table:table-row>
        <table:table-row table:style-name="ro1">
          <table:table-cell/>
          <table:table-cell office:value-type="float" office:value="1.805471">
            <text:p>1.8054710</text:p>
          </table:table-cell>
          <table:table-cell office:value-type="float" office:value="1.087949">
            <text:p>1.0879490</text:p>
          </table:table-cell>
          <table:table-cell office:value-type="float" office:value="1.087408">
            <text:p>1.0874080</text:p>
          </table:table-cell>
        </table:table-row>
        <table:table-row table:style-name="ro1">
          <table:table-cell/>
          <table:table-cell office:value-type="float" office:value="0.885789">
            <text:p>0.8857890</text:p>
          </table:table-cell>
          <table:table-cell office:value-type="float" office:value="0.736271">
            <text:p>0.7362710</text:p>
          </table:table-cell>
          <table:table-cell office:value-type="float" office:value="1.216197">
            <text:p>1.2161970</text:p>
          </table:table-cell>
        </table:table-row>
        <table:table-row table:style-name="ro1">
          <table:table-cell/>
          <table:table-cell office:value-type="float" office:value="2.019287">
            <text:p>2.0192870</text:p>
          </table:table-cell>
          <table:table-cell office:value-type="float" office:value="0.262498">
            <text:p>0.2624980</text:p>
          </table:table-cell>
          <table:table-cell office:value-type="float" office:value="0.758771">
            <text:p>0.7587710</text:p>
          </table:table-cell>
        </table:table-row>
        <table:table-row table:style-name="ro1">
          <table:table-cell/>
          <table:table-cell office:value-type="float" office:value="1.007478">
            <text:p>1.0074780</text:p>
          </table:table-cell>
          <table:table-cell office:value-type="float" office:value="1.530681">
            <text:p>1.5306810</text:p>
          </table:table-cell>
          <table:table-cell office:value-type="float" office:value="1.320988">
            <text:p>1.3209880</text:p>
          </table:table-cell>
        </table:table-row>
        <table:table-row table:style-name="ro1">
          <table:table-cell/>
          <table:table-cell office:value-type="float" office:value="1.658653">
            <text:p>1.6586530</text:p>
          </table:table-cell>
          <table:table-cell office:value-type="float" office:value="1.659745">
            <text:p>1.6597450</text:p>
          </table:table-cell>
          <table:table-cell office:value-type="float" office:value="1.658562">
            <text:p>1.6585620</text:p>
          </table:table-cell>
        </table:table-row>
        <table:table-row table:style-name="ro1">
          <table:table-cell/>
          <table:table-cell office:value-type="float" office:value="0.363762">
            <text:p>0.3637620</text:p>
          </table:table-cell>
          <table:table-cell office:value-type="float" office:value="0.932395">
            <text:p>0.9323950</text:p>
          </table:table-cell>
          <table:table-cell office:value-type="float" office:value="1.150814">
            <text:p>1.1508140</text:p>
          </table:table-cell>
        </table:table-row>
        <table:table-row table:style-name="ro1">
          <table:table-cell/>
          <table:table-cell office:value-type="float" office:value="1.153263">
            <text:p>1.1532630</text:p>
          </table:table-cell>
          <table:table-cell office:value-type="float" office:value="1.418674">
            <text:p>1.4186740</text:p>
          </table:table-cell>
          <table:table-cell office:value-type="float" office:value="1.592218">
            <text:p>1.5922180</text:p>
          </table:table-cell>
        </table:table-row>
        <table:table-row table:style-name="ro1">
          <table:table-cell/>
          <table:table-cell office:value-type="float" office:value="0.69799">
            <text:p>0.6979900</text:p>
          </table:table-cell>
          <table:table-cell office:value-type="float" office:value="0.670061">
            <text:p>0.6700610</text:p>
          </table:table-cell>
          <table:table-cell office:value-type="float" office:value="1.184913">
            <text:p>1.1849130</text:p>
          </table:table-cell>
        </table:table-row>
        <table:table-row table:style-name="ro1">
          <table:table-cell/>
          <table:table-cell office:value-type="float" office:value="1.359558">
            <text:p>1.3595580</text:p>
          </table:table-cell>
          <table:table-cell office:value-type="float" office:value="1.045963">
            <text:p>1.0459630</text:p>
          </table:table-cell>
          <table:table-cell office:value-type="float" office:value="1.371336">
            <text:p>1.3713360</text:p>
          </table:table-cell>
        </table:table-row>
        <table:table-row table:style-name="ro1">
          <table:table-cell/>
          <table:table-cell office:value-type="float" office:value="0.365981">
            <text:p>0.3659810</text:p>
          </table:table-cell>
          <table:table-cell office:value-type="float" office:value="0.895886">
            <text:p>0.8958860</text:p>
          </table:table-cell>
          <table:table-cell office:value-type="float" office:value="0.836027">
            <text:p>0.8360270</text:p>
          </table:table-cell>
        </table:table-row>
        <table:table-row table:style-name="ro1">
          <table:table-cell/>
          <table:table-cell office:value-type="float" office:value="1.981157">
            <text:p>1.9811570</text:p>
          </table:table-cell>
          <table:table-cell office:value-type="float" office:value="2.167801">
            <text:p>2.1678010</text:p>
          </table:table-cell>
          <table:table-cell office:value-type="float" office:value="1.116366">
            <text:p>1.1163660</text:p>
          </table:table-cell>
        </table:table-row>
        <table:table-row table:style-name="ro1">
          <table:table-cell/>
          <table:table-cell office:value-type="float" office:value="1.436389">
            <text:p>1.4363890</text:p>
          </table:table-cell>
          <table:table-cell office:value-type="float" office:value="1.270518">
            <text:p>1.2705180</text:p>
          </table:table-cell>
          <table:table-cell office:value-type="float" office:value="1.424298">
            <text:p>1.4242980</text:p>
          </table:table-cell>
        </table:table-row>
        <table:table-row table:style-name="ro1">
          <table:table-cell/>
          <table:table-cell office:value-type="float" office:value="1.17344">
            <text:p>1.1734400</text:p>
          </table:table-cell>
          <table:table-cell office:value-type="float" office:value="1.174463">
            <text:p>1.1744630</text:p>
          </table:table-cell>
          <table:table-cell office:value-type="float" office:value="1.66599">
            <text:p>1.6659900</text:p>
          </table:table-cell>
        </table:table-row>
        <table:table-row table:style-name="ro1">
          <table:table-cell/>
          <table:table-cell office:value-type="float" office:value="0.149738">
            <text:p>0.1497380</text:p>
          </table:table-cell>
          <table:table-cell office:value-type="float" office:value="0.445679">
            <text:p>0.4456790</text:p>
          </table:table-cell>
          <table:table-cell office:value-type="float" office:value="0.815315">
            <text:p>0.8153150</text:p>
          </table:table-cell>
        </table:table-row>
        <table:table-row table:style-name="ro1">
          <table:table-cell/>
          <table:table-cell office:value-type="float" office:value="0.997861">
            <text:p>0.9978610</text:p>
          </table:table-cell>
          <table:table-cell office:value-type="float" office:value="1.772714">
            <text:p>1.7727140</text:p>
          </table:table-cell>
          <table:table-cell office:value-type="float" office:value="1.748749">
            <text:p>1.7487490</text:p>
          </table:table-cell>
        </table:table-row>
        <table:table-row table:style-name="ro1">
          <table:table-cell/>
          <table:table-cell office:value-type="float" office:value="2.586234">
            <text:p>2.5862340</text:p>
          </table:table-cell>
          <table:table-cell office:value-type="float" office:value="1.912834">
            <text:p>1.9128340</text:p>
          </table:table-cell>
          <table:table-cell office:value-type="float" office:value="1.665684">
            <text:p>1.6656840</text:p>
          </table:table-cell>
        </table:table-row>
        <table:table-row table:style-name="ro1">
          <table:table-cell/>
          <table:table-cell office:value-type="float" office:value="4.093714">
            <text:p>4.0937140</text:p>
          </table:table-cell>
          <table:table-cell office:value-type="float" office:value="1.608057">
            <text:p>1.6080570</text:p>
          </table:table-cell>
          <table:table-cell office:value-type="float" office:value="1.343551">
            <text:p>1.3435510</text:p>
          </table:table-cell>
        </table:table-row>
        <table:table-row table:style-name="ro1">
          <table:table-cell/>
          <table:table-cell office:value-type="float" office:value="1.324259">
            <text:p>1.3242590</text:p>
          </table:table-cell>
          <table:table-cell office:value-type="float" office:value="1.603014">
            <text:p>1.6030140</text:p>
          </table:table-cell>
          <table:table-cell office:value-type="float" office:value="1.546911">
            <text:p>1.5469110</text:p>
          </table:table-cell>
        </table:table-row>
        <table:table-row table:style-name="ro1">
          <table:table-cell/>
          <table:table-cell office:value-type="float" office:value="1.914445">
            <text:p>1.9144450</text:p>
          </table:table-cell>
          <table:table-cell office:value-type="float" office:value="1.598139">
            <text:p>1.5981390</text:p>
          </table:table-cell>
          <table:table-cell office:value-type="float" office:value="1.726489">
            <text:p>1.7264890</text:p>
          </table:table-cell>
        </table:table-row>
        <table:table-row table:style-name="ro1">
          <table:table-cell/>
          <table:table-cell office:value-type="float" office:value="1.75985">
            <text:p>1.7598500</text:p>
          </table:table-cell>
          <table:table-cell office:value-type="float" office:value="1.182392">
            <text:p>1.1823920</text:p>
          </table:table-cell>
          <table:table-cell office:value-type="float" office:value="1.5913">
            <text:p>1.5913000</text:p>
          </table:table-cell>
        </table:table-row>
        <table:table-row table:style-name="ro1">
          <table:table-cell/>
          <table:table-cell office:value-type="float" office:value="0.690724">
            <text:p>0.6907240</text:p>
          </table:table-cell>
          <table:table-cell office:value-type="float" office:value="1.272219">
            <text:p>1.2722190</text:p>
          </table:table-cell>
          <table:table-cell office:value-type="float" office:value="1.412187">
            <text:p>1.4121870</text:p>
          </table:table-cell>
        </table:table-row>
        <table:table-row table:style-name="ro1">
          <table:table-cell/>
          <table:table-cell office:value-type="float" office:value="0.282263">
            <text:p>0.2822630</text:p>
          </table:table-cell>
          <table:table-cell office:value-type="float" office:value="2.04671">
            <text:p>2.0467100</text:p>
          </table:table-cell>
          <table:table-cell office:value-type="float" office:value="1.500118">
            <text:p>1.5001180</text:p>
          </table:table-cell>
        </table:table-row>
        <table:table-row table:style-name="ro1">
          <table:table-cell/>
          <table:table-cell office:value-type="float" office:value="0.944368">
            <text:p>0.9443680</text:p>
          </table:table-cell>
          <table:table-cell office:value-type="float" office:value="1.048366">
            <text:p>1.0483660</text:p>
          </table:table-cell>
          <table:table-cell office:value-type="float" office:value="1.626864">
            <text:p>1.6268640</text:p>
          </table:table-cell>
        </table:table-row>
        <table:table-row table:style-name="ro1">
          <table:table-cell/>
          <table:table-cell office:value-type="float" office:value="1.32378">
            <text:p>1.3237800</text:p>
          </table:table-cell>
          <table:table-cell office:value-type="float" office:value="1.343715">
            <text:p>1.3437150</text:p>
          </table:table-cell>
          <table:table-cell office:value-type="float" office:value="1.033659">
            <text:p>1.0336590</text:p>
          </table:table-cell>
        </table:table-row>
        <table:table-row table:style-name="ro1">
          <table:table-cell/>
          <table:table-cell office:value-type="float" office:value="1.146603">
            <text:p>1.1466030</text:p>
          </table:table-cell>
          <table:table-cell office:value-type="float" office:value="1.210825">
            <text:p>1.2108250</text:p>
          </table:table-cell>
          <table:table-cell office:value-type="float" office:value="1.619614">
            <text:p>1.6196140</text:p>
          </table:table-cell>
        </table:table-row>
        <table:table-row table:style-name="ro1">
          <table:table-cell/>
          <table:table-cell office:value-type="float" office:value="0.575629">
            <text:p>0.5756290</text:p>
          </table:table-cell>
          <table:table-cell office:value-type="float" office:value="1.074334">
            <text:p>1.0743340</text:p>
          </table:table-cell>
          <table:table-cell office:value-type="float" office:value="0.878322">
            <text:p>0.8783220</text:p>
          </table:table-cell>
        </table:table-row>
        <table:table-row table:style-name="ro1">
          <table:table-cell/>
          <table:table-cell office:value-type="float" office:value="1.773566">
            <text:p>1.7735660</text:p>
          </table:table-cell>
          <table:table-cell office:value-type="float" office:value="0.633375">
            <text:p>0.6333750</text:p>
          </table:table-cell>
          <table:table-cell office:value-type="float" office:value="0.87414">
            <text:p>0.8741400</text:p>
          </table:table-cell>
        </table:table-row>
        <table:table-row table:style-name="ro1">
          <table:table-cell/>
          <table:table-cell office:value-type="float" office:value="1.385607">
            <text:p>1.3856070</text:p>
          </table:table-cell>
          <table:table-cell office:value-type="float" office:value="1.548455">
            <text:p>1.5484550</text:p>
          </table:table-cell>
          <table:table-cell office:value-type="float" office:value="1.328621">
            <text:p>1.3286210</text:p>
          </table:table-cell>
        </table:table-row>
        <table:table-row table:style-name="ro1">
          <table:table-cell/>
          <table:table-cell office:value-type="float" office:value="4.111871">
            <text:p>4.1118710</text:p>
          </table:table-cell>
          <table:table-cell office:value-type="float" office:value="3.39429">
            <text:p>3.3942900</text:p>
          </table:table-cell>
          <table:table-cell office:value-type="float" office:value="1.47712">
            <text:p>1.4771200</text:p>
          </table:table-cell>
        </table:table-row>
        <table:table-row table:style-name="ro1">
          <table:table-cell/>
          <table:table-cell office:value-type="float" office:value="2.696283">
            <text:p>2.6962830</text:p>
          </table:table-cell>
          <table:table-cell office:value-type="float" office:value="2.177694">
            <text:p>2.1776940</text:p>
          </table:table-cell>
          <table:table-cell office:value-type="float" office:value="2.17637">
            <text:p>2.1763700</text:p>
          </table:table-cell>
        </table:table-row>
        <table:table-row table:style-name="ro1">
          <table:table-cell/>
          <table:table-cell office:value-type="float" office:value="2.98676">
            <text:p>2.9867600</text:p>
          </table:table-cell>
          <table:table-cell office:value-type="float" office:value="0.845879">
            <text:p>0.8458790</text:p>
          </table:table-cell>
          <table:table-cell office:value-type="float" office:value="1.692854">
            <text:p>1.6928540</text:p>
          </table:table-cell>
        </table:table-row>
        <table:table-row table:style-name="ro1">
          <table:table-cell/>
          <table:table-cell office:value-type="float" office:value="0.37329">
            <text:p>0.3732900</text:p>
          </table:table-cell>
          <table:table-cell office:value-type="float" office:value="1.192603">
            <text:p>1.1926030</text:p>
          </table:table-cell>
          <table:table-cell office:value-type="float" office:value="1.456677">
            <text:p>1.4566770</text:p>
          </table:table-cell>
        </table:table-row>
        <table:table-row table:style-name="ro1">
          <table:table-cell/>
          <table:table-cell office:value-type="float" office:value="1.222826">
            <text:p>1.2228260</text:p>
          </table:table-cell>
          <table:table-cell office:value-type="float" office:value="1.223231">
            <text:p>1.2232310</text:p>
          </table:table-cell>
          <table:table-cell office:value-type="float" office:value="1.513971">
            <text:p>1.5139710</text:p>
          </table:table-cell>
        </table:table-row>
        <table:table-row table:style-name="ro1">
          <table:table-cell/>
          <table:table-cell office:value-type="float" office:value="1.636083">
            <text:p>1.6360830</text:p>
          </table:table-cell>
          <table:table-cell office:value-type="float" office:value="0.550404">
            <text:p>0.5504040</text:p>
          </table:table-cell>
          <table:table-cell office:value-type="float" office:value="0.947569">
            <text:p>0.9475690</text:p>
          </table:table-cell>
        </table:table-row>
        <table:table-row table:style-name="ro1">
          <table:table-cell/>
          <table:table-cell office:value-type="float" office:value="7.633978">
            <text:p>7.6339780</text:p>
          </table:table-cell>
          <table:table-cell office:value-type="float" office:value="1.522956">
            <text:p>1.5229560</text:p>
          </table:table-cell>
          <table:table-cell office:value-type="float" office:value="1.213627">
            <text:p>1.2136270</text:p>
          </table:table-cell>
        </table:table-row>
        <table:table-row table:style-name="ro1">
          <table:table-cell/>
          <table:table-cell office:value-type="float" office:value="0.161502">
            <text:p>0.1615020</text:p>
          </table:table-cell>
          <table:table-cell office:value-type="float" office:value="0.542141">
            <text:p>0.5421410</text:p>
          </table:table-cell>
          <table:table-cell office:value-type="float" office:value="0.931008">
            <text:p>0.9310080</text:p>
          </table:table-cell>
        </table:table-row>
        <table:table-row table:style-name="ro1">
          <table:table-cell/>
          <table:table-cell office:value-type="float" office:value="0.401024">
            <text:p>0.4010240</text:p>
          </table:table-cell>
          <table:table-cell office:value-type="float" office:value="0.708111">
            <text:p>0.7081110</text:p>
          </table:table-cell>
          <table:table-cell office:value-type="float" office:value="1.280637">
            <text:p>1.2806370</text:p>
          </table:table-cell>
        </table:table-row>
        <table:table-row table:style-name="ro1">
          <table:table-cell/>
          <table:table-cell office:value-type="float" office:value="0.342156">
            <text:p>0.3421560</text:p>
          </table:table-cell>
          <table:table-cell office:value-type="float" office:value="0.96018">
            <text:p>0.9601800</text:p>
          </table:table-cell>
          <table:table-cell office:value-type="float" office:value="1.088279">
            <text:p>1.0882790</text:p>
          </table:table-cell>
        </table:table-row>
        <table:table-row table:style-name="ro1">
          <table:table-cell/>
          <table:table-cell office:value-type="float" office:value="6.50457">
            <text:p>6.5045700</text:p>
          </table:table-cell>
          <table:table-cell office:value-type="float" office:value="1.856669">
            <text:p>1.8566690</text:p>
          </table:table-cell>
          <table:table-cell office:value-type="float" office:value="1.703724">
            <text:p>1.7037240</text:p>
          </table:table-cell>
        </table:table-row>
        <table:table-row table:style-name="ro1">
          <table:table-cell/>
          <table:table-cell office:value-type="float" office:value="1.8207">
            <text:p>1.8207000</text:p>
          </table:table-cell>
          <table:table-cell office:value-type="float" office:value="0.413764">
            <text:p>0.4137640</text:p>
          </table:table-cell>
          <table:table-cell office:value-type="float" office:value="1.821359">
            <text:p>1.8213590</text:p>
          </table:table-cell>
        </table:table-row>
        <table:table-row table:style-name="ro1">
          <table:table-cell/>
          <table:table-cell office:value-type="float" office:value="0.096147">
            <text:p>0.0961470</text:p>
          </table:table-cell>
          <table:table-cell office:value-type="float" office:value="0.91966">
            <text:p>0.9196600</text:p>
          </table:table-cell>
          <table:table-cell office:value-type="float" office:value="1.456246">
            <text:p>1.4562460</text:p>
          </table:table-cell>
        </table:table-row>
        <table:table-row table:style-name="ro1">
          <table:table-cell/>
          <table:table-cell office:value-type="float" office:value="0.137677">
            <text:p>0.1376770</text:p>
          </table:table-cell>
          <table:table-cell office:value-type="float" office:value="0.695252">
            <text:p>0.6952520</text:p>
          </table:table-cell>
          <table:table-cell office:value-type="float" office:value="1.172843">
            <text:p>1.1728430</text:p>
          </table:table-cell>
        </table:table-row>
        <table:table-row table:style-name="ro1">
          <table:table-cell/>
          <table:table-cell office:value-type="float" office:value="1.892785">
            <text:p>1.8927850</text:p>
          </table:table-cell>
          <table:table-cell office:value-type="float" office:value="0.972093">
            <text:p>0.9720930</text:p>
          </table:table-cell>
          <table:table-cell office:value-type="float" office:value="1.459097">
            <text:p>1.4590970</text:p>
          </table:table-cell>
        </table:table-row>
        <table:table-row table:style-name="ro1">
          <table:table-cell/>
          <table:table-cell office:value-type="float" office:value="0.698514">
            <text:p>0.6985140</text:p>
          </table:table-cell>
          <table:table-cell office:value-type="float" office:value="0.698419">
            <text:p>0.6984190</text:p>
          </table:table-cell>
          <table:table-cell office:value-type="float" office:value="1.024543">
            <text:p>1.0245430</text:p>
          </table:table-cell>
        </table:table-row>
        <table:table-row table:style-name="ro1">
          <table:table-cell/>
          <table:table-cell office:value-type="float" office:value="0.669522">
            <text:p>0.6695220</text:p>
          </table:table-cell>
          <table:table-cell office:value-type="float" office:value="0.669731">
            <text:p>0.6697310</text:p>
          </table:table-cell>
          <table:table-cell office:value-type="float" office:value="1.108532">
            <text:p>1.1085320</text:p>
          </table:table-cell>
        </table:table-row>
        <table:table-row table:style-name="ro1">
          <table:table-cell/>
          <table:table-cell office:value-type="float" office:value="0.043037">
            <text:p>0.0430370</text:p>
          </table:table-cell>
          <table:table-cell office:value-type="float" office:value="0.448332">
            <text:p>0.4483320</text:p>
          </table:table-cell>
          <table:table-cell office:value-type="float" office:value="1.244101">
            <text:p>1.2441010</text:p>
          </table:table-cell>
        </table:table-row>
        <table:table-row table:style-name="ro1">
          <table:table-cell/>
          <table:table-cell office:value-type="float" office:value="0.614614">
            <text:p>0.6146140</text:p>
          </table:table-cell>
          <table:table-cell office:value-type="float" office:value="1.017655">
            <text:p>1.0176550</text:p>
          </table:table-cell>
          <table:table-cell office:value-type="float" office:value="0.814106">
            <text:p>0.8141060</text:p>
          </table:table-cell>
        </table:table-row>
        <table:table-row table:style-name="ro1">
          <table:table-cell/>
          <table:table-cell office:value-type="float" office:value="2.319557">
            <text:p>2.3195570</text:p>
          </table:table-cell>
          <table:table-cell office:value-type="float" office:value="2.100763">
            <text:p>2.1007630</text:p>
          </table:table-cell>
          <table:table-cell office:value-type="float" office:value="1.82858">
            <text:p>1.8285800</text:p>
          </table:table-cell>
        </table:table-row>
        <table:table-row table:style-name="ro1">
          <table:table-cell/>
          <table:table-cell office:value-type="float" office:value="1.172415">
            <text:p>1.1724150</text:p>
          </table:table-cell>
          <table:table-cell office:value-type="float" office:value="1.172136">
            <text:p>1.1721360</text:p>
          </table:table-cell>
          <table:table-cell office:value-type="float" office:value="1.691734">
            <text:p>1.6917340</text:p>
          </table:table-cell>
        </table:table-row>
        <table:table-row table:style-name="ro1">
          <table:table-cell/>
          <table:table-cell office:value-type="float" office:value="0.550777">
            <text:p>0.5507770</text:p>
          </table:table-cell>
          <table:table-cell office:value-type="float" office:value="1.310179">
            <text:p>1.3101790</text:p>
          </table:table-cell>
          <table:table-cell office:value-type="float" office:value="1.465994">
            <text:p>1.4659940</text:p>
          </table:table-cell>
        </table:table-row>
        <table:table-row table:style-name="ro1">
          <table:table-cell/>
          <table:table-cell office:value-type="float" office:value="1.024878">
            <text:p>1.0248780</text:p>
          </table:table-cell>
          <table:table-cell office:value-type="float" office:value="1.008364">
            <text:p>1.0083640</text:p>
          </table:table-cell>
          <table:table-cell office:value-type="float" office:value="1.050954">
            <text:p>1.0509540</text:p>
          </table:table-cell>
        </table:table-row>
        <table:table-row table:style-name="ro1">
          <table:table-cell/>
          <table:table-cell office:value-type="float" office:value="1.33592">
            <text:p>1.3359200</text:p>
          </table:table-cell>
          <table:table-cell office:value-type="float" office:value="1.13686">
            <text:p>1.1368600</text:p>
          </table:table-cell>
          <table:table-cell office:value-type="float" office:value="1.067338">
            <text:p>1.0673380</text:p>
          </table:table-cell>
        </table:table-row>
        <table:table-row table:style-name="ro1">
          <table:table-cell/>
          <table:table-cell office:value-type="float" office:value="3.714726">
            <text:p>3.7147260</text:p>
          </table:table-cell>
          <table:table-cell office:value-type="float" office:value="1.015337">
            <text:p>1.0153370</text:p>
          </table:table-cell>
          <table:table-cell office:value-type="float" office:value="1.016151">
            <text:p>1.0161510</text:p>
          </table:table-cell>
        </table:table-row>
        <table:table-row table:style-name="ro1">
          <table:table-cell/>
          <table:table-cell office:value-type="float" office:value="0.007866">
            <text:p>0.0078660</text:p>
          </table:table-cell>
          <table:table-cell office:value-type="float" office:value="1.180538">
            <text:p>1.1805380</text:p>
          </table:table-cell>
          <table:table-cell office:value-type="float" office:value="0.643448">
            <text:p>0.6434480</text:p>
          </table:table-cell>
        </table:table-row>
        <table:table-row table:style-name="ro1">
          <table:table-cell/>
          <table:table-cell office:value-type="float" office:value="2.111944">
            <text:p>2.1119440</text:p>
          </table:table-cell>
          <table:table-cell office:value-type="float" office:value="1.108148">
            <text:p>1.1081480</text:p>
          </table:table-cell>
          <table:table-cell office:value-type="float" office:value="1.061269">
            <text:p>1.0612690</text:p>
          </table:table-cell>
        </table:table-row>
        <table:table-row table:style-name="ro1">
          <table:table-cell/>
          <table:table-cell office:value-type="float" office:value="0.298343">
            <text:p>0.2983430</text:p>
          </table:table-cell>
          <table:table-cell office:value-type="float" office:value="1.024895">
            <text:p>1.0248950</text:p>
          </table:table-cell>
          <table:table-cell office:value-type="float" office:value="1.554427">
            <text:p>1.5544270</text:p>
          </table:table-cell>
        </table:table-row>
        <table:table-row table:style-name="ro1">
          <table:table-cell/>
          <table:table-cell office:value-type="float" office:value="0.904962">
            <text:p>0.9049620</text:p>
          </table:table-cell>
          <table:table-cell office:value-type="float" office:value="0.759088">
            <text:p>0.7590880</text:p>
          </table:table-cell>
          <table:table-cell office:value-type="float" office:value="0.976122">
            <text:p>0.9761220</text:p>
          </table:table-cell>
        </table:table-row>
        <table:table-row table:style-name="ro1">
          <table:table-cell/>
          <table:table-cell office:value-type="float" office:value="0.167156">
            <text:p>0.1671560</text:p>
          </table:table-cell>
          <table:table-cell office:value-type="float" office:value="1.244177">
            <text:p>1.2441770</text:p>
          </table:table-cell>
          <table:table-cell office:value-type="float" office:value="1.306625">
            <text:p>1.3066250</text:p>
          </table:table-cell>
        </table:table-row>
        <table:table-row table:style-name="ro1">
          <table:table-cell/>
          <table:table-cell office:value-type="float" office:value="1.307993">
            <text:p>1.3079930</text:p>
          </table:table-cell>
          <table:table-cell office:value-type="float" office:value="1.308699">
            <text:p>1.3086990</text:p>
          </table:table-cell>
          <table:table-cell office:value-type="float" office:value="1.662318">
            <text:p>1.6623180</text:p>
          </table:table-cell>
        </table:table-row>
        <table:table-row table:style-name="ro1">
          <table:table-cell/>
          <table:table-cell office:value-type="float" office:value="0.496906">
            <text:p>0.4969060</text:p>
          </table:table-cell>
          <table:table-cell office:value-type="float" office:value="1.741866">
            <text:p>1.7418660</text:p>
          </table:table-cell>
          <table:table-cell office:value-type="float" office:value="1.306298">
            <text:p>1.3062980</text:p>
          </table:table-cell>
        </table:table-row>
        <table:table-row table:style-name="ro1">
          <table:table-cell/>
          <table:table-cell office:value-type="float" office:value="1.826338">
            <text:p>1.8263380</text:p>
          </table:table-cell>
          <table:table-cell office:value-type="float" office:value="1.07335">
            <text:p>1.0733500</text:p>
          </table:table-cell>
          <table:table-cell office:value-type="float" office:value="1.436614">
            <text:p>1.4366140</text:p>
          </table:table-cell>
        </table:table-row>
        <table:table-row table:style-name="ro1">
          <table:table-cell/>
          <table:table-cell office:value-type="float" office:value="0.173522">
            <text:p>0.1735220</text:p>
          </table:table-cell>
          <table:table-cell office:value-type="float" office:value="0.946649">
            <text:p>0.9466490</text:p>
          </table:table-cell>
          <table:table-cell office:value-type="float" office:value="1.163868">
            <text:p>1.1638680</text:p>
          </table:table-cell>
        </table:table-row>
        <table:table-row table:style-name="ro1">
          <table:table-cell/>
          <table:table-cell office:value-type="float" office:value="1.132998">
            <text:p>1.1329980</text:p>
          </table:table-cell>
          <table:table-cell office:value-type="float" office:value="1.379192">
            <text:p>1.3791920</text:p>
          </table:table-cell>
          <table:table-cell office:value-type="float" office:value="0.969134">
            <text:p>0.9691340</text:p>
          </table:table-cell>
        </table:table-row>
        <table:table-row table:style-name="ro1">
          <table:table-cell/>
          <table:table-cell office:value-type="float" office:value="0.547694">
            <text:p>0.5476940</text:p>
          </table:table-cell>
          <table:table-cell office:value-type="float" office:value="2.206808">
            <text:p>2.2068080</text:p>
          </table:table-cell>
          <table:table-cell office:value-type="float" office:value="1.339473">
            <text:p>1.3394730</text:p>
          </table:table-cell>
        </table:table-row>
        <table:table-row table:style-name="ro1">
          <table:table-cell/>
          <table:table-cell office:value-type="float" office:value="0.761511">
            <text:p>0.7615110</text:p>
          </table:table-cell>
          <table:table-cell office:value-type="float" office:value="0.903089">
            <text:p>0.9030890</text:p>
          </table:table-cell>
          <table:table-cell office:value-type="float" office:value="1.370046">
            <text:p>1.3700460</text:p>
          </table:table-cell>
        </table:table-row>
        <table:table-row table:style-name="ro1">
          <table:table-cell/>
          <table:table-cell office:value-type="float" office:value="0.658225">
            <text:p>0.6582250</text:p>
          </table:table-cell>
          <table:table-cell office:value-type="float" office:value="1.339356">
            <text:p>1.3393560</text:p>
          </table:table-cell>
          <table:table-cell office:value-type="float" office:value="1.774917">
            <text:p>1.7749170</text:p>
          </table:table-cell>
        </table:table-row>
        <table:table-row table:style-name="ro1">
          <table:table-cell/>
          <table:table-cell office:value-type="float" office:value="2.184823">
            <text:p>2.1848230</text:p>
          </table:table-cell>
          <table:table-cell office:value-type="float" office:value="2.150891">
            <text:p>2.1508910</text:p>
          </table:table-cell>
          <table:table-cell office:value-type="float" office:value="1.492355">
            <text:p>1.4923550</text:p>
          </table:table-cell>
        </table:table-row>
        <table:table-row table:style-name="ro1">
          <table:table-cell/>
          <table:table-cell office:value-type="float" office:value="1.099872">
            <text:p>1.0998720</text:p>
          </table:table-cell>
          <table:table-cell office:value-type="float" office:value="1.371295">
            <text:p>1.3712950</text:p>
          </table:table-cell>
          <table:table-cell office:value-type="float" office:value="1.522137">
            <text:p>1.5221370</text:p>
          </table:table-cell>
        </table:table-row>
        <table:table-row table:style-name="ro1">
          <table:table-cell/>
          <table:table-cell office:value-type="float" office:value="2.698027">
            <text:p>2.6980270</text:p>
          </table:table-cell>
          <table:table-cell office:value-type="float" office:value="2.027361">
            <text:p>2.0273610</text:p>
          </table:table-cell>
          <table:table-cell office:value-type="float" office:value="1.3267">
            <text:p>1.3267000</text:p>
          </table:table-cell>
        </table:table-row>
        <table:table-row table:style-name="ro1">
          <table:table-cell/>
          <table:table-cell office:value-type="float" office:value="1.166476">
            <text:p>1.1664760</text:p>
          </table:table-cell>
          <table:table-cell office:value-type="float" office:value="1.757836">
            <text:p>1.7578360</text:p>
          </table:table-cell>
          <table:table-cell office:value-type="float" office:value="1.128099">
            <text:p>1.1280990</text:p>
          </table:table-cell>
        </table:table-row>
        <table:table-row table:style-name="ro1">
          <table:table-cell/>
          <table:table-cell office:value-type="float" office:value="2.4997">
            <text:p>2.4997000</text:p>
          </table:table-cell>
          <table:table-cell office:value-type="float" office:value="2.473313">
            <text:p>2.4733130</text:p>
          </table:table-cell>
          <table:table-cell office:value-type="float" office:value="1.271654">
            <text:p>1.2716540</text:p>
          </table:table-cell>
        </table:table-row>
        <table:table-row table:style-name="ro1">
          <table:table-cell/>
          <table:table-cell office:value-type="float" office:value="1.446834">
            <text:p>1.4468340</text:p>
          </table:table-cell>
          <table:table-cell office:value-type="float" office:value="2.47781">
            <text:p>2.4778100</text:p>
          </table:table-cell>
          <table:table-cell office:value-type="float" office:value="0.868063">
            <text:p>0.8680630</text:p>
          </table:table-cell>
        </table:table-row>
        <table:table-row table:style-name="ro1">
          <table:table-cell/>
          <table:table-cell office:value-type="float" office:value="1.809738">
            <text:p>1.8097380</text:p>
          </table:table-cell>
          <table:table-cell office:value-type="float" office:value="1.810307">
            <text:p>1.8103070</text:p>
          </table:table-cell>
          <table:table-cell office:value-type="float" office:value="1.813783">
            <text:p>1.8137830</text:p>
          </table:table-cell>
        </table:table-row>
        <table:table-row table:style-name="ro1">
          <table:table-cell/>
          <table:table-cell office:value-type="float" office:value="0.041353">
            <text:p>0.0413530</text:p>
          </table:table-cell>
          <table:table-cell office:value-type="float" office:value="0.271618">
            <text:p>0.2716180</text:p>
          </table:table-cell>
          <table:table-cell office:value-type="float" office:value="0.766086">
            <text:p>0.7660860</text:p>
          </table:table-cell>
        </table:table-row>
        <table:table-row table:style-name="ro1">
          <table:table-cell/>
          <table:table-cell office:value-type="float" office:value="0.460983">
            <text:p>0.4609830</text:p>
          </table:table-cell>
          <table:table-cell office:value-type="float" office:value="1.287902">
            <text:p>1.2879020</text:p>
          </table:table-cell>
          <table:table-cell office:value-type="float" office:value="1.330445">
            <text:p>1.3304450</text:p>
          </table:table-cell>
        </table:table-row>
        <table:table-row table:style-name="ro1">
          <table:table-cell/>
          <table:table-cell office:value-type="float" office:value="0.526737">
            <text:p>0.5267370</text:p>
          </table:table-cell>
          <table:table-cell office:value-type="float" office:value="1.174519">
            <text:p>1.1745190</text:p>
          </table:table-cell>
          <table:table-cell office:value-type="float" office:value="1.445235">
            <text:p>1.4452350</text:p>
          </table:table-cell>
        </table:table-row>
        <table:table-row table:style-name="ro1">
          <table:table-cell/>
          <table:table-cell office:value-type="float" office:value="0.397163">
            <text:p>0.3971630</text:p>
          </table:table-cell>
          <table:table-cell office:value-type="float" office:value="1.093479">
            <text:p>1.0934790</text:p>
          </table:table-cell>
          <table:table-cell office:value-type="float" office:value="1.486734">
            <text:p>1.4867340</text:p>
          </table:table-cell>
        </table:table-row>
        <table:table-row table:style-name="ro1">
          <table:table-cell/>
          <table:table-cell office:value-type="float" office:value="0.673951">
            <text:p>0.6739510</text:p>
          </table:table-cell>
          <table:table-cell office:value-type="float" office:value="0.2988">
            <text:p>0.2988000</text:p>
          </table:table-cell>
          <table:table-cell office:value-type="float" office:value="1.672172">
            <text:p>1.6721720</text:p>
          </table:table-cell>
        </table:table-row>
        <table:table-row table:style-name="ro1">
          <table:table-cell/>
          <table:table-cell office:value-type="float" office:value="1.277873">
            <text:p>1.2778730</text:p>
          </table:table-cell>
          <table:table-cell office:value-type="float" office:value="1.316088">
            <text:p>1.3160880</text:p>
          </table:table-cell>
          <table:table-cell office:value-type="float" office:value="1.401494">
            <text:p>1.4014940</text:p>
          </table:table-cell>
        </table:table-row>
        <table:table-row table:style-name="ro1">
          <table:table-cell/>
          <table:table-cell office:value-type="float" office:value="0.421292">
            <text:p>0.4212920</text:p>
          </table:table-cell>
          <table:table-cell office:value-type="float" office:value="0.842102">
            <text:p>0.8421020</text:p>
          </table:table-cell>
          <table:table-cell office:value-type="float" office:value="1.019788">
            <text:p>1.0197880</text:p>
          </table:table-cell>
        </table:table-row>
        <table:table-row table:style-name="ro1">
          <table:table-cell/>
          <table:table-cell office:value-type="float" office:value="0.626581">
            <text:p>0.6265810</text:p>
          </table:table-cell>
          <table:table-cell office:value-type="float" office:value="0.62737">
            <text:p>0.6273700</text:p>
          </table:table-cell>
          <table:table-cell office:value-type="float" office:value="0.676957">
            <text:p>0.6769570</text:p>
          </table:table-cell>
        </table:table-row>
        <table:table-row table:style-name="ro1">
          <table:table-cell/>
          <table:table-cell office:value-type="float" office:value="0.49546">
            <text:p>0.4954600</text:p>
          </table:table-cell>
          <table:table-cell office:value-type="float" office:value="1.655931">
            <text:p>1.6559310</text:p>
          </table:table-cell>
          <table:table-cell office:value-type="float" office:value="1.968874">
            <text:p>1.9688740</text:p>
          </table:table-cell>
        </table:table-row>
        <table:table-row table:style-name="ro1">
          <table:table-cell/>
          <table:table-cell office:value-type="float" office:value="0.107279">
            <text:p>0.1072790</text:p>
          </table:table-cell>
          <table:table-cell office:value-type="float" office:value="2.280741">
            <text:p>2.2807410</text:p>
          </table:table-cell>
          <table:table-cell office:value-type="float" office:value="1.837437">
            <text:p>1.8374370</text:p>
          </table:table-cell>
        </table:table-row>
        <table:table-row table:style-name="ro1">
          <table:table-cell/>
          <table:table-cell office:value-type="float" office:value="0.200073">
            <text:p>0.2000730</text:p>
          </table:table-cell>
          <table:table-cell office:value-type="float" office:value="1.673678">
            <text:p>1.6736780</text:p>
          </table:table-cell>
          <table:table-cell office:value-type="float" office:value="2.288158">
            <text:p>2.2881580</text:p>
          </table:table-cell>
        </table:table-row>
        <table:table-row table:style-name="ro1">
          <table:table-cell/>
          <table:table-cell office:value-type="float" office:value="2.163687">
            <text:p>2.1636870</text:p>
          </table:table-cell>
          <table:table-cell office:value-type="float" office:value="1.56264">
            <text:p>1.5626400</text:p>
          </table:table-cell>
          <table:table-cell office:value-type="float" office:value="1.485009">
            <text:p>1.4850090</text:p>
          </table:table-cell>
        </table:table-row>
        <table:table-row table:style-name="ro1">
          <table:table-cell/>
          <table:table-cell office:value-type="float" office:value="0.298505">
            <text:p>0.2985050</text:p>
          </table:table-cell>
          <table:table-cell office:value-type="float" office:value="1.475007">
            <text:p>1.4750070</text:p>
          </table:table-cell>
          <table:table-cell office:value-type="float" office:value="1.47316">
            <text:p>1.4731600</text:p>
          </table:table-cell>
        </table:table-row>
        <table:table-row table:style-name="ro1">
          <table:table-cell/>
          <table:table-cell office:value-type="float" office:value="0.349974">
            <text:p>0.3499740</text:p>
          </table:table-cell>
          <table:table-cell office:value-type="float" office:value="1.206583">
            <text:p>1.2065830</text:p>
          </table:table-cell>
          <table:table-cell office:value-type="float" office:value="0.969613">
            <text:p>0.9696130</text:p>
          </table:table-cell>
        </table:table-row>
        <table:table-row table:style-name="ro1">
          <table:table-cell/>
          <table:table-cell office:value-type="float" office:value="1.22663">
            <text:p>1.2266300</text:p>
          </table:table-cell>
          <table:table-cell office:value-type="float" office:value="1.597544">
            <text:p>1.5975440</text:p>
          </table:table-cell>
          <table:table-cell office:value-type="float" office:value="1.03234">
            <text:p>1.0323400</text:p>
          </table:table-cell>
        </table:table-row>
        <table:table-row table:style-name="ro1">
          <table:table-cell/>
          <table:table-cell office:value-type="float" office:value="1.561328">
            <text:p>1.5613280</text:p>
          </table:table-cell>
          <table:table-cell office:value-type="float" office:value="2.127289">
            <text:p>2.1272890</text:p>
          </table:table-cell>
          <table:table-cell office:value-type="float" office:value="1.169051">
            <text:p>1.1690510</text:p>
          </table:table-cell>
        </table:table-row>
        <table:table-row table:style-name="ro1">
          <table:table-cell/>
          <table:table-cell office:value-type="float" office:value="1.484078">
            <text:p>1.4840780</text:p>
          </table:table-cell>
          <table:table-cell office:value-type="float" office:value="0.854613">
            <text:p>0.8546130</text:p>
          </table:table-cell>
          <table:table-cell office:value-type="float" office:value="0.934503">
            <text:p>0.9345030</text:p>
          </table:table-cell>
        </table:table-row>
        <table:table-row table:style-name="ro1">
          <table:table-cell/>
          <table:table-cell office:value-type="float" office:value="0.28529">
            <text:p>0.2852900</text:p>
          </table:table-cell>
          <table:table-cell office:value-type="float" office:value="1.016436">
            <text:p>1.0164360</text:p>
          </table:table-cell>
          <table:table-cell office:value-type="float" office:value="1.187873">
            <text:p>1.1878730</text:p>
          </table:table-cell>
        </table:table-row>
        <table:table-row table:style-name="ro1">
          <table:table-cell/>
          <table:table-cell office:value-type="float" office:value="4.524126">
            <text:p>4.5241260</text:p>
          </table:table-cell>
          <table:table-cell office:value-type="float" office:value="3.499879">
            <text:p>3.4998790</text:p>
          </table:table-cell>
          <table:table-cell office:value-type="float" office:value="1.595873">
            <text:p>1.5958730</text:p>
          </table:table-cell>
        </table:table-row>
        <table:table-row table:style-name="ro1">
          <table:table-cell/>
          <table:table-cell office:value-type="float" office:value="0.383521">
            <text:p>0.3835210</text:p>
          </table:table-cell>
          <table:table-cell office:value-type="float" office:value="1.186857">
            <text:p>1.1868570</text:p>
          </table:table-cell>
          <table:table-cell office:value-type="float" office:value="1.644871">
            <text:p>1.6448710</text:p>
          </table:table-cell>
        </table:table-row>
        <table:table-row table:style-name="ro1">
          <table:table-cell/>
          <table:table-cell office:value-type="float" office:value="2.014023">
            <text:p>2.0140230</text:p>
          </table:table-cell>
          <table:table-cell office:value-type="float" office:value="1.924787">
            <text:p>1.9247870</text:p>
          </table:table-cell>
          <table:table-cell office:value-type="float" office:value="1.597544">
            <text:p>1.5975440</text:p>
          </table:table-cell>
        </table:table-row>
        <table:table-row table:style-name="ro1">
          <table:table-cell/>
          <table:table-cell office:value-type="float" office:value="0.203797">
            <text:p>0.2037970</text:p>
          </table:table-cell>
          <table:table-cell office:value-type="float" office:value="0.974877">
            <text:p>0.9748770</text:p>
          </table:table-cell>
          <table:table-cell office:value-type="float" office:value="1.186066">
            <text:p>1.1860660</text:p>
          </table:table-cell>
        </table:table-row>
        <table:table-row table:style-name="ro1">
          <table:table-cell/>
          <table:table-cell office:value-type="float" office:value="0.839777">
            <text:p>0.8397770</text:p>
          </table:table-cell>
          <table:table-cell office:value-type="float" office:value="1.260211">
            <text:p>1.2602110</text:p>
          </table:table-cell>
          <table:table-cell office:value-type="float" office:value="1.674227">
            <text:p>1.6742270</text:p>
          </table:table-cell>
        </table:table-row>
        <table:table-row table:style-name="ro1">
          <table:table-cell/>
          <table:table-cell office:value-type="float" office:value="0.463656">
            <text:p>0.4636560</text:p>
          </table:table-cell>
          <table:table-cell office:value-type="float" office:value="1.088133">
            <text:p>1.0881330</text:p>
          </table:table-cell>
          <table:table-cell office:value-type="float" office:value="1.474281">
            <text:p>1.4742810</text:p>
          </table:table-cell>
        </table:table-row>
        <table:table-row table:style-name="ro1">
          <table:table-cell/>
          <table:table-cell office:value-type="float" office:value="0.070451">
            <text:p>0.0704510</text:p>
          </table:table-cell>
          <table:table-cell office:value-type="float" office:value="1.114431">
            <text:p>1.1144310</text:p>
          </table:table-cell>
          <table:table-cell office:value-type="float" office:value="1.11377">
            <text:p>1.1137700</text:p>
          </table:table-cell>
        </table:table-row>
        <table:table-row table:style-name="ro1">
          <table:table-cell/>
          <table:table-cell office:value-type="float" office:value="3.088925">
            <text:p>3.0889250</text:p>
          </table:table-cell>
          <table:table-cell office:value-type="float" office:value="2.408389">
            <text:p>2.4083890</text:p>
          </table:table-cell>
          <table:table-cell office:value-type="float" office:value="3.053238">
            <text:p>3.0532380</text:p>
          </table:table-cell>
        </table:table-row>
        <table:table-row table:style-name="ro1">
          <table:table-cell/>
          <table:table-cell office:value-type="float" office:value="4.226919">
            <text:p>4.2269190</text:p>
          </table:table-cell>
          <table:table-cell office:value-type="float" office:value="1.830067">
            <text:p>1.8300670</text:p>
          </table:table-cell>
          <table:table-cell office:value-type="float" office:value="0.984332">
            <text:p>0.9843320</text:p>
          </table:table-cell>
        </table:table-row>
        <table:table-row table:style-name="ro1">
          <table:table-cell/>
          <table:table-cell office:value-type="float" office:value="0.598268">
            <text:p>0.5982680</text:p>
          </table:table-cell>
          <table:table-cell office:value-type="float" office:value="0.711131">
            <text:p>0.7111310</text:p>
          </table:table-cell>
          <table:table-cell office:value-type="float" office:value="1.404005">
            <text:p>1.4040050</text:p>
          </table:table-cell>
        </table:table-row>
        <table:table-row table:style-name="ro1">
          <table:table-cell/>
          <table:table-cell office:value-type="float" office:value="3.052425">
            <text:p>3.0524250</text:p>
          </table:table-cell>
          <table:table-cell office:value-type="float" office:value="0.850084">
            <text:p>0.8500840</text:p>
          </table:table-cell>
          <table:table-cell office:value-type="float" office:value="1.868962">
            <text:p>1.8689620</text:p>
          </table:table-cell>
        </table:table-row>
        <table:table-row table:style-name="ro1">
          <table:table-cell/>
          <table:table-cell office:value-type="float" office:value="0.139293">
            <text:p>0.1392930</text:p>
          </table:table-cell>
          <table:table-cell office:value-type="float" office:value="1.8767">
            <text:p>1.8767000</text:p>
          </table:table-cell>
          <table:table-cell office:value-type="float" office:value="1.570161">
            <text:p>1.5701610</text:p>
          </table:table-cell>
        </table:table-row>
        <table:table-row table:style-name="ro1">
          <table:table-cell/>
          <table:table-cell office:value-type="float" office:value="6.855542">
            <text:p>6.8555420</text:p>
          </table:table-cell>
          <table:table-cell office:value-type="float" office:value="1.38929">
            <text:p>1.3892900</text:p>
          </table:table-cell>
          <table:table-cell office:value-type="float" office:value="1.309712">
            <text:p>1.3097120</text:p>
          </table:table-cell>
        </table:table-row>
        <table:table-row table:style-name="ro1">
          <table:table-cell/>
          <table:table-cell office:value-type="float" office:value="1.622488">
            <text:p>1.6224880</text:p>
          </table:table-cell>
          <table:table-cell office:value-type="float" office:value="1.623633">
            <text:p>1.6236330</text:p>
          </table:table-cell>
          <table:table-cell office:value-type="float" office:value="1.404984">
            <text:p>1.4049840</text:p>
          </table:table-cell>
        </table:table-row>
        <table:table-row table:style-name="ro1">
          <table:table-cell/>
          <table:table-cell office:value-type="float" office:value="0.386063">
            <text:p>0.3860630</text:p>
          </table:table-cell>
          <table:table-cell office:value-type="float" office:value="0.824063">
            <text:p>0.8240630</text:p>
          </table:table-cell>
          <table:table-cell office:value-type="float" office:value="1.194544">
            <text:p>1.1945440</text:p>
          </table:table-cell>
        </table:table-row>
        <table:table-row table:style-name="ro1">
          <table:table-cell/>
          <table:table-cell office:value-type="float" office:value="0.430338">
            <text:p>0.4303380</text:p>
          </table:table-cell>
          <table:table-cell office:value-type="float" office:value="2.243668">
            <text:p>2.2436680</text:p>
          </table:table-cell>
          <table:table-cell office:value-type="float" office:value="1.929893">
            <text:p>1.9298930</text:p>
          </table:table-cell>
        </table:table-row>
        <table:table-row table:style-name="ro1">
          <table:table-cell/>
          <table:table-cell office:value-type="float" office:value="0.141034">
            <text:p>0.1410340</text:p>
          </table:table-cell>
          <table:table-cell office:value-type="float" office:value="0.368154">
            <text:p>0.3681540</text:p>
          </table:table-cell>
          <table:table-cell office:value-type="float" office:value="1.166686">
            <text:p>1.1666860</text:p>
          </table:table-cell>
        </table:table-row>
        <table:table-row table:style-name="ro1">
          <table:table-cell/>
          <table:table-cell office:value-type="float" office:value="0.5418">
            <text:p>0.5418000</text:p>
          </table:table-cell>
          <table:table-cell office:value-type="float" office:value="1.045545">
            <text:p>1.0455450</text:p>
          </table:table-cell>
          <table:table-cell office:value-type="float" office:value="1.108959">
            <text:p>1.1089590</text:p>
          </table:table-cell>
        </table:table-row>
        <table:table-row table:style-name="ro1">
          <table:table-cell/>
          <table:table-cell office:value-type="float" office:value="1.370493">
            <text:p>1.3704930</text:p>
          </table:table-cell>
          <table:table-cell office:value-type="float" office:value="1.731653">
            <text:p>1.7316530</text:p>
          </table:table-cell>
          <table:table-cell office:value-type="float" office:value="1.029879">
            <text:p>1.0298790</text:p>
          </table:table-cell>
        </table:table-row>
        <table:table-row table:style-name="ro1">
          <table:table-cell/>
          <table:table-cell office:value-type="float" office:value="1.184597">
            <text:p>1.1845970</text:p>
          </table:table-cell>
          <table:table-cell office:value-type="float" office:value="1.583489">
            <text:p>1.5834890</text:p>
          </table:table-cell>
          <table:table-cell office:value-type="float" office:value="1.608505">
            <text:p>1.6085050</text:p>
          </table:table-cell>
        </table:table-row>
        <table:table-row table:style-name="ro1">
          <table:table-cell/>
          <table:table-cell office:value-type="float" office:value="2.246996">
            <text:p>2.2469960</text:p>
          </table:table-cell>
          <table:table-cell office:value-type="float" office:value="1.567372">
            <text:p>1.5673720</text:p>
          </table:table-cell>
          <table:table-cell office:value-type="float" office:value="1.524999">
            <text:p>1.5249990</text:p>
          </table:table-cell>
        </table:table-row>
        <table:table-row table:style-name="ro1">
          <table:table-cell/>
          <table:table-cell office:value-type="float" office:value="0.508025">
            <text:p>0.5080250</text:p>
          </table:table-cell>
          <table:table-cell office:value-type="float" office:value="0.508266">
            <text:p>0.5082660</text:p>
          </table:table-cell>
          <table:table-cell office:value-type="float" office:value="0.681915">
            <text:p>0.6819150</text:p>
          </table:table-cell>
        </table:table-row>
        <table:table-row table:style-name="ro1">
          <table:table-cell/>
          <table:table-cell office:value-type="float" office:value="1.294769">
            <text:p>1.2947690</text:p>
          </table:table-cell>
          <table:table-cell office:value-type="float" office:value="0.817665">
            <text:p>0.8176650</text:p>
          </table:table-cell>
          <table:table-cell office:value-type="float" office:value="1.229787">
            <text:p>1.2297870</text:p>
          </table:table-cell>
        </table:table-row>
        <table:table-row table:style-name="ro1">
          <table:table-cell/>
          <table:table-cell office:value-type="float" office:value="0.389809">
            <text:p>0.3898090</text:p>
          </table:table-cell>
          <table:table-cell office:value-type="float" office:value="2.37092">
            <text:p>2.3709200</text:p>
          </table:table-cell>
          <table:table-cell office:value-type="float" office:value="1.752726">
            <text:p>1.7527260</text:p>
          </table:table-cell>
        </table:table-row>
        <table:table-row table:style-name="ro1">
          <table:table-cell/>
          <table:table-cell office:value-type="float" office:value="0.344914">
            <text:p>0.3449140</text:p>
          </table:table-cell>
          <table:table-cell office:value-type="float" office:value="0.901292">
            <text:p>0.9012920</text:p>
          </table:table-cell>
          <table:table-cell office:value-type="float" office:value="1.123065">
            <text:p>1.1230650</text:p>
          </table:table-cell>
        </table:table-row>
        <table:table-row table:style-name="ro1">
          <table:table-cell/>
          <table:table-cell office:value-type="float" office:value="1.844472">
            <text:p>1.8444720</text:p>
          </table:table-cell>
          <table:table-cell office:value-type="float" office:value="1.213678">
            <text:p>1.2136780</text:p>
          </table:table-cell>
          <table:table-cell office:value-type="float" office:value="0.752968">
            <text:p>0.7529680</text:p>
          </table:table-cell>
        </table:table-row>
        <table:table-row table:style-name="ro1">
          <table:table-cell/>
          <table:table-cell office:value-type="float" office:value="0.434634">
            <text:p>0.4346340</text:p>
          </table:table-cell>
          <table:table-cell office:value-type="float" office:value="0.873341">
            <text:p>0.8733410</text:p>
          </table:table-cell>
          <table:table-cell office:value-type="float" office:value="0.872225">
            <text:p>0.8722250</text:p>
          </table:table-cell>
        </table:table-row>
        <table:table-row table:style-name="ro1">
          <table:table-cell/>
          <table:table-cell office:value-type="float" office:value="0.579376">
            <text:p>0.5793760</text:p>
          </table:table-cell>
          <table:table-cell office:value-type="float" office:value="0.814772">
            <text:p>0.8147720</text:p>
          </table:table-cell>
          <table:table-cell office:value-type="float" office:value="0.910704">
            <text:p>0.9107040</text:p>
          </table:table-cell>
        </table:table-row>
        <table:table-row table:style-name="ro1">
          <table:table-cell/>
          <table:table-cell office:value-type="float" office:value="0.928564">
            <text:p>0.9285640</text:p>
          </table:table-cell>
          <table:table-cell office:value-type="float" office:value="1.087528">
            <text:p>1.0875280</text:p>
          </table:table-cell>
          <table:table-cell office:value-type="float" office:value="1.103573">
            <text:p>1.1035730</text:p>
          </table:table-cell>
        </table:table-row>
        <table:table-row table:style-name="ro1">
          <table:table-cell/>
          <table:table-cell office:value-type="float" office:value="0.670119">
            <text:p>0.6701190</text:p>
          </table:table-cell>
          <table:table-cell office:value-type="float" office:value="0.671011">
            <text:p>0.6710110</text:p>
          </table:table-cell>
          <table:table-cell office:value-type="float" office:value="0.907248">
            <text:p>0.9072480</text:p>
          </table:table-cell>
        </table:table-row>
        <table:table-row table:style-name="ro1">
          <table:table-cell/>
          <table:table-cell office:value-type="float" office:value="0.015242">
            <text:p>0.0152420</text:p>
          </table:table-cell>
          <table:table-cell office:value-type="float" office:value="0.778316">
            <text:p>0.7783160</text:p>
          </table:table-cell>
          <table:table-cell office:value-type="float" office:value="1.386676">
            <text:p>1.3866760</text:p>
          </table:table-cell>
        </table:table-row>
        <table:table-row table:style-name="ro1">
          <table:table-cell/>
          <table:table-cell office:value-type="float" office:value="0.435686">
            <text:p>0.4356860</text:p>
          </table:table-cell>
          <table:table-cell office:value-type="float" office:value="3.332138">
            <text:p>3.3321380</text:p>
          </table:table-cell>
          <table:table-cell office:value-type="float" office:value="1.724106">
            <text:p>1.7241060</text:p>
          </table:table-cell>
        </table:table-row>
        <table:table-row table:style-name="ro1">
          <table:table-cell/>
          <table:table-cell office:value-type="float" office:value="3.323064">
            <text:p>3.3230640</text:p>
          </table:table-cell>
          <table:table-cell office:value-type="float" office:value="1.203432">
            <text:p>1.2034320</text:p>
          </table:table-cell>
          <table:table-cell office:value-type="float" office:value="1.467951">
            <text:p>1.4679510</text:p>
          </table:table-cell>
        </table:table-row>
        <table:table-row table:style-name="ro1">
          <table:table-cell/>
          <table:table-cell office:value-type="float" office:value="1.241915">
            <text:p>1.2419150</text:p>
          </table:table-cell>
          <table:table-cell office:value-type="float" office:value="0.917877">
            <text:p>0.9178770</text:p>
          </table:table-cell>
          <table:table-cell office:value-type="float" office:value="1.241938">
            <text:p>1.2419380</text:p>
          </table:table-cell>
        </table:table-row>
        <table:table-row table:style-name="ro1">
          <table:table-cell/>
          <table:table-cell office:value-type="float" office:value="3.467317">
            <text:p>3.4673170</text:p>
          </table:table-cell>
          <table:table-cell office:value-type="float" office:value="0.511797">
            <text:p>0.5117970</text:p>
          </table:table-cell>
          <table:table-cell office:value-type="float" office:value="1.289113">
            <text:p>1.2891130</text:p>
          </table:table-cell>
        </table:table-row>
        <table:table-row table:style-name="ro1">
          <table:table-cell/>
          <table:table-cell office:value-type="float" office:value="0.930808">
            <text:p>0.9308080</text:p>
          </table:table-cell>
          <table:table-cell office:value-type="float" office:value="0.931767">
            <text:p>0.9317670</text:p>
          </table:table-cell>
          <table:table-cell office:value-type="float" office:value="1.31899">
            <text:p>1.3189900</text:p>
          </table:table-cell>
        </table:table-row>
        <table:table-row table:style-name="ro1">
          <table:table-cell/>
          <table:table-cell office:value-type="float" office:value="1.611386">
            <text:p>1.6113860</text:p>
          </table:table-cell>
          <table:table-cell office:value-type="float" office:value="1.612475">
            <text:p>1.6124750</text:p>
          </table:table-cell>
          <table:table-cell office:value-type="float" office:value="2.288082">
            <text:p>2.2880820</text:p>
          </table:table-cell>
        </table:table-row>
        <table:table-row table:style-name="ro1">
          <table:table-cell/>
          <table:table-cell office:value-type="float" office:value="0.475513">
            <text:p>0.4755130</text:p>
          </table:table-cell>
          <table:table-cell office:value-type="float" office:value="1.249418">
            <text:p>1.2494180</text:p>
          </table:table-cell>
          <table:table-cell office:value-type="float" office:value="1.654589">
            <text:p>1.6545890</text:p>
          </table:table-cell>
        </table:table-row>
        <table:table-row table:style-name="ro1">
          <table:table-cell/>
          <table:table-cell office:value-type="float" office:value="1.890387">
            <text:p>1.8903870</text:p>
          </table:table-cell>
          <table:table-cell office:value-type="float" office:value="0.91756">
            <text:p>0.9175600</text:p>
          </table:table-cell>
          <table:table-cell office:value-type="float" office:value="0.917399">
            <text:p>0.9173990</text:p>
          </table:table-cell>
        </table:table-row>
        <table:table-row table:style-name="ro1">
          <table:table-cell/>
          <table:table-cell office:value-type="float" office:value="0.382037">
            <text:p>0.3820370</text:p>
          </table:table-cell>
          <table:table-cell office:value-type="float" office:value="1.361229">
            <text:p>1.3612290</text:p>
          </table:table-cell>
          <table:table-cell office:value-type="float" office:value="1.41454">
            <text:p>1.4145400</text:p>
          </table:table-cell>
        </table:table-row>
        <table:table-row table:style-name="ro1">
          <table:table-cell/>
          <table:table-cell office:value-type="float" office:value="0.155864">
            <text:p>0.1558640</text:p>
          </table:table-cell>
          <table:table-cell office:value-type="float" office:value="0.880797">
            <text:p>0.8807970</text:p>
          </table:table-cell>
          <table:table-cell office:value-type="float" office:value="1.056513">
            <text:p>1.0565130</text:p>
          </table:table-cell>
        </table:table-row>
        <table:table-row table:style-name="ro1">
          <table:table-cell/>
          <table:table-cell office:value-type="float" office:value="2.467587">
            <text:p>2.4675870</text:p>
          </table:table-cell>
          <table:table-cell office:value-type="float" office:value="1.064126">
            <text:p>1.0641260</text:p>
          </table:table-cell>
          <table:table-cell office:value-type="float" office:value="0.92081">
            <text:p>0.9208100</text:p>
          </table:table-cell>
        </table:table-row>
        <table:table-row table:style-name="ro1">
          <table:table-cell/>
          <table:table-cell office:value-type="float" office:value="0.986791">
            <text:p>0.9867910</text:p>
          </table:table-cell>
          <table:table-cell office:value-type="float" office:value="1.629172">
            <text:p>1.6291720</text:p>
          </table:table-cell>
          <table:table-cell office:value-type="float" office:value="1.256544">
            <text:p>1.2565440</text:p>
          </table:table-cell>
        </table:table-row>
        <table:table-row table:style-name="ro1">
          <table:table-cell/>
          <table:table-cell office:value-type="float" office:value="1.467498">
            <text:p>1.4674980</text:p>
          </table:table-cell>
          <table:table-cell office:value-type="float" office:value="1.469314">
            <text:p>1.4693140</text:p>
          </table:table-cell>
          <table:table-cell office:value-type="float" office:value="1.526017">
            <text:p>1.5260170</text:p>
          </table:table-cell>
        </table:table-row>
        <table:table-row table:style-name="ro1">
          <table:table-cell/>
          <table:table-cell office:value-type="float" office:value="0.303728">
            <text:p>0.3037280</text:p>
          </table:table-cell>
          <table:table-cell office:value-type="float" office:value="1.120396">
            <text:p>1.1203960</text:p>
          </table:table-cell>
          <table:table-cell office:value-type="float" office:value="1.119285">
            <text:p>1.1192850</text:p>
          </table:table-cell>
        </table:table-row>
        <table:table-row table:style-name="ro1">
          <table:table-cell/>
          <table:table-cell office:value-type="float" office:value="1.056875">
            <text:p>1.0568750</text:p>
          </table:table-cell>
          <table:table-cell office:value-type="float" office:value="1.428998">
            <text:p>1.4289980</text:p>
          </table:table-cell>
          <table:table-cell office:value-type="float" office:value="1.393964">
            <text:p>1.3939640</text:p>
          </table:table-cell>
        </table:table-row>
        <table:table-row table:style-name="ro1">
          <table:table-cell/>
          <table:table-cell office:value-type="float" office:value="2.469807">
            <text:p>2.4698070</text:p>
          </table:table-cell>
          <table:table-cell office:value-type="float" office:value="1.623133">
            <text:p>1.6231330</text:p>
          </table:table-cell>
          <table:table-cell office:value-type="float" office:value="1.263322">
            <text:p>1.2633220</text:p>
          </table:table-cell>
        </table:table-row>
        <table:table-row table:style-name="ro1">
          <table:table-cell/>
          <table:table-cell office:value-type="float" office:value="0.318856">
            <text:p>0.3188560</text:p>
          </table:table-cell>
          <table:table-cell office:value-type="float" office:value="1.049266">
            <text:p>1.0492660</text:p>
          </table:table-cell>
          <table:table-cell office:value-type="float" office:value="1.697073">
            <text:p>1.6970730</text:p>
          </table:table-cell>
        </table:table-row>
        <table:table-row table:style-name="ro1">
          <table:table-cell/>
          <table:table-cell office:value-type="float" office:value="0.451863">
            <text:p>0.4518630</text:p>
          </table:table-cell>
          <table:table-cell office:value-type="float" office:value="0.484214">
            <text:p>0.4842140</text:p>
          </table:table-cell>
          <table:table-cell office:value-type="float" office:value="1.369295">
            <text:p>1.3692950</text:p>
          </table:table-cell>
        </table:table-row>
        <table:table-row table:style-name="ro1">
          <table:table-cell/>
          <table:table-cell office:value-type="float" office:value="0.144971">
            <text:p>0.1449710</text:p>
          </table:table-cell>
          <table:table-cell office:value-type="float" office:value="0.794924">
            <text:p>0.7949240</text:p>
          </table:table-cell>
          <table:table-cell office:value-type="float" office:value="0.988071">
            <text:p>0.9880710</text:p>
          </table:table-cell>
        </table:table-row>
        <table:table-row table:style-name="ro1">
          <table:table-cell/>
          <table:table-cell office:value-type="float" office:value="2.667462">
            <text:p>2.6674620</text:p>
          </table:table-cell>
          <table:table-cell office:value-type="float" office:value="2.670116">
            <text:p>2.6701160</text:p>
          </table:table-cell>
          <table:table-cell office:value-type="float" office:value="1.570804">
            <text:p>1.5708040</text:p>
          </table:table-cell>
        </table:table-row>
        <table:table-row table:style-name="ro1">
          <table:table-cell/>
          <table:table-cell office:value-type="float" office:value="0.260337">
            <text:p>0.2603370</text:p>
          </table:table-cell>
          <table:table-cell office:value-type="float" office:value="1.006988">
            <text:p>1.0069880</text:p>
          </table:table-cell>
          <table:table-cell office:value-type="float" office:value="1.055409">
            <text:p>1.0554090</text:p>
          </table:table-cell>
        </table:table-row>
        <table:table-row table:style-name="ro1">
          <table:table-cell/>
          <table:table-cell office:value-type="float" office:value="0.68493">
            <text:p>0.6849300</text:p>
          </table:table-cell>
          <table:table-cell office:value-type="float" office:value="1.081756">
            <text:p>1.0817560</text:p>
          </table:table-cell>
          <table:table-cell office:value-type="float" office:value="1.459139">
            <text:p>1.4591390</text:p>
          </table:table-cell>
        </table:table-row>
        <table:table-row table:style-name="ro1">
          <table:table-cell/>
          <table:table-cell office:value-type="float" office:value="1.495664">
            <text:p>1.4956640</text:p>
          </table:table-cell>
          <table:table-cell office:value-type="float" office:value="1.753284">
            <text:p>1.7532840</text:p>
          </table:table-cell>
          <table:table-cell office:value-type="float" office:value="1.645591">
            <text:p>1.6455910</text:p>
          </table:table-cell>
        </table:table-row>
        <table:table-row table:style-name="ro1">
          <table:table-cell/>
          <table:table-cell office:value-type="float" office:value="0.600441">
            <text:p>0.6004410</text:p>
          </table:table-cell>
          <table:table-cell office:value-type="float" office:value="0.823775">
            <text:p>0.8237750</text:p>
          </table:table-cell>
          <table:table-cell office:value-type="float" office:value="1.217607">
            <text:p>1.2176070</text:p>
          </table:table-cell>
        </table:table-row>
        <table:table-row table:style-name="ro1">
          <table:table-cell/>
          <table:table-cell office:value-type="float" office:value="0.675954">
            <text:p>0.6759540</text:p>
          </table:table-cell>
          <table:table-cell office:value-type="float" office:value="0.676445">
            <text:p>0.6764450</text:p>
          </table:table-cell>
          <table:table-cell office:value-type="float" office:value="1.108329">
            <text:p>1.1083290</text:p>
          </table:table-cell>
        </table:table-row>
        <table:table-row table:style-name="ro1">
          <table:table-cell/>
          <table:table-cell office:value-type="float" office:value="0.079758">
            <text:p>0.0797580</text:p>
          </table:table-cell>
          <table:table-cell office:value-type="float" office:value="0.356884">
            <text:p>0.3568840</text:p>
          </table:table-cell>
          <table:table-cell office:value-type="float" office:value="0.59657">
            <text:p>0.5965700</text:p>
          </table:table-cell>
        </table:table-row>
        <table:table-row table:style-name="ro1">
          <table:table-cell/>
          <table:table-cell office:value-type="float" office:value="2.459907">
            <text:p>2.4599070</text:p>
          </table:table-cell>
          <table:table-cell office:value-type="float" office:value="1.960852">
            <text:p>1.9608520</text:p>
          </table:table-cell>
          <table:table-cell office:value-type="float" office:value="1.958877">
            <text:p>1.9588770</text:p>
          </table:table-cell>
        </table:table-row>
        <table:table-row table:style-name="ro1">
          <table:table-cell/>
          <table:table-cell office:value-type="float" office:value="0.686083">
            <text:p>0.6860830</text:p>
          </table:table-cell>
          <table:table-cell office:value-type="float" office:value="1.537133">
            <text:p>1.5371330</text:p>
          </table:table-cell>
          <table:table-cell office:value-type="float" office:value="0.978349">
            <text:p>0.9783490</text:p>
          </table:table-cell>
        </table:table-row>
        <table:table-row table:style-name="ro1">
          <table:table-cell/>
          <table:table-cell office:value-type="float" office:value="2.593433">
            <text:p>2.5934330</text:p>
          </table:table-cell>
          <table:table-cell office:value-type="float" office:value="2.329524">
            <text:p>2.3295240</text:p>
          </table:table-cell>
          <table:table-cell office:value-type="float" office:value="1.64765">
            <text:p>1.6476500</text:p>
          </table:table-cell>
        </table:table-row>
        <table:table-row table:style-name="ro1">
          <table:table-cell/>
          <table:table-cell office:value-type="float" office:value="0.052327">
            <text:p>0.0523270</text:p>
          </table:table-cell>
          <table:table-cell office:value-type="float" office:value="1.208886">
            <text:p>1.2088860</text:p>
          </table:table-cell>
          <table:table-cell office:value-type="float" office:value="1.691438">
            <text:p>1.6914380</text:p>
          </table:table-cell>
        </table:table-row>
        <table:table-row table:style-name="ro1">
          <table:table-cell/>
          <table:table-cell office:value-type="float" office:value="0.356955">
            <text:p>0.3569550</text:p>
          </table:table-cell>
          <table:table-cell office:value-type="float" office:value="0.650819">
            <text:p>0.6508190</text:p>
          </table:table-cell>
          <table:table-cell office:value-type="float" office:value="1.063065">
            <text:p>1.0630650</text:p>
          </table:table-cell>
        </table:table-row>
        <table:table-row table:style-name="ro1">
          <table:table-cell/>
          <table:table-cell office:value-type="float" office:value="1.079644">
            <text:p>1.0796440</text:p>
          </table:table-cell>
          <table:table-cell office:value-type="float" office:value="0.513756">
            <text:p>0.5137560</text:p>
          </table:table-cell>
          <table:table-cell office:value-type="float" office:value="0.937669">
            <text:p>0.9376690</text:p>
          </table:table-cell>
        </table:table-row>
        <table:table-row table:style-name="ro1">
          <table:table-cell/>
          <table:table-cell office:value-type="float" office:value="1.040555">
            <text:p>1.0405550</text:p>
          </table:table-cell>
          <table:table-cell office:value-type="float" office:value="1.672995">
            <text:p>1.6729950</text:p>
          </table:table-cell>
          <table:table-cell office:value-type="float" office:value="1.357542">
            <text:p>1.3575420</text:p>
          </table:table-cell>
        </table:table-row>
        <table:table-row table:style-name="ro1">
          <table:table-cell/>
          <table:table-cell office:value-type="float" office:value="0.712835">
            <text:p>0.7128350</text:p>
          </table:table-cell>
          <table:table-cell office:value-type="float" office:value="0.96614">
            <text:p>0.9661400</text:p>
          </table:table-cell>
          <table:table-cell office:value-type="float" office:value="0.965546">
            <text:p>0.9655460</text:p>
          </table:table-cell>
        </table:table-row>
        <table:table-row table:style-name="ro1">
          <table:table-cell/>
          <table:table-cell office:value-type="float" office:value="0.053543">
            <text:p>0.0535430</text:p>
          </table:table-cell>
          <table:table-cell office:value-type="float" office:value="0.782063">
            <text:p>0.7820630</text:p>
          </table:table-cell>
          <table:table-cell office:value-type="float" office:value="0.97269">
            <text:p>0.9726900</text:p>
          </table:table-cell>
        </table:table-row>
        <table:table-row table:style-name="ro1">
          <table:table-cell/>
          <table:table-cell office:value-type="float" office:value="0.660059">
            <text:p>0.6600590</text:p>
          </table:table-cell>
          <table:table-cell office:value-type="float" office:value="0.664064">
            <text:p>0.6640640</text:p>
          </table:table-cell>
          <table:table-cell office:value-type="float" office:value="0.931475">
            <text:p>0.9314750</text:p>
          </table:table-cell>
        </table:table-row>
        <table:table-row table:style-name="ro1">
          <table:table-cell/>
          <table:table-cell office:value-type="float" office:value="1.166324">
            <text:p>1.1663240</text:p>
          </table:table-cell>
          <table:table-cell office:value-type="float" office:value="1.07624">
            <text:p>1.0762400</text:p>
          </table:table-cell>
          <table:table-cell office:value-type="float" office:value="1.71039">
            <text:p>1.7103900</text:p>
          </table:table-cell>
        </table:table-row>
        <table:table-row table:style-name="ro1">
          <table:table-cell/>
          <table:table-cell office:value-type="float" office:value="0.285833">
            <text:p>0.2858330</text:p>
          </table:table-cell>
          <table:table-cell office:value-type="float" office:value="1.517345">
            <text:p>1.5173450</text:p>
          </table:table-cell>
          <table:table-cell office:value-type="float" office:value="1.993177">
            <text:p>1.9931770</text:p>
          </table:table-cell>
        </table:table-row>
        <table:table-row table:style-name="ro1">
          <table:table-cell/>
          <table:table-cell office:value-type="float" office:value="1.632179">
            <text:p>1.6321790</text:p>
          </table:table-cell>
          <table:table-cell office:value-type="float" office:value="1.653159">
            <text:p>1.6531590</text:p>
          </table:table-cell>
          <table:table-cell office:value-type="float" office:value="1.507239">
            <text:p>1.5072390</text:p>
          </table:table-cell>
        </table:table-row>
        <table:table-row table:style-name="ro1">
          <table:table-cell/>
          <table:table-cell office:value-type="float" office:value="0.401004">
            <text:p>0.4010040</text:p>
          </table:table-cell>
          <table:table-cell office:value-type="float" office:value="1.505844">
            <text:p>1.5058440</text:p>
          </table:table-cell>
          <table:table-cell office:value-type="float" office:value="1.426976">
            <text:p>1.4269760</text:p>
          </table:table-cell>
        </table:table-row>
        <table:table-row table:style-name="ro1">
          <table:table-cell/>
          <table:table-cell office:value-type="float" office:value="0.08409">
            <text:p>0.0840900</text:p>
          </table:table-cell>
          <table:table-cell office:value-type="float" office:value="1.381949">
            <text:p>1.3819490</text:p>
          </table:table-cell>
          <table:table-cell office:value-type="float" office:value="1.39721">
            <text:p>1.3972100</text:p>
          </table:table-cell>
        </table:table-row>
        <table:table-row table:style-name="ro1">
          <table:table-cell/>
          <table:table-cell office:value-type="float" office:value="2.158979">
            <text:p>2.1589790</text:p>
          </table:table-cell>
          <table:table-cell office:value-type="float" office:value="0.607772">
            <text:p>0.6077720</text:p>
          </table:table-cell>
          <table:table-cell office:value-type="float" office:value="1.610635">
            <text:p>1.6106350</text:p>
          </table:table-cell>
        </table:table-row>
        <table:table-row table:style-name="ro1">
          <table:table-cell/>
          <table:table-cell office:value-type="float" office:value="0.310205">
            <text:p>0.3102050</text:p>
          </table:table-cell>
          <table:table-cell office:value-type="float" office:value="2.269132">
            <text:p>2.2691320</text:p>
          </table:table-cell>
          <table:table-cell office:value-type="float" office:value="1.328076">
            <text:p>1.3280760</text:p>
          </table:table-cell>
        </table:table-row>
        <table:table-row table:style-name="ro1">
          <table:table-cell/>
          <table:table-cell office:value-type="float" office:value="0.661367">
            <text:p>0.6613670</text:p>
          </table:table-cell>
          <table:table-cell office:value-type="float" office:value="0.79875">
            <text:p>0.7987500</text:p>
          </table:table-cell>
          <table:table-cell office:value-type="float" office:value="1.248959">
            <text:p>1.2489590</text:p>
          </table:table-cell>
        </table:table-row>
        <table:table-row table:style-name="ro1">
          <table:table-cell/>
          <table:table-cell office:value-type="float" office:value="0.587757">
            <text:p>0.5877570</text:p>
          </table:table-cell>
          <table:table-cell office:value-type="float" office:value="2.48269">
            <text:p>2.4826900</text:p>
          </table:table-cell>
          <table:table-cell office:value-type="float" office:value="1.688685">
            <text:p>1.6886850</text:p>
          </table:table-cell>
        </table:table-row>
        <table:table-row table:style-name="ro1">
          <table:table-cell/>
          <table:table-cell office:value-type="float" office:value="1.558601">
            <text:p>1.5586010</text:p>
          </table:table-cell>
          <table:table-cell office:value-type="float" office:value="1.858078">
            <text:p>1.8580780</text:p>
          </table:table-cell>
          <table:table-cell office:value-type="float" office:value="1.651843">
            <text:p>1.6518430</text:p>
          </table:table-cell>
        </table:table-row>
        <table:table-row table:style-name="ro1">
          <table:table-cell/>
          <table:table-cell office:value-type="float" office:value="2.86428">
            <text:p>2.8642800</text:p>
          </table:table-cell>
          <table:table-cell office:value-type="float" office:value="0.85463">
            <text:p>0.8546300</text:p>
          </table:table-cell>
          <table:table-cell office:value-type="float" office:value="1.559648">
            <text:p>1.5596480</text:p>
          </table:table-cell>
        </table:table-row>
        <table:table-row table:style-name="ro1">
          <table:table-cell/>
          <table:table-cell office:value-type="float" office:value="0.210365">
            <text:p>0.2103650</text:p>
          </table:table-cell>
          <table:table-cell office:value-type="float" office:value="2.676328">
            <text:p>2.6763280</text:p>
          </table:table-cell>
          <table:table-cell office:value-type="float" office:value="1.418476">
            <text:p>1.4184760</text:p>
          </table:table-cell>
        </table:table-row>
        <table:table-row table:style-name="ro1">
          <table:table-cell/>
          <table:table-cell office:value-type="float" office:value="1.727181">
            <text:p>1.7271810</text:p>
          </table:table-cell>
          <table:table-cell office:value-type="float" office:value="1.728329">
            <text:p>1.7283290</text:p>
          </table:table-cell>
          <table:table-cell office:value-type="float" office:value="1.305035">
            <text:p>1.3050350</text:p>
          </table:table-cell>
        </table:table-row>
        <table:table-row table:style-name="ro1">
          <table:table-cell/>
          <table:table-cell office:value-type="float" office:value="0.99406">
            <text:p>0.9940600</text:p>
          </table:table-cell>
          <table:table-cell office:value-type="float" office:value="1.132954">
            <text:p>1.1329540</text:p>
          </table:table-cell>
          <table:table-cell office:value-type="float" office:value="0.852248">
            <text:p>0.8522480</text:p>
          </table:table-cell>
        </table:table-row>
        <table:table-row table:style-name="ro1">
          <table:table-cell/>
          <table:table-cell office:value-type="float" office:value="3.003711">
            <text:p>3.0037110</text:p>
          </table:table-cell>
          <table:table-cell office:value-type="float" office:value="2.955401">
            <text:p>2.9554010</text:p>
          </table:table-cell>
          <table:table-cell office:value-type="float" office:value="1.956243">
            <text:p>1.9562430</text:p>
          </table:table-cell>
        </table:table-row>
        <table:table-row table:style-name="ro1">
          <table:table-cell/>
          <table:table-cell office:value-type="float" office:value="0.536763">
            <text:p>0.5367630</text:p>
          </table:table-cell>
          <table:table-cell office:value-type="float" office:value="0.965556">
            <text:p>0.9655560</text:p>
          </table:table-cell>
          <table:table-cell office:value-type="float" office:value="1.300064">
            <text:p>1.3000640</text:p>
          </table:table-cell>
        </table:table-row>
        <table:table-row table:style-name="ro1">
          <table:table-cell/>
          <table:table-cell office:value-type="float" office:value="1.328357">
            <text:p>1.3283570</text:p>
          </table:table-cell>
          <table:table-cell office:value-type="float" office:value="1.589928">
            <text:p>1.5899280</text:p>
          </table:table-cell>
          <table:table-cell office:value-type="float" office:value="1.739338">
            <text:p>1.7393380</text:p>
          </table:table-cell>
        </table:table-row>
        <table:table-row table:style-name="ro1">
          <table:table-cell/>
          <table:table-cell office:value-type="float" office:value="3.696436">
            <text:p>3.6964360</text:p>
          </table:table-cell>
          <table:table-cell office:value-type="float" office:value="1.227339">
            <text:p>1.2273390</text:p>
          </table:table-cell>
          <table:table-cell office:value-type="float" office:value="1.226776">
            <text:p>1.2267760</text:p>
          </table:table-cell>
        </table:table-row>
        <table:table-row table:style-name="ro1">
          <table:table-cell/>
          <table:table-cell office:value-type="float" office:value="0.23636">
            <text:p>0.2363600</text:p>
          </table:table-cell>
          <table:table-cell office:value-type="float" office:value="1.180618">
            <text:p>1.1806180</text:p>
          </table:table-cell>
          <table:table-cell office:value-type="float" office:value="0.906088">
            <text:p>0.9060880</text:p>
          </table:table-cell>
        </table:table-row>
        <table:table-row table:style-name="ro1">
          <table:table-cell/>
          <table:table-cell office:value-type="float" office:value="0.774454">
            <text:p>0.7744540</text:p>
          </table:table-cell>
          <table:table-cell office:value-type="float" office:value="1.047607">
            <text:p>1.0476070</text:p>
          </table:table-cell>
          <table:table-cell office:value-type="float" office:value="1.656475">
            <text:p>1.6564750</text:p>
          </table:table-cell>
        </table:table-row>
        <table:table-row table:style-name="ro1">
          <table:table-cell/>
          <table:table-cell office:value-type="float" office:value="0.203116">
            <text:p>0.2031160</text:p>
          </table:table-cell>
          <table:table-cell office:value-type="float" office:value="0.547545">
            <text:p>0.5475450</text:p>
          </table:table-cell>
          <table:table-cell office:value-type="float" office:value="1.347984">
            <text:p>1.3479840</text:p>
          </table:table-cell>
        </table:table-row>
        <table:table-row table:style-name="ro1">
          <table:table-cell/>
          <table:table-cell office:value-type="float" office:value="1.070123">
            <text:p>1.0701230</text:p>
          </table:table-cell>
          <table:table-cell office:value-type="float" office:value="0.727654">
            <text:p>0.7276540</text:p>
          </table:table-cell>
          <table:table-cell office:value-type="float" office:value="1.179542">
            <text:p>1.1795420</text:p>
          </table:table-cell>
        </table:table-row>
        <table:table-row table:style-name="ro1">
          <table:table-cell/>
          <table:table-cell office:value-type="float" office:value="1.111283">
            <text:p>1.1112830</text:p>
          </table:table-cell>
          <table:table-cell office:value-type="float" office:value="2.808272">
            <text:p>2.8082720</text:p>
          </table:table-cell>
          <table:table-cell office:value-type="float" office:value="1.53356">
            <text:p>1.5335600</text:p>
          </table:table-cell>
        </table:table-row>
        <table:table-row table:style-name="ro1">
          <table:table-cell/>
          <table:table-cell office:value-type="float" office:value="0.252066">
            <text:p>0.2520660</text:p>
          </table:table-cell>
          <table:table-cell office:value-type="float" office:value="0.336263">
            <text:p>0.3362630</text:p>
          </table:table-cell>
          <table:table-cell office:value-type="float" office:value="1.401681">
            <text:p>1.4016810</text:p>
          </table:table-cell>
        </table:table-row>
        <table:table-row table:style-name="ro1">
          <table:table-cell/>
          <table:table-cell office:value-type="float" office:value="0.481784">
            <text:p>0.4817840</text:p>
          </table:table-cell>
          <table:table-cell office:value-type="float" office:value="0.482073">
            <text:p>0.4820730</text:p>
          </table:table-cell>
          <table:table-cell office:value-type="float" office:value="1.602011">
            <text:p>1.6020110</text:p>
          </table:table-cell>
        </table:table-row>
        <table:table-row table:style-name="ro1">
          <table:table-cell/>
          <table:table-cell office:value-type="float" office:value="1.090005">
            <text:p>1.0900050</text:p>
          </table:table-cell>
          <table:table-cell office:value-type="float" office:value="1.322281">
            <text:p>1.3222810</text:p>
          </table:table-cell>
          <table:table-cell office:value-type="float" office:value="1.214448">
            <text:p>1.2144480</text:p>
          </table:table-cell>
        </table:table-row>
        <table:table-row table:style-name="ro1">
          <table:table-cell/>
          <table:table-cell office:value-type="float" office:value="1.643226">
            <text:p>1.6432260</text:p>
          </table:table-cell>
          <table:table-cell office:value-type="float" office:value="0.960295">
            <text:p>0.9602950</text:p>
          </table:table-cell>
          <table:table-cell office:value-type="float" office:value="1.784689">
            <text:p>1.7846890</text:p>
          </table:table-cell>
        </table:table-row>
        <table:table-row table:style-name="ro1">
          <table:table-cell/>
          <table:table-cell office:value-type="float" office:value="0.460333">
            <text:p>0.4603330</text:p>
          </table:table-cell>
          <table:table-cell office:value-type="float" office:value="0.915179">
            <text:p>0.9151790</text:p>
          </table:table-cell>
          <table:table-cell office:value-type="float" office:value="1.273131">
            <text:p>1.2731310</text:p>
          </table:table-cell>
        </table:table-row>
        <table:table-row table:style-name="ro1">
          <table:table-cell/>
          <table:table-cell office:value-type="float" office:value="0.668407">
            <text:p>0.6684070</text:p>
          </table:table-cell>
          <table:table-cell office:value-type="float" office:value="1.245111">
            <text:p>1.2451110</text:p>
          </table:table-cell>
          <table:table-cell office:value-type="float" office:value="1.332194">
            <text:p>1.3321940</text:p>
          </table:table-cell>
        </table:table-row>
        <table:table-row table:style-name="ro1">
          <table:table-cell/>
          <table:table-cell office:value-type="float" office:value="0.211958">
            <text:p>0.2119580</text:p>
          </table:table-cell>
          <table:table-cell office:value-type="float" office:value="1.245512">
            <text:p>1.2455120</text:p>
          </table:table-cell>
          <table:table-cell office:value-type="float" office:value="1.268777">
            <text:p>1.2687770</text:p>
          </table:table-cell>
        </table:table-row>
        <table:table-row table:style-name="ro1">
          <table:table-cell/>
          <table:table-cell office:value-type="float" office:value="3.611489">
            <text:p>3.6114890</text:p>
          </table:table-cell>
          <table:table-cell office:value-type="float" office:value="2.062463">
            <text:p>2.0624630</text:p>
          </table:table-cell>
          <table:table-cell office:value-type="float" office:value="1.837563">
            <text:p>1.8375630</text:p>
          </table:table-cell>
        </table:table-row>
        <table:table-row table:style-name="ro1">
          <table:table-cell/>
          <table:table-cell office:value-type="float" office:value="1.122927">
            <text:p>1.1229270</text:p>
          </table:table-cell>
          <table:table-cell office:value-type="float" office:value="1.397105">
            <text:p>1.3971050</text:p>
          </table:table-cell>
          <table:table-cell office:value-type="float" office:value="1.407285">
            <text:p>1.4072850</text:p>
          </table:table-cell>
        </table:table-row>
        <table:table-row table:style-name="ro1">
          <table:table-cell/>
          <table:table-cell office:value-type="float" office:value="0.425299">
            <text:p>0.4252990</text:p>
          </table:table-cell>
          <table:table-cell office:value-type="float" office:value="1.128293">
            <text:p>1.1282930</text:p>
          </table:table-cell>
          <table:table-cell office:value-type="float" office:value="1.352934">
            <text:p>1.3529340</text:p>
          </table:table-cell>
        </table:table-row>
        <table:table-row table:style-name="ro1">
          <table:table-cell/>
          <table:table-cell office:value-type="float" office:value="0.025844">
            <text:p>0.0258440</text:p>
          </table:table-cell>
          <table:table-cell office:value-type="float" office:value="0.319212">
            <text:p>0.3192120</text:p>
          </table:table-cell>
          <table:table-cell office:value-type="float" office:value="1.019694">
            <text:p>1.0196940</text:p>
          </table:table-cell>
        </table:table-row>
        <table:table-row table:style-name="ro1">
          <table:table-cell/>
          <table:table-cell office:value-type="float" office:value="3.148797">
            <text:p>3.1487970</text:p>
          </table:table-cell>
          <table:table-cell office:value-type="float" office:value="2.340487">
            <text:p>2.3404870</text:p>
          </table:table-cell>
          <table:table-cell office:value-type="float" office:value="1.319253">
            <text:p>1.3192530</text:p>
          </table:table-cell>
        </table:table-row>
        <table:table-row table:style-name="ro1">
          <table:table-cell/>
          <table:table-cell office:value-type="float" office:value="2.433042">
            <text:p>2.4330420</text:p>
          </table:table-cell>
          <table:table-cell office:value-type="float" office:value="1.048759">
            <text:p>1.0487590</text:p>
          </table:table-cell>
          <table:table-cell office:value-type="float" office:value="1.169402">
            <text:p>1.1694020</text:p>
          </table:table-cell>
        </table:table-row>
        <table:table-row table:style-name="ro1">
          <table:table-cell/>
          <table:table-cell office:value-type="float" office:value="1.604609">
            <text:p>1.6046090</text:p>
          </table:table-cell>
          <table:table-cell office:value-type="float" office:value="1.466702">
            <text:p>1.4667020</text:p>
          </table:table-cell>
          <table:table-cell office:value-type="float" office:value="1.618954">
            <text:p>1.6189540</text:p>
          </table:table-cell>
        </table:table-row>
        <table:table-row table:style-name="ro1">
          <table:table-cell/>
          <table:table-cell office:value-type="float" office:value="2.154317">
            <text:p>2.1543170</text:p>
          </table:table-cell>
          <table:table-cell office:value-type="float" office:value="2.154074">
            <text:p>2.1540740</text:p>
          </table:table-cell>
          <table:table-cell office:value-type="float" office:value="1.997342">
            <text:p>1.9973420</text:p>
          </table:table-cell>
        </table:table-row>
        <table:table-row table:style-name="ro1">
          <table:table-cell/>
          <table:table-cell office:value-type="float" office:value="0.282146">
            <text:p>0.2821460</text:p>
          </table:table-cell>
          <table:table-cell office:value-type="float" office:value="1.162925">
            <text:p>1.1629250</text:p>
          </table:table-cell>
          <table:table-cell office:value-type="float" office:value="1.319101">
            <text:p>1.3191010</text:p>
          </table:table-cell>
        </table:table-row>
        <table:table-row table:style-name="ro1">
          <table:table-cell/>
          <table:table-cell office:value-type="float" office:value="1.391094">
            <text:p>1.3910940</text:p>
          </table:table-cell>
          <table:table-cell office:value-type="float" office:value="1.101491">
            <text:p>1.1014910</text:p>
          </table:table-cell>
          <table:table-cell office:value-type="float" office:value="1.434417">
            <text:p>1.4344170</text:p>
          </table:table-cell>
        </table:table-row>
        <table:table-row table:style-name="ro1">
          <table:table-cell/>
          <table:table-cell office:value-type="float" office:value="0.286013">
            <text:p>0.2860130</text:p>
          </table:table-cell>
          <table:table-cell office:value-type="float" office:value="0.904619">
            <text:p>0.9046190</text:p>
          </table:table-cell>
          <table:table-cell office:value-type="float" office:value="1.213985">
            <text:p>1.2139850</text:p>
          </table:table-cell>
        </table:table-row>
        <table:table-row table:style-name="ro1">
          <table:table-cell/>
          <table:table-cell office:value-type="float" office:value="0.34299">
            <text:p>0.3429900</text:p>
          </table:table-cell>
          <table:table-cell office:value-type="float" office:value="1.111894">
            <text:p>1.1118940</text:p>
          </table:table-cell>
          <table:table-cell office:value-type="float" office:value="0.859494">
            <text:p>0.8594940</text:p>
          </table:table-cell>
        </table:table-row>
        <table:table-row table:style-name="ro1">
          <table:table-cell/>
          <table:table-cell office:value-type="float" office:value="0.650406">
            <text:p>0.6504060</text:p>
          </table:table-cell>
          <table:table-cell office:value-type="float" office:value="1.717854">
            <text:p>1.7178540</text:p>
          </table:table-cell>
          <table:table-cell office:value-type="float" office:value="1.688052">
            <text:p>1.6880520</text:p>
          </table:table-cell>
        </table:table-row>
        <table:table-row table:style-name="ro1">
          <table:table-cell/>
          <table:table-cell office:value-type="float" office:value="2.029267">
            <text:p>2.0292670</text:p>
          </table:table-cell>
          <table:table-cell office:value-type="float" office:value="0.722558">
            <text:p>0.7225580</text:p>
          </table:table-cell>
          <table:table-cell office:value-type="float" office:value="1.523696">
            <text:p>1.5236960</text:p>
          </table:table-cell>
        </table:table-row>
        <table:table-row table:style-name="ro1">
          <table:table-cell/>
          <table:table-cell office:value-type="float" office:value="1.289815">
            <text:p>1.2898150</text:p>
          </table:table-cell>
          <table:table-cell office:value-type="float" office:value="0.988051">
            <text:p>0.9880510</text:p>
          </table:table-cell>
          <table:table-cell office:value-type="float" office:value="1.652721">
            <text:p>1.6527210</text:p>
          </table:table-cell>
        </table:table-row>
        <table:table-row table:style-name="ro1">
          <table:table-cell/>
          <table:table-cell office:value-type="float" office:value="4.003638">
            <text:p>4.0036380</text:p>
          </table:table-cell>
          <table:table-cell office:value-type="float" office:value="0.716536">
            <text:p>0.7165360</text:p>
          </table:table-cell>
          <table:table-cell office:value-type="float" office:value="1.25573">
            <text:p>1.2557300</text:p>
          </table:table-cell>
        </table:table-row>
        <table:table-row table:style-name="ro1">
          <table:table-cell/>
          <table:table-cell office:value-type="float" office:value="1.691712">
            <text:p>1.6917120</text:p>
          </table:table-cell>
          <table:table-cell office:value-type="float" office:value="0.805512">
            <text:p>0.8055120</text:p>
          </table:table-cell>
          <table:table-cell office:value-type="float" office:value="0.893513">
            <text:p>0.8935130</text:p>
          </table:table-cell>
        </table:table-row>
        <table:table-row table:style-name="ro1">
          <table:table-cell/>
          <table:table-cell office:value-type="float" office:value="0.33884">
            <text:p>0.3388400</text:p>
          </table:table-cell>
          <table:table-cell office:value-type="float" office:value="2.114351">
            <text:p>2.1143510</text:p>
          </table:table-cell>
          <table:table-cell office:value-type="float" office:value="1.227534">
            <text:p>1.2275340</text:p>
          </table:table-cell>
        </table:table-row>
        <table:table-row table:style-name="ro1">
          <table:table-cell/>
          <table:table-cell office:value-type="float" office:value="2.114828">
            <text:p>2.1148280</text:p>
          </table:table-cell>
          <table:table-cell office:value-type="float" office:value="2.051398">
            <text:p>2.0513980</text:p>
          </table:table-cell>
          <table:table-cell office:value-type="float" office:value="1.794121">
            <text:p>1.7941210</text:p>
          </table:table-cell>
        </table:table-row>
        <table:table-row table:style-name="ro1">
          <table:table-cell/>
          <table:table-cell office:value-type="float" office:value="0.458629">
            <text:p>0.4586290</text:p>
          </table:table-cell>
          <table:table-cell office:value-type="float" office:value="1.990642">
            <text:p>1.9906420</text:p>
          </table:table-cell>
          <table:table-cell office:value-type="float" office:value="1.151404">
            <text:p>1.1514040</text:p>
          </table:table-cell>
        </table:table-row>
        <table:table-row table:style-name="ro1">
          <table:table-cell/>
          <table:table-cell office:value-type="float" office:value="2.3737">
            <text:p>2.3737000</text:p>
          </table:table-cell>
          <table:table-cell office:value-type="float" office:value="0.582588">
            <text:p>0.5825880</text:p>
          </table:table-cell>
          <table:table-cell office:value-type="float" office:value="1.545275">
            <text:p>1.5452750</text:p>
          </table:table-cell>
        </table:table-row>
        <table:table-row table:style-name="ro1">
          <table:table-cell/>
          <table:table-cell office:value-type="float" office:value="3.218487">
            <text:p>3.2184870</text:p>
          </table:table-cell>
          <table:table-cell office:value-type="float" office:value="1.721549">
            <text:p>1.7215490</text:p>
          </table:table-cell>
          <table:table-cell office:value-type="float" office:value="1.68609">
            <text:p>1.6860900</text:p>
          </table:table-cell>
        </table:table-row>
        <table:table-row table:style-name="ro1">
          <table:table-cell/>
          <table:table-cell office:value-type="float" office:value="0.307922">
            <text:p>0.3079220</text:p>
          </table:table-cell>
          <table:table-cell office:value-type="float" office:value="0.472227">
            <text:p>0.4722270</text:p>
          </table:table-cell>
          <table:table-cell office:value-type="float" office:value="0.917166">
            <text:p>0.9171660</text:p>
          </table:table-cell>
        </table:table-row>
        <table:table-row table:style-name="ro1">
          <table:table-cell/>
          <table:table-cell office:value-type="float" office:value="0.023174">
            <text:p>0.0231740</text:p>
          </table:table-cell>
          <table:table-cell office:value-type="float" office:value="1.331155">
            <text:p>1.3311550</text:p>
          </table:table-cell>
          <table:table-cell office:value-type="float" office:value="0.813015">
            <text:p>0.8130150</text:p>
          </table:table-cell>
        </table:table-row>
        <table:table-row table:style-name="ro1">
          <table:table-cell/>
          <table:table-cell office:value-type="float" office:value="0.135109">
            <text:p>0.1351090</text:p>
          </table:table-cell>
          <table:table-cell office:value-type="float" office:value="0.6604">
            <text:p>0.6604000</text:p>
          </table:table-cell>
          <table:table-cell office:value-type="float" office:value="1.567552">
            <text:p>1.5675520</text:p>
          </table:table-cell>
        </table:table-row>
        <table:table-row table:style-name="ro1">
          <table:table-cell/>
          <table:table-cell office:value-type="float" office:value="7.579496">
            <text:p>7.5794960</text:p>
          </table:table-cell>
          <table:table-cell office:value-type="float" office:value="1.159671">
            <text:p>1.1596710</text:p>
          </table:table-cell>
          <table:table-cell office:value-type="float" office:value="2.037952">
            <text:p>2.0379520</text:p>
          </table:table-cell>
        </table:table-row>
        <table:table-row table:style-name="ro1">
          <table:table-cell/>
          <table:table-cell office:value-type="float" office:value="0.166742">
            <text:p>0.1667420</text:p>
          </table:table-cell>
          <table:table-cell office:value-type="float" office:value="0.765348">
            <text:p>0.7653480</text:p>
          </table:table-cell>
          <table:table-cell office:value-type="float" office:value="1.086518">
            <text:p>1.0865180</text:p>
          </table:table-cell>
        </table:table-row>
        <table:table-row table:style-name="ro1">
          <table:table-cell/>
          <table:table-cell office:value-type="float" office:value="0.322585">
            <text:p>0.3225850</text:p>
          </table:table-cell>
          <table:table-cell office:value-type="float" office:value="1.795384">
            <text:p>1.7953840</text:p>
          </table:table-cell>
          <table:table-cell office:value-type="float" office:value="1.048452">
            <text:p>1.0484520</text:p>
          </table:table-cell>
        </table:table-row>
        <table:table-row table:style-name="ro1">
          <table:table-cell/>
          <table:table-cell office:value-type="float" office:value="0.697711">
            <text:p>0.6977110</text:p>
          </table:table-cell>
          <table:table-cell office:value-type="float" office:value="0.299045">
            <text:p>0.2990450</text:p>
          </table:table-cell>
          <table:table-cell office:value-type="float" office:value="0.859934">
            <text:p>0.8599340</text:p>
          </table:table-cell>
        </table:table-row>
        <table:table-row table:style-name="ro1">
          <table:table-cell/>
          <table:table-cell office:value-type="float" office:value="1.222716">
            <text:p>1.2227160</text:p>
          </table:table-cell>
          <table:table-cell office:value-type="float" office:value="1.223208">
            <text:p>1.2232080</text:p>
          </table:table-cell>
          <table:table-cell office:value-type="float" office:value="1.430114">
            <text:p>1.4301140</text:p>
          </table:table-cell>
        </table:table-row>
        <table:table-row table:style-name="ro1">
          <table:table-cell/>
          <table:table-cell office:value-type="float" office:value="0.157484">
            <text:p>0.1574840</text:p>
          </table:table-cell>
          <table:table-cell office:value-type="float" office:value="1.50652">
            <text:p>1.5065200</text:p>
          </table:table-cell>
          <table:table-cell office:value-type="float" office:value="1.144809">
            <text:p>1.1448090</text:p>
          </table:table-cell>
        </table:table-row>
        <table:table-row table:style-name="ro1">
          <table:table-cell/>
          <table:table-cell office:value-type="float" office:value="0.353667">
            <text:p>0.3536670</text:p>
          </table:table-cell>
          <table:table-cell office:value-type="float" office:value="1.458172">
            <text:p>1.4581720</text:p>
          </table:table-cell>
          <table:table-cell office:value-type="float" office:value="0.799145">
            <text:p>0.7991450</text:p>
          </table:table-cell>
        </table:table-row>
        <table:table-row table:style-name="ro1">
          <table:table-cell/>
          <table:table-cell office:value-type="float" office:value="0.674703">
            <text:p>0.6747030</text:p>
          </table:table-cell>
          <table:table-cell office:value-type="float" office:value="0.580549">
            <text:p>0.5805490</text:p>
          </table:table-cell>
          <table:table-cell office:value-type="float" office:value="1.096881">
            <text:p>1.0968810</text:p>
          </table:table-cell>
        </table:table-row>
        <table:table-row table:style-name="ro1">
          <table:table-cell/>
          <table:table-cell office:value-type="float" office:value="0.016316">
            <text:p>0.0163160</text:p>
          </table:table-cell>
          <table:table-cell office:value-type="float" office:value="0.340561">
            <text:p>0.3405610</text:p>
          </table:table-cell>
          <table:table-cell office:value-type="float" office:value="1.125115">
            <text:p>1.1251150</text:p>
          </table:table-cell>
        </table:table-row>
        <table:table-row table:style-name="ro1">
          <table:table-cell/>
          <table:table-cell office:value-type="float" office:value="2.628574">
            <text:p>2.6285740</text:p>
          </table:table-cell>
          <table:table-cell office:value-type="float" office:value="0.735722">
            <text:p>0.7357220</text:p>
          </table:table-cell>
          <table:table-cell office:value-type="float" office:value="2.051226">
            <text:p>2.0512260</text:p>
          </table:table-cell>
        </table:table-row>
        <table:table-row table:style-name="ro1">
          <table:table-cell/>
          <table:table-cell office:value-type="float" office:value="2.427264">
            <text:p>2.4272640</text:p>
          </table:table-cell>
          <table:table-cell office:value-type="float" office:value="2.5352">
            <text:p>2.5352000</text:p>
          </table:table-cell>
          <table:table-cell office:value-type="float" office:value="1.016709">
            <text:p>1.0167090</text:p>
          </table:table-cell>
        </table:table-row>
        <table:table-row table:style-name="ro1">
          <table:table-cell/>
          <table:table-cell office:value-type="float" office:value="2.529706">
            <text:p>2.5297060</text:p>
          </table:table-cell>
          <table:table-cell office:value-type="float" office:value="1.690914">
            <text:p>1.6909140</text:p>
          </table:table-cell>
          <table:table-cell office:value-type="float" office:value="0.774231">
            <text:p>0.7742310</text:p>
          </table:table-cell>
        </table:table-row>
        <table:table-row table:style-name="ro1">
          <table:table-cell/>
          <table:table-cell office:value-type="float" office:value="4.007711">
            <text:p>4.0077110</text:p>
          </table:table-cell>
          <table:table-cell office:value-type="float" office:value="2.959441">
            <text:p>2.9594410</text:p>
          </table:table-cell>
          <table:table-cell office:value-type="float" office:value="1.167633">
            <text:p>1.1676330</text:p>
          </table:table-cell>
        </table:table-row>
        <table:table-row table:style-name="ro1">
          <table:table-cell/>
          <table:table-cell office:value-type="float" office:value="0.701945">
            <text:p>0.7019450</text:p>
          </table:table-cell>
          <table:table-cell office:value-type="float" office:value="0.756167">
            <text:p>0.7561670</text:p>
          </table:table-cell>
          <table:table-cell office:value-type="float" office:value="0.917239">
            <text:p>0.9172390</text:p>
          </table:table-cell>
        </table:table-row>
        <table:table-row table:style-name="ro1">
          <table:table-cell/>
          <table:table-cell office:value-type="float" office:value="0.350896">
            <text:p>0.3508960</text:p>
          </table:table-cell>
          <table:table-cell office:value-type="float" office:value="1.188483">
            <text:p>1.1884830</text:p>
          </table:table-cell>
          <table:table-cell office:value-type="float" office:value="0.950921">
            <text:p>0.9509210</text:p>
          </table:table-cell>
        </table:table-row>
        <table:table-row table:style-name="ro1">
          <table:table-cell/>
          <table:table-cell office:value-type="float" office:value="2.251347">
            <text:p>2.2513470</text:p>
          </table:table-cell>
          <table:table-cell office:value-type="float" office:value="1.022304">
            <text:p>1.0223040</text:p>
          </table:table-cell>
          <table:table-cell office:value-type="float" office:value="0.727831">
            <text:p>0.7278310</text:p>
          </table:table-cell>
        </table:table-row>
        <table:table-row table:style-name="ro1">
          <table:table-cell/>
          <table:table-cell office:value-type="float" office:value="0.508215">
            <text:p>0.5082150</text:p>
          </table:table-cell>
          <table:table-cell office:value-type="float" office:value="0.974476">
            <text:p>0.9744760</text:p>
          </table:table-cell>
          <table:table-cell office:value-type="float" office:value="1.452001">
            <text:p>1.4520010</text:p>
          </table:table-cell>
        </table:table-row>
        <table:table-row table:style-name="ro1">
          <table:table-cell/>
          <table:table-cell office:value-type="float" office:value="0.165768">
            <text:p>0.1657680</text:p>
          </table:table-cell>
          <table:table-cell office:value-type="float" office:value="1.332805">
            <text:p>1.3328050</text:p>
          </table:table-cell>
          <table:table-cell office:value-type="float" office:value="1.656555">
            <text:p>1.6565550</text:p>
          </table:table-cell>
        </table:table-row>
        <table:table-row table:style-name="ro1">
          <table:table-cell/>
          <table:table-cell office:value-type="float" office:value="0.530698">
            <text:p>0.5306980</text:p>
          </table:table-cell>
          <table:table-cell office:value-type="float" office:value="1.199531">
            <text:p>1.1995310</text:p>
          </table:table-cell>
          <table:table-cell office:value-type="float" office:value="1.445706">
            <text:p>1.4457060</text:p>
          </table:table-cell>
        </table:table-row>
        <table:table-row table:style-name="ro1">
          <table:table-cell/>
          <table:table-cell office:value-type="float" office:value="1.644022">
            <text:p>1.6440220</text:p>
          </table:table-cell>
          <table:table-cell office:value-type="float" office:value="2.127074">
            <text:p>2.1270740</text:p>
          </table:table-cell>
          <table:table-cell office:value-type="float" office:value="1.697951">
            <text:p>1.6979510</text:p>
          </table:table-cell>
        </table:table-row>
        <table:table-row table:style-name="ro1">
          <table:table-cell/>
          <table:table-cell office:value-type="float" office:value="0.597659">
            <text:p>0.5976590</text:p>
          </table:table-cell>
          <table:table-cell office:value-type="float" office:value="0.751183">
            <text:p>0.7511830</text:p>
          </table:table-cell>
          <table:table-cell office:value-type="float" office:value="1.342456">
            <text:p>1.3424560</text:p>
          </table:table-cell>
        </table:table-row>
        <table:table-row table:style-name="ro1">
          <table:table-cell/>
          <table:table-cell office:value-type="float" office:value="0.622381">
            <text:p>0.6223810</text:p>
          </table:table-cell>
          <table:table-cell office:value-type="float" office:value="1.314724">
            <text:p>1.3147240</text:p>
          </table:table-cell>
          <table:table-cell office:value-type="float" office:value="1.347708">
            <text:p>1.3477080</text:p>
          </table:table-cell>
        </table:table-row>
        <table:table-row table:style-name="ro1">
          <table:table-cell/>
          <table:table-cell office:value-type="float" office:value="5.624713">
            <text:p>5.6247130</text:p>
          </table:table-cell>
          <table:table-cell office:value-type="float" office:value="1.545917">
            <text:p>1.5459170</text:p>
          </table:table-cell>
          <table:table-cell office:value-type="float" office:value="1.545163">
            <text:p>1.5451630</text:p>
          </table:table-cell>
        </table:table-row>
        <table:table-row table:style-name="ro1">
          <table:table-cell/>
          <table:table-cell office:value-type="float" office:value="0.057811">
            <text:p>0.0578110</text:p>
          </table:table-cell>
          <table:table-cell office:value-type="float" office:value="0.509065">
            <text:p>0.5090650</text:p>
          </table:table-cell>
          <table:table-cell office:value-type="float" office:value="0.84381">
            <text:p>0.8438100</text:p>
          </table:table-cell>
        </table:table-row>
        <table:table-row table:style-name="ro1">
          <table:table-cell/>
          <table:table-cell office:value-type="float" office:value="0.285594">
            <text:p>0.2855940</text:p>
          </table:table-cell>
          <table:table-cell office:value-type="float" office:value="1.94961">
            <text:p>1.9496100</text:p>
          </table:table-cell>
          <table:table-cell office:value-type="float" office:value="1.085796">
            <text:p>1.0857960</text:p>
          </table:table-cell>
        </table:table-row>
        <table:table-row table:style-name="ro1">
          <table:table-cell/>
          <table:table-cell office:value-type="float" office:value="0.840154">
            <text:p>0.8401540</text:p>
          </table:table-cell>
          <table:table-cell office:value-type="float" office:value="0.84071">
            <text:p>0.8407100</text:p>
          </table:table-cell>
          <table:table-cell office:value-type="float" office:value="1.019907">
            <text:p>1.0199070</text:p>
          </table:table-cell>
        </table:table-row>
        <table:table-row table:style-name="ro1">
          <table:table-cell/>
          <table:table-cell office:value-type="float" office:value="6.008492">
            <text:p>6.0084920</text:p>
          </table:table-cell>
          <table:table-cell office:value-type="float" office:value="3.120839">
            <text:p>3.1208390</text:p>
          </table:table-cell>
          <table:table-cell office:value-type="float" office:value="1.265611">
            <text:p>1.2656110</text:p>
          </table:table-cell>
        </table:table-row>
        <table:table-row table:style-name="ro1">
          <table:table-cell/>
          <table:table-cell office:value-type="float" office:value="0.32655">
            <text:p>0.3265500</text:p>
          </table:table-cell>
          <table:table-cell office:value-type="float" office:value="0.971279">
            <text:p>0.9712790</text:p>
          </table:table-cell>
          <table:table-cell office:value-type="float" office:value="0.851492">
            <text:p>0.8514920</text:p>
          </table:table-cell>
        </table:table-row>
        <table:table-row table:style-name="ro1">
          <table:table-cell/>
          <table:table-cell office:value-type="float" office:value="1.057423">
            <text:p>1.0574230</text:p>
          </table:table-cell>
          <table:table-cell office:value-type="float" office:value="1.229167">
            <text:p>1.2291670</text:p>
          </table:table-cell>
          <table:table-cell office:value-type="float" office:value="1.314571">
            <text:p>1.3145710</text:p>
          </table:table-cell>
        </table:table-row>
        <table:table-row table:style-name="ro1">
          <table:table-cell/>
          <table:table-cell office:value-type="float" office:value="0.474647">
            <text:p>0.4746470</text:p>
          </table:table-cell>
          <table:table-cell office:value-type="float" office:value="2.509142">
            <text:p>2.5091420</text:p>
          </table:table-cell>
          <table:table-cell office:value-type="float" office:value="1.224311">
            <text:p>1.2243110</text:p>
          </table:table-cell>
        </table:table-row>
        <table:table-row table:style-name="ro1">
          <table:table-cell/>
          <table:table-cell office:value-type="float" office:value="0.110107">
            <text:p>0.1101070</text:p>
          </table:table-cell>
          <table:table-cell office:value-type="float" office:value="0.701051">
            <text:p>0.7010510</text:p>
          </table:table-cell>
          <table:table-cell office:value-type="float" office:value="0.868172">
            <text:p>0.8681720</text:p>
          </table:table-cell>
        </table:table-row>
        <table:table-row table:style-name="ro1">
          <table:table-cell/>
          <table:table-cell office:value-type="float" office:value="1.859552">
            <text:p>1.8595520</text:p>
          </table:table-cell>
          <table:table-cell office:value-type="float" office:value="1.859584">
            <text:p>1.8595840</text:p>
          </table:table-cell>
          <table:table-cell office:value-type="float" office:value="1.681106">
            <text:p>1.6811060</text:p>
          </table:table-cell>
        </table:table-row>
        <table:table-row table:style-name="ro1">
          <table:table-cell/>
          <table:table-cell office:value-type="float" office:value="0.280945">
            <text:p>0.2809450</text:p>
          </table:table-cell>
          <table:table-cell office:value-type="float" office:value="2.053219">
            <text:p>2.0532190</text:p>
          </table:table-cell>
          <table:table-cell office:value-type="float" office:value="2.227159">
            <text:p>2.2271590</text:p>
          </table:table-cell>
        </table:table-row>
        <table:table-row table:style-name="ro1">
          <table:table-cell/>
          <table:table-cell office:value-type="float" office:value="1.356284">
            <text:p>1.3562840</text:p>
          </table:table-cell>
          <table:table-cell office:value-type="float" office:value="3.062776">
            <text:p>3.0627760</text:p>
          </table:table-cell>
          <table:table-cell office:value-type="float" office:value="1.84221">
            <text:p>1.8422100</text:p>
          </table:table-cell>
        </table:table-row>
        <table:table-row table:style-name="ro1">
          <table:table-cell/>
          <table:table-cell office:value-type="float" office:value="0.230319">
            <text:p>0.2303190</text:p>
          </table:table-cell>
          <table:table-cell office:value-type="float" office:value="0.325991">
            <text:p>0.3259910</text:p>
          </table:table-cell>
          <table:table-cell office:value-type="float" office:value="0.861484">
            <text:p>0.8614840</text:p>
          </table:table-cell>
        </table:table-row>
        <table:table-row table:style-name="ro1">
          <table:table-cell/>
          <table:table-cell office:value-type="float" office:value="2.618166">
            <text:p>2.6181660</text:p>
          </table:table-cell>
          <table:table-cell office:value-type="float" office:value="2.411091">
            <text:p>2.4110910</text:p>
          </table:table-cell>
          <table:table-cell office:value-type="float" office:value="1.544341">
            <text:p>1.5443410</text:p>
          </table:table-cell>
        </table:table-row>
        <table:table-row table:style-name="ro1">
          <table:table-cell/>
          <table:table-cell office:value-type="float" office:value="0.247434">
            <text:p>0.2474340</text:p>
          </table:table-cell>
          <table:table-cell office:value-type="float" office:value="1.450178">
            <text:p>1.4501780</text:p>
          </table:table-cell>
          <table:table-cell office:value-type="float" office:value="1.039554">
            <text:p>1.0395540</text:p>
          </table:table-cell>
        </table:table-row>
        <table:table-row table:style-name="ro1">
          <table:table-cell/>
          <table:table-cell office:value-type="float" office:value="0.076681">
            <text:p>0.0766810</text:p>
          </table:table-cell>
          <table:table-cell office:value-type="float" office:value="0.675556">
            <text:p>0.6755560</text:p>
          </table:table-cell>
          <table:table-cell office:value-type="float" office:value="0.913519">
            <text:p>0.9135190</text:p>
          </table:table-cell>
        </table:table-row>
        <table:table-row table:style-name="ro1">
          <table:table-cell/>
          <table:table-cell office:value-type="float" office:value="2.556281">
            <text:p>2.5562810</text:p>
          </table:table-cell>
          <table:table-cell office:value-type="float" office:value="1.657433">
            <text:p>1.6574330</text:p>
          </table:table-cell>
          <table:table-cell office:value-type="float" office:value="1.460139">
            <text:p>1.4601390</text:p>
          </table:table-cell>
        </table:table-row>
        <table:table-row table:style-name="ro1">
          <table:table-cell/>
          <table:table-cell office:value-type="float" office:value="1.148847">
            <text:p>1.1488470</text:p>
          </table:table-cell>
          <table:table-cell office:value-type="float" office:value="1.767389">
            <text:p>1.7673890</text:p>
          </table:table-cell>
          <table:table-cell office:value-type="float" office:value="1.569526">
            <text:p>1.5695260</text:p>
          </table:table-cell>
        </table:table-row>
        <table:table-row table:style-name="ro1">
          <table:table-cell/>
          <table:table-cell office:value-type="float" office:value="0.975421">
            <text:p>0.9754210</text:p>
          </table:table-cell>
          <table:table-cell office:value-type="float" office:value="0.975705">
            <text:p>0.9757050</text:p>
          </table:table-cell>
          <table:table-cell office:value-type="float" office:value="1.236643">
            <text:p>1.2366430</text:p>
          </table:table-cell>
        </table:table-row>
        <table:table-row table:style-name="ro1">
          <table:table-cell/>
          <table:table-cell office:value-type="float" office:value="0.284672">
            <text:p>0.2846720</text:p>
          </table:table-cell>
          <table:table-cell office:value-type="float" office:value="0.738909">
            <text:p>0.7389090</text:p>
          </table:table-cell>
          <table:table-cell office:value-type="float" office:value="0.777176">
            <text:p>0.7771760</text:p>
          </table:table-cell>
        </table:table-row>
        <table:table-row table:style-name="ro1">
          <table:table-cell/>
          <table:table-cell office:value-type="float" office:value="0.114263">
            <text:p>0.1142630</text:p>
          </table:table-cell>
          <table:table-cell office:value-type="float" office:value="1.518078">
            <text:p>1.5180780</text:p>
          </table:table-cell>
          <table:table-cell office:value-type="float" office:value="1.51506">
            <text:p>1.5150600</text:p>
          </table:table-cell>
        </table:table-row>
        <table:table-row table:style-name="ro1">
          <table:table-cell/>
          <table:table-cell office:value-type="float" office:value="2.1536">
            <text:p>2.1536000</text:p>
          </table:table-cell>
          <table:table-cell office:value-type="float" office:value="0.898549">
            <text:p>0.8985490</text:p>
          </table:table-cell>
          <table:table-cell office:value-type="float" office:value="1.200554">
            <text:p>1.2005540</text:p>
          </table:table-cell>
        </table:table-row>
        <table:table-row table:style-name="ro1">
          <table:table-cell/>
          <table:table-cell office:value-type="float" office:value="1.446327">
            <text:p>1.4463270</text:p>
          </table:table-cell>
          <table:table-cell office:value-type="float" office:value="1.447382">
            <text:p>1.4473820</text:p>
          </table:table-cell>
          <table:table-cell office:value-type="float" office:value="1.240453">
            <text:p>1.2404530</text:p>
          </table:table-cell>
        </table:table-row>
        <table:table-row table:style-name="ro1">
          <table:table-cell/>
          <table:table-cell office:value-type="float" office:value="1.060137">
            <text:p>1.0601370</text:p>
          </table:table-cell>
          <table:table-cell office:value-type="float" office:value="1.615761">
            <text:p>1.6157610</text:p>
          </table:table-cell>
          <table:table-cell office:value-type="float" office:value="1.375628">
            <text:p>1.3756280</text:p>
          </table:table-cell>
        </table:table-row>
        <table:table-row table:style-name="ro1">
          <table:table-cell/>
          <table:table-cell office:value-type="float" office:value="0.893762">
            <text:p>0.8937620</text:p>
          </table:table-cell>
          <table:table-cell office:value-type="float" office:value="1.335707">
            <text:p>1.3357070</text:p>
          </table:table-cell>
          <table:table-cell office:value-type="float" office:value="1.29479">
            <text:p>1.2947900</text:p>
          </table:table-cell>
        </table:table-row>
        <table:table-row table:style-name="ro1">
          <table:table-cell/>
          <table:table-cell office:value-type="float" office:value="4.324515">
            <text:p>4.3245150</text:p>
          </table:table-cell>
          <table:table-cell office:value-type="float" office:value="0.773057">
            <text:p>0.7730570</text:p>
          </table:table-cell>
          <table:table-cell office:value-type="float" office:value="1.465943">
            <text:p>1.4659430</text:p>
          </table:table-cell>
        </table:table-row>
        <table:table-row table:style-name="ro1">
          <table:table-cell/>
          <table:table-cell office:value-type="float" office:value="2.830577">
            <text:p>2.8305770</text:p>
          </table:table-cell>
          <table:table-cell office:value-type="float" office:value="1.10407">
            <text:p>1.1040700</text:p>
          </table:table-cell>
          <table:table-cell office:value-type="float" office:value="1.099765">
            <text:p>1.0997650</text:p>
          </table:table-cell>
        </table:table-row>
        <table:table-row table:style-name="ro1">
          <table:table-cell/>
          <table:table-cell office:value-type="float" office:value="0.906054">
            <text:p>0.9060540</text:p>
          </table:table-cell>
          <table:table-cell office:value-type="float" office:value="0.371971">
            <text:p>0.3719710</text:p>
          </table:table-cell>
          <table:table-cell office:value-type="float" office:value="0.906137">
            <text:p>0.9061370</text:p>
          </table:table-cell>
        </table:table-row>
        <table:table-row table:style-name="ro1">
          <table:table-cell/>
          <table:table-cell office:value-type="float" office:value="1.204026">
            <text:p>1.2040260</text:p>
          </table:table-cell>
          <table:table-cell office:value-type="float" office:value="2.963616">
            <text:p>2.9636160</text:p>
          </table:table-cell>
          <table:table-cell office:value-type="float" office:value="1.447007">
            <text:p>1.4470070</text:p>
          </table:table-cell>
        </table:table-row>
        <table:table-row table:style-name="ro1">
          <table:table-cell/>
          <table:table-cell office:value-type="float" office:value="0.22364">
            <text:p>0.2236400</text:p>
          </table:table-cell>
          <table:table-cell office:value-type="float" office:value="0.450033">
            <text:p>0.4500330</text:p>
          </table:table-cell>
          <table:table-cell office:value-type="float" office:value="1.109437">
            <text:p>1.1094370</text:p>
          </table:table-cell>
        </table:table-row>
        <table:table-row table:style-name="ro1">
          <table:table-cell/>
          <table:table-cell office:value-type="float" office:value="0.385803">
            <text:p>0.3858030</text:p>
          </table:table-cell>
          <table:table-cell office:value-type="float" office:value="1.820258">
            <text:p>1.8202580</text:p>
          </table:table-cell>
          <table:table-cell office:value-type="float" office:value="1.784696">
            <text:p>1.7846960</text:p>
          </table:table-cell>
        </table:table-row>
        <table:table-row table:style-name="ro1">
          <table:table-cell/>
          <table:table-cell office:value-type="float" office:value="0.004076">
            <text:p>0.0040760</text:p>
          </table:table-cell>
          <table:table-cell office:value-type="float" office:value="1.395608">
            <text:p>1.3956080</text:p>
          </table:table-cell>
          <table:table-cell office:value-type="float" office:value="1.25962">
            <text:p>1.2596200</text:p>
          </table:table-cell>
        </table:table-row>
        <table:table-row table:style-name="ro1">
          <table:table-cell/>
          <table:table-cell office:value-type="float" office:value="0.287788">
            <text:p>0.2877880</text:p>
          </table:table-cell>
          <table:table-cell office:value-type="float" office:value="2.01623">
            <text:p>2.0162300</text:p>
          </table:table-cell>
          <table:table-cell office:value-type="float" office:value="1.102297">
            <text:p>1.1022970</text:p>
          </table:table-cell>
        </table:table-row>
        <table:table-row table:style-name="ro1">
          <table:table-cell/>
          <table:table-cell office:value-type="float" office:value="0.50912">
            <text:p>0.5091200</text:p>
          </table:table-cell>
          <table:table-cell office:value-type="float" office:value="0.875047">
            <text:p>0.8750470</text:p>
          </table:table-cell>
          <table:table-cell office:value-type="float" office:value="1.259522">
            <text:p>1.2595220</text:p>
          </table:table-cell>
        </table:table-row>
        <table:table-row table:style-name="ro1">
          <table:table-cell/>
          <table:table-cell office:value-type="float" office:value="0.023528">
            <text:p>0.0235280</text:p>
          </table:table-cell>
          <table:table-cell office:value-type="float" office:value="1.446427">
            <text:p>1.4464270</text:p>
          </table:table-cell>
          <table:table-cell office:value-type="float" office:value="1.658392">
            <text:p>1.6583920</text:p>
          </table:table-cell>
        </table:table-row>
        <table:table-row table:style-name="ro1">
          <table:table-cell/>
          <table:table-cell office:value-type="float" office:value="0.275061">
            <text:p>0.2750610</text:p>
          </table:table-cell>
          <table:table-cell office:value-type="float" office:value="0.706821">
            <text:p>0.7068210</text:p>
          </table:table-cell>
          <table:table-cell office:value-type="float" office:value="1.296834">
            <text:p>1.2968340</text:p>
          </table:table-cell>
        </table:table-row>
        <table:table-row table:style-name="ro1">
          <table:table-cell/>
          <table:table-cell office:value-type="float" office:value="0.417895">
            <text:p>0.4178950</text:p>
          </table:table-cell>
          <table:table-cell office:value-type="float" office:value="0.796262">
            <text:p>0.7962620</text:p>
          </table:table-cell>
          <table:table-cell office:value-type="float" office:value="0.930473">
            <text:p>0.9304730</text:p>
          </table:table-cell>
        </table:table-row>
        <table:table-row table:style-name="ro1">
          <table:table-cell/>
          <table:table-cell office:value-type="float" office:value="0.715732">
            <text:p>0.7157320</text:p>
          </table:table-cell>
          <table:table-cell office:value-type="float" office:value="1.337685">
            <text:p>1.3376850</text:p>
          </table:table-cell>
          <table:table-cell office:value-type="float" office:value="0.868208">
            <text:p>0.8682080</text:p>
          </table:table-cell>
        </table:table-row>
        <table:table-row table:style-name="ro1">
          <table:table-cell/>
          <table:table-cell office:value-type="float" office:value="0.408762">
            <text:p>0.4087620</text:p>
          </table:table-cell>
          <table:table-cell office:value-type="float" office:value="0.939469">
            <text:p>0.9394690</text:p>
          </table:table-cell>
          <table:table-cell office:value-type="float" office:value="1.254021">
            <text:p>1.2540210</text:p>
          </table:table-cell>
        </table:table-row>
        <table:table-row table:style-name="ro1">
          <table:table-cell/>
          <table:table-cell office:value-type="float" office:value="0.349659">
            <text:p>0.3496590</text:p>
          </table:table-cell>
          <table:table-cell office:value-type="float" office:value="1.351952">
            <text:p>1.3519520</text:p>
          </table:table-cell>
          <table:table-cell office:value-type="float" office:value="1.527394">
            <text:p>1.5273940</text:p>
          </table:table-cell>
        </table:table-row>
        <table:table-row table:style-name="ro1">
          <table:table-cell/>
          <table:table-cell office:value-type="float" office:value="3.575539">
            <text:p>3.5755390</text:p>
          </table:table-cell>
          <table:table-cell office:value-type="float" office:value="1.878157">
            <text:p>1.8781570</text:p>
          </table:table-cell>
          <table:table-cell office:value-type="float" office:value="1.428101">
            <text:p>1.4281010</text:p>
          </table:table-cell>
        </table:table-row>
        <table:table-row table:style-name="ro1">
          <table:table-cell/>
          <table:table-cell office:value-type="float" office:value="2.387607">
            <text:p>2.3876070</text:p>
          </table:table-cell>
          <table:table-cell office:value-type="float" office:value="2.298514">
            <text:p>2.2985140</text:p>
          </table:table-cell>
          <table:table-cell office:value-type="float" office:value="1.450564">
            <text:p>1.4505640</text:p>
          </table:table-cell>
        </table:table-row>
        <table:table-row table:style-name="ro1">
          <table:table-cell/>
          <table:table-cell office:value-type="float" office:value="0.021194">
            <text:p>0.0211940</text:p>
          </table:table-cell>
          <table:table-cell office:value-type="float" office:value="1.080045">
            <text:p>1.0800450</text:p>
          </table:table-cell>
          <table:table-cell office:value-type="float" office:value="2.042378">
            <text:p>2.0423780</text:p>
          </table:table-cell>
        </table:table-row>
        <table:table-row table:style-name="ro1">
          <table:table-cell/>
          <table:table-cell office:value-type="float" office:value="0.516921">
            <text:p>0.5169210</text:p>
          </table:table-cell>
          <table:table-cell office:value-type="float" office:value="0.923279">
            <text:p>0.9232790</text:p>
          </table:table-cell>
          <table:table-cell office:value-type="float" office:value="1.12518">
            <text:p>1.1251800</text:p>
          </table:table-cell>
        </table:table-row>
        <table:table-row table:style-name="ro1">
          <table:table-cell/>
          <table:table-cell office:value-type="float" office:value="1.782896">
            <text:p>1.7828960</text:p>
          </table:table-cell>
          <table:table-cell office:value-type="float" office:value="2.030873">
            <text:p>2.0308730</text:p>
          </table:table-cell>
          <table:table-cell office:value-type="float" office:value="1.554365">
            <text:p>1.5543650</text:p>
          </table:table-cell>
        </table:table-row>
        <table:table-row table:style-name="ro1">
          <table:table-cell/>
          <table:table-cell office:value-type="float" office:value="1.025448">
            <text:p>1.0254480</text:p>
          </table:table-cell>
          <table:table-cell office:value-type="float" office:value="0.85868">
            <text:p>0.8586800</text:p>
          </table:table-cell>
          <table:table-cell office:value-type="float" office:value="1.025504">
            <text:p>1.0255040</text:p>
          </table:table-cell>
        </table:table-row>
        <table:table-row table:style-name="ro1">
          <table:table-cell/>
          <table:table-cell office:value-type="float" office:value="1.234366">
            <text:p>1.2343660</text:p>
          </table:table-cell>
          <table:table-cell office:value-type="float" office:value="1.791514">
            <text:p>1.7915140</text:p>
          </table:table-cell>
          <table:table-cell office:value-type="float" office:value="1.465542">
            <text:p>1.4655420</text:p>
          </table:table-cell>
        </table:table-row>
        <table:table-row table:style-name="ro1">
          <table:table-cell/>
          <table:table-cell office:value-type="float" office:value="1.231663">
            <text:p>1.2316630</text:p>
          </table:table-cell>
          <table:table-cell office:value-type="float" office:value="2.55739">
            <text:p>2.5573900</text:p>
          </table:table-cell>
          <table:table-cell office:value-type="float" office:value="1.326568">
            <text:p>1.3265680</text:p>
          </table:table-cell>
        </table:table-row>
        <table:table-row table:style-name="ro1">
          <table:table-cell/>
          <table:table-cell office:value-type="float" office:value="1.434829">
            <text:p>1.4348290</text:p>
          </table:table-cell>
          <table:table-cell office:value-type="float" office:value="2.302651">
            <text:p>2.3026510</text:p>
          </table:table-cell>
          <table:table-cell office:value-type="float" office:value="1.993052">
            <text:p>1.9930520</text:p>
          </table:table-cell>
        </table:table-row>
        <table:table-row table:style-name="ro1">
          <table:table-cell/>
          <table:table-cell office:value-type="float" office:value="1.156541">
            <text:p>1.1565410</text:p>
          </table:table-cell>
          <table:table-cell office:value-type="float" office:value="2.215901">
            <text:p>2.2159010</text:p>
          </table:table-cell>
          <table:table-cell office:value-type="float" office:value="1.561398">
            <text:p>1.5613980</text:p>
          </table:table-cell>
        </table:table-row>
        <table:table-row table:style-name="ro1">
          <table:table-cell/>
          <table:table-cell office:value-type="float" office:value="3.240621">
            <text:p>3.2406210</text:p>
          </table:table-cell>
          <table:table-cell office:value-type="float" office:value="2.828312">
            <text:p>2.8283120</text:p>
          </table:table-cell>
          <table:table-cell office:value-type="float" office:value="1.961535">
            <text:p>1.9615350</text:p>
          </table:table-cell>
        </table:table-row>
        <table:table-row table:style-name="ro1">
          <table:table-cell/>
          <table:table-cell office:value-type="float" office:value="0.154417">
            <text:p>0.1544170</text:p>
          </table:table-cell>
          <table:table-cell office:value-type="float" office:value="0.551578">
            <text:p>0.5515780</text:p>
          </table:table-cell>
          <table:table-cell office:value-type="float" office:value="1.625948">
            <text:p>1.6259480</text:p>
          </table:table-cell>
        </table:table-row>
        <table:table-row table:style-name="ro1">
          <table:table-cell/>
          <table:table-cell office:value-type="float" office:value="0.533528">
            <text:p>0.5335280</text:p>
          </table:table-cell>
          <table:table-cell office:value-type="float" office:value="1.309019">
            <text:p>1.3090190</text:p>
          </table:table-cell>
          <table:table-cell office:value-type="float" office:value="1.308334">
            <text:p>1.3083340</text:p>
          </table:table-cell>
        </table:table-row>
        <table:table-row table:style-name="ro1">
          <table:table-cell/>
          <table:table-cell office:value-type="float" office:value="0.107368">
            <text:p>0.1073680</text:p>
          </table:table-cell>
          <table:table-cell office:value-type="float" office:value="0.206206">
            <text:p>0.2062060</text:p>
          </table:table-cell>
          <table:table-cell office:value-type="float" office:value="1.356017">
            <text:p>1.3560170</text:p>
          </table:table-cell>
        </table:table-row>
        <table:table-row table:style-name="ro1">
          <table:table-cell/>
          <table:table-cell office:value-type="float" office:value="0.792575">
            <text:p>0.7925750</text:p>
          </table:table-cell>
          <table:table-cell office:value-type="float" office:value="0.79305">
            <text:p>0.7930500</text:p>
          </table:table-cell>
          <table:table-cell office:value-type="float" office:value="1.160774">
            <text:p>1.1607740</text:p>
          </table:table-cell>
        </table:table-row>
        <table:table-row table:style-name="ro1">
          <table:table-cell/>
          <table:table-cell office:value-type="float" office:value="0.328974">
            <text:p>0.3289740</text:p>
          </table:table-cell>
          <table:table-cell office:value-type="float" office:value="1.236428">
            <text:p>1.2364280</text:p>
          </table:table-cell>
          <table:table-cell office:value-type="float" office:value="1.479869">
            <text:p>1.4798690</text:p>
          </table:table-cell>
        </table:table-row>
        <table:table-row table:style-name="ro1">
          <table:table-cell/>
          <table:table-cell office:value-type="float" office:value="2.571041">
            <text:p>2.5710410</text:p>
          </table:table-cell>
          <table:table-cell office:value-type="float" office:value="1.0966">
            <text:p>1.0966000</text:p>
          </table:table-cell>
          <table:table-cell office:value-type="float" office:value="1.624617">
            <text:p>1.6246170</text:p>
          </table:table-cell>
        </table:table-row>
        <table:table-row table:style-name="ro1">
          <table:table-cell/>
          <table:table-cell office:value-type="float" office:value="0.288336">
            <text:p>0.2883360</text:p>
          </table:table-cell>
          <table:table-cell office:value-type="float" office:value="1.056291">
            <text:p>1.0562910</text:p>
          </table:table-cell>
          <table:table-cell office:value-type="float" office:value="1.42778">
            <text:p>1.4277800</text:p>
          </table:table-cell>
        </table:table-row>
        <table:table-row table:style-name="ro1">
          <table:table-cell/>
          <table:table-cell office:value-type="float" office:value="3.369451">
            <text:p>3.3694510</text:p>
          </table:table-cell>
          <table:table-cell office:value-type="float" office:value="2.521474">
            <text:p>2.5214740</text:p>
          </table:table-cell>
          <table:table-cell office:value-type="float" office:value="1.095859">
            <text:p>1.0958590</text:p>
          </table:table-cell>
        </table:table-row>
        <table:table-row table:style-name="ro1">
          <table:table-cell/>
          <table:table-cell office:value-type="float" office:value="4.293308">
            <text:p>4.2933080</text:p>
          </table:table-cell>
          <table:table-cell office:value-type="float" office:value="0.774091">
            <text:p>0.7740910</text:p>
          </table:table-cell>
          <table:table-cell office:value-type="float" office:value="1.257367">
            <text:p>1.2573670</text:p>
          </table:table-cell>
        </table:table-row>
        <table:table-row table:style-name="ro1">
          <table:table-cell/>
          <table:table-cell office:value-type="float" office:value="3.337723">
            <text:p>3.3377230</text:p>
          </table:table-cell>
          <table:table-cell office:value-type="float" office:value="1.894607">
            <text:p>1.8946070</text:p>
          </table:table-cell>
          <table:table-cell office:value-type="float" office:value="1.623734">
            <text:p>1.6237340</text:p>
          </table:table-cell>
        </table:table-row>
        <table:table-row table:style-name="ro1">
          <table:table-cell/>
          <table:table-cell office:value-type="float" office:value="1.493562">
            <text:p>1.4935620</text:p>
          </table:table-cell>
          <table:table-cell office:value-type="float" office:value="1.494315">
            <text:p>1.4943150</text:p>
          </table:table-cell>
          <table:table-cell office:value-type="float" office:value="1.589633">
            <text:p>1.5896330</text:p>
          </table:table-cell>
        </table:table-row>
        <table:table-row table:style-name="ro1">
          <table:table-cell/>
          <table:table-cell office:value-type="float" office:value="0.682293">
            <text:p>0.6822930</text:p>
          </table:table-cell>
          <table:table-cell office:value-type="float" office:value="1.546293">
            <text:p>1.5462930</text:p>
          </table:table-cell>
          <table:table-cell office:value-type="float" office:value="1.837724">
            <text:p>1.8377240</text:p>
          </table:table-cell>
        </table:table-row>
        <table:table-row table:style-name="ro1">
          <table:table-cell/>
          <table:table-cell office:value-type="float" office:value="2.451309">
            <text:p>2.4513090</text:p>
          </table:table-cell>
          <table:table-cell office:value-type="float" office:value="0.907204">
            <text:p>0.9072040</text:p>
          </table:table-cell>
          <table:table-cell office:value-type="float" office:value="0.976372">
            <text:p>0.9763720</text:p>
          </table:table-cell>
        </table:table-row>
        <table:table-row table:style-name="ro1">
          <table:table-cell/>
          <table:table-cell office:value-type="float" office:value="3.241444">
            <text:p>3.2414440</text:p>
          </table:table-cell>
          <table:table-cell office:value-type="float" office:value="2.384952">
            <text:p>2.3849520</text:p>
          </table:table-cell>
          <table:table-cell office:value-type="float" office:value="1.404098">
            <text:p>1.4040980</text:p>
          </table:table-cell>
        </table:table-row>
        <table:table-row table:style-name="ro1">
          <table:table-cell/>
          <table:table-cell office:value-type="float" office:value="0.13451">
            <text:p>0.1345100</text:p>
          </table:table-cell>
          <table:table-cell office:value-type="float" office:value="1.233136">
            <text:p>1.2331360</text:p>
          </table:table-cell>
          <table:table-cell office:value-type="float" office:value="1.096433">
            <text:p>1.0964330</text:p>
          </table:table-cell>
        </table:table-row>
        <table:table-row table:style-name="ro1">
          <table:table-cell/>
          <table:table-cell office:value-type="float" office:value="0.027148">
            <text:p>0.0271480</text:p>
          </table:table-cell>
          <table:table-cell office:value-type="float" office:value="1.952649">
            <text:p>1.9526490</text:p>
          </table:table-cell>
          <table:table-cell office:value-type="float" office:value="1.395822">
            <text:p>1.3958220</text:p>
          </table:table-cell>
        </table:table-row>
        <table:table-row table:style-name="ro1">
          <table:table-cell/>
          <table:table-cell office:value-type="float" office:value="1.895039">
            <text:p>1.8950390</text:p>
          </table:table-cell>
          <table:table-cell office:value-type="float" office:value="1.056942">
            <text:p>1.0569420</text:p>
          </table:table-cell>
          <table:table-cell office:value-type="float" office:value="1.520281">
            <text:p>1.5202810</text:p>
          </table:table-cell>
        </table:table-row>
        <table:table-row table:style-name="ro1">
          <table:table-cell/>
          <table:table-cell office:value-type="float" office:value="0.190139">
            <text:p>0.1901390</text:p>
          </table:table-cell>
          <table:table-cell office:value-type="float" office:value="0.990902">
            <text:p>0.9909020</text:p>
          </table:table-cell>
          <table:table-cell office:value-type="float" office:value="1.14918">
            <text:p>1.1491800</text:p>
          </table:table-cell>
        </table:table-row>
        <table:table-row table:style-name="ro1">
          <table:table-cell/>
          <table:table-cell office:value-type="float" office:value="2.315602">
            <text:p>2.3156020</text:p>
          </table:table-cell>
          <table:table-cell office:value-type="float" office:value="2.302853">
            <text:p>2.3028530</text:p>
          </table:table-cell>
          <table:table-cell office:value-type="float" office:value="2.136701">
            <text:p>2.1367010</text:p>
          </table:table-cell>
        </table:table-row>
        <table:table-row table:style-name="ro1">
          <table:table-cell/>
          <table:table-cell office:value-type="float" office:value="4.676793">
            <text:p>4.6767930</text:p>
          </table:table-cell>
          <table:table-cell office:value-type="float" office:value="1.862347">
            <text:p>1.8623470</text:p>
          </table:table-cell>
          <table:table-cell office:value-type="float" office:value="1.943697">
            <text:p>1.9436970</text:p>
          </table:table-cell>
        </table:table-row>
        <table:table-row table:style-name="ro1">
          <table:table-cell/>
          <table:table-cell office:value-type="float" office:value="0.731487">
            <text:p>0.7314870</text:p>
          </table:table-cell>
          <table:table-cell office:value-type="float" office:value="1.1784">
            <text:p>1.1784000</text:p>
          </table:table-cell>
          <table:table-cell office:value-type="float" office:value="1.647964">
            <text:p>1.6479640</text:p>
          </table:table-cell>
        </table:table-row>
        <table:table-row table:style-name="ro1">
          <table:table-cell/>
          <table:table-cell office:value-type="float" office:value="0.849816">
            <text:p>0.8498160</text:p>
          </table:table-cell>
          <table:table-cell office:value-type="float" office:value="0.850176">
            <text:p>0.8501760</text:p>
          </table:table-cell>
          <table:table-cell office:value-type="float" office:value="1.271381">
            <text:p>1.2713810</text:p>
          </table:table-cell>
        </table:table-row>
        <table:table-row table:style-name="ro1">
          <table:table-cell/>
          <table:table-cell office:value-type="float" office:value="1.53585">
            <text:p>1.5358500</text:p>
          </table:table-cell>
          <table:table-cell office:value-type="float" office:value="1.374551">
            <text:p>1.3745510</text:p>
          </table:table-cell>
          <table:table-cell office:value-type="float" office:value="1.371781">
            <text:p>1.3717810</text:p>
          </table:table-cell>
        </table:table-row>
        <table:table-row table:style-name="ro1">
          <table:table-cell/>
          <table:table-cell office:value-type="float" office:value="3.049318">
            <text:p>3.0493180</text:p>
          </table:table-cell>
          <table:table-cell office:value-type="float" office:value="1.256484">
            <text:p>1.2564840</text:p>
          </table:table-cell>
          <table:table-cell office:value-type="float" office:value="1.068199">
            <text:p>1.0681990</text:p>
          </table:table-cell>
        </table:table-row>
        <table:table-row table:style-name="ro1">
          <table:table-cell/>
          <table:table-cell office:value-type="float" office:value="2.362851">
            <text:p>2.3628510</text:p>
          </table:table-cell>
          <table:table-cell office:value-type="float" office:value="2.023567">
            <text:p>2.0235670</text:p>
          </table:table-cell>
          <table:table-cell office:value-type="float" office:value="1.182704">
            <text:p>1.1827040</text:p>
          </table:table-cell>
        </table:table-row>
        <table:table-row table:style-name="ro1">
          <table:table-cell/>
          <table:table-cell office:value-type="float" office:value="1.690768">
            <text:p>1.6907680</text:p>
          </table:table-cell>
          <table:table-cell office:value-type="float" office:value="1.58176">
            <text:p>1.5817600</text:p>
          </table:table-cell>
          <table:table-cell office:value-type="float" office:value="1.21897">
            <text:p>1.2189700</text:p>
          </table:table-cell>
        </table:table-row>
        <table:table-row table:style-name="ro1">
          <table:table-cell/>
          <table:table-cell office:value-type="float" office:value="0.611282">
            <text:p>0.6112820</text:p>
          </table:table-cell>
          <table:table-cell office:value-type="float" office:value="1.249047">
            <text:p>1.2490470</text:p>
          </table:table-cell>
          <table:table-cell office:value-type="float" office:value="1.573264">
            <text:p>1.5732640</text:p>
          </table:table-cell>
        </table:table-row>
        <table:table-row table:style-name="ro1">
          <table:table-cell/>
          <table:table-cell office:value-type="float" office:value="1.13422">
            <text:p>1.1342200</text:p>
          </table:table-cell>
          <table:table-cell office:value-type="float" office:value="2.226947">
            <text:p>2.2269470</text:p>
          </table:table-cell>
          <table:table-cell office:value-type="float" office:value="1.529861">
            <text:p>1.5298610</text:p>
          </table:table-cell>
        </table:table-row>
        <table:table-row table:style-name="ro1">
          <table:table-cell/>
          <table:table-cell office:value-type="float" office:value="1.088444">
            <text:p>1.0884440</text:p>
          </table:table-cell>
          <table:table-cell office:value-type="float" office:value="1.580519">
            <text:p>1.5805190</text:p>
          </table:table-cell>
          <table:table-cell office:value-type="float" office:value="1.569722">
            <text:p>1.5697220</text:p>
          </table:table-cell>
        </table:table-row>
        <table:table-row table:style-name="ro1">
          <table:table-cell/>
          <table:table-cell office:value-type="float" office:value="2.182223">
            <text:p>2.1822230</text:p>
          </table:table-cell>
          <table:table-cell office:value-type="float" office:value="1.341168">
            <text:p>1.3411680</text:p>
          </table:table-cell>
          <table:table-cell office:value-type="float" office:value="1.011074">
            <text:p>1.0110740</text:p>
          </table:table-cell>
        </table:table-row>
        <table:table-row table:style-name="ro1">
          <table:table-cell/>
          <table:table-cell office:value-type="float" office:value="3.545553">
            <text:p>3.5455530</text:p>
          </table:table-cell>
          <table:table-cell office:value-type="float" office:value="2.623181">
            <text:p>2.6231810</text:p>
          </table:table-cell>
          <table:table-cell office:value-type="float" office:value="2.151354">
            <text:p>2.1513540</text:p>
          </table:table-cell>
        </table:table-row>
        <table:table-row table:style-name="ro1">
          <table:table-cell/>
          <table:table-cell office:value-type="float" office:value="0.110186">
            <text:p>0.1101860</text:p>
          </table:table-cell>
          <table:table-cell office:value-type="float" office:value="1.202857">
            <text:p>1.2028570</text:p>
          </table:table-cell>
          <table:table-cell office:value-type="float" office:value="1.230101">
            <text:p>1.2301010</text:p>
          </table:table-cell>
        </table:table-row>
        <table:table-row table:style-name="ro1">
          <table:table-cell/>
          <table:table-cell office:value-type="float" office:value="1.055547">
            <text:p>1.0555470</text:p>
          </table:table-cell>
          <table:table-cell office:value-type="float" office:value="0.926067">
            <text:p>0.9260670</text:p>
          </table:table-cell>
          <table:table-cell office:value-type="float" office:value="0.925886">
            <text:p>0.9258860</text:p>
          </table:table-cell>
        </table:table-row>
        <table:table-row table:style-name="ro1">
          <table:table-cell/>
          <table:table-cell office:value-type="float" office:value="1.698731">
            <text:p>1.6987310</text:p>
          </table:table-cell>
          <table:table-cell office:value-type="float" office:value="0.981934">
            <text:p>0.9819340</text:p>
          </table:table-cell>
          <table:table-cell office:value-type="float" office:value="2.234958">
            <text:p>2.2349580</text:p>
          </table:table-cell>
        </table:table-row>
        <table:table-row table:style-name="ro1">
          <table:table-cell/>
          <table:table-cell office:value-type="float" office:value="4.008662">
            <text:p>4.0086620</text:p>
          </table:table-cell>
          <table:table-cell office:value-type="float" office:value="0.823085">
            <text:p>0.8230850</text:p>
          </table:table-cell>
          <table:table-cell office:value-type="float" office:value="0.823065">
            <text:p>0.8230650</text:p>
          </table:table-cell>
        </table:table-row>
        <table:table-row table:style-name="ro1">
          <table:table-cell/>
          <table:table-cell office:value-type="float" office:value="0.484995">
            <text:p>0.4849950</text:p>
          </table:table-cell>
          <table:table-cell office:value-type="float" office:value="1.664095">
            <text:p>1.6640950</text:p>
          </table:table-cell>
          <table:table-cell office:value-type="float" office:value="1.347869">
            <text:p>1.3478690</text:p>
          </table:table-cell>
        </table:table-row>
        <table:table-row table:style-name="ro1">
          <table:table-cell/>
          <table:table-cell office:value-type="float" office:value="0.073128">
            <text:p>0.0731280</text:p>
          </table:table-cell>
          <table:table-cell office:value-type="float" office:value="1.30841">
            <text:p>1.3084100</text:p>
          </table:table-cell>
          <table:table-cell office:value-type="float" office:value="1.196532">
            <text:p>1.1965320</text:p>
          </table:table-cell>
        </table:table-row>
        <table:table-row table:style-name="ro1">
          <table:table-cell/>
          <table:table-cell office:value-type="float" office:value="0.591901">
            <text:p>0.5919010</text:p>
          </table:table-cell>
          <table:table-cell office:value-type="float" office:value="1.039664">
            <text:p>1.0396640</text:p>
          </table:table-cell>
          <table:table-cell office:value-type="float" office:value="1.356856">
            <text:p>1.3568560</text:p>
          </table:table-cell>
        </table:table-row>
        <table:table-row table:style-name="ro1">
          <table:table-cell/>
          <table:table-cell office:value-type="float" office:value="2.005761">
            <text:p>2.0057610</text:p>
          </table:table-cell>
          <table:table-cell office:value-type="float" office:value="2.007523">
            <text:p>2.0075230</text:p>
          </table:table-cell>
          <table:table-cell office:value-type="float" office:value="1.434497">
            <text:p>1.4344970</text:p>
          </table:table-cell>
        </table:table-row>
        <table:table-row table:style-name="ro1">
          <table:table-cell/>
          <table:table-cell office:value-type="float" office:value="0.867655">
            <text:p>0.8676550</text:p>
          </table:table-cell>
          <table:table-cell office:value-type="float" office:value="0.868421">
            <text:p>0.8684210</text:p>
          </table:table-cell>
          <table:table-cell office:value-type="float" office:value="1.276889">
            <text:p>1.2768890</text:p>
          </table:table-cell>
        </table:table-row>
        <table:table-row table:style-name="ro1">
          <table:table-cell/>
          <table:table-cell office:value-type="float" office:value="3.918954">
            <text:p>3.9189540</text:p>
          </table:table-cell>
          <table:table-cell office:value-type="float" office:value="1.995851">
            <text:p>1.9958510</text:p>
          </table:table-cell>
          <table:table-cell office:value-type="float" office:value="1.378265">
            <text:p>1.3782650</text:p>
          </table:table-cell>
        </table:table-row>
        <table:table-row table:style-name="ro1">
          <table:table-cell/>
          <table:table-cell office:value-type="float" office:value="0.018962">
            <text:p>0.0189620</text:p>
          </table:table-cell>
          <table:table-cell office:value-type="float" office:value="1.204082">
            <text:p>1.2040820</text:p>
          </table:table-cell>
          <table:table-cell office:value-type="float" office:value="1.41418">
            <text:p>1.41418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7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2/17/2016</text:date>, <text:time>14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2-17T14:15:37</meta:creation-date>
    <dc:date>2016-02-17T14:55:46</dc:date>
    <meta:editing-duration>PT00H40M10S</meta:editing-duration>
    <meta:editing-cycles>4</meta:editing-cycles>
    <meta:generator>NeoOffice/3.2015.4$Unix OpenOffice.org_project/</meta:generator>
    <meta:document-statistic meta:table-count="1" meta:cell-count="3038" meta:object-count="0"/>
  </office:meta>
</office:document-meta>
</file>